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none" fo:border-left="0.99pt solid #000000" fo:border-right="none" fo:border-top="none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99pt solid #000000"/>
    </style:style>
    <style:style style:name="ce5" style:family="table-cell" style:parent-style-name="Default">
      <style:table-cell-properties fo:border-bottom="0.99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99pt solid #000000" fo:border-top="0.99pt solid #000000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99pt solid #000000" fo:border-left="none" fo:border-right="0.99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rrain_0.8_res" table:style-name="ta1">
        <table:shapes>
          <draw:frame draw:z-index="0" draw:style-name="gr1" draw:text-style-name="P1" svg:width="346.05mm" svg:height="168.46mm" svg:x="0mm" svg:y="478.59mm">
            <draw:object draw:notify-on-update-of-ranges="'terrain_0.8_res'.C5:'terrain_0.8_res'.C104 'terrain_0.8_res'.D5:'terrain_0.8_res'.D104 'terrain_0.8_res'.I5:'terrain_0.8_res'.I104 'terrain_0.8_res'.N5:'terrain_0.8_res'.N104 'terrain_0.8_res'.S5:'terrain_0.8_res'.S104 'terrain_0.8_res'.X5:'terrain_0.8_res'.X104 'terrain_0.8_res'.AC5:'terrain_0.8_res'.AC104 'terrain_0.8_res'.AH5:'terrain_0.8_res'.AH104 'terrain_0.8_res'.AM5:'terrain_0.8_res'.AM10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7"/>
        <table:table-column table:style-name="co3" table:number-columns-repeated="35" table:default-cell-style-name="Default"/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35"/>
        </table:table-row>
        <table:table-row table:style-name="ro1">
          <table:table-cell table:style-name="ce1"/>
          <table:table-cell table:style-name="ce4" office:value-type="string" calcext:value-type="string">
            <text:p>0.8</text:p>
          </table:table-cell>
          <table:table-cell table:style-name="ce4"/>
          <table:table-cell table:style-name="ce6"/>
          <table:table-cell table:number-columns-repeated="2"/>
          <table:table-cell office:value-type="string" calcext:value-type="string">
            <text:p>0.7</text:p>
          </table:table-cell>
          <table:table-cell table:number-columns-repeated="4"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0.4</text:p>
          </table:table-cell>
          <table:table-cell table:number-columns-repeated="4"/>
          <table:table-cell office:value-type="string" calcext:value-type="string">
            <text:p>.3</text:p>
          </table:table-cell>
          <table:table-cell table:number-columns-repeated="4"/>
          <table:table-cell office:value-type="string" calcext:value-type="string">
            <text:p>0.2</text:p>
          </table:table-cell>
          <table:table-cell table:number-columns-repeated="4"/>
          <table:table-cell office:value-type="string" calcext:value-type="string">
            <text:p>0.1</text:p>
          </table:table-cell>
          <table:table-cell table:number-columns-repeated="2"/>
        </table:table-row>
        <table:table-row table:style-name="ro1">
          <table:table-cell office:value-type="float" office:value="2.56" calcext:value-type="float">
            <text:p>2,56</text:p>
          </table:table-cell>
          <table:table-cell office:value-type="float" office:value="12850" calcext:value-type="float">
            <text:p>12850</text:p>
          </table:table-cell>
          <table:table-cell table:formula="of:=LOG([.A5])" office:value-type="float" office:value="0.40823996531185" calcext:value-type="float">
            <text:p>0,4082399653</text:p>
          </table:table-cell>
          <table:table-cell table:formula="of:=LOG([.B5])" office:value-type="float" office:value="4.10890312766731" calcext:value-type="float">
            <text:p>4,1089031277</text:p>
          </table:table-cell>
          <table:table-cell/>
          <table:table-cell office:value-type="float" office:value="2.56" calcext:value-type="float">
            <text:p>2,56</text:p>
          </table:table-cell>
          <table:table-cell office:value-type="float" office:value="13204" calcext:value-type="float">
            <text:p>13204</text:p>
          </table:table-cell>
          <table:table-cell table:formula="of:=LOG([.F5])" office:value-type="float" office:value="0.40823996531185" calcext:value-type="float">
            <text:p>0,4082399653</text:p>
          </table:table-cell>
          <table:table-cell table:formula="of:=LOG([.G5])" office:value-type="float" office:value="4.12070551565827" calcext:value-type="float">
            <text:p>4,1207055157</text:p>
          </table:table-cell>
          <table:table-cell/>
          <table:table-cell office:value-type="float" office:value="2.56" calcext:value-type="float">
            <text:p>2,56</text:p>
          </table:table-cell>
          <table:table-cell office:value-type="float" office:value="13665" calcext:value-type="float">
            <text:p>13665</text:p>
          </table:table-cell>
          <table:table-cell table:formula="of:=LOG([.K5])" office:value-type="float" office:value="0.40823996531185" calcext:value-type="float">
            <text:p>0,4082399653</text:p>
          </table:table-cell>
          <table:table-cell table:formula="of:=LOG([.L5])" office:value-type="float" office:value="4.13560963602868" calcext:value-type="float">
            <text:p>4,135609636</text:p>
          </table:table-cell>
          <table:table-cell/>
          <table:table-cell office:value-type="float" office:value="2.56" calcext:value-type="float">
            <text:p>2,56</text:p>
          </table:table-cell>
          <table:table-cell office:value-type="float" office:value="14511" calcext:value-type="float">
            <text:p>14511</text:p>
          </table:table-cell>
          <table:table-cell table:formula="of:=LOG([.P5])" office:value-type="float" office:value="0.40823996531185" calcext:value-type="float">
            <text:p>0,4082399653</text:p>
          </table:table-cell>
          <table:table-cell table:formula="of:=LOG([.Q5])" office:value-type="float" office:value="4.16169734210812" calcext:value-type="float">
            <text:p>4,1616973421</text:p>
          </table:table-cell>
          <table:table-cell/>
          <table:table-cell office:value-type="float" office:value="2.56" calcext:value-type="float">
            <text:p>2,56</text:p>
          </table:table-cell>
          <table:table-cell office:value-type="float" office:value="15783" calcext:value-type="float">
            <text:p>15783</text:p>
          </table:table-cell>
          <table:table-cell table:formula="of:=LOG([.U5])" office:value-type="float" office:value="0.40823996531185" calcext:value-type="float">
            <text:p>0,4082399653</text:p>
          </table:table-cell>
          <table:table-cell table:formula="of:=LOG([.V5])" office:value-type="float" office:value="4.19818955651682" calcext:value-type="float">
            <text:p>4,1981895565</text:p>
          </table:table-cell>
          <table:table-cell/>
          <table:table-cell office:value-type="float" office:value="2.56" calcext:value-type="float">
            <text:p>2,56</text:p>
          </table:table-cell>
          <table:table-cell office:value-type="float" office:value="18548" calcext:value-type="float">
            <text:p>18548</text:p>
          </table:table-cell>
          <table:table-cell table:formula="of:=LOG([.Z5])" office:value-type="float" office:value="0.40823996531185" calcext:value-type="float">
            <text:p>0,4082399653</text:p>
          </table:table-cell>
          <table:table-cell table:formula="of:=LOG([.AA5])" office:value-type="float" office:value="4.26829708722377" calcext:value-type="float">
            <text:p>4,2682970872</text:p>
          </table:table-cell>
          <table:table-cell/>
          <table:table-cell office:value-type="float" office:value="2.56" calcext:value-type="float">
            <text:p>2,56</text:p>
          </table:table-cell>
          <table:table-cell office:value-type="float" office:value="24176" calcext:value-type="float">
            <text:p>24176</text:p>
          </table:table-cell>
          <table:table-cell table:formula="of:=LOG([.AE5])" office:value-type="float" office:value="0.40823996531185" calcext:value-type="float">
            <text:p>0,4082399653</text:p>
          </table:table-cell>
          <table:table-cell table:formula="of:=LOG([.AF5])" office:value-type="float" office:value="4.38338444699495" calcext:value-type="float">
            <text:p>4,383384447</text:p>
          </table:table-cell>
          <table:table-cell/>
          <table:table-cell office:value-type="float" office:value="2.56" calcext:value-type="float">
            <text:p>2,56</text:p>
          </table:table-cell>
          <table:table-cell office:value-type="float" office:value="34298" calcext:value-type="float">
            <text:p>34298</text:p>
          </table:table-cell>
          <table:table-cell table:formula="of:=LOG([.AJ5])" office:value-type="float" office:value="0.40823996531185" calcext:value-type="float">
            <text:p>0,4082399653</text:p>
          </table:table-cell>
          <table:table-cell table:formula="of:=LOG([.AK5])" office:value-type="float" office:value="4.53526879601105" calcext:value-type="float">
            <text:p>4,535268796</text:p>
          </table:table-cell>
        </table:table-row>
        <table:table-row table:style-name="ro1">
          <table:table-cell office:value-type="float" office:value="5.12" calcext:value-type="float">
            <text:p>5,12</text:p>
          </table:table-cell>
          <table:table-cell office:value-type="float" office:value="3475" calcext:value-type="float">
            <text:p>3475</text:p>
          </table:table-cell>
          <table:table-cell table:formula="of:=LOG([.A6])" office:value-type="float" office:value="0.709269960975831" calcext:value-type="float">
            <text:p>0,709269961</text:p>
          </table:table-cell>
          <table:table-cell table:formula="of:=LOG([.B6])" office:value-type="float" office:value="3.54095480892613" calcext:value-type="float">
            <text:p>3,5409548089</text:p>
          </table:table-cell>
          <table:table-cell/>
          <table:table-cell office:value-type="float" office:value="5.12" calcext:value-type="float">
            <text:p>5,12</text:p>
          </table:table-cell>
          <table:table-cell office:value-type="float" office:value="3600" calcext:value-type="float">
            <text:p>3600</text:p>
          </table:table-cell>
          <table:table-cell table:formula="of:=LOG([.F6])" office:value-type="float" office:value="0.709269960975831" calcext:value-type="float">
            <text:p>0,709269961</text:p>
          </table:table-cell>
          <table:table-cell table:formula="of:=LOG([.G6])" office:value-type="float" office:value="3.55630250076729" calcext:value-type="float">
            <text:p>3,5563025008</text:p>
          </table:table-cell>
          <table:table-cell/>
          <table:table-cell office:value-type="float" office:value="5.12" calcext:value-type="float">
            <text:p>5,12</text:p>
          </table:table-cell>
          <table:table-cell office:value-type="float" office:value="3736" calcext:value-type="float">
            <text:p>3736</text:p>
          </table:table-cell>
          <table:table-cell table:formula="of:=LOG([.K6])" office:value-type="float" office:value="0.709269960975831" calcext:value-type="float">
            <text:p>0,709269961</text:p>
          </table:table-cell>
          <table:table-cell table:formula="of:=LOG([.L6])" office:value-type="float" office:value="3.57240686755806" calcext:value-type="float">
            <text:p>3,5724068676</text:p>
          </table:table-cell>
          <table:table-cell/>
          <table:table-cell office:value-type="float" office:value="5.12" calcext:value-type="float">
            <text:p>5,12</text:p>
          </table:table-cell>
          <table:table-cell office:value-type="float" office:value="3971" calcext:value-type="float">
            <text:p>3971</text:p>
          </table:table-cell>
          <table:table-cell table:formula="of:=LOG([.P6])" office:value-type="float" office:value="0.709269960975831" calcext:value-type="float">
            <text:p>0,709269961</text:p>
          </table:table-cell>
          <table:table-cell table:formula="of:=LOG([.Q6])" office:value-type="float" office:value="3.59889988706388" calcext:value-type="float">
            <text:p>3,5988998871</text:p>
          </table:table-cell>
          <table:table-cell/>
          <table:table-cell office:value-type="float" office:value="5.12" calcext:value-type="float">
            <text:p>5,12</text:p>
          </table:table-cell>
          <table:table-cell office:value-type="float" office:value="4335" calcext:value-type="float">
            <text:p>4335</text:p>
          </table:table-cell>
          <table:table-cell table:formula="of:=LOG([.U6])" office:value-type="float" office:value="0.709269960975831" calcext:value-type="float">
            <text:p>0,709269961</text:p>
          </table:table-cell>
          <table:table-cell table:formula="of:=LOG([.V6])" office:value-type="float" office:value="3.63698910181223" calcext:value-type="float">
            <text:p>3,6369891018</text:p>
          </table:table-cell>
          <table:table-cell/>
          <table:table-cell office:value-type="float" office:value="5.12" calcext:value-type="float">
            <text:p>5,12</text:p>
          </table:table-cell>
          <table:table-cell office:value-type="float" office:value="5038" calcext:value-type="float">
            <text:p>5038</text:p>
          </table:table-cell>
          <table:table-cell table:formula="of:=LOG([.Z6])" office:value-type="float" office:value="0.709269960975831" calcext:value-type="float">
            <text:p>0,709269961</text:p>
          </table:table-cell>
          <table:table-cell table:formula="of:=LOG([.AA6])" office:value-type="float" office:value="3.70225816316209" calcext:value-type="float">
            <text:p>3,7022581632</text:p>
          </table:table-cell>
          <table:table-cell/>
          <table:table-cell office:value-type="float" office:value="5.12" calcext:value-type="float">
            <text:p>5,12</text:p>
          </table:table-cell>
          <table:table-cell office:value-type="float" office:value="6371" calcext:value-type="float">
            <text:p>6371</text:p>
          </table:table-cell>
          <table:table-cell table:formula="of:=LOG([.AE6])" office:value-type="float" office:value="0.709269960975831" calcext:value-type="float">
            <text:p>0,709269961</text:p>
          </table:table-cell>
          <table:table-cell table:formula="of:=LOG([.AF6])" office:value-type="float" office:value="3.80420760508204" calcext:value-type="float">
            <text:p>3,8042076051</text:p>
          </table:table-cell>
          <table:table-cell/>
          <table:table-cell office:value-type="float" office:value="5.12" calcext:value-type="float">
            <text:p>5,12</text:p>
          </table:table-cell>
          <table:table-cell office:value-type="float" office:value="9113" calcext:value-type="float">
            <text:p>9113</text:p>
          </table:table-cell>
          <table:table-cell table:formula="of:=LOG([.AJ6])" office:value-type="float" office:value="0.709269960975831" calcext:value-type="float">
            <text:p>0,709269961</text:p>
          </table:table-cell>
          <table:table-cell table:formula="of:=LOG([.AK6])" office:value-type="float" office:value="3.95966137027349" calcext:value-type="float">
            <text:p>3,9596613703</text:p>
          </table:table-cell>
        </table:table-row>
        <table:table-row table:style-name="ro1">
          <table:table-cell office:value-type="float" office:value="7.68" calcext:value-type="float">
            <text:p>7,68</text:p>
          </table:table-cell>
          <table:table-cell office:value-type="float" office:value="1579" calcext:value-type="float">
            <text:p>1579</text:p>
          </table:table-cell>
          <table:table-cell table:formula="of:=LOG([.A7])" office:value-type="float" office:value="0.885361220031512" calcext:value-type="float">
            <text:p>0,88536122</text:p>
          </table:table-cell>
          <table:table-cell table:formula="of:=LOG([.B7])" office:value-type="float" office:value="3.19838213000829" calcext:value-type="float">
            <text:p>3,19838213</text:p>
          </table:table-cell>
          <table:table-cell/>
          <table:table-cell office:value-type="float" office:value="7.68" calcext:value-type="float">
            <text:p>7,68</text:p>
          </table:table-cell>
          <table:table-cell office:value-type="float" office:value="1631" calcext:value-type="float">
            <text:p>1631</text:p>
          </table:table-cell>
          <table:table-cell table:formula="of:=LOG([.F7])" office:value-type="float" office:value="0.885361220031512" calcext:value-type="float">
            <text:p>0,88536122</text:p>
          </table:table-cell>
          <table:table-cell table:formula="of:=LOG([.G7])" office:value-type="float" office:value="3.21245396104028" calcext:value-type="float">
            <text:p>3,212453961</text:p>
          </table:table-cell>
          <table:table-cell/>
          <table:table-cell office:value-type="float" office:value="7.68" calcext:value-type="float">
            <text:p>7,68</text:p>
          </table:table-cell>
          <table:table-cell office:value-type="float" office:value="1696" calcext:value-type="float">
            <text:p>1696</text:p>
          </table:table-cell>
          <table:table-cell table:formula="of:=LOG([.K7])" office:value-type="float" office:value="0.885361220031512" calcext:value-type="float">
            <text:p>0,88536122</text:p>
          </table:table-cell>
          <table:table-cell table:formula="of:=LOG([.L7])" office:value-type="float" office:value="3.22942584792069" calcext:value-type="float">
            <text:p>3,2294258479</text:p>
          </table:table-cell>
          <table:table-cell/>
          <table:table-cell office:value-type="float" office:value="7.68" calcext:value-type="float">
            <text:p>7,68</text:p>
          </table:table-cell>
          <table:table-cell office:value-type="float" office:value="1807" calcext:value-type="float">
            <text:p>1807</text:p>
          </table:table-cell>
          <table:table-cell table:formula="of:=LOG([.P7])" office:value-type="float" office:value="0.885361220031512" calcext:value-type="float">
            <text:p>0,88536122</text:p>
          </table:table-cell>
          <table:table-cell table:formula="of:=LOG([.Q7])" office:value-type="float" office:value="3.25695815256093" calcext:value-type="float">
            <text:p>3,2569581526</text:p>
          </table:table-cell>
          <table:table-cell/>
          <table:table-cell office:value-type="float" office:value="7.68" calcext:value-type="float">
            <text:p>7,68</text:p>
          </table:table-cell>
          <table:table-cell office:value-type="float" office:value="1931" calcext:value-type="float">
            <text:p>1931</text:p>
          </table:table-cell>
          <table:table-cell table:formula="of:=LOG([.U7])" office:value-type="float" office:value="0.885361220031512" calcext:value-type="float">
            <text:p>0,88536122</text:p>
          </table:table-cell>
          <table:table-cell table:formula="of:=LOG([.V7])" office:value-type="float" office:value="3.28578227377939" calcext:value-type="float">
            <text:p>3,2857822738</text:p>
          </table:table-cell>
          <table:table-cell/>
          <table:table-cell office:value-type="float" office:value="7.68" calcext:value-type="float">
            <text:p>7,68</text:p>
          </table:table-cell>
          <table:table-cell office:value-type="float" office:value="2177" calcext:value-type="float">
            <text:p>2177</text:p>
          </table:table-cell>
          <table:table-cell table:formula="of:=LOG([.Z7])" office:value-type="float" office:value="0.885361220031512" calcext:value-type="float">
            <text:p>0,88536122</text:p>
          </table:table-cell>
          <table:table-cell table:formula="of:=LOG([.AA7])" office:value-type="float" office:value="3.33785842904109" calcext:value-type="float">
            <text:p>3,337858429</text:p>
          </table:table-cell>
          <table:table-cell/>
          <table:table-cell office:value-type="float" office:value="7.68" calcext:value-type="float">
            <text:p>7,68</text:p>
          </table:table-cell>
          <table:table-cell office:value-type="float" office:value="2705" calcext:value-type="float">
            <text:p>2705</text:p>
          </table:table-cell>
          <table:table-cell table:formula="of:=LOG([.AE7])" office:value-type="float" office:value="0.885361220031512" calcext:value-type="float">
            <text:p>0,88536122</text:p>
          </table:table-cell>
          <table:table-cell table:formula="of:=LOG([.AF7])" office:value-type="float" office:value="3.43216726944259" calcext:value-type="float">
            <text:p>3,4321672694</text:p>
          </table:table-cell>
          <table:table-cell/>
          <table:table-cell office:value-type="float" office:value="7.68" calcext:value-type="float">
            <text:p>7,68</text:p>
          </table:table-cell>
          <table:table-cell office:value-type="float" office:value="3624" calcext:value-type="float">
            <text:p>3624</text:p>
          </table:table-cell>
          <table:table-cell table:formula="of:=LOG([.AJ7])" office:value-type="float" office:value="0.885361220031512" calcext:value-type="float">
            <text:p>0,88536122</text:p>
          </table:table-cell>
          <table:table-cell table:formula="of:=LOG([.AK7])" office:value-type="float" office:value="3.55918818900478" calcext:value-type="float">
            <text:p>3,559188189</text:p>
          </table:table-cell>
        </table:table-row>
        <table:table-row table:style-name="ro1">
          <table:table-cell office:value-type="float" office:value="10.24" calcext:value-type="float">
            <text:p>10,24</text:p>
          </table:table-cell>
          <table:table-cell office:value-type="float" office:value="904" calcext:value-type="float">
            <text:p>904</text:p>
          </table:table-cell>
          <table:table-cell table:formula="of:=LOG([.A8])" office:value-type="float" office:value="1.01029995663981" calcext:value-type="float">
            <text:p>1,0102999566</text:p>
          </table:table-cell>
          <table:table-cell table:formula="of:=LOG([.B8])" office:value-type="float" office:value="2.95616843047536" calcext:value-type="float">
            <text:p>2,9561684305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939" calcext:value-type="float">
            <text:p>939</text:p>
          </table:table-cell>
          <table:table-cell table:formula="of:=LOG([.F8])" office:value-type="float" office:value="1.01029995663981" calcext:value-type="float">
            <text:p>1,0102999566</text:p>
          </table:table-cell>
          <table:table-cell table:formula="of:=LOG([.G8])" office:value-type="float" office:value="2.97266559226611" calcext:value-type="float">
            <text:p>2,9726655923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974" calcext:value-type="float">
            <text:p>974</text:p>
          </table:table-cell>
          <table:table-cell table:formula="of:=LOG([.K8])" office:value-type="float" office:value="1.01029995663981" calcext:value-type="float">
            <text:p>1,0102999566</text:p>
          </table:table-cell>
          <table:table-cell table:formula="of:=LOG([.L8])" office:value-type="float" office:value="2.98855895687862" calcext:value-type="float">
            <text:p>2,9885589569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1028" calcext:value-type="float">
            <text:p>1028</text:p>
          </table:table-cell>
          <table:table-cell table:formula="of:=LOG([.P8])" office:value-type="float" office:value="1.01029995663981" calcext:value-type="float">
            <text:p>1,0102999566</text:p>
          </table:table-cell>
          <table:table-cell table:formula="of:=LOG([.Q8])" office:value-type="float" office:value="3.01199311465926" calcext:value-type="float">
            <text:p>3,0119931147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1109" calcext:value-type="float">
            <text:p>1109</text:p>
          </table:table-cell>
          <table:table-cell table:formula="of:=LOG([.U8])" office:value-type="float" office:value="1.01029995663981" calcext:value-type="float">
            <text:p>1,0102999566</text:p>
          </table:table-cell>
          <table:table-cell table:formula="of:=LOG([.V8])" office:value-type="float" office:value="3.04493154614916" calcext:value-type="float">
            <text:p>3,0449315461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1229" calcext:value-type="float">
            <text:p>1229</text:p>
          </table:table-cell>
          <table:table-cell table:formula="of:=LOG([.Z8])" office:value-type="float" office:value="1.01029995663981" calcext:value-type="float">
            <text:p>1,0102999566</text:p>
          </table:table-cell>
          <table:table-cell table:formula="of:=LOG([.AA8])" office:value-type="float" office:value="3.08955188288645" calcext:value-type="float">
            <text:p>3,0895518829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1477" calcext:value-type="float">
            <text:p>1477</text:p>
          </table:table-cell>
          <table:table-cell table:formula="of:=LOG([.AE8])" office:value-type="float" office:value="1.01029995663981" calcext:value-type="float">
            <text:p>1,0102999566</text:p>
          </table:table-cell>
          <table:table-cell table:formula="of:=LOG([.AF8])" office:value-type="float" office:value="3.16938049531195" calcext:value-type="float">
            <text:p>3,1693804953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1846" calcext:value-type="float">
            <text:p>1846</text:p>
          </table:table-cell>
          <table:table-cell table:formula="of:=LOG([.AJ8])" office:value-type="float" office:value="1.01029995663981" calcext:value-type="float">
            <text:p>1,0102999566</text:p>
          </table:table-cell>
          <table:table-cell table:formula="of:=LOG([.AK8])" office:value-type="float" office:value="3.26623169668989" calcext:value-type="float">
            <text:p>3,2662316967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598" calcext:value-type="float">
            <text:p>598</text:p>
          </table:table-cell>
          <table:table-cell table:formula="of:=LOG([.A9])" office:value-type="float" office:value="1.10720996964787" calcext:value-type="float">
            <text:p>1,1072099696</text:p>
          </table:table-cell>
          <table:table-cell table:formula="of:=LOG([.B9])" office:value-type="float" office:value="2.77670118398841" calcext:value-type="float">
            <text:p>2,776701184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607" calcext:value-type="float">
            <text:p>607</text:p>
          </table:table-cell>
          <table:table-cell table:formula="of:=LOG([.F9])" office:value-type="float" office:value="1.10720996964787" calcext:value-type="float">
            <text:p>1,1072099696</text:p>
          </table:table-cell>
          <table:table-cell table:formula="of:=LOG([.G9])" office:value-type="float" office:value="2.78318869107526" calcext:value-type="float">
            <text:p>2,7831886911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641" calcext:value-type="float">
            <text:p>641</text:p>
          </table:table-cell>
          <table:table-cell table:formula="of:=LOG([.K9])" office:value-type="float" office:value="1.10720996964787" calcext:value-type="float">
            <text:p>1,1072099696</text:p>
          </table:table-cell>
          <table:table-cell table:formula="of:=LOG([.L9])" office:value-type="float" office:value="2.80685802951882" calcext:value-type="float">
            <text:p>2,8068580295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659" calcext:value-type="float">
            <text:p>659</text:p>
          </table:table-cell>
          <table:table-cell table:formula="of:=LOG([.P9])" office:value-type="float" office:value="1.10720996964787" calcext:value-type="float">
            <text:p>1,1072099696</text:p>
          </table:table-cell>
          <table:table-cell table:formula="of:=LOG([.Q9])" office:value-type="float" office:value="2.81888541459401" calcext:value-type="float">
            <text:p>2,8188854146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711" calcext:value-type="float">
            <text:p>711</text:p>
          </table:table-cell>
          <table:table-cell table:formula="of:=LOG([.U9])" office:value-type="float" office:value="1.10720996964787" calcext:value-type="float">
            <text:p>1,1072099696</text:p>
          </table:table-cell>
          <table:table-cell table:formula="of:=LOG([.V9])" office:value-type="float" office:value="2.85186960072977" calcext:value-type="float">
            <text:p>2,8518696007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809" calcext:value-type="float">
            <text:p>809</text:p>
          </table:table-cell>
          <table:table-cell table:formula="of:=LOG([.Z9])" office:value-type="float" office:value="1.10720996964787" calcext:value-type="float">
            <text:p>1,1072099696</text:p>
          </table:table-cell>
          <table:table-cell table:formula="of:=LOG([.AA9])" office:value-type="float" office:value="2.90794852161227" calcext:value-type="float">
            <text:p>2,9079485216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924" calcext:value-type="float">
            <text:p>924</text:p>
          </table:table-cell>
          <table:table-cell table:formula="of:=LOG([.AE9])" office:value-type="float" office:value="1.10720996964787" calcext:value-type="float">
            <text:p>1,1072099696</text:p>
          </table:table-cell>
          <table:table-cell table:formula="of:=LOG([.AF9])" office:value-type="float" office:value="2.96567197122011" calcext:value-type="float">
            <text:p>2,9656719712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1139" calcext:value-type="float">
            <text:p>1139</text:p>
          </table:table-cell>
          <table:table-cell table:formula="of:=LOG([.AJ9])" office:value-type="float" office:value="1.10720996964787" calcext:value-type="float">
            <text:p>1,1072099696</text:p>
          </table:table-cell>
          <table:table-cell table:formula="of:=LOG([.AK9])" office:value-type="float" office:value="3.0565237240791" calcext:value-type="float">
            <text:p>3,0565237241</text:p>
          </table:table-cell>
        </table:table-row>
        <table:table-row table:style-name="ro1">
          <table:table-cell office:value-type="float" office:value="15.36" calcext:value-type="float">
            <text:p>15,36</text:p>
          </table:table-cell>
          <table:table-cell office:value-type="float" office:value="395" calcext:value-type="float">
            <text:p>395</text:p>
          </table:table-cell>
          <table:table-cell table:formula="of:=LOG([.A10])" office:value-type="float" office:value="1.18639121569549" calcext:value-type="float">
            <text:p>1,1863912157</text:p>
          </table:table-cell>
          <table:table-cell table:formula="of:=LOG([.B10])" office:value-type="float" office:value="2.59659709562646" calcext:value-type="float">
            <text:p>2,5965970956</text:p>
          </table:table-cell>
          <table:table-cell/>
          <table:table-cell office:value-type="float" office:value="15.36" calcext:value-type="float">
            <text:p>15,36</text:p>
          </table:table-cell>
          <table:table-cell office:value-type="float" office:value="406" calcext:value-type="float">
            <text:p>406</text:p>
          </table:table-cell>
          <table:table-cell table:formula="of:=LOG([.F10])" office:value-type="float" office:value="1.18639121569549" calcext:value-type="float">
            <text:p>1,1863912157</text:p>
          </table:table-cell>
          <table:table-cell table:formula="of:=LOG([.G10])" office:value-type="float" office:value="2.60852603357719" calcext:value-type="float">
            <text:p>2,6085260336</text:p>
          </table:table-cell>
          <table:table-cell/>
          <table:table-cell office:value-type="float" office:value="15.36" calcext:value-type="float">
            <text:p>15,36</text:p>
          </table:table-cell>
          <table:table-cell office:value-type="float" office:value="423" calcext:value-type="float">
            <text:p>423</text:p>
          </table:table-cell>
          <table:table-cell table:formula="of:=LOG([.K10])" office:value-type="float" office:value="1.18639121569549" calcext:value-type="float">
            <text:p>1,1863912157</text:p>
          </table:table-cell>
          <table:table-cell table:formula="of:=LOG([.L10])" office:value-type="float" office:value="2.62634036737504" calcext:value-type="float">
            <text:p>2,6263403674</text:p>
          </table:table-cell>
          <table:table-cell/>
          <table:table-cell office:value-type="float" office:value="15.36" calcext:value-type="float">
            <text:p>15,36</text:p>
          </table:table-cell>
          <table:table-cell office:value-type="float" office:value="445" calcext:value-type="float">
            <text:p>445</text:p>
          </table:table-cell>
          <table:table-cell table:formula="of:=LOG([.P10])" office:value-type="float" office:value="1.18639121569549" calcext:value-type="float">
            <text:p>1,1863912157</text:p>
          </table:table-cell>
          <table:table-cell table:formula="of:=LOG([.Q10])" office:value-type="float" office:value="2.64836001098093" calcext:value-type="float">
            <text:p>2,648360011</text:p>
          </table:table-cell>
          <table:table-cell/>
          <table:table-cell office:value-type="float" office:value="15.36" calcext:value-type="float">
            <text:p>15,36</text:p>
          </table:table-cell>
          <table:table-cell office:value-type="float" office:value="475" calcext:value-type="float">
            <text:p>475</text:p>
          </table:table-cell>
          <table:table-cell table:formula="of:=LOG([.U10])" office:value-type="float" office:value="1.18639121569549" calcext:value-type="float">
            <text:p>1,1863912157</text:p>
          </table:table-cell>
          <table:table-cell table:formula="of:=LOG([.V10])" office:value-type="float" office:value="2.67669360962487" calcext:value-type="float">
            <text:p>2,6766936096</text:p>
          </table:table-cell>
          <table:table-cell/>
          <table:table-cell office:value-type="float" office:value="15.36" calcext:value-type="float">
            <text:p>15,36</text:p>
          </table:table-cell>
          <table:table-cell office:value-type="float" office:value="514" calcext:value-type="float">
            <text:p>514</text:p>
          </table:table-cell>
          <table:table-cell table:formula="of:=LOG([.Z10])" office:value-type="float" office:value="1.18639121569549" calcext:value-type="float">
            <text:p>1,1863912157</text:p>
          </table:table-cell>
          <table:table-cell table:formula="of:=LOG([.AA10])" office:value-type="float" office:value="2.71096311899528" calcext:value-type="float">
            <text:p>2,710963119</text:p>
          </table:table-cell>
          <table:table-cell/>
          <table:table-cell office:value-type="float" office:value="15.36" calcext:value-type="float">
            <text:p>15,36</text:p>
          </table:table-cell>
          <table:table-cell office:value-type="float" office:value="578" calcext:value-type="float">
            <text:p>578</text:p>
          </table:table-cell>
          <table:table-cell table:formula="of:=LOG([.AE10])" office:value-type="float" office:value="1.18639121569549" calcext:value-type="float">
            <text:p>1,1863912157</text:p>
          </table:table-cell>
          <table:table-cell table:formula="of:=LOG([.AF10])" office:value-type="float" office:value="2.76192783842053" calcext:value-type="float">
            <text:p>2,7619278384</text:p>
          </table:table-cell>
          <table:table-cell/>
          <table:table-cell office:value-type="float" office:value="15.36" calcext:value-type="float">
            <text:p>15,36</text:p>
          </table:table-cell>
          <table:table-cell office:value-type="float" office:value="692" calcext:value-type="float">
            <text:p>692</text:p>
          </table:table-cell>
          <table:table-cell table:formula="of:=LOG([.AJ10])" office:value-type="float" office:value="1.18639121569549" calcext:value-type="float">
            <text:p>1,1863912157</text:p>
          </table:table-cell>
          <table:table-cell table:formula="of:=LOG([.AK10])" office:value-type="float" office:value="2.84010609445676" calcext:value-type="float">
            <text:p>2,8401060945</text:p>
          </table:table-cell>
        </table:table-row>
        <table:table-row table:style-name="ro1">
          <table:table-cell office:value-type="float" office:value="17.92" calcext:value-type="float">
            <text:p>17,92</text:p>
          </table:table-cell>
          <table:table-cell office:value-type="float" office:value="314" calcext:value-type="float">
            <text:p>314</text:p>
          </table:table-cell>
          <table:table-cell table:formula="of:=LOG([.A11])" office:value-type="float" office:value="1.25333800532611" calcext:value-type="float">
            <text:p>1,2533380053</text:p>
          </table:table-cell>
          <table:table-cell table:formula="of:=LOG([.B11])" office:value-type="float" office:value="2.49692964807321" calcext:value-type="float">
            <text:p>2,4969296481</text:p>
          </table:table-cell>
          <table:table-cell/>
          <table:table-cell office:value-type="float" office:value="17.92" calcext:value-type="float">
            <text:p>17,92</text:p>
          </table:table-cell>
          <table:table-cell office:value-type="float" office:value="330" calcext:value-type="float">
            <text:p>330</text:p>
          </table:table-cell>
          <table:table-cell table:formula="of:=LOG([.F11])" office:value-type="float" office:value="1.25333800532611" calcext:value-type="float">
            <text:p>1,2533380053</text:p>
          </table:table-cell>
          <table:table-cell table:formula="of:=LOG([.G11])" office:value-type="float" office:value="2.51851393987789" calcext:value-type="float">
            <text:p>2,5185139399</text:p>
          </table:table-cell>
          <table:table-cell/>
          <table:table-cell office:value-type="float" office:value="17.92" calcext:value-type="float">
            <text:p>17,92</text:p>
          </table:table-cell>
          <table:table-cell office:value-type="float" office:value="341" calcext:value-type="float">
            <text:p>341</text:p>
          </table:table-cell>
          <table:table-cell table:formula="of:=LOG([.K11])" office:value-type="float" office:value="1.25333800532611" calcext:value-type="float">
            <text:p>1,2533380053</text:p>
          </table:table-cell>
          <table:table-cell table:formula="of:=LOG([.L11])" office:value-type="float" office:value="2.5327543789925" calcext:value-type="float">
            <text:p>2,532754379</text:p>
          </table:table-cell>
          <table:table-cell/>
          <table:table-cell office:value-type="float" office:value="17.92" calcext:value-type="float">
            <text:p>17,92</text:p>
          </table:table-cell>
          <table:table-cell office:value-type="float" office:value="352" calcext:value-type="float">
            <text:p>352</text:p>
          </table:table-cell>
          <table:table-cell table:formula="of:=LOG([.P11])" office:value-type="float" office:value="1.25333800532611" calcext:value-type="float">
            <text:p>1,2533380053</text:p>
          </table:table-cell>
          <table:table-cell table:formula="of:=LOG([.Q11])" office:value-type="float" office:value="2.54654266347813" calcext:value-type="float">
            <text:p>2,5465426635</text:p>
          </table:table-cell>
          <table:table-cell/>
          <table:table-cell office:value-type="float" office:value="17.92" calcext:value-type="float">
            <text:p>17,92</text:p>
          </table:table-cell>
          <table:table-cell office:value-type="float" office:value="365" calcext:value-type="float">
            <text:p>365</text:p>
          </table:table-cell>
          <table:table-cell table:formula="of:=LOG([.U11])" office:value-type="float" office:value="1.25333800532611" calcext:value-type="float">
            <text:p>1,2533380053</text:p>
          </table:table-cell>
          <table:table-cell table:formula="of:=LOG([.V11])" office:value-type="float" office:value="2.56229286445647" calcext:value-type="float">
            <text:p>2,5622928645</text:p>
          </table:table-cell>
          <table:table-cell/>
          <table:table-cell office:value-type="float" office:value="17.92" calcext:value-type="float">
            <text:p>17,92</text:p>
          </table:table-cell>
          <table:table-cell office:value-type="float" office:value="392" calcext:value-type="float">
            <text:p>392</text:p>
          </table:table-cell>
          <table:table-cell table:formula="of:=LOG([.Z11])" office:value-type="float" office:value="1.25333800532611" calcext:value-type="float">
            <text:p>1,2533380053</text:p>
          </table:table-cell>
          <table:table-cell table:formula="of:=LOG([.AA11])" office:value-type="float" office:value="2.59328606702046" calcext:value-type="float">
            <text:p>2,593286067</text:p>
          </table:table-cell>
          <table:table-cell/>
          <table:table-cell office:value-type="float" office:value="17.92" calcext:value-type="float">
            <text:p>17,92</text:p>
          </table:table-cell>
          <table:table-cell office:value-type="float" office:value="439" calcext:value-type="float">
            <text:p>439</text:p>
          </table:table-cell>
          <table:table-cell table:formula="of:=LOG([.AE11])" office:value-type="float" office:value="1.25333800532611" calcext:value-type="float">
            <text:p>1,2533380053</text:p>
          </table:table-cell>
          <table:table-cell table:formula="of:=LOG([.AF11])" office:value-type="float" office:value="2.64246452024212" calcext:value-type="float">
            <text:p>2,6424645202</text:p>
          </table:table-cell>
          <table:table-cell/>
          <table:table-cell office:value-type="float" office:value="17.92" calcext:value-type="float">
            <text:p>17,92</text:p>
          </table:table-cell>
          <table:table-cell office:value-type="float" office:value="560" calcext:value-type="float">
            <text:p>560</text:p>
          </table:table-cell>
          <table:table-cell table:formula="of:=LOG([.AJ11])" office:value-type="float" office:value="1.25333800532611" calcext:value-type="float">
            <text:p>1,2533380053</text:p>
          </table:table-cell>
          <table:table-cell table:formula="of:=LOG([.AK11])" office:value-type="float" office:value="2.7481880270062" calcext:value-type="float">
            <text:p>2,748188027</text:p>
          </table:table-cell>
        </table:table-row>
        <table:table-row table:style-name="ro1">
          <table:table-cell office:value-type="float" office:value="20.48" calcext:value-type="float">
            <text:p>20,48</text:p>
          </table:table-cell>
          <table:table-cell office:value-type="float" office:value="233" calcext:value-type="float">
            <text:p>233</text:p>
          </table:table-cell>
          <table:table-cell table:formula="of:=LOG([.A12])" office:value-type="float" office:value="1.31132995230379" calcext:value-type="float">
            <text:p>1,3113299523</text:p>
          </table:table-cell>
          <table:table-cell table:formula="of:=LOG([.B12])" office:value-type="float" office:value="2.36735592102602" calcext:value-type="float">
            <text:p>2,367355921</text:p>
          </table:table-cell>
          <table:table-cell/>
          <table:table-cell office:value-type="float" office:value="20.48" calcext:value-type="float">
            <text:p>20,48</text:p>
          </table:table-cell>
          <table:table-cell office:value-type="float" office:value="237" calcext:value-type="float">
            <text:p>237</text:p>
          </table:table-cell>
          <table:table-cell table:formula="of:=LOG([.F12])" office:value-type="float" office:value="1.31132995230379" calcext:value-type="float">
            <text:p>1,3113299523</text:p>
          </table:table-cell>
          <table:table-cell table:formula="of:=LOG([.G12])" office:value-type="float" office:value="2.3747483460101" calcext:value-type="float">
            <text:p>2,374748346</text:p>
          </table:table-cell>
          <table:table-cell/>
          <table:table-cell office:value-type="float" office:value="20.48" calcext:value-type="float">
            <text:p>20,48</text:p>
          </table:table-cell>
          <table:table-cell office:value-type="float" office:value="245" calcext:value-type="float">
            <text:p>245</text:p>
          </table:table-cell>
          <table:table-cell table:formula="of:=LOG([.K12])" office:value-type="float" office:value="1.31132995230379" calcext:value-type="float">
            <text:p>1,3113299523</text:p>
          </table:table-cell>
          <table:table-cell table:formula="of:=LOG([.L12])" office:value-type="float" office:value="2.38916608436453" calcext:value-type="float">
            <text:p>2,3891660844</text:p>
          </table:table-cell>
          <table:table-cell/>
          <table:table-cell office:value-type="float" office:value="20.48" calcext:value-type="float">
            <text:p>20,48</text:p>
          </table:table-cell>
          <table:table-cell office:value-type="float" office:value="246" calcext:value-type="float">
            <text:p>246</text:p>
          </table:table-cell>
          <table:table-cell table:formula="of:=LOG([.P12])" office:value-type="float" office:value="1.31132995230379" calcext:value-type="float">
            <text:p>1,3113299523</text:p>
          </table:table-cell>
          <table:table-cell table:formula="of:=LOG([.Q12])" office:value-type="float" office:value="2.39093510710338" calcext:value-type="float">
            <text:p>2,3909351071</text:p>
          </table:table-cell>
          <table:table-cell/>
          <table:table-cell office:value-type="float" office:value="20.48" calcext:value-type="float">
            <text:p>20,48</text:p>
          </table:table-cell>
          <table:table-cell office:value-type="float" office:value="261" calcext:value-type="float">
            <text:p>261</text:p>
          </table:table-cell>
          <table:table-cell table:formula="of:=LOG([.U12])" office:value-type="float" office:value="1.31132995230379" calcext:value-type="float">
            <text:p>1,3113299523</text:p>
          </table:table-cell>
          <table:table-cell table:formula="of:=LOG([.V12])" office:value-type="float" office:value="2.41664050733828" calcext:value-type="float">
            <text:p>2,4166405073</text:p>
          </table:table-cell>
          <table:table-cell/>
          <table:table-cell office:value-type="float" office:value="20.48" calcext:value-type="float">
            <text:p>20,48</text:p>
          </table:table-cell>
          <table:table-cell office:value-type="float" office:value="273" calcext:value-type="float">
            <text:p>273</text:p>
          </table:table-cell>
          <table:table-cell table:formula="of:=LOG([.Z12])" office:value-type="float" office:value="1.31132995230379" calcext:value-type="float">
            <text:p>1,3113299523</text:p>
          </table:table-cell>
          <table:table-cell table:formula="of:=LOG([.AA12])" office:value-type="float" office:value="2.43616264704076" calcext:value-type="float">
            <text:p>2,436162647</text:p>
          </table:table-cell>
          <table:table-cell/>
          <table:table-cell office:value-type="float" office:value="20.48" calcext:value-type="float">
            <text:p>20,48</text:p>
          </table:table-cell>
          <table:table-cell office:value-type="float" office:value="326" calcext:value-type="float">
            <text:p>326</text:p>
          </table:table-cell>
          <table:table-cell table:formula="of:=LOG([.AE12])" office:value-type="float" office:value="1.31132995230379" calcext:value-type="float">
            <text:p>1,3113299523</text:p>
          </table:table-cell>
          <table:table-cell table:formula="of:=LOG([.AF12])" office:value-type="float" office:value="2.51321760006794" calcext:value-type="float">
            <text:p>2,5132176001</text:p>
          </table:table-cell>
          <table:table-cell/>
          <table:table-cell office:value-type="float" office:value="20.48" calcext:value-type="float">
            <text:p>20,48</text:p>
          </table:table-cell>
          <table:table-cell office:value-type="float" office:value="379" calcext:value-type="float">
            <text:p>379</text:p>
          </table:table-cell>
          <table:table-cell table:formula="of:=LOG([.AJ12])" office:value-type="float" office:value="1.31132995230379" calcext:value-type="float">
            <text:p>1,3113299523</text:p>
          </table:table-cell>
          <table:table-cell table:formula="of:=LOG([.AK12])" office:value-type="float" office:value="2.57863920996807" calcext:value-type="float">
            <text:p>2,57863921</text:p>
          </table:table-cell>
        </table:table-row>
        <table:table-row table:style-name="ro1">
          <table:table-cell office:value-type="float" office:value="23.04" calcext:value-type="float">
            <text:p>23,04</text:p>
          </table:table-cell>
          <table:table-cell office:value-type="float" office:value="187" calcext:value-type="float">
            <text:p>187</text:p>
          </table:table-cell>
          <table:table-cell table:formula="of:=LOG([.A13])" office:value-type="float" office:value="1.36248247475117" calcext:value-type="float">
            <text:p>1,3624824748</text:p>
          </table:table-cell>
          <table:table-cell table:formula="of:=LOG([.B13])" office:value-type="float" office:value="2.2718416065365" calcext:value-type="float">
            <text:p>2,2718416065</text:p>
          </table:table-cell>
          <table:table-cell/>
          <table:table-cell office:value-type="float" office:value="23.04" calcext:value-type="float">
            <text:p>23,04</text:p>
          </table:table-cell>
          <table:table-cell office:value-type="float" office:value="187" calcext:value-type="float">
            <text:p>187</text:p>
          </table:table-cell>
          <table:table-cell table:formula="of:=LOG([.F13])" office:value-type="float" office:value="1.36248247475117" calcext:value-type="float">
            <text:p>1,3624824748</text:p>
          </table:table-cell>
          <table:table-cell table:formula="of:=LOG([.G13])" office:value-type="float" office:value="2.2718416065365" calcext:value-type="float">
            <text:p>2,2718416065</text:p>
          </table:table-cell>
          <table:table-cell/>
          <table:table-cell office:value-type="float" office:value="23.04" calcext:value-type="float">
            <text:p>23,04</text:p>
          </table:table-cell>
          <table:table-cell office:value-type="float" office:value="187" calcext:value-type="float">
            <text:p>187</text:p>
          </table:table-cell>
          <table:table-cell table:formula="of:=LOG([.K13])" office:value-type="float" office:value="1.36248247475117" calcext:value-type="float">
            <text:p>1,3624824748</text:p>
          </table:table-cell>
          <table:table-cell table:formula="of:=LOG([.L13])" office:value-type="float" office:value="2.2718416065365" calcext:value-type="float">
            <text:p>2,2718416065</text:p>
          </table:table-cell>
          <table:table-cell/>
          <table:table-cell office:value-type="float" office:value="23.04" calcext:value-type="float">
            <text:p>23,04</text:p>
          </table:table-cell>
          <table:table-cell office:value-type="float" office:value="196" calcext:value-type="float">
            <text:p>196</text:p>
          </table:table-cell>
          <table:table-cell table:formula="of:=LOG([.P13])" office:value-type="float" office:value="1.36248247475117" calcext:value-type="float">
            <text:p>1,3624824748</text:p>
          </table:table-cell>
          <table:table-cell table:formula="of:=LOG([.Q13])" office:value-type="float" office:value="2.29225607135648" calcext:value-type="float">
            <text:p>2,2922560714</text:p>
          </table:table-cell>
          <table:table-cell/>
          <table:table-cell office:value-type="float" office:value="23.04" calcext:value-type="float">
            <text:p>23,04</text:p>
          </table:table-cell>
          <table:table-cell office:value-type="float" office:value="203" calcext:value-type="float">
            <text:p>203</text:p>
          </table:table-cell>
          <table:table-cell table:formula="of:=LOG([.U13])" office:value-type="float" office:value="1.36248247475117" calcext:value-type="float">
            <text:p>1,3624824748</text:p>
          </table:table-cell>
          <table:table-cell table:formula="of:=LOG([.V13])" office:value-type="float" office:value="2.30749603791321" calcext:value-type="float">
            <text:p>2,3074960379</text:p>
          </table:table-cell>
          <table:table-cell/>
          <table:table-cell office:value-type="float" office:value="23.04" calcext:value-type="float">
            <text:p>23,04</text:p>
          </table:table-cell>
          <table:table-cell office:value-type="float" office:value="227" calcext:value-type="float">
            <text:p>227</text:p>
          </table:table-cell>
          <table:table-cell table:formula="of:=LOG([.Z13])" office:value-type="float" office:value="1.36248247475117" calcext:value-type="float">
            <text:p>1,3624824748</text:p>
          </table:table-cell>
          <table:table-cell table:formula="of:=LOG([.AA13])" office:value-type="float" office:value="2.35602585719312" calcext:value-type="float">
            <text:p>2,3560258572</text:p>
          </table:table-cell>
          <table:table-cell/>
          <table:table-cell office:value-type="float" office:value="23.04" calcext:value-type="float">
            <text:p>23,04</text:p>
          </table:table-cell>
          <table:table-cell office:value-type="float" office:value="258" calcext:value-type="float">
            <text:p>258</text:p>
          </table:table-cell>
          <table:table-cell table:formula="of:=LOG([.AE13])" office:value-type="float" office:value="1.36248247475117" calcext:value-type="float">
            <text:p>1,3624824748</text:p>
          </table:table-cell>
          <table:table-cell table:formula="of:=LOG([.AF13])" office:value-type="float" office:value="2.41161970596323" calcext:value-type="float">
            <text:p>2,411619706</text:p>
          </table:table-cell>
          <table:table-cell/>
          <table:table-cell office:value-type="float" office:value="23.04" calcext:value-type="float">
            <text:p>23,04</text:p>
          </table:table-cell>
          <table:table-cell office:value-type="float" office:value="284" calcext:value-type="float">
            <text:p>284</text:p>
          </table:table-cell>
          <table:table-cell table:formula="of:=LOG([.AJ13])" office:value-type="float" office:value="1.36248247475117" calcext:value-type="float">
            <text:p>1,3624824748</text:p>
          </table:table-cell>
          <table:table-cell table:formula="of:=LOG([.AK13])" office:value-type="float" office:value="2.45331834004704" calcext:value-type="float">
            <text:p>2,45331834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150" calcext:value-type="float">
            <text:p>150</text:p>
          </table:table-cell>
          <table:table-cell table:formula="of:=LOG([.A14])" office:value-type="float" office:value="1.40823996531185" calcext:value-type="float">
            <text:p>1,4082399653</text:p>
          </table:table-cell>
          <table:table-cell table:formula="of:=LOG([.B14])" office:value-type="float" office:value="2.17609125905568" calcext:value-type="float">
            <text:p>2,1760912591</text:p>
          </table:table-cell>
          <table:table-cell/>
          <table:table-cell office:value-type="float" office:value="25.6" calcext:value-type="float">
            <text:p>25,6</text:p>
          </table:table-cell>
          <table:table-cell office:value-type="float" office:value="151" calcext:value-type="float">
            <text:p>151</text:p>
          </table:table-cell>
          <table:table-cell table:formula="of:=LOG([.F14])" office:value-type="float" office:value="1.40823996531185" calcext:value-type="float">
            <text:p>1,4082399653</text:p>
          </table:table-cell>
          <table:table-cell table:formula="of:=LOG([.G14])" office:value-type="float" office:value="2.17897694729317" calcext:value-type="float">
            <text:p>2,1789769473</text:p>
          </table:table-cell>
          <table:table-cell/>
          <table:table-cell office:value-type="float" office:value="25.6" calcext:value-type="float">
            <text:p>25,6</text:p>
          </table:table-cell>
          <table:table-cell office:value-type="float" office:value="157" calcext:value-type="float">
            <text:p>157</text:p>
          </table:table-cell>
          <table:table-cell table:formula="of:=LOG([.K14])" office:value-type="float" office:value="1.40823996531185" calcext:value-type="float">
            <text:p>1,4082399653</text:p>
          </table:table-cell>
          <table:table-cell table:formula="of:=LOG([.L14])" office:value-type="float" office:value="2.19589965240923" calcext:value-type="float">
            <text:p>2,1958996524</text:p>
          </table:table-cell>
          <table:table-cell/>
          <table:table-cell office:value-type="float" office:value="25.6" calcext:value-type="float">
            <text:p>25,6</text:p>
          </table:table-cell>
          <table:table-cell office:value-type="float" office:value="165" calcext:value-type="float">
            <text:p>165</text:p>
          </table:table-cell>
          <table:table-cell table:formula="of:=LOG([.P14])" office:value-type="float" office:value="1.40823996531185" calcext:value-type="float">
            <text:p>1,4082399653</text:p>
          </table:table-cell>
          <table:table-cell table:formula="of:=LOG([.Q14])" office:value-type="float" office:value="2.21748394421391" calcext:value-type="float">
            <text:p>2,2174839442</text:p>
          </table:table-cell>
          <table:table-cell/>
          <table:table-cell office:value-type="float" office:value="25.6" calcext:value-type="float">
            <text:p>25,6</text:p>
          </table:table-cell>
          <table:table-cell office:value-type="float" office:value="181" calcext:value-type="float">
            <text:p>181</text:p>
          </table:table-cell>
          <table:table-cell table:formula="of:=LOG([.U14])" office:value-type="float" office:value="1.40823996531185" calcext:value-type="float">
            <text:p>1,4082399653</text:p>
          </table:table-cell>
          <table:table-cell table:formula="of:=LOG([.V14])" office:value-type="float" office:value="2.25767857486918" calcext:value-type="float">
            <text:p>2,2576785749</text:p>
          </table:table-cell>
          <table:table-cell/>
          <table:table-cell office:value-type="float" office:value="25.6" calcext:value-type="float">
            <text:p>25,6</text:p>
          </table:table-cell>
          <table:table-cell office:value-type="float" office:value="196" calcext:value-type="float">
            <text:p>196</text:p>
          </table:table-cell>
          <table:table-cell table:formula="of:=LOG([.Z14])" office:value-type="float" office:value="1.40823996531185" calcext:value-type="float">
            <text:p>1,4082399653</text:p>
          </table:table-cell>
          <table:table-cell table:formula="of:=LOG([.AA14])" office:value-type="float" office:value="2.29225607135648" calcext:value-type="float">
            <text:p>2,2922560714</text:p>
          </table:table-cell>
          <table:table-cell/>
          <table:table-cell office:value-type="float" office:value="25.6" calcext:value-type="float">
            <text:p>25,6</text:p>
          </table:table-cell>
          <table:table-cell office:value-type="float" office:value="219" calcext:value-type="float">
            <text:p>219</text:p>
          </table:table-cell>
          <table:table-cell table:formula="of:=LOG([.AE14])" office:value-type="float" office:value="1.40823996531185" calcext:value-type="float">
            <text:p>1,4082399653</text:p>
          </table:table-cell>
          <table:table-cell table:formula="of:=LOG([.AF14])" office:value-type="float" office:value="2.34044411484012" calcext:value-type="float">
            <text:p>2,3404441148</text:p>
          </table:table-cell>
          <table:table-cell/>
          <table:table-cell office:value-type="float" office:value="25.6" calcext:value-type="float">
            <text:p>25,6</text:p>
          </table:table-cell>
          <table:table-cell office:value-type="float" office:value="233" calcext:value-type="float">
            <text:p>233</text:p>
          </table:table-cell>
          <table:table-cell table:formula="of:=LOG([.AJ14])" office:value-type="float" office:value="1.40823996531185" calcext:value-type="float">
            <text:p>1,4082399653</text:p>
          </table:table-cell>
          <table:table-cell table:formula="of:=LOG([.AK14])" office:value-type="float" office:value="2.36735592102602" calcext:value-type="float">
            <text:p>2,367355921</text:p>
          </table:table-cell>
        </table:table-row>
        <table:table-row table:style-name="ro1">
          <table:table-cell office:value-type="float" office:value="28.16" calcext:value-type="float">
            <text:p>28,16</text:p>
          </table:table-cell>
          <table:table-cell office:value-type="float" office:value="132" calcext:value-type="float">
            <text:p>132</text:p>
          </table:table-cell>
          <table:table-cell table:formula="of:=LOG([.A15])" office:value-type="float" office:value="1.44963265047007" calcext:value-type="float">
            <text:p>1,4496326505</text:p>
          </table:table-cell>
          <table:table-cell table:formula="of:=LOG([.B15])" office:value-type="float" office:value="2.12057393120585" calcext:value-type="float">
            <text:p>2,1205739312</text:p>
          </table:table-cell>
          <table:table-cell/>
          <table:table-cell office:value-type="float" office:value="28.16" calcext:value-type="float">
            <text:p>28,16</text:p>
          </table:table-cell>
          <table:table-cell office:value-type="float" office:value="135" calcext:value-type="float">
            <text:p>135</text:p>
          </table:table-cell>
          <table:table-cell table:formula="of:=LOG([.F15])" office:value-type="float" office:value="1.44963265047007" calcext:value-type="float">
            <text:p>1,4496326505</text:p>
          </table:table-cell>
          <table:table-cell table:formula="of:=LOG([.G15])" office:value-type="float" office:value="2.13033376849501" calcext:value-type="float">
            <text:p>2,1303337685</text:p>
          </table:table-cell>
          <table:table-cell/>
          <table:table-cell office:value-type="float" office:value="28.16" calcext:value-type="float">
            <text:p>28,16</text:p>
          </table:table-cell>
          <table:table-cell office:value-type="float" office:value="137" calcext:value-type="float">
            <text:p>137</text:p>
          </table:table-cell>
          <table:table-cell table:formula="of:=LOG([.K15])" office:value-type="float" office:value="1.44963265047007" calcext:value-type="float">
            <text:p>1,4496326505</text:p>
          </table:table-cell>
          <table:table-cell table:formula="of:=LOG([.L15])" office:value-type="float" office:value="2.13672056715641" calcext:value-type="float">
            <text:p>2,1367205672</text:p>
          </table:table-cell>
          <table:table-cell/>
          <table:table-cell office:value-type="float" office:value="28.16" calcext:value-type="float">
            <text:p>28,16</text:p>
          </table:table-cell>
          <table:table-cell office:value-type="float" office:value="147" calcext:value-type="float">
            <text:p>147</text:p>
          </table:table-cell>
          <table:table-cell table:formula="of:=LOG([.P15])" office:value-type="float" office:value="1.44963265047007" calcext:value-type="float">
            <text:p>1,4496326505</text:p>
          </table:table-cell>
          <table:table-cell table:formula="of:=LOG([.Q15])" office:value-type="float" office:value="2.16731733474818" calcext:value-type="float">
            <text:p>2,1673173347</text:p>
          </table:table-cell>
          <table:table-cell/>
          <table:table-cell office:value-type="float" office:value="28.16" calcext:value-type="float">
            <text:p>28,16</text:p>
          </table:table-cell>
          <table:table-cell office:value-type="float" office:value="158" calcext:value-type="float">
            <text:p>158</text:p>
          </table:table-cell>
          <table:table-cell table:formula="of:=LOG([.U15])" office:value-type="float" office:value="1.44963265047007" calcext:value-type="float">
            <text:p>1,4496326505</text:p>
          </table:table-cell>
          <table:table-cell table:formula="of:=LOG([.V15])" office:value-type="float" office:value="2.19865708695442" calcext:value-type="float">
            <text:p>2,198657087</text:p>
          </table:table-cell>
          <table:table-cell/>
          <table:table-cell office:value-type="float" office:value="28.16" calcext:value-type="float">
            <text:p>28,16</text:p>
          </table:table-cell>
          <table:table-cell office:value-type="float" office:value="171" calcext:value-type="float">
            <text:p>171</text:p>
          </table:table-cell>
          <table:table-cell table:formula="of:=LOG([.Z15])" office:value-type="float" office:value="1.44963265047007" calcext:value-type="float">
            <text:p>1,4496326505</text:p>
          </table:table-cell>
          <table:table-cell table:formula="of:=LOG([.AA15])" office:value-type="float" office:value="2.23299611039215" calcext:value-type="float">
            <text:p>2,2329961104</text:p>
          </table:table-cell>
          <table:table-cell/>
          <table:table-cell office:value-type="float" office:value="28.16" calcext:value-type="float">
            <text:p>28,16</text:p>
          </table:table-cell>
          <table:table-cell office:value-type="float" office:value="185" calcext:value-type="float">
            <text:p>185</text:p>
          </table:table-cell>
          <table:table-cell table:formula="of:=LOG([.AE15])" office:value-type="float" office:value="1.44963265047007" calcext:value-type="float">
            <text:p>1,4496326505</text:p>
          </table:table-cell>
          <table:table-cell table:formula="of:=LOG([.AF15])" office:value-type="float" office:value="2.26717172840301" calcext:value-type="float">
            <text:p>2,2671717284</text:p>
          </table:table-cell>
          <table:table-cell/>
          <table:table-cell office:value-type="float" office:value="28.16" calcext:value-type="float">
            <text:p>28,16</text:p>
          </table:table-cell>
          <table:table-cell office:value-type="float" office:value="190" calcext:value-type="float">
            <text:p>190</text:p>
          </table:table-cell>
          <table:table-cell table:formula="of:=LOG([.AJ15])" office:value-type="float" office:value="1.44963265047007" calcext:value-type="float">
            <text:p>1,4496326505</text:p>
          </table:table-cell>
          <table:table-cell table:formula="of:=LOG([.AK15])" office:value-type="float" office:value="2.27875360095283" calcext:value-type="float">
            <text:p>2,278753601</text:p>
          </table:table-cell>
        </table:table-row>
        <table:table-row table:style-name="ro1">
          <table:table-cell office:value-type="float" office:value="30.72" calcext:value-type="float">
            <text:p>30,72</text:p>
          </table:table-cell>
          <table:table-cell office:value-type="float" office:value="115" calcext:value-type="float">
            <text:p>115</text:p>
          </table:table-cell>
          <table:table-cell table:formula="of:=LOG([.A16])" office:value-type="float" office:value="1.48742121135947" calcext:value-type="float">
            <text:p>1,4874212114</text:p>
          </table:table-cell>
          <table:table-cell table:formula="of:=LOG([.B16])" office:value-type="float" office:value="2.06069784035361" calcext:value-type="float">
            <text:p>2,0606978404</text:p>
          </table:table-cell>
          <table:table-cell/>
          <table:table-cell office:value-type="float" office:value="30.72" calcext:value-type="float">
            <text:p>30,72</text:p>
          </table:table-cell>
          <table:table-cell office:value-type="float" office:value="119" calcext:value-type="float">
            <text:p>119</text:p>
          </table:table-cell>
          <table:table-cell table:formula="of:=LOG([.F16])" office:value-type="float" office:value="1.48742121135947" calcext:value-type="float">
            <text:p>1,4874212114</text:p>
          </table:table-cell>
          <table:table-cell table:formula="of:=LOG([.G16])" office:value-type="float" office:value="2.07554696139253" calcext:value-type="float">
            <text:p>2,0755469614</text:p>
          </table:table-cell>
          <table:table-cell/>
          <table:table-cell office:value-type="float" office:value="30.72" calcext:value-type="float">
            <text:p>30,72</text:p>
          </table:table-cell>
          <table:table-cell office:value-type="float" office:value="123" calcext:value-type="float">
            <text:p>123</text:p>
          </table:table-cell>
          <table:table-cell table:formula="of:=LOG([.K16])" office:value-type="float" office:value="1.48742121135947" calcext:value-type="float">
            <text:p>1,4874212114</text:p>
          </table:table-cell>
          <table:table-cell table:formula="of:=LOG([.L16])" office:value-type="float" office:value="2.0899051114394" calcext:value-type="float">
            <text:p>2,0899051114</text:p>
          </table:table-cell>
          <table:table-cell/>
          <table:table-cell office:value-type="float" office:value="30.72" calcext:value-type="float">
            <text:p>30,72</text:p>
          </table:table-cell>
          <table:table-cell office:value-type="float" office:value="131" calcext:value-type="float">
            <text:p>131</text:p>
          </table:table-cell>
          <table:table-cell table:formula="of:=LOG([.P16])" office:value-type="float" office:value="1.48742121135947" calcext:value-type="float">
            <text:p>1,4874212114</text:p>
          </table:table-cell>
          <table:table-cell table:formula="of:=LOG([.Q16])" office:value-type="float" office:value="2.11727129565576" calcext:value-type="float">
            <text:p>2,1172712957</text:p>
          </table:table-cell>
          <table:table-cell/>
          <table:table-cell office:value-type="float" office:value="30.72" calcext:value-type="float">
            <text:p>30,72</text:p>
          </table:table-cell>
          <table:table-cell office:value-type="float" office:value="139" calcext:value-type="float">
            <text:p>139</text:p>
          </table:table-cell>
          <table:table-cell table:formula="of:=LOG([.U16])" office:value-type="float" office:value="1.48742121135947" calcext:value-type="float">
            <text:p>1,4874212114</text:p>
          </table:table-cell>
          <table:table-cell table:formula="of:=LOG([.V16])" office:value-type="float" office:value="2.14301480025409" calcext:value-type="float">
            <text:p>2,1430148003</text:p>
          </table:table-cell>
          <table:table-cell/>
          <table:table-cell office:value-type="float" office:value="30.72" calcext:value-type="float">
            <text:p>30,72</text:p>
          </table:table-cell>
          <table:table-cell office:value-type="float" office:value="145" calcext:value-type="float">
            <text:p>145</text:p>
          </table:table-cell>
          <table:table-cell table:formula="of:=LOG([.Z16])" office:value-type="float" office:value="1.48742121135947" calcext:value-type="float">
            <text:p>1,4874212114</text:p>
          </table:table-cell>
          <table:table-cell table:formula="of:=LOG([.AA16])" office:value-type="float" office:value="2.16136800223497" calcext:value-type="float">
            <text:p>2,1613680022</text:p>
          </table:table-cell>
          <table:table-cell/>
          <table:table-cell office:value-type="float" office:value="30.72" calcext:value-type="float">
            <text:p>30,72</text:p>
          </table:table-cell>
          <table:table-cell office:value-type="float" office:value="148" calcext:value-type="float">
            <text:p>148</text:p>
          </table:table-cell>
          <table:table-cell table:formula="of:=LOG([.AE16])" office:value-type="float" office:value="1.48742121135947" calcext:value-type="float">
            <text:p>1,4874212114</text:p>
          </table:table-cell>
          <table:table-cell table:formula="of:=LOG([.AF16])" office:value-type="float" office:value="2.17026171539496" calcext:value-type="float">
            <text:p>2,1702617154</text:p>
          </table:table-cell>
          <table:table-cell/>
          <table:table-cell office:value-type="float" office:value="30.72" calcext:value-type="float">
            <text:p>30,72</text:p>
          </table:table-cell>
          <table:table-cell office:value-type="float" office:value="154" calcext:value-type="float">
            <text:p>154</text:p>
          </table:table-cell>
          <table:table-cell table:formula="of:=LOG([.AJ16])" office:value-type="float" office:value="1.48742121135947" calcext:value-type="float">
            <text:p>1,4874212114</text:p>
          </table:table-cell>
          <table:table-cell table:formula="of:=LOG([.AK16])" office:value-type="float" office:value="2.18752072083646" calcext:value-type="float">
            <text:p>2,1875207208</text:p>
          </table:table-cell>
        </table:table-row>
        <table:table-row table:style-name="ro1">
          <table:table-cell office:value-type="float" office:value="33.28" calcext:value-type="float">
            <text:p>33,28</text:p>
          </table:table-cell>
          <table:table-cell office:value-type="float" office:value="96" calcext:value-type="float">
            <text:p>96</text:p>
          </table:table-cell>
          <table:table-cell table:formula="of:=LOG([.A17])" office:value-type="float" office:value="1.52218331761869" calcext:value-type="float">
            <text:p>1,5221833176</text:p>
          </table:table-cell>
          <table:table-cell table:formula="of:=LOG([.B17])" office:value-type="float" office:value="1.98227123303957" calcext:value-type="float">
            <text:p>1,982271233</text:p>
          </table:table-cell>
          <table:table-cell/>
          <table:table-cell office:value-type="float" office:value="33.28" calcext:value-type="float">
            <text:p>33,28</text:p>
          </table:table-cell>
          <table:table-cell office:value-type="float" office:value="100" calcext:value-type="float">
            <text:p>100</text:p>
          </table:table-cell>
          <table:table-cell table:formula="of:=LOG([.F17])" office:value-type="float" office:value="1.52218331761869" calcext:value-type="float">
            <text:p>1,5221833176</text:p>
          </table:table-cell>
          <table:table-cell table:formula="of:=LOG([.G17])" office:value-type="float" office:value="2" calcext:value-type="float">
            <text:p>2</text:p>
          </table:table-cell>
          <table:table-cell/>
          <table:table-cell office:value-type="float" office:value="33.28" calcext:value-type="float">
            <text:p>33,28</text:p>
          </table:table-cell>
          <table:table-cell office:value-type="float" office:value="102" calcext:value-type="float">
            <text:p>102</text:p>
          </table:table-cell>
          <table:table-cell table:formula="of:=LOG([.K17])" office:value-type="float" office:value="1.52218331761869" calcext:value-type="float">
            <text:p>1,5221833176</text:p>
          </table:table-cell>
          <table:table-cell table:formula="of:=LOG([.L17])" office:value-type="float" office:value="2.00860017176192" calcext:value-type="float">
            <text:p>2,0086001718</text:p>
          </table:table-cell>
          <table:table-cell/>
          <table:table-cell office:value-type="float" office:value="33.28" calcext:value-type="float">
            <text:p>33,28</text:p>
          </table:table-cell>
          <table:table-cell office:value-type="float" office:value="109" calcext:value-type="float">
            <text:p>109</text:p>
          </table:table-cell>
          <table:table-cell table:formula="of:=LOG([.P17])" office:value-type="float" office:value="1.52218331761869" calcext:value-type="float">
            <text:p>1,5221833176</text:p>
          </table:table-cell>
          <table:table-cell table:formula="of:=LOG([.Q17])" office:value-type="float" office:value="2.03742649794062" calcext:value-type="float">
            <text:p>2,0374264979</text:p>
          </table:table-cell>
          <table:table-cell/>
          <table:table-cell office:value-type="float" office:value="33.28" calcext:value-type="float">
            <text:p>33,28</text:p>
          </table:table-cell>
          <table:table-cell office:value-type="float" office:value="113" calcext:value-type="float">
            <text:p>113</text:p>
          </table:table-cell>
          <table:table-cell table:formula="of:=LOG([.U17])" office:value-type="float" office:value="1.52218331761869" calcext:value-type="float">
            <text:p>1,5221833176</text:p>
          </table:table-cell>
          <table:table-cell table:formula="of:=LOG([.V17])" office:value-type="float" office:value="2.05307844348342" calcext:value-type="float">
            <text:p>2,0530784435</text:p>
          </table:table-cell>
          <table:table-cell/>
          <table:table-cell office:value-type="float" office:value="33.28" calcext:value-type="float">
            <text:p>33,28</text:p>
          </table:table-cell>
          <table:table-cell office:value-type="float" office:value="116" calcext:value-type="float">
            <text:p>116</text:p>
          </table:table-cell>
          <table:table-cell table:formula="of:=LOG([.Z17])" office:value-type="float" office:value="1.52218331761869" calcext:value-type="float">
            <text:p>1,5221833176</text:p>
          </table:table-cell>
          <table:table-cell table:formula="of:=LOG([.AA17])" office:value-type="float" office:value="2.06445798922692" calcext:value-type="float">
            <text:p>2,0644579892</text:p>
          </table:table-cell>
          <table:table-cell/>
          <table:table-cell office:value-type="float" office:value="33.28" calcext:value-type="float">
            <text:p>33,28</text:p>
          </table:table-cell>
          <table:table-cell office:value-type="float" office:value="121" calcext:value-type="float">
            <text:p>121</text:p>
          </table:table-cell>
          <table:table-cell table:formula="of:=LOG([.AE17])" office:value-type="float" office:value="1.52218331761869" calcext:value-type="float">
            <text:p>1,5221833176</text:p>
          </table:table-cell>
          <table:table-cell table:formula="of:=LOG([.AF17])" office:value-type="float" office:value="2.08278537031645" calcext:value-type="float">
            <text:p>2,0827853703</text:p>
          </table:table-cell>
          <table:table-cell/>
          <table:table-cell office:value-type="float" office:value="33.28" calcext:value-type="float">
            <text:p>33,28</text:p>
          </table:table-cell>
          <table:table-cell office:value-type="float" office:value="125" calcext:value-type="float">
            <text:p>125</text:p>
          </table:table-cell>
          <table:table-cell table:formula="of:=LOG([.AJ17])" office:value-type="float" office:value="1.52218331761869" calcext:value-type="float">
            <text:p>1,5221833176</text:p>
          </table:table-cell>
          <table:table-cell table:formula="of:=LOG([.AK17])" office:value-type="float" office:value="2.09691001300806" calcext:value-type="float">
            <text:p>2,096910013</text:p>
          </table:table-cell>
        </table:table-row>
        <table:table-row table:style-name="ro1">
          <table:table-cell office:value-type="float" office:value="35.84" calcext:value-type="float">
            <text:p>35,84</text:p>
          </table:table-cell>
          <table:table-cell office:value-type="float" office:value="98" calcext:value-type="float">
            <text:p>98</text:p>
          </table:table-cell>
          <table:table-cell table:formula="of:=LOG([.A18])" office:value-type="float" office:value="1.55436800099009" calcext:value-type="float">
            <text:p>1,554368001</text:p>
          </table:table-cell>
          <table:table-cell table:formula="of:=LOG([.B18])" office:value-type="float" office:value="1.9912260756925" calcext:value-type="float">
            <text:p>1,9912260757</text:p>
          </table:table-cell>
          <table:table-cell/>
          <table:table-cell office:value-type="float" office:value="35.84" calcext:value-type="float">
            <text:p>35,84</text:p>
          </table:table-cell>
          <table:table-cell office:value-type="float" office:value="101" calcext:value-type="float">
            <text:p>101</text:p>
          </table:table-cell>
          <table:table-cell table:formula="of:=LOG([.F18])" office:value-type="float" office:value="1.55436800099009" calcext:value-type="float">
            <text:p>1,554368001</text:p>
          </table:table-cell>
          <table:table-cell table:formula="of:=LOG([.G18])" office:value-type="float" office:value="2.00432137378264" calcext:value-type="float">
            <text:p>2,0043213738</text:p>
          </table:table-cell>
          <table:table-cell/>
          <table:table-cell office:value-type="float" office:value="35.84" calcext:value-type="float">
            <text:p>35,84</text:p>
          </table:table-cell>
          <table:table-cell office:value-type="float" office:value="104" calcext:value-type="float">
            <text:p>104</text:p>
          </table:table-cell>
          <table:table-cell table:formula="of:=LOG([.K18])" office:value-type="float" office:value="1.55436800099009" calcext:value-type="float">
            <text:p>1,554368001</text:p>
          </table:table-cell>
          <table:table-cell table:formula="of:=LOG([.L18])" office:value-type="float" office:value="2.01703333929878" calcext:value-type="float">
            <text:p>2,0170333393</text:p>
          </table:table-cell>
          <table:table-cell/>
          <table:table-cell office:value-type="float" office:value="35.84" calcext:value-type="float">
            <text:p>35,84</text:p>
          </table:table-cell>
          <table:table-cell office:value-type="float" office:value="109" calcext:value-type="float">
            <text:p>109</text:p>
          </table:table-cell>
          <table:table-cell table:formula="of:=LOG([.P18])" office:value-type="float" office:value="1.55436800099009" calcext:value-type="float">
            <text:p>1,554368001</text:p>
          </table:table-cell>
          <table:table-cell table:formula="of:=LOG([.Q18])" office:value-type="float" office:value="2.03742649794062" calcext:value-type="float">
            <text:p>2,0374264979</text:p>
          </table:table-cell>
          <table:table-cell/>
          <table:table-cell office:value-type="float" office:value="35.84" calcext:value-type="float">
            <text:p>35,84</text:p>
          </table:table-cell>
          <table:table-cell office:value-type="float" office:value="111" calcext:value-type="float">
            <text:p>111</text:p>
          </table:table-cell>
          <table:table-cell table:formula="of:=LOG([.U18])" office:value-type="float" office:value="1.55436800099009" calcext:value-type="float">
            <text:p>1,554368001</text:p>
          </table:table-cell>
          <table:table-cell table:formula="of:=LOG([.V18])" office:value-type="float" office:value="2.04532297878666" calcext:value-type="float">
            <text:p>2,0453229788</text:p>
          </table:table-cell>
          <table:table-cell/>
          <table:table-cell office:value-type="float" office:value="35.84" calcext:value-type="float">
            <text:p>35,84</text:p>
          </table:table-cell>
          <table:table-cell office:value-type="float" office:value="110" calcext:value-type="float">
            <text:p>110</text:p>
          </table:table-cell>
          <table:table-cell table:formula="of:=LOG([.Z18])" office:value-type="float" office:value="1.55436800099009" calcext:value-type="float">
            <text:p>1,554368001</text:p>
          </table:table-cell>
          <table:table-cell table:formula="of:=LOG([.AA18])" office:value-type="float" office:value="2.04139268515822" calcext:value-type="float">
            <text:p>2,0413926852</text:p>
          </table:table-cell>
          <table:table-cell/>
          <table:table-cell office:value-type="float" office:value="35.84" calcext:value-type="float">
            <text:p>35,84</text:p>
          </table:table-cell>
          <table:table-cell office:value-type="float" office:value="114" calcext:value-type="float">
            <text:p>114</text:p>
          </table:table-cell>
          <table:table-cell table:formula="of:=LOG([.AE18])" office:value-type="float" office:value="1.55436800099009" calcext:value-type="float">
            <text:p>1,554368001</text:p>
          </table:table-cell>
          <table:table-cell table:formula="of:=LOG([.AF18])" office:value-type="float" office:value="2.05690485133647" calcext:value-type="float">
            <text:p>2,0569048513</text:p>
          </table:table-cell>
          <table:table-cell/>
          <table:table-cell office:value-type="float" office:value="35.84" calcext:value-type="float">
            <text:p>35,84</text:p>
          </table:table-cell>
          <table:table-cell office:value-type="float" office:value="116" calcext:value-type="float">
            <text:p>116</text:p>
          </table:table-cell>
          <table:table-cell table:formula="of:=LOG([.AJ18])" office:value-type="float" office:value="1.55436800099009" calcext:value-type="float">
            <text:p>1,554368001</text:p>
          </table:table-cell>
          <table:table-cell table:formula="of:=LOG([.AK18])" office:value-type="float" office:value="2.06445798922692" calcext:value-type="float">
            <text:p>2,0644579892</text:p>
          </table:table-cell>
        </table:table-row>
        <table:table-row table:style-name="ro1">
          <table:table-cell office:value-type="float" office:value="38.4" calcext:value-type="float">
            <text:p>38,4</text:p>
          </table:table-cell>
          <table:table-cell office:value-type="float" office:value="73" calcext:value-type="float">
            <text:p>73</text:p>
          </table:table-cell>
          <table:table-cell table:formula="of:=LOG([.A19])" office:value-type="float" office:value="1.58433122436753" calcext:value-type="float">
            <text:p>1,5843312244</text:p>
          </table:table-cell>
          <table:table-cell table:formula="of:=LOG([.B19])" office:value-type="float" office:value="1.86332286012046" calcext:value-type="float">
            <text:p>1,8633228601</text:p>
          </table:table-cell>
          <table:table-cell/>
          <table:table-cell office:value-type="float" office:value="38.4" calcext:value-type="float">
            <text:p>38,4</text:p>
          </table:table-cell>
          <table:table-cell office:value-type="float" office:value="74" calcext:value-type="float">
            <text:p>74</text:p>
          </table:table-cell>
          <table:table-cell table:formula="of:=LOG([.F19])" office:value-type="float" office:value="1.58433122436753" calcext:value-type="float">
            <text:p>1,5843312244</text:p>
          </table:table-cell>
          <table:table-cell table:formula="of:=LOG([.G19])" office:value-type="float" office:value="1.86923171973098" calcext:value-type="float">
            <text:p>1,8692317197</text:p>
          </table:table-cell>
          <table:table-cell/>
          <table:table-cell office:value-type="float" office:value="38.4" calcext:value-type="float">
            <text:p>38,4</text:p>
          </table:table-cell>
          <table:table-cell office:value-type="float" office:value="78" calcext:value-type="float">
            <text:p>78</text:p>
          </table:table-cell>
          <table:table-cell table:formula="of:=LOG([.K19])" office:value-type="float" office:value="1.58433122436753" calcext:value-type="float">
            <text:p>1,5843312244</text:p>
          </table:table-cell>
          <table:table-cell table:formula="of:=LOG([.L19])" office:value-type="float" office:value="1.89209460269048" calcext:value-type="float">
            <text:p>1,8920946027</text:p>
          </table:table-cell>
          <table:table-cell/>
          <table:table-cell office:value-type="float" office:value="38.4" calcext:value-type="float">
            <text:p>38,4</text:p>
          </table:table-cell>
          <table:table-cell office:value-type="float" office:value="80" calcext:value-type="float">
            <text:p>80</text:p>
          </table:table-cell>
          <table:table-cell table:formula="of:=LOG([.P19])" office:value-type="float" office:value="1.58433122436753" calcext:value-type="float">
            <text:p>1,5843312244</text:p>
          </table:table-cell>
          <table:table-cell table:formula="of:=LOG([.Q19])" office:value-type="float" office:value="1.90308998699194" calcext:value-type="float">
            <text:p>1,903089987</text:p>
          </table:table-cell>
          <table:table-cell/>
          <table:table-cell office:value-type="float" office:value="38.4" calcext:value-type="float">
            <text:p>38,4</text:p>
          </table:table-cell>
          <table:table-cell office:value-type="float" office:value="82" calcext:value-type="float">
            <text:p>82</text:p>
          </table:table-cell>
          <table:table-cell table:formula="of:=LOG([.U19])" office:value-type="float" office:value="1.58433122436753" calcext:value-type="float">
            <text:p>1,5843312244</text:p>
          </table:table-cell>
          <table:table-cell table:formula="of:=LOG([.V19])" office:value-type="float" office:value="1.91381385238372" calcext:value-type="float">
            <text:p>1,9138138524</text:p>
          </table:table-cell>
          <table:table-cell/>
          <table:table-cell office:value-type="float" office:value="38.4" calcext:value-type="float">
            <text:p>38,4</text:p>
          </table:table-cell>
          <table:table-cell office:value-type="float" office:value="82" calcext:value-type="float">
            <text:p>82</text:p>
          </table:table-cell>
          <table:table-cell table:formula="of:=LOG([.Z19])" office:value-type="float" office:value="1.58433122436753" calcext:value-type="float">
            <text:p>1,5843312244</text:p>
          </table:table-cell>
          <table:table-cell table:formula="of:=LOG([.AA19])" office:value-type="float" office:value="1.91381385238372" calcext:value-type="float">
            <text:p>1,9138138524</text:p>
          </table:table-cell>
          <table:table-cell/>
          <table:table-cell office:value-type="float" office:value="38.4" calcext:value-type="float">
            <text:p>38,4</text:p>
          </table:table-cell>
          <table:table-cell office:value-type="float" office:value="85" calcext:value-type="float">
            <text:p>85</text:p>
          </table:table-cell>
          <table:table-cell table:formula="of:=LOG([.AE19])" office:value-type="float" office:value="1.58433122436753" calcext:value-type="float">
            <text:p>1,5843312244</text:p>
          </table:table-cell>
          <table:table-cell table:formula="of:=LOG([.AF19])" office:value-type="float" office:value="1.92941892571429" calcext:value-type="float">
            <text:p>1,9294189257</text:p>
          </table:table-cell>
          <table:table-cell/>
          <table:table-cell office:value-type="float" office:value="38.4" calcext:value-type="float">
            <text:p>38,4</text:p>
          </table:table-cell>
          <table:table-cell office:value-type="float" office:value="87" calcext:value-type="float">
            <text:p>87</text:p>
          </table:table-cell>
          <table:table-cell table:formula="of:=LOG([.AJ19])" office:value-type="float" office:value="1.58433122436753" calcext:value-type="float">
            <text:p>1,5843312244</text:p>
          </table:table-cell>
          <table:table-cell table:formula="of:=LOG([.AK19])" office:value-type="float" office:value="1.93951925261862" calcext:value-type="float">
            <text:p>1,9395192526</text:p>
          </table:table-cell>
        </table:table-row>
        <table:table-row table:style-name="ro1">
          <table:table-cell office:value-type="float" office:value="40.96" calcext:value-type="float">
            <text:p>40,96</text:p>
          </table:table-cell>
          <table:table-cell office:value-type="float" office:value="70" calcext:value-type="float">
            <text:p>70</text:p>
          </table:table-cell>
          <table:table-cell table:formula="of:=LOG([.A20])" office:value-type="float" office:value="1.61235994796777" calcext:value-type="float">
            <text:p>1,612359948</text:p>
          </table:table-cell>
          <table:table-cell table:formula="of:=LOG([.B20])" office:value-type="float" office:value="1.84509804001426" calcext:value-type="float">
            <text:p>1,84509804</text:p>
          </table:table-cell>
          <table:table-cell/>
          <table:table-cell office:value-type="float" office:value="40.96" calcext:value-type="float">
            <text:p>40,96</text:p>
          </table:table-cell>
          <table:table-cell office:value-type="float" office:value="70" calcext:value-type="float">
            <text:p>70</text:p>
          </table:table-cell>
          <table:table-cell table:formula="of:=LOG([.F20])" office:value-type="float" office:value="1.61235994796777" calcext:value-type="float">
            <text:p>1,612359948</text:p>
          </table:table-cell>
          <table:table-cell table:formula="of:=LOG([.G20])" office:value-type="float" office:value="1.84509804001426" calcext:value-type="float">
            <text:p>1,84509804</text:p>
          </table:table-cell>
          <table:table-cell/>
          <table:table-cell office:value-type="float" office:value="40.96" calcext:value-type="float">
            <text:p>40,96</text:p>
          </table:table-cell>
          <table:table-cell office:value-type="float" office:value="72" calcext:value-type="float">
            <text:p>72</text:p>
          </table:table-cell>
          <table:table-cell table:formula="of:=LOG([.K20])" office:value-type="float" office:value="1.61235994796777" calcext:value-type="float">
            <text:p>1,612359948</text:p>
          </table:table-cell>
          <table:table-cell table:formula="of:=LOG([.L20])" office:value-type="float" office:value="1.85733249643127" calcext:value-type="float">
            <text:p>1,8573324964</text:p>
          </table:table-cell>
          <table:table-cell/>
          <table:table-cell office:value-type="float" office:value="40.96" calcext:value-type="float">
            <text:p>40,96</text:p>
          </table:table-cell>
          <table:table-cell office:value-type="float" office:value="71" calcext:value-type="float">
            <text:p>71</text:p>
          </table:table-cell>
          <table:table-cell table:formula="of:=LOG([.P20])" office:value-type="float" office:value="1.61235994796777" calcext:value-type="float">
            <text:p>1,612359948</text:p>
          </table:table-cell>
          <table:table-cell table:formula="of:=LOG([.Q20])" office:value-type="float" office:value="1.85125834871908" calcext:value-type="float">
            <text:p>1,8512583487</text:p>
          </table:table-cell>
          <table:table-cell/>
          <table:table-cell office:value-type="float" office:value="40.96" calcext:value-type="float">
            <text:p>40,96</text:p>
          </table:table-cell>
          <table:table-cell office:value-type="float" office:value="74" calcext:value-type="float">
            <text:p>74</text:p>
          </table:table-cell>
          <table:table-cell table:formula="of:=LOG([.U20])" office:value-type="float" office:value="1.61235994796777" calcext:value-type="float">
            <text:p>1,612359948</text:p>
          </table:table-cell>
          <table:table-cell table:formula="of:=LOG([.V20])" office:value-type="float" office:value="1.86923171973098" calcext:value-type="float">
            <text:p>1,8692317197</text:p>
          </table:table-cell>
          <table:table-cell/>
          <table:table-cell office:value-type="float" office:value="40.96" calcext:value-type="float">
            <text:p>40,96</text:p>
          </table:table-cell>
          <table:table-cell office:value-type="float" office:value="76" calcext:value-type="float">
            <text:p>76</text:p>
          </table:table-cell>
          <table:table-cell table:formula="of:=LOG([.Z20])" office:value-type="float" office:value="1.61235994796777" calcext:value-type="float">
            <text:p>1,612359948</text:p>
          </table:table-cell>
          <table:table-cell table:formula="of:=LOG([.AA20])" office:value-type="float" office:value="1.88081359228079" calcext:value-type="float">
            <text:p>1,8808135923</text:p>
          </table:table-cell>
          <table:table-cell/>
          <table:table-cell office:value-type="float" office:value="40.96" calcext:value-type="float">
            <text:p>40,96</text:p>
          </table:table-cell>
          <table:table-cell office:value-type="float" office:value="76" calcext:value-type="float">
            <text:p>76</text:p>
          </table:table-cell>
          <table:table-cell table:formula="of:=LOG([.AE20])" office:value-type="float" office:value="1.61235994796777" calcext:value-type="float">
            <text:p>1,612359948</text:p>
          </table:table-cell>
          <table:table-cell table:formula="of:=LOG([.AF20])" office:value-type="float" office:value="1.88081359228079" calcext:value-type="float">
            <text:p>1,8808135923</text:p>
          </table:table-cell>
          <table:table-cell/>
          <table:table-cell office:value-type="float" office:value="40.96" calcext:value-type="float">
            <text:p>40,96</text:p>
          </table:table-cell>
          <table:table-cell office:value-type="float" office:value="75" calcext:value-type="float">
            <text:p>75</text:p>
          </table:table-cell>
          <table:table-cell table:formula="of:=LOG([.AJ20])" office:value-type="float" office:value="1.61235994796777" calcext:value-type="float">
            <text:p>1,612359948</text:p>
          </table:table-cell>
          <table:table-cell table:formula="of:=LOG([.AK20])" office:value-type="float" office:value="1.8750612633917" calcext:value-type="float">
            <text:p>1,8750612634</text:p>
          </table:table-cell>
        </table:table-row>
        <table:table-row table:style-name="ro1">
          <table:table-cell office:value-type="float" office:value="43.52" calcext:value-type="float">
            <text:p>43,52</text:p>
          </table:table-cell>
          <table:table-cell office:value-type="float" office:value="50" calcext:value-type="float">
            <text:p>50</text:p>
          </table:table-cell>
          <table:table-cell table:formula="of:=LOG([.A21])" office:value-type="float" office:value="1.63868888669012" calcext:value-type="float">
            <text:p>1,6386888867</text:p>
          </table:table-cell>
          <table:table-cell table:formula="of:=LOG([.B21])" office:value-type="float" office:value="1.69897000433602" calcext:value-type="float">
            <text:p>1,6989700043</text:p>
          </table:table-cell>
          <table:table-cell/>
          <table:table-cell office:value-type="float" office:value="43.52" calcext:value-type="float">
            <text:p>43,52</text:p>
          </table:table-cell>
          <table:table-cell office:value-type="float" office:value="49" calcext:value-type="float">
            <text:p>49</text:p>
          </table:table-cell>
          <table:table-cell table:formula="of:=LOG([.F21])" office:value-type="float" office:value="1.63868888669012" calcext:value-type="float">
            <text:p>1,6386888867</text:p>
          </table:table-cell>
          <table:table-cell table:formula="of:=LOG([.G21])" office:value-type="float" office:value="1.69019608002851" calcext:value-type="float">
            <text:p>1,69019608</text:p>
          </table:table-cell>
          <table:table-cell/>
          <table:table-cell office:value-type="float" office:value="43.52" calcext:value-type="float">
            <text:p>43,52</text:p>
          </table:table-cell>
          <table:table-cell office:value-type="float" office:value="49" calcext:value-type="float">
            <text:p>49</text:p>
          </table:table-cell>
          <table:table-cell table:formula="of:=LOG([.K21])" office:value-type="float" office:value="1.63868888669012" calcext:value-type="float">
            <text:p>1,6386888867</text:p>
          </table:table-cell>
          <table:table-cell table:formula="of:=LOG([.L21])" office:value-type="float" office:value="1.69019608002851" calcext:value-type="float">
            <text:p>1,69019608</text:p>
          </table:table-cell>
          <table:table-cell/>
          <table:table-cell office:value-type="float" office:value="43.52" calcext:value-type="float">
            <text:p>43,52</text:p>
          </table:table-cell>
          <table:table-cell office:value-type="float" office:value="50" calcext:value-type="float">
            <text:p>50</text:p>
          </table:table-cell>
          <table:table-cell table:formula="of:=LOG([.P21])" office:value-type="float" office:value="1.63868888669012" calcext:value-type="float">
            <text:p>1,6386888867</text:p>
          </table:table-cell>
          <table:table-cell table:formula="of:=LOG([.Q21])" office:value-type="float" office:value="1.69897000433602" calcext:value-type="float">
            <text:p>1,6989700043</text:p>
          </table:table-cell>
          <table:table-cell/>
          <table:table-cell office:value-type="float" office:value="43.52" calcext:value-type="float">
            <text:p>43,52</text:p>
          </table:table-cell>
          <table:table-cell office:value-type="float" office:value="51" calcext:value-type="float">
            <text:p>51</text:p>
          </table:table-cell>
          <table:table-cell table:formula="of:=LOG([.U21])" office:value-type="float" office:value="1.63868888669012" calcext:value-type="float">
            <text:p>1,6386888867</text:p>
          </table:table-cell>
          <table:table-cell table:formula="of:=LOG([.V21])" office:value-type="float" office:value="1.70757017609794" calcext:value-type="float">
            <text:p>1,7075701761</text:p>
          </table:table-cell>
          <table:table-cell/>
          <table:table-cell office:value-type="float" office:value="43.52" calcext:value-type="float">
            <text:p>43,52</text:p>
          </table:table-cell>
          <table:table-cell office:value-type="float" office:value="52" calcext:value-type="float">
            <text:p>52</text:p>
          </table:table-cell>
          <table:table-cell table:formula="of:=LOG([.Z21])" office:value-type="float" office:value="1.63868888669012" calcext:value-type="float">
            <text:p>1,6386888867</text:p>
          </table:table-cell>
          <table:table-cell table:formula="of:=LOG([.AA21])" office:value-type="float" office:value="1.7160033436348" calcext:value-type="float">
            <text:p>1,7160033436</text:p>
          </table:table-cell>
          <table:table-cell/>
          <table:table-cell office:value-type="float" office:value="43.52" calcext:value-type="float">
            <text:p>43,52</text:p>
          </table:table-cell>
          <table:table-cell office:value-type="float" office:value="50" calcext:value-type="float">
            <text:p>50</text:p>
          </table:table-cell>
          <table:table-cell table:formula="of:=LOG([.AE21])" office:value-type="float" office:value="1.63868888669012" calcext:value-type="float">
            <text:p>1,6386888867</text:p>
          </table:table-cell>
          <table:table-cell table:formula="of:=LOG([.AF21])" office:value-type="float" office:value="1.69897000433602" calcext:value-type="float">
            <text:p>1,6989700043</text:p>
          </table:table-cell>
          <table:table-cell/>
          <table:table-cell office:value-type="float" office:value="43.52" calcext:value-type="float">
            <text:p>43,52</text:p>
          </table:table-cell>
          <table:table-cell office:value-type="float" office:value="49" calcext:value-type="float">
            <text:p>49</text:p>
          </table:table-cell>
          <table:table-cell table:formula="of:=LOG([.AJ21])" office:value-type="float" office:value="1.63868888669012" calcext:value-type="float">
            <text:p>1,6386888867</text:p>
          </table:table-cell>
          <table:table-cell table:formula="of:=LOG([.AK21])" office:value-type="float" office:value="1.69019608002851" calcext:value-type="float">
            <text:p>1,69019608</text:p>
          </table:table-cell>
        </table:table-row>
        <table:table-row table:style-name="ro1">
          <table:table-cell office:value-type="float" office:value="46.08" calcext:value-type="float">
            <text:p>46,08</text:p>
          </table:table-cell>
          <table:table-cell office:value-type="float" office:value="45" calcext:value-type="float">
            <text:p>45</text:p>
          </table:table-cell>
          <table:table-cell table:formula="of:=LOG([.A22])" office:value-type="float" office:value="1.66351247041516" calcext:value-type="float">
            <text:p>1,6635124704</text:p>
          </table:table-cell>
          <table:table-cell table:formula="of:=LOG([.B22])" office:value-type="float" office:value="1.65321251377534" calcext:value-type="float">
            <text:p>1,6532125138</text:p>
          </table:table-cell>
          <table:table-cell/>
          <table:table-cell office:value-type="float" office:value="46.08" calcext:value-type="float">
            <text:p>46,08</text:p>
          </table:table-cell>
          <table:table-cell office:value-type="float" office:value="44" calcext:value-type="float">
            <text:p>44</text:p>
          </table:table-cell>
          <table:table-cell table:formula="of:=LOG([.F22])" office:value-type="float" office:value="1.66351247041516" calcext:value-type="float">
            <text:p>1,6635124704</text:p>
          </table:table-cell>
          <table:table-cell table:formula="of:=LOG([.G22])" office:value-type="float" office:value="1.64345267648619" calcext:value-type="float">
            <text:p>1,6434526765</text:p>
          </table:table-cell>
          <table:table-cell/>
          <table:table-cell office:value-type="float" office:value="46.08" calcext:value-type="float">
            <text:p>46,08</text:p>
          </table:table-cell>
          <table:table-cell office:value-type="float" office:value="43" calcext:value-type="float">
            <text:p>43</text:p>
          </table:table-cell>
          <table:table-cell table:formula="of:=LOG([.K22])" office:value-type="float" office:value="1.66351247041516" calcext:value-type="float">
            <text:p>1,6635124704</text:p>
          </table:table-cell>
          <table:table-cell table:formula="of:=LOG([.L22])" office:value-type="float" office:value="1.63346845557959" calcext:value-type="float">
            <text:p>1,6334684556</text:p>
          </table:table-cell>
          <table:table-cell/>
          <table:table-cell office:value-type="float" office:value="46.08" calcext:value-type="float">
            <text:p>46,08</text:p>
          </table:table-cell>
          <table:table-cell office:value-type="float" office:value="43" calcext:value-type="float">
            <text:p>43</text:p>
          </table:table-cell>
          <table:table-cell table:formula="of:=LOG([.P22])" office:value-type="float" office:value="1.66351247041516" calcext:value-type="float">
            <text:p>1,6635124704</text:p>
          </table:table-cell>
          <table:table-cell table:formula="of:=LOG([.Q22])" office:value-type="float" office:value="1.63346845557959" calcext:value-type="float">
            <text:p>1,6334684556</text:p>
          </table:table-cell>
          <table:table-cell/>
          <table:table-cell office:value-type="float" office:value="46.08" calcext:value-type="float">
            <text:p>46,08</text:p>
          </table:table-cell>
          <table:table-cell office:value-type="float" office:value="43" calcext:value-type="float">
            <text:p>43</text:p>
          </table:table-cell>
          <table:table-cell table:formula="of:=LOG([.U22])" office:value-type="float" office:value="1.66351247041516" calcext:value-type="float">
            <text:p>1,6635124704</text:p>
          </table:table-cell>
          <table:table-cell table:formula="of:=LOG([.V22])" office:value-type="float" office:value="1.63346845557959" calcext:value-type="float">
            <text:p>1,6334684556</text:p>
          </table:table-cell>
          <table:table-cell/>
          <table:table-cell office:value-type="float" office:value="46.08" calcext:value-type="float">
            <text:p>46,08</text:p>
          </table:table-cell>
          <table:table-cell office:value-type="float" office:value="42" calcext:value-type="float">
            <text:p>42</text:p>
          </table:table-cell>
          <table:table-cell table:formula="of:=LOG([.Z22])" office:value-type="float" office:value="1.66351247041516" calcext:value-type="float">
            <text:p>1,6635124704</text:p>
          </table:table-cell>
          <table:table-cell table:formula="of:=LOG([.AA22])" office:value-type="float" office:value="1.6232492903979" calcext:value-type="float">
            <text:p>1,6232492904</text:p>
          </table:table-cell>
          <table:table-cell/>
          <table:table-cell office:value-type="float" office:value="46.08" calcext:value-type="float">
            <text:p>46,08</text:p>
          </table:table-cell>
          <table:table-cell office:value-type="float" office:value="42" calcext:value-type="float">
            <text:p>42</text:p>
          </table:table-cell>
          <table:table-cell table:formula="of:=LOG([.AE22])" office:value-type="float" office:value="1.66351247041516" calcext:value-type="float">
            <text:p>1,6635124704</text:p>
          </table:table-cell>
          <table:table-cell table:formula="of:=LOG([.AF22])" office:value-type="float" office:value="1.6232492903979" calcext:value-type="float">
            <text:p>1,6232492904</text:p>
          </table:table-cell>
          <table:table-cell/>
          <table:table-cell office:value-type="float" office:value="46.08" calcext:value-type="float">
            <text:p>46,08</text:p>
          </table:table-cell>
          <table:table-cell office:value-type="float" office:value="41" calcext:value-type="float">
            <text:p>41</text:p>
          </table:table-cell>
          <table:table-cell table:formula="of:=LOG([.AJ22])" office:value-type="float" office:value="1.66351247041516" calcext:value-type="float">
            <text:p>1,6635124704</text:p>
          </table:table-cell>
          <table:table-cell table:formula="of:=LOG([.AK22])" office:value-type="float" office:value="1.61278385671974" calcext:value-type="float">
            <text:p>1,6127838567</text:p>
          </table:table-cell>
        </table:table-row>
        <table:table-row table:style-name="ro1">
          <table:table-cell office:value-type="float" office:value="48.64" calcext:value-type="float">
            <text:p>48,64</text:p>
          </table:table-cell>
          <table:table-cell office:value-type="float" office:value="41" calcext:value-type="float">
            <text:p>41</text:p>
          </table:table-cell>
          <table:table-cell table:formula="of:=LOG([.A23])" office:value-type="float" office:value="1.68699356626468" calcext:value-type="float">
            <text:p>1,6869935663</text:p>
          </table:table-cell>
          <table:table-cell table:formula="of:=LOG([.B23])" office:value-type="float" office:value="1.61278385671974" calcext:value-type="float">
            <text:p>1,6127838567</text:p>
          </table:table-cell>
          <table:table-cell/>
          <table:table-cell office:value-type="float" office:value="48.64" calcext:value-type="float">
            <text:p>48,64</text:p>
          </table:table-cell>
          <table:table-cell office:value-type="float" office:value="40" calcext:value-type="float">
            <text:p>40</text:p>
          </table:table-cell>
          <table:table-cell table:formula="of:=LOG([.F23])" office:value-type="float" office:value="1.68699356626468" calcext:value-type="float">
            <text:p>1,6869935663</text:p>
          </table:table-cell>
          <table:table-cell table:formula="of:=LOG([.G23])" office:value-type="float" office:value="1.60205999132796" calcext:value-type="float">
            <text:p>1,6020599913</text:p>
          </table:table-cell>
          <table:table-cell/>
          <table:table-cell office:value-type="float" office:value="48.64" calcext:value-type="float">
            <text:p>48,64</text:p>
          </table:table-cell>
          <table:table-cell office:value-type="float" office:value="40" calcext:value-type="float">
            <text:p>40</text:p>
          </table:table-cell>
          <table:table-cell table:formula="of:=LOG([.K23])" office:value-type="float" office:value="1.68699356626468" calcext:value-type="float">
            <text:p>1,6869935663</text:p>
          </table:table-cell>
          <table:table-cell table:formula="of:=LOG([.L23])" office:value-type="float" office:value="1.60205999132796" calcext:value-type="float">
            <text:p>1,6020599913</text:p>
          </table:table-cell>
          <table:table-cell/>
          <table:table-cell office:value-type="float" office:value="48.64" calcext:value-type="float">
            <text:p>48,64</text:p>
          </table:table-cell>
          <table:table-cell office:value-type="float" office:value="40" calcext:value-type="float">
            <text:p>40</text:p>
          </table:table-cell>
          <table:table-cell table:formula="of:=LOG([.P23])" office:value-type="float" office:value="1.68699356626468" calcext:value-type="float">
            <text:p>1,6869935663</text:p>
          </table:table-cell>
          <table:table-cell table:formula="of:=LOG([.Q23])" office:value-type="float" office:value="1.60205999132796" calcext:value-type="float">
            <text:p>1,6020599913</text:p>
          </table:table-cell>
          <table:table-cell/>
          <table:table-cell office:value-type="float" office:value="48.64" calcext:value-type="float">
            <text:p>48,64</text:p>
          </table:table-cell>
          <table:table-cell office:value-type="float" office:value="39" calcext:value-type="float">
            <text:p>39</text:p>
          </table:table-cell>
          <table:table-cell table:formula="of:=LOG([.U23])" office:value-type="float" office:value="1.68699356626468" calcext:value-type="float">
            <text:p>1,6869935663</text:p>
          </table:table-cell>
          <table:table-cell table:formula="of:=LOG([.V23])" office:value-type="float" office:value="1.5910646070265" calcext:value-type="float">
            <text:p>1,591064607</text:p>
          </table:table-cell>
          <table:table-cell/>
          <table:table-cell office:value-type="float" office:value="48.64" calcext:value-type="float">
            <text:p>48,64</text:p>
          </table:table-cell>
          <table:table-cell office:value-type="float" office:value="39" calcext:value-type="float">
            <text:p>39</text:p>
          </table:table-cell>
          <table:table-cell table:formula="of:=LOG([.Z23])" office:value-type="float" office:value="1.68699356626468" calcext:value-type="float">
            <text:p>1,6869935663</text:p>
          </table:table-cell>
          <table:table-cell table:formula="of:=LOG([.AA23])" office:value-type="float" office:value="1.5910646070265" calcext:value-type="float">
            <text:p>1,591064607</text:p>
          </table:table-cell>
          <table:table-cell/>
          <table:table-cell office:value-type="float" office:value="48.64" calcext:value-type="float">
            <text:p>48,64</text:p>
          </table:table-cell>
          <table:table-cell office:value-type="float" office:value="38" calcext:value-type="float">
            <text:p>38</text:p>
          </table:table-cell>
          <table:table-cell table:formula="of:=LOG([.AE23])" office:value-type="float" office:value="1.68699356626468" calcext:value-type="float">
            <text:p>1,6869935663</text:p>
          </table:table-cell>
          <table:table-cell table:formula="of:=LOG([.AF23])" office:value-type="float" office:value="1.57978359661681" calcext:value-type="float">
            <text:p>1,5797835966</text:p>
          </table:table-cell>
          <table:table-cell/>
          <table:table-cell office:value-type="float" office:value="48.64" calcext:value-type="float">
            <text:p>48,64</text:p>
          </table:table-cell>
          <table:table-cell office:value-type="float" office:value="37" calcext:value-type="float">
            <text:p>37</text:p>
          </table:table-cell>
          <table:table-cell table:formula="of:=LOG([.AJ23])" office:value-type="float" office:value="1.68699356626468" calcext:value-type="float">
            <text:p>1,6869935663</text:p>
          </table:table-cell>
          <table:table-cell table:formula="of:=LOG([.AK23])" office:value-type="float" office:value="1.56820172406699" calcext:value-type="float">
            <text:p>1,5682017241</text:p>
          </table:table-cell>
        </table:table-row>
        <table:table-row table:style-name="ro1">
          <table:table-cell office:value-type="float" office:value="51.2" calcext:value-type="float">
            <text:p>51,2</text:p>
          </table:table-cell>
          <table:table-cell office:value-type="float" office:value="28" calcext:value-type="float">
            <text:p>28</text:p>
          </table:table-cell>
          <table:table-cell table:formula="of:=LOG([.A24])" office:value-type="float" office:value="1.70926996097583" calcext:value-type="float">
            <text:p>1,709269961</text:p>
          </table:table-cell>
          <table:table-cell table:formula="of:=LOG([.B24])" office:value-type="float" office:value="1.44715803134222" calcext:value-type="float">
            <text:p>1,4471580313</text:p>
          </table:table-cell>
          <table:table-cell/>
          <table:table-cell office:value-type="float" office:value="51.2" calcext:value-type="float">
            <text:p>51,2</text:p>
          </table:table-cell>
          <table:table-cell office:value-type="float" office:value="26" calcext:value-type="float">
            <text:p>26</text:p>
          </table:table-cell>
          <table:table-cell table:formula="of:=LOG([.F24])" office:value-type="float" office:value="1.70926996097583" calcext:value-type="float">
            <text:p>1,709269961</text:p>
          </table:table-cell>
          <table:table-cell table:formula="of:=LOG([.G24])" office:value-type="float" office:value="1.41497334797082" calcext:value-type="float">
            <text:p>1,414973348</text:p>
          </table:table-cell>
          <table:table-cell/>
          <table:table-cell office:value-type="float" office:value="51.2" calcext:value-type="float">
            <text:p>51,2</text:p>
          </table:table-cell>
          <table:table-cell office:value-type="float" office:value="26" calcext:value-type="float">
            <text:p>26</text:p>
          </table:table-cell>
          <table:table-cell table:formula="of:=LOG([.K24])" office:value-type="float" office:value="1.70926996097583" calcext:value-type="float">
            <text:p>1,709269961</text:p>
          </table:table-cell>
          <table:table-cell table:formula="of:=LOG([.L24])" office:value-type="float" office:value="1.41497334797082" calcext:value-type="float">
            <text:p>1,414973348</text:p>
          </table:table-cell>
          <table:table-cell/>
          <table:table-cell office:value-type="float" office:value="51.2" calcext:value-type="float">
            <text:p>51,2</text:p>
          </table:table-cell>
          <table:table-cell office:value-type="float" office:value="26" calcext:value-type="float">
            <text:p>26</text:p>
          </table:table-cell>
          <table:table-cell table:formula="of:=LOG([.P24])" office:value-type="float" office:value="1.70926996097583" calcext:value-type="float">
            <text:p>1,709269961</text:p>
          </table:table-cell>
          <table:table-cell table:formula="of:=LOG([.Q24])" office:value-type="float" office:value="1.41497334797082" calcext:value-type="float">
            <text:p>1,414973348</text:p>
          </table:table-cell>
          <table:table-cell/>
          <table:table-cell office:value-type="float" office:value="51.2" calcext:value-type="float">
            <text:p>51,2</text:p>
          </table:table-cell>
          <table:table-cell office:value-type="float" office:value="26" calcext:value-type="float">
            <text:p>26</text:p>
          </table:table-cell>
          <table:table-cell table:formula="of:=LOG([.U24])" office:value-type="float" office:value="1.70926996097583" calcext:value-type="float">
            <text:p>1,709269961</text:p>
          </table:table-cell>
          <table:table-cell table:formula="of:=LOG([.V24])" office:value-type="float" office:value="1.41497334797082" calcext:value-type="float">
            <text:p>1,414973348</text:p>
          </table:table-cell>
          <table:table-cell/>
          <table:table-cell office:value-type="float" office:value="51.2" calcext:value-type="float">
            <text:p>51,2</text:p>
          </table:table-cell>
          <table:table-cell office:value-type="float" office:value="26" calcext:value-type="float">
            <text:p>26</text:p>
          </table:table-cell>
          <table:table-cell table:formula="of:=LOG([.Z24])" office:value-type="float" office:value="1.70926996097583" calcext:value-type="float">
            <text:p>1,709269961</text:p>
          </table:table-cell>
          <table:table-cell table:formula="of:=LOG([.AA24])" office:value-type="float" office:value="1.41497334797082" calcext:value-type="float">
            <text:p>1,414973348</text:p>
          </table:table-cell>
          <table:table-cell/>
          <table:table-cell office:value-type="float" office:value="51.2" calcext:value-type="float">
            <text:p>51,2</text:p>
          </table:table-cell>
          <table:table-cell office:value-type="float" office:value="26" calcext:value-type="float">
            <text:p>26</text:p>
          </table:table-cell>
          <table:table-cell table:formula="of:=LOG([.AE24])" office:value-type="float" office:value="1.70926996097583" calcext:value-type="float">
            <text:p>1,709269961</text:p>
          </table:table-cell>
          <table:table-cell table:formula="of:=LOG([.AF24])" office:value-type="float" office:value="1.41497334797082" calcext:value-type="float">
            <text:p>1,414973348</text:p>
          </table:table-cell>
          <table:table-cell/>
          <table:table-cell office:value-type="float" office:value="51.2" calcext:value-type="float">
            <text:p>51,2</text:p>
          </table:table-cell>
          <table:table-cell office:value-type="float" office:value="26" calcext:value-type="float">
            <text:p>26</text:p>
          </table:table-cell>
          <table:table-cell table:formula="of:=LOG([.AJ24])" office:value-type="float" office:value="1.70926996097583" calcext:value-type="float">
            <text:p>1,709269961</text:p>
          </table:table-cell>
          <table:table-cell table:formula="of:=LOG([.AK24])" office:value-type="float" office:value="1.41497334797082" calcext:value-type="float">
            <text:p>1,414973348</text:p>
          </table:table-cell>
        </table:table-row>
        <table:table-row table:style-name="ro1">
          <table:table-cell office:value-type="float" office:value="53.76" calcext:value-type="float">
            <text:p>53,76</text:p>
          </table:table-cell>
          <table:table-cell office:value-type="float" office:value="25" calcext:value-type="float">
            <text:p>25</text:p>
          </table:table-cell>
          <table:table-cell table:formula="of:=LOG([.A25])" office:value-type="float" office:value="1.73045926004577" calcext:value-type="float">
            <text:p>1,73045926</text:p>
          </table:table-cell>
          <table:table-cell table:formula="of:=LOG([.B25])" office:value-type="float" office:value="1.39794000867204" calcext:value-type="float">
            <text:p>1,3979400087</text:p>
          </table:table-cell>
          <table:table-cell/>
          <table:table-cell office:value-type="float" office:value="53.76" calcext:value-type="float">
            <text:p>53,76</text:p>
          </table:table-cell>
          <table:table-cell office:value-type="float" office:value="25" calcext:value-type="float">
            <text:p>25</text:p>
          </table:table-cell>
          <table:table-cell table:formula="of:=LOG([.F25])" office:value-type="float" office:value="1.73045926004577" calcext:value-type="float">
            <text:p>1,73045926</text:p>
          </table:table-cell>
          <table:table-cell table:formula="of:=LOG([.G25])" office:value-type="float" office:value="1.39794000867204" calcext:value-type="float">
            <text:p>1,3979400087</text:p>
          </table:table-cell>
          <table:table-cell/>
          <table:table-cell office:value-type="float" office:value="53.76" calcext:value-type="float">
            <text:p>53,76</text:p>
          </table:table-cell>
          <table:table-cell office:value-type="float" office:value="25" calcext:value-type="float">
            <text:p>25</text:p>
          </table:table-cell>
          <table:table-cell table:formula="of:=LOG([.K25])" office:value-type="float" office:value="1.73045926004577" calcext:value-type="float">
            <text:p>1,73045926</text:p>
          </table:table-cell>
          <table:table-cell table:formula="of:=LOG([.L25])" office:value-type="float" office:value="1.39794000867204" calcext:value-type="float">
            <text:p>1,3979400087</text:p>
          </table:table-cell>
          <table:table-cell/>
          <table:table-cell office:value-type="float" office:value="53.76" calcext:value-type="float">
            <text:p>53,76</text:p>
          </table:table-cell>
          <table:table-cell office:value-type="float" office:value="25" calcext:value-type="float">
            <text:p>25</text:p>
          </table:table-cell>
          <table:table-cell table:formula="of:=LOG([.P25])" office:value-type="float" office:value="1.73045926004577" calcext:value-type="float">
            <text:p>1,73045926</text:p>
          </table:table-cell>
          <table:table-cell table:formula="of:=LOG([.Q25])" office:value-type="float" office:value="1.39794000867204" calcext:value-type="float">
            <text:p>1,3979400087</text:p>
          </table:table-cell>
          <table:table-cell/>
          <table:table-cell office:value-type="float" office:value="53.76" calcext:value-type="float">
            <text:p>53,76</text:p>
          </table:table-cell>
          <table:table-cell office:value-type="float" office:value="25" calcext:value-type="float">
            <text:p>25</text:p>
          </table:table-cell>
          <table:table-cell table:formula="of:=LOG([.U25])" office:value-type="float" office:value="1.73045926004577" calcext:value-type="float">
            <text:p>1,73045926</text:p>
          </table:table-cell>
          <table:table-cell table:formula="of:=LOG([.V25])" office:value-type="float" office:value="1.39794000867204" calcext:value-type="float">
            <text:p>1,3979400087</text:p>
          </table:table-cell>
          <table:table-cell/>
          <table:table-cell office:value-type="float" office:value="53.76" calcext:value-type="float">
            <text:p>53,76</text:p>
          </table:table-cell>
          <table:table-cell office:value-type="float" office:value="25" calcext:value-type="float">
            <text:p>25</text:p>
          </table:table-cell>
          <table:table-cell table:formula="of:=LOG([.Z25])" office:value-type="float" office:value="1.73045926004577" calcext:value-type="float">
            <text:p>1,73045926</text:p>
          </table:table-cell>
          <table:table-cell table:formula="of:=LOG([.AA25])" office:value-type="float" office:value="1.39794000867204" calcext:value-type="float">
            <text:p>1,3979400087</text:p>
          </table:table-cell>
          <table:table-cell/>
          <table:table-cell office:value-type="float" office:value="53.76" calcext:value-type="float">
            <text:p>53,76</text:p>
          </table:table-cell>
          <table:table-cell office:value-type="float" office:value="25" calcext:value-type="float">
            <text:p>25</text:p>
          </table:table-cell>
          <table:table-cell table:formula="of:=LOG([.AE25])" office:value-type="float" office:value="1.73045926004577" calcext:value-type="float">
            <text:p>1,73045926</text:p>
          </table:table-cell>
          <table:table-cell table:formula="of:=LOG([.AF25])" office:value-type="float" office:value="1.39794000867204" calcext:value-type="float">
            <text:p>1,3979400087</text:p>
          </table:table-cell>
          <table:table-cell/>
          <table:table-cell office:value-type="float" office:value="53.76" calcext:value-type="float">
            <text:p>53,76</text:p>
          </table:table-cell>
          <table:table-cell office:value-type="float" office:value="25" calcext:value-type="float">
            <text:p>25</text:p>
          </table:table-cell>
          <table:table-cell table:formula="of:=LOG([.AJ25])" office:value-type="float" office:value="1.73045926004577" calcext:value-type="float">
            <text:p>1,73045926</text:p>
          </table:table-cell>
          <table:table-cell table:formula="of:=LOG([.AK25])" office:value-type="float" office:value="1.39794000867204" calcext:value-type="float">
            <text:p>1,3979400087</text:p>
          </table:table-cell>
        </table:table-row>
        <table:table-row table:style-name="ro1">
          <table:table-cell office:value-type="float" office:value="56.32" calcext:value-type="float">
            <text:p>56,32</text:p>
          </table:table-cell>
          <table:table-cell office:value-type="float" office:value="25" calcext:value-type="float">
            <text:p>25</text:p>
          </table:table-cell>
          <table:table-cell table:formula="of:=LOG([.A26])" office:value-type="float" office:value="1.75066264613406" calcext:value-type="float">
            <text:p>1,7506626461</text:p>
          </table:table-cell>
          <table:table-cell table:formula="of:=LOG([.B26])" office:value-type="float" office:value="1.39794000867204" calcext:value-type="float">
            <text:p>1,3979400087</text:p>
          </table:table-cell>
          <table:table-cell/>
          <table:table-cell office:value-type="float" office:value="56.32" calcext:value-type="float">
            <text:p>56,32</text:p>
          </table:table-cell>
          <table:table-cell office:value-type="float" office:value="25" calcext:value-type="float">
            <text:p>25</text:p>
          </table:table-cell>
          <table:table-cell table:formula="of:=LOG([.F26])" office:value-type="float" office:value="1.75066264613406" calcext:value-type="float">
            <text:p>1,7506626461</text:p>
          </table:table-cell>
          <table:table-cell table:formula="of:=LOG([.G26])" office:value-type="float" office:value="1.39794000867204" calcext:value-type="float">
            <text:p>1,3979400087</text:p>
          </table:table-cell>
          <table:table-cell/>
          <table:table-cell office:value-type="float" office:value="56.32" calcext:value-type="float">
            <text:p>56,32</text:p>
          </table:table-cell>
          <table:table-cell office:value-type="float" office:value="25" calcext:value-type="float">
            <text:p>25</text:p>
          </table:table-cell>
          <table:table-cell table:formula="of:=LOG([.K26])" office:value-type="float" office:value="1.75066264613406" calcext:value-type="float">
            <text:p>1,7506626461</text:p>
          </table:table-cell>
          <table:table-cell table:formula="of:=LOG([.L26])" office:value-type="float" office:value="1.39794000867204" calcext:value-type="float">
            <text:p>1,3979400087</text:p>
          </table:table-cell>
          <table:table-cell/>
          <table:table-cell office:value-type="float" office:value="56.32" calcext:value-type="float">
            <text:p>56,32</text:p>
          </table:table-cell>
          <table:table-cell office:value-type="float" office:value="25" calcext:value-type="float">
            <text:p>25</text:p>
          </table:table-cell>
          <table:table-cell table:formula="of:=LOG([.P26])" office:value-type="float" office:value="1.75066264613406" calcext:value-type="float">
            <text:p>1,7506626461</text:p>
          </table:table-cell>
          <table:table-cell table:formula="of:=LOG([.Q26])" office:value-type="float" office:value="1.39794000867204" calcext:value-type="float">
            <text:p>1,3979400087</text:p>
          </table:table-cell>
          <table:table-cell/>
          <table:table-cell office:value-type="float" office:value="56.32" calcext:value-type="float">
            <text:p>56,32</text:p>
          </table:table-cell>
          <table:table-cell office:value-type="float" office:value="25" calcext:value-type="float">
            <text:p>25</text:p>
          </table:table-cell>
          <table:table-cell table:formula="of:=LOG([.U26])" office:value-type="float" office:value="1.75066264613406" calcext:value-type="float">
            <text:p>1,7506626461</text:p>
          </table:table-cell>
          <table:table-cell table:formula="of:=LOG([.V26])" office:value-type="float" office:value="1.39794000867204" calcext:value-type="float">
            <text:p>1,3979400087</text:p>
          </table:table-cell>
          <table:table-cell/>
          <table:table-cell office:value-type="float" office:value="56.32" calcext:value-type="float">
            <text:p>56,32</text:p>
          </table:table-cell>
          <table:table-cell office:value-type="float" office:value="25" calcext:value-type="float">
            <text:p>25</text:p>
          </table:table-cell>
          <table:table-cell table:formula="of:=LOG([.Z26])" office:value-type="float" office:value="1.75066264613406" calcext:value-type="float">
            <text:p>1,7506626461</text:p>
          </table:table-cell>
          <table:table-cell table:formula="of:=LOG([.AA26])" office:value-type="float" office:value="1.39794000867204" calcext:value-type="float">
            <text:p>1,3979400087</text:p>
          </table:table-cell>
          <table:table-cell/>
          <table:table-cell office:value-type="float" office:value="56.32" calcext:value-type="float">
            <text:p>56,32</text:p>
          </table:table-cell>
          <table:table-cell office:value-type="float" office:value="25" calcext:value-type="float">
            <text:p>25</text:p>
          </table:table-cell>
          <table:table-cell table:formula="of:=LOG([.AE26])" office:value-type="float" office:value="1.75066264613406" calcext:value-type="float">
            <text:p>1,7506626461</text:p>
          </table:table-cell>
          <table:table-cell table:formula="of:=LOG([.AF26])" office:value-type="float" office:value="1.39794000867204" calcext:value-type="float">
            <text:p>1,3979400087</text:p>
          </table:table-cell>
          <table:table-cell/>
          <table:table-cell office:value-type="float" office:value="56.32" calcext:value-type="float">
            <text:p>56,32</text:p>
          </table:table-cell>
          <table:table-cell office:value-type="float" office:value="25" calcext:value-type="float">
            <text:p>25</text:p>
          </table:table-cell>
          <table:table-cell table:formula="of:=LOG([.AJ26])" office:value-type="float" office:value="1.75066264613406" calcext:value-type="float">
            <text:p>1,7506626461</text:p>
          </table:table-cell>
          <table:table-cell table:formula="of:=LOG([.AK26])" office:value-type="float" office:value="1.39794000867204" calcext:value-type="float">
            <text:p>1,3979400087</text:p>
          </table:table-cell>
        </table:table-row>
        <table:table-row table:style-name="ro1">
          <table:table-cell office:value-type="float" office:value="58.88" calcext:value-type="float">
            <text:p>58,88</text:p>
          </table:table-cell>
          <table:table-cell office:value-type="float" office:value="25" calcext:value-type="float">
            <text:p>25</text:p>
          </table:table-cell>
          <table:table-cell table:formula="of:=LOG([.A27])" office:value-type="float" office:value="1.76996780132944" calcext:value-type="float">
            <text:p>1,7699678013</text:p>
          </table:table-cell>
          <table:table-cell table:formula="of:=LOG([.B27])" office:value-type="float" office:value="1.39794000867204" calcext:value-type="float">
            <text:p>1,3979400087</text:p>
          </table:table-cell>
          <table:table-cell/>
          <table:table-cell office:value-type="float" office:value="58.88" calcext:value-type="float">
            <text:p>58,88</text:p>
          </table:table-cell>
          <table:table-cell office:value-type="float" office:value="25" calcext:value-type="float">
            <text:p>25</text:p>
          </table:table-cell>
          <table:table-cell table:formula="of:=LOG([.F27])" office:value-type="float" office:value="1.76996780132944" calcext:value-type="float">
            <text:p>1,7699678013</text:p>
          </table:table-cell>
          <table:table-cell table:formula="of:=LOG([.G27])" office:value-type="float" office:value="1.39794000867204" calcext:value-type="float">
            <text:p>1,3979400087</text:p>
          </table:table-cell>
          <table:table-cell/>
          <table:table-cell office:value-type="float" office:value="58.88" calcext:value-type="float">
            <text:p>58,88</text:p>
          </table:table-cell>
          <table:table-cell office:value-type="float" office:value="25" calcext:value-type="float">
            <text:p>25</text:p>
          </table:table-cell>
          <table:table-cell table:formula="of:=LOG([.K27])" office:value-type="float" office:value="1.76996780132944" calcext:value-type="float">
            <text:p>1,7699678013</text:p>
          </table:table-cell>
          <table:table-cell table:formula="of:=LOG([.L27])" office:value-type="float" office:value="1.39794000867204" calcext:value-type="float">
            <text:p>1,3979400087</text:p>
          </table:table-cell>
          <table:table-cell/>
          <table:table-cell office:value-type="float" office:value="58.88" calcext:value-type="float">
            <text:p>58,88</text:p>
          </table:table-cell>
          <table:table-cell office:value-type="float" office:value="25" calcext:value-type="float">
            <text:p>25</text:p>
          </table:table-cell>
          <table:table-cell table:formula="of:=LOG([.P27])" office:value-type="float" office:value="1.76996780132944" calcext:value-type="float">
            <text:p>1,7699678013</text:p>
          </table:table-cell>
          <table:table-cell table:formula="of:=LOG([.Q27])" office:value-type="float" office:value="1.39794000867204" calcext:value-type="float">
            <text:p>1,3979400087</text:p>
          </table:table-cell>
          <table:table-cell/>
          <table:table-cell office:value-type="float" office:value="58.88" calcext:value-type="float">
            <text:p>58,88</text:p>
          </table:table-cell>
          <table:table-cell office:value-type="float" office:value="25" calcext:value-type="float">
            <text:p>25</text:p>
          </table:table-cell>
          <table:table-cell table:formula="of:=LOG([.U27])" office:value-type="float" office:value="1.76996780132944" calcext:value-type="float">
            <text:p>1,7699678013</text:p>
          </table:table-cell>
          <table:table-cell table:formula="of:=LOG([.V27])" office:value-type="float" office:value="1.39794000867204" calcext:value-type="float">
            <text:p>1,3979400087</text:p>
          </table:table-cell>
          <table:table-cell/>
          <table:table-cell office:value-type="float" office:value="58.88" calcext:value-type="float">
            <text:p>58,88</text:p>
          </table:table-cell>
          <table:table-cell office:value-type="float" office:value="25" calcext:value-type="float">
            <text:p>25</text:p>
          </table:table-cell>
          <table:table-cell table:formula="of:=LOG([.Z27])" office:value-type="float" office:value="1.76996780132944" calcext:value-type="float">
            <text:p>1,7699678013</text:p>
          </table:table-cell>
          <table:table-cell table:formula="of:=LOG([.AA27])" office:value-type="float" office:value="1.39794000867204" calcext:value-type="float">
            <text:p>1,3979400087</text:p>
          </table:table-cell>
          <table:table-cell/>
          <table:table-cell office:value-type="float" office:value="58.88" calcext:value-type="float">
            <text:p>58,88</text:p>
          </table:table-cell>
          <table:table-cell office:value-type="float" office:value="25" calcext:value-type="float">
            <text:p>25</text:p>
          </table:table-cell>
          <table:table-cell table:formula="of:=LOG([.AE27])" office:value-type="float" office:value="1.76996780132944" calcext:value-type="float">
            <text:p>1,7699678013</text:p>
          </table:table-cell>
          <table:table-cell table:formula="of:=LOG([.AF27])" office:value-type="float" office:value="1.39794000867204" calcext:value-type="float">
            <text:p>1,3979400087</text:p>
          </table:table-cell>
          <table:table-cell/>
          <table:table-cell office:value-type="float" office:value="58.88" calcext:value-type="float">
            <text:p>58,88</text:p>
          </table:table-cell>
          <table:table-cell office:value-type="float" office:value="25" calcext:value-type="float">
            <text:p>25</text:p>
          </table:table-cell>
          <table:table-cell table:formula="of:=LOG([.AJ27])" office:value-type="float" office:value="1.76996780132944" calcext:value-type="float">
            <text:p>1,7699678013</text:p>
          </table:table-cell>
          <table:table-cell table:formula="of:=LOG([.AK27])" office:value-type="float" office:value="1.39794000867204" calcext:value-type="float">
            <text:p>1,3979400087</text:p>
          </table:table-cell>
        </table:table-row>
        <table:table-row table:style-name="ro1">
          <table:table-cell office:value-type="float" office:value="61.44" calcext:value-type="float">
            <text:p>61,44</text:p>
          </table:table-cell>
          <table:table-cell office:value-type="float" office:value="25" calcext:value-type="float">
            <text:p>25</text:p>
          </table:table-cell>
          <table:table-cell table:formula="of:=LOG([.A28])" office:value-type="float" office:value="1.78845120702346" calcext:value-type="float">
            <text:p>1,788451207</text:p>
          </table:table-cell>
          <table:table-cell table:formula="of:=LOG([.B28])" office:value-type="float" office:value="1.39794000867204" calcext:value-type="float">
            <text:p>1,3979400087</text:p>
          </table:table-cell>
          <table:table-cell/>
          <table:table-cell office:value-type="float" office:value="61.44" calcext:value-type="float">
            <text:p>61,44</text:p>
          </table:table-cell>
          <table:table-cell office:value-type="float" office:value="25" calcext:value-type="float">
            <text:p>25</text:p>
          </table:table-cell>
          <table:table-cell table:formula="of:=LOG([.F28])" office:value-type="float" office:value="1.78845120702346" calcext:value-type="float">
            <text:p>1,788451207</text:p>
          </table:table-cell>
          <table:table-cell table:formula="of:=LOG([.G28])" office:value-type="float" office:value="1.39794000867204" calcext:value-type="float">
            <text:p>1,3979400087</text:p>
          </table:table-cell>
          <table:table-cell/>
          <table:table-cell office:value-type="float" office:value="61.44" calcext:value-type="float">
            <text:p>61,44</text:p>
          </table:table-cell>
          <table:table-cell office:value-type="float" office:value="25" calcext:value-type="float">
            <text:p>25</text:p>
          </table:table-cell>
          <table:table-cell table:formula="of:=LOG([.K28])" office:value-type="float" office:value="1.78845120702346" calcext:value-type="float">
            <text:p>1,788451207</text:p>
          </table:table-cell>
          <table:table-cell table:formula="of:=LOG([.L28])" office:value-type="float" office:value="1.39794000867204" calcext:value-type="float">
            <text:p>1,3979400087</text:p>
          </table:table-cell>
          <table:table-cell/>
          <table:table-cell office:value-type="float" office:value="61.44" calcext:value-type="float">
            <text:p>61,44</text:p>
          </table:table-cell>
          <table:table-cell office:value-type="float" office:value="25" calcext:value-type="float">
            <text:p>25</text:p>
          </table:table-cell>
          <table:table-cell table:formula="of:=LOG([.P28])" office:value-type="float" office:value="1.78845120702346" calcext:value-type="float">
            <text:p>1,788451207</text:p>
          </table:table-cell>
          <table:table-cell table:formula="of:=LOG([.Q28])" office:value-type="float" office:value="1.39794000867204" calcext:value-type="float">
            <text:p>1,3979400087</text:p>
          </table:table-cell>
          <table:table-cell/>
          <table:table-cell office:value-type="float" office:value="61.44" calcext:value-type="float">
            <text:p>61,44</text:p>
          </table:table-cell>
          <table:table-cell office:value-type="float" office:value="25" calcext:value-type="float">
            <text:p>25</text:p>
          </table:table-cell>
          <table:table-cell table:formula="of:=LOG([.U28])" office:value-type="float" office:value="1.78845120702346" calcext:value-type="float">
            <text:p>1,788451207</text:p>
          </table:table-cell>
          <table:table-cell table:formula="of:=LOG([.V28])" office:value-type="float" office:value="1.39794000867204" calcext:value-type="float">
            <text:p>1,3979400087</text:p>
          </table:table-cell>
          <table:table-cell/>
          <table:table-cell office:value-type="float" office:value="61.44" calcext:value-type="float">
            <text:p>61,44</text:p>
          </table:table-cell>
          <table:table-cell office:value-type="float" office:value="25" calcext:value-type="float">
            <text:p>25</text:p>
          </table:table-cell>
          <table:table-cell table:formula="of:=LOG([.Z28])" office:value-type="float" office:value="1.78845120702346" calcext:value-type="float">
            <text:p>1,788451207</text:p>
          </table:table-cell>
          <table:table-cell table:formula="of:=LOG([.AA28])" office:value-type="float" office:value="1.39794000867204" calcext:value-type="float">
            <text:p>1,3979400087</text:p>
          </table:table-cell>
          <table:table-cell/>
          <table:table-cell office:value-type="float" office:value="61.44" calcext:value-type="float">
            <text:p>61,44</text:p>
          </table:table-cell>
          <table:table-cell office:value-type="float" office:value="25" calcext:value-type="float">
            <text:p>25</text:p>
          </table:table-cell>
          <table:table-cell table:formula="of:=LOG([.AE28])" office:value-type="float" office:value="1.78845120702346" calcext:value-type="float">
            <text:p>1,788451207</text:p>
          </table:table-cell>
          <table:table-cell table:formula="of:=LOG([.AF28])" office:value-type="float" office:value="1.39794000867204" calcext:value-type="float">
            <text:p>1,3979400087</text:p>
          </table:table-cell>
          <table:table-cell/>
          <table:table-cell office:value-type="float" office:value="61.44" calcext:value-type="float">
            <text:p>61,44</text:p>
          </table:table-cell>
          <table:table-cell office:value-type="float" office:value="25" calcext:value-type="float">
            <text:p>25</text:p>
          </table:table-cell>
          <table:table-cell table:formula="of:=LOG([.AJ28])" office:value-type="float" office:value="1.78845120702346" calcext:value-type="float">
            <text:p>1,788451207</text:p>
          </table:table-cell>
          <table:table-cell table:formula="of:=LOG([.AK28])" office:value-type="float" office:value="1.39794000867204" calcext:value-type="float">
            <text:p>1,39794000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LOG([.A29])" office:value-type="float" office:value="1.80617997398389" calcext:value-type="float">
            <text:p>1,806179974</text:p>
          </table:table-cell>
          <table:table-cell table:formula="of:=LOG([.B29])" office:value-type="float" office:value="1.20411998265592" calcext:value-type="float">
            <text:p>1,20411998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LOG([.F29])" office:value-type="float" office:value="1.80617997398389" calcext:value-type="float">
            <text:p>1,806179974</text:p>
          </table:table-cell>
          <table:table-cell table:formula="of:=LOG([.G29])" office:value-type="float" office:value="1.20411998265592" calcext:value-type="float">
            <text:p>1,20411998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LOG([.K29])" office:value-type="float" office:value="1.80617997398389" calcext:value-type="float">
            <text:p>1,806179974</text:p>
          </table:table-cell>
          <table:table-cell table:formula="of:=LOG([.L29])" office:value-type="float" office:value="1.20411998265592" calcext:value-type="float">
            <text:p>1,20411998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LOG([.P29])" office:value-type="float" office:value="1.80617997398389" calcext:value-type="float">
            <text:p>1,806179974</text:p>
          </table:table-cell>
          <table:table-cell table:formula="of:=LOG([.Q29])" office:value-type="float" office:value="1.20411998265592" calcext:value-type="float">
            <text:p>1,20411998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LOG([.U29])" office:value-type="float" office:value="1.80617997398389" calcext:value-type="float">
            <text:p>1,806179974</text:p>
          </table:table-cell>
          <table:table-cell table:formula="of:=LOG([.V29])" office:value-type="float" office:value="1.20411998265592" calcext:value-type="float">
            <text:p>1,20411998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LOG([.Z29])" office:value-type="float" office:value="1.80617997398389" calcext:value-type="float">
            <text:p>1,806179974</text:p>
          </table:table-cell>
          <table:table-cell table:formula="of:=LOG([.AA29])" office:value-type="float" office:value="1.20411998265592" calcext:value-type="float">
            <text:p>1,20411998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LOG([.AE29])" office:value-type="float" office:value="1.80617997398389" calcext:value-type="float">
            <text:p>1,806179974</text:p>
          </table:table-cell>
          <table:table-cell table:formula="of:=LOG([.AF29])" office:value-type="float" office:value="1.20411998265592" calcext:value-type="float">
            <text:p>1,20411998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LOG([.AJ29])" office:value-type="float" office:value="1.80617997398389" calcext:value-type="float">
            <text:p>1,806179974</text:p>
          </table:table-cell>
          <table:table-cell table:formula="of:=LOG([.AK29])" office:value-type="float" office:value="1.20411998265592" calcext:value-type="float">
            <text:p>1,2041199827</text:p>
          </table:table-cell>
        </table:table-row>
        <table:table-row table:style-name="ro1">
          <table:table-cell office:value-type="float" office:value="66.56" calcext:value-type="float">
            <text:p>66,56</text:p>
          </table:table-cell>
          <table:table-cell office:value-type="float" office:value="16" calcext:value-type="float">
            <text:p>16</text:p>
          </table:table-cell>
          <table:table-cell table:formula="of:=LOG([.A30])" office:value-type="float" office:value="1.82321331328267" calcext:value-type="float">
            <text:p>1,8232133133</text:p>
          </table:table-cell>
          <table:table-cell table:formula="of:=LOG([.B30])" office:value-type="float" office:value="1.20411998265592" calcext:value-type="float">
            <text:p>1,2041199827</text:p>
          </table:table-cell>
          <table:table-cell/>
          <table:table-cell office:value-type="float" office:value="66.56" calcext:value-type="float">
            <text:p>66,56</text:p>
          </table:table-cell>
          <table:table-cell office:value-type="float" office:value="16" calcext:value-type="float">
            <text:p>16</text:p>
          </table:table-cell>
          <table:table-cell table:formula="of:=LOG([.F30])" office:value-type="float" office:value="1.82321331328267" calcext:value-type="float">
            <text:p>1,8232133133</text:p>
          </table:table-cell>
          <table:table-cell table:formula="of:=LOG([.G30])" office:value-type="float" office:value="1.20411998265592" calcext:value-type="float">
            <text:p>1,2041199827</text:p>
          </table:table-cell>
          <table:table-cell/>
          <table:table-cell office:value-type="float" office:value="66.56" calcext:value-type="float">
            <text:p>66,56</text:p>
          </table:table-cell>
          <table:table-cell office:value-type="float" office:value="16" calcext:value-type="float">
            <text:p>16</text:p>
          </table:table-cell>
          <table:table-cell table:formula="of:=LOG([.K30])" office:value-type="float" office:value="1.82321331328267" calcext:value-type="float">
            <text:p>1,8232133133</text:p>
          </table:table-cell>
          <table:table-cell table:formula="of:=LOG([.L30])" office:value-type="float" office:value="1.20411998265592" calcext:value-type="float">
            <text:p>1,2041199827</text:p>
          </table:table-cell>
          <table:table-cell/>
          <table:table-cell office:value-type="float" office:value="66.56" calcext:value-type="float">
            <text:p>66,56</text:p>
          </table:table-cell>
          <table:table-cell office:value-type="float" office:value="16" calcext:value-type="float">
            <text:p>16</text:p>
          </table:table-cell>
          <table:table-cell table:formula="of:=LOG([.P30])" office:value-type="float" office:value="1.82321331328267" calcext:value-type="float">
            <text:p>1,8232133133</text:p>
          </table:table-cell>
          <table:table-cell table:formula="of:=LOG([.Q30])" office:value-type="float" office:value="1.20411998265592" calcext:value-type="float">
            <text:p>1,2041199827</text:p>
          </table:table-cell>
          <table:table-cell/>
          <table:table-cell office:value-type="float" office:value="66.56" calcext:value-type="float">
            <text:p>66,56</text:p>
          </table:table-cell>
          <table:table-cell office:value-type="float" office:value="16" calcext:value-type="float">
            <text:p>16</text:p>
          </table:table-cell>
          <table:table-cell table:formula="of:=LOG([.U30])" office:value-type="float" office:value="1.82321331328267" calcext:value-type="float">
            <text:p>1,8232133133</text:p>
          </table:table-cell>
          <table:table-cell table:formula="of:=LOG([.V30])" office:value-type="float" office:value="1.20411998265592" calcext:value-type="float">
            <text:p>1,2041199827</text:p>
          </table:table-cell>
          <table:table-cell/>
          <table:table-cell office:value-type="float" office:value="66.56" calcext:value-type="float">
            <text:p>66,56</text:p>
          </table:table-cell>
          <table:table-cell office:value-type="float" office:value="16" calcext:value-type="float">
            <text:p>16</text:p>
          </table:table-cell>
          <table:table-cell table:formula="of:=LOG([.Z30])" office:value-type="float" office:value="1.82321331328267" calcext:value-type="float">
            <text:p>1,8232133133</text:p>
          </table:table-cell>
          <table:table-cell table:formula="of:=LOG([.AA30])" office:value-type="float" office:value="1.20411998265592" calcext:value-type="float">
            <text:p>1,2041199827</text:p>
          </table:table-cell>
          <table:table-cell/>
          <table:table-cell office:value-type="float" office:value="66.56" calcext:value-type="float">
            <text:p>66,56</text:p>
          </table:table-cell>
          <table:table-cell office:value-type="float" office:value="16" calcext:value-type="float">
            <text:p>16</text:p>
          </table:table-cell>
          <table:table-cell table:formula="of:=LOG([.AE30])" office:value-type="float" office:value="1.82321331328267" calcext:value-type="float">
            <text:p>1,8232133133</text:p>
          </table:table-cell>
          <table:table-cell table:formula="of:=LOG([.AF30])" office:value-type="float" office:value="1.20411998265592" calcext:value-type="float">
            <text:p>1,2041199827</text:p>
          </table:table-cell>
          <table:table-cell/>
          <table:table-cell office:value-type="float" office:value="66.56" calcext:value-type="float">
            <text:p>66,56</text:p>
          </table:table-cell>
          <table:table-cell office:value-type="float" office:value="16" calcext:value-type="float">
            <text:p>16</text:p>
          </table:table-cell>
          <table:table-cell table:formula="of:=LOG([.AJ30])" office:value-type="float" office:value="1.82321331328267" calcext:value-type="float">
            <text:p>1,8232133133</text:p>
          </table:table-cell>
          <table:table-cell table:formula="of:=LOG([.AK30])" office:value-type="float" office:value="1.20411998265592" calcext:value-type="float">
            <text:p>1,2041199827</text:p>
          </table:table-cell>
        </table:table-row>
        <table:table-row table:style-name="ro1">
          <table:table-cell office:value-type="float" office:value="69.12" calcext:value-type="float">
            <text:p>69,12</text:p>
          </table:table-cell>
          <table:table-cell office:value-type="float" office:value="16" calcext:value-type="float">
            <text:p>16</text:p>
          </table:table-cell>
          <table:table-cell table:formula="of:=LOG([.A31])" office:value-type="float" office:value="1.83960372947084" calcext:value-type="float">
            <text:p>1,8396037295</text:p>
          </table:table-cell>
          <table:table-cell table:formula="of:=LOG([.B31])" office:value-type="float" office:value="1.20411998265592" calcext:value-type="float">
            <text:p>1,2041199827</text:p>
          </table:table-cell>
          <table:table-cell/>
          <table:table-cell office:value-type="float" office:value="69.12" calcext:value-type="float">
            <text:p>69,12</text:p>
          </table:table-cell>
          <table:table-cell office:value-type="float" office:value="16" calcext:value-type="float">
            <text:p>16</text:p>
          </table:table-cell>
          <table:table-cell table:formula="of:=LOG([.F31])" office:value-type="float" office:value="1.83960372947084" calcext:value-type="float">
            <text:p>1,8396037295</text:p>
          </table:table-cell>
          <table:table-cell table:formula="of:=LOG([.G31])" office:value-type="float" office:value="1.20411998265592" calcext:value-type="float">
            <text:p>1,2041199827</text:p>
          </table:table-cell>
          <table:table-cell/>
          <table:table-cell office:value-type="float" office:value="69.12" calcext:value-type="float">
            <text:p>69,12</text:p>
          </table:table-cell>
          <table:table-cell office:value-type="float" office:value="16" calcext:value-type="float">
            <text:p>16</text:p>
          </table:table-cell>
          <table:table-cell table:formula="of:=LOG([.K31])" office:value-type="float" office:value="1.83960372947084" calcext:value-type="float">
            <text:p>1,8396037295</text:p>
          </table:table-cell>
          <table:table-cell table:formula="of:=LOG([.L31])" office:value-type="float" office:value="1.20411998265592" calcext:value-type="float">
            <text:p>1,2041199827</text:p>
          </table:table-cell>
          <table:table-cell/>
          <table:table-cell office:value-type="float" office:value="69.12" calcext:value-type="float">
            <text:p>69,12</text:p>
          </table:table-cell>
          <table:table-cell office:value-type="float" office:value="16" calcext:value-type="float">
            <text:p>16</text:p>
          </table:table-cell>
          <table:table-cell table:formula="of:=LOG([.P31])" office:value-type="float" office:value="1.83960372947084" calcext:value-type="float">
            <text:p>1,8396037295</text:p>
          </table:table-cell>
          <table:table-cell table:formula="of:=LOG([.Q31])" office:value-type="float" office:value="1.20411998265592" calcext:value-type="float">
            <text:p>1,2041199827</text:p>
          </table:table-cell>
          <table:table-cell/>
          <table:table-cell office:value-type="float" office:value="69.12" calcext:value-type="float">
            <text:p>69,12</text:p>
          </table:table-cell>
          <table:table-cell office:value-type="float" office:value="16" calcext:value-type="float">
            <text:p>16</text:p>
          </table:table-cell>
          <table:table-cell table:formula="of:=LOG([.U31])" office:value-type="float" office:value="1.83960372947084" calcext:value-type="float">
            <text:p>1,8396037295</text:p>
          </table:table-cell>
          <table:table-cell table:formula="of:=LOG([.V31])" office:value-type="float" office:value="1.20411998265592" calcext:value-type="float">
            <text:p>1,2041199827</text:p>
          </table:table-cell>
          <table:table-cell/>
          <table:table-cell office:value-type="float" office:value="69.12" calcext:value-type="float">
            <text:p>69,12</text:p>
          </table:table-cell>
          <table:table-cell office:value-type="float" office:value="16" calcext:value-type="float">
            <text:p>16</text:p>
          </table:table-cell>
          <table:table-cell table:formula="of:=LOG([.Z31])" office:value-type="float" office:value="1.83960372947084" calcext:value-type="float">
            <text:p>1,8396037295</text:p>
          </table:table-cell>
          <table:table-cell table:formula="of:=LOG([.AA31])" office:value-type="float" office:value="1.20411998265592" calcext:value-type="float">
            <text:p>1,2041199827</text:p>
          </table:table-cell>
          <table:table-cell/>
          <table:table-cell office:value-type="float" office:value="69.12" calcext:value-type="float">
            <text:p>69,12</text:p>
          </table:table-cell>
          <table:table-cell office:value-type="float" office:value="16" calcext:value-type="float">
            <text:p>16</text:p>
          </table:table-cell>
          <table:table-cell table:formula="of:=LOG([.AE31])" office:value-type="float" office:value="1.83960372947084" calcext:value-type="float">
            <text:p>1,8396037295</text:p>
          </table:table-cell>
          <table:table-cell table:formula="of:=LOG([.AF31])" office:value-type="float" office:value="1.20411998265592" calcext:value-type="float">
            <text:p>1,2041199827</text:p>
          </table:table-cell>
          <table:table-cell/>
          <table:table-cell office:value-type="float" office:value="69.12" calcext:value-type="float">
            <text:p>69,12</text:p>
          </table:table-cell>
          <table:table-cell office:value-type="float" office:value="16" calcext:value-type="float">
            <text:p>16</text:p>
          </table:table-cell>
          <table:table-cell table:formula="of:=LOG([.AJ31])" office:value-type="float" office:value="1.83960372947084" calcext:value-type="float">
            <text:p>1,8396037295</text:p>
          </table:table-cell>
          <table:table-cell table:formula="of:=LOG([.AK31])" office:value-type="float" office:value="1.20411998265592" calcext:value-type="float">
            <text:p>1,2041199827</text:p>
          </table:table-cell>
        </table:table-row>
        <table:table-row table:style-name="ro1">
          <table:table-cell office:value-type="float" office:value="71.68" calcext:value-type="float">
            <text:p>71,68</text:p>
          </table:table-cell>
          <table:table-cell office:value-type="float" office:value="16" calcext:value-type="float">
            <text:p>16</text:p>
          </table:table-cell>
          <table:table-cell table:formula="of:=LOG([.A32])" office:value-type="float" office:value="1.85539799665407" calcext:value-type="float">
            <text:p>1,8553979967</text:p>
          </table:table-cell>
          <table:table-cell table:formula="of:=LOG([.B32])" office:value-type="float" office:value="1.20411998265592" calcext:value-type="float">
            <text:p>1,2041199827</text:p>
          </table:table-cell>
          <table:table-cell/>
          <table:table-cell office:value-type="float" office:value="71.68" calcext:value-type="float">
            <text:p>71,68</text:p>
          </table:table-cell>
          <table:table-cell office:value-type="float" office:value="16" calcext:value-type="float">
            <text:p>16</text:p>
          </table:table-cell>
          <table:table-cell table:formula="of:=LOG([.F32])" office:value-type="float" office:value="1.85539799665407" calcext:value-type="float">
            <text:p>1,8553979967</text:p>
          </table:table-cell>
          <table:table-cell table:formula="of:=LOG([.G32])" office:value-type="float" office:value="1.20411998265592" calcext:value-type="float">
            <text:p>1,2041199827</text:p>
          </table:table-cell>
          <table:table-cell/>
          <table:table-cell office:value-type="float" office:value="71.68" calcext:value-type="float">
            <text:p>71,68</text:p>
          </table:table-cell>
          <table:table-cell office:value-type="float" office:value="16" calcext:value-type="float">
            <text:p>16</text:p>
          </table:table-cell>
          <table:table-cell table:formula="of:=LOG([.K32])" office:value-type="float" office:value="1.85539799665407" calcext:value-type="float">
            <text:p>1,8553979967</text:p>
          </table:table-cell>
          <table:table-cell table:formula="of:=LOG([.L32])" office:value-type="float" office:value="1.20411998265592" calcext:value-type="float">
            <text:p>1,2041199827</text:p>
          </table:table-cell>
          <table:table-cell/>
          <table:table-cell office:value-type="float" office:value="71.68" calcext:value-type="float">
            <text:p>71,68</text:p>
          </table:table-cell>
          <table:table-cell office:value-type="float" office:value="16" calcext:value-type="float">
            <text:p>16</text:p>
          </table:table-cell>
          <table:table-cell table:formula="of:=LOG([.P32])" office:value-type="float" office:value="1.85539799665407" calcext:value-type="float">
            <text:p>1,8553979967</text:p>
          </table:table-cell>
          <table:table-cell table:formula="of:=LOG([.Q32])" office:value-type="float" office:value="1.20411998265592" calcext:value-type="float">
            <text:p>1,2041199827</text:p>
          </table:table-cell>
          <table:table-cell/>
          <table:table-cell office:value-type="float" office:value="71.68" calcext:value-type="float">
            <text:p>71,68</text:p>
          </table:table-cell>
          <table:table-cell office:value-type="float" office:value="16" calcext:value-type="float">
            <text:p>16</text:p>
          </table:table-cell>
          <table:table-cell table:formula="of:=LOG([.U32])" office:value-type="float" office:value="1.85539799665407" calcext:value-type="float">
            <text:p>1,8553979967</text:p>
          </table:table-cell>
          <table:table-cell table:formula="of:=LOG([.V32])" office:value-type="float" office:value="1.20411998265592" calcext:value-type="float">
            <text:p>1,2041199827</text:p>
          </table:table-cell>
          <table:table-cell/>
          <table:table-cell office:value-type="float" office:value="71.68" calcext:value-type="float">
            <text:p>71,68</text:p>
          </table:table-cell>
          <table:table-cell office:value-type="float" office:value="16" calcext:value-type="float">
            <text:p>16</text:p>
          </table:table-cell>
          <table:table-cell table:formula="of:=LOG([.Z32])" office:value-type="float" office:value="1.85539799665407" calcext:value-type="float">
            <text:p>1,8553979967</text:p>
          </table:table-cell>
          <table:table-cell table:formula="of:=LOG([.AA32])" office:value-type="float" office:value="1.20411998265592" calcext:value-type="float">
            <text:p>1,2041199827</text:p>
          </table:table-cell>
          <table:table-cell/>
          <table:table-cell office:value-type="float" office:value="71.68" calcext:value-type="float">
            <text:p>71,68</text:p>
          </table:table-cell>
          <table:table-cell office:value-type="float" office:value="16" calcext:value-type="float">
            <text:p>16</text:p>
          </table:table-cell>
          <table:table-cell table:formula="of:=LOG([.AE32])" office:value-type="float" office:value="1.85539799665407" calcext:value-type="float">
            <text:p>1,8553979967</text:p>
          </table:table-cell>
          <table:table-cell table:formula="of:=LOG([.AF32])" office:value-type="float" office:value="1.20411998265592" calcext:value-type="float">
            <text:p>1,2041199827</text:p>
          </table:table-cell>
          <table:table-cell/>
          <table:table-cell office:value-type="float" office:value="71.68" calcext:value-type="float">
            <text:p>71,68</text:p>
          </table:table-cell>
          <table:table-cell office:value-type="float" office:value="16" calcext:value-type="float">
            <text:p>16</text:p>
          </table:table-cell>
          <table:table-cell table:formula="of:=LOG([.AJ32])" office:value-type="float" office:value="1.85539799665407" calcext:value-type="float">
            <text:p>1,8553979967</text:p>
          </table:table-cell>
          <table:table-cell table:formula="of:=LOG([.AK32])" office:value-type="float" office:value="1.20411998265592" calcext:value-type="float">
            <text:p>1,2041199827</text:p>
          </table:table-cell>
        </table:table-row>
        <table:table-row table:style-name="ro1">
          <table:table-cell office:value-type="float" office:value="74.24" calcext:value-type="float">
            <text:p>74,24</text:p>
          </table:table-cell>
          <table:table-cell office:value-type="float" office:value="16" calcext:value-type="float">
            <text:p>16</text:p>
          </table:table-cell>
          <table:table-cell table:formula="of:=LOG([.A33])" office:value-type="float" office:value="1.87063796321081" calcext:value-type="float">
            <text:p>1,8706379632</text:p>
          </table:table-cell>
          <table:table-cell table:formula="of:=LOG([.B33])" office:value-type="float" office:value="1.20411998265592" calcext:value-type="float">
            <text:p>1,2041199827</text:p>
          </table:table-cell>
          <table:table-cell/>
          <table:table-cell office:value-type="float" office:value="74.24" calcext:value-type="float">
            <text:p>74,24</text:p>
          </table:table-cell>
          <table:table-cell office:value-type="float" office:value="16" calcext:value-type="float">
            <text:p>16</text:p>
          </table:table-cell>
          <table:table-cell table:formula="of:=LOG([.F33])" office:value-type="float" office:value="1.87063796321081" calcext:value-type="float">
            <text:p>1,8706379632</text:p>
          </table:table-cell>
          <table:table-cell table:formula="of:=LOG([.G33])" office:value-type="float" office:value="1.20411998265592" calcext:value-type="float">
            <text:p>1,2041199827</text:p>
          </table:table-cell>
          <table:table-cell/>
          <table:table-cell office:value-type="float" office:value="74.24" calcext:value-type="float">
            <text:p>74,24</text:p>
          </table:table-cell>
          <table:table-cell office:value-type="float" office:value="16" calcext:value-type="float">
            <text:p>16</text:p>
          </table:table-cell>
          <table:table-cell table:formula="of:=LOG([.K33])" office:value-type="float" office:value="1.87063796321081" calcext:value-type="float">
            <text:p>1,8706379632</text:p>
          </table:table-cell>
          <table:table-cell table:formula="of:=LOG([.L33])" office:value-type="float" office:value="1.20411998265592" calcext:value-type="float">
            <text:p>1,2041199827</text:p>
          </table:table-cell>
          <table:table-cell/>
          <table:table-cell office:value-type="float" office:value="74.24" calcext:value-type="float">
            <text:p>74,24</text:p>
          </table:table-cell>
          <table:table-cell office:value-type="float" office:value="16" calcext:value-type="float">
            <text:p>16</text:p>
          </table:table-cell>
          <table:table-cell table:formula="of:=LOG([.P33])" office:value-type="float" office:value="1.87063796321081" calcext:value-type="float">
            <text:p>1,8706379632</text:p>
          </table:table-cell>
          <table:table-cell table:formula="of:=LOG([.Q33])" office:value-type="float" office:value="1.20411998265592" calcext:value-type="float">
            <text:p>1,2041199827</text:p>
          </table:table-cell>
          <table:table-cell/>
          <table:table-cell office:value-type="float" office:value="74.24" calcext:value-type="float">
            <text:p>74,24</text:p>
          </table:table-cell>
          <table:table-cell office:value-type="float" office:value="16" calcext:value-type="float">
            <text:p>16</text:p>
          </table:table-cell>
          <table:table-cell table:formula="of:=LOG([.U33])" office:value-type="float" office:value="1.87063796321081" calcext:value-type="float">
            <text:p>1,8706379632</text:p>
          </table:table-cell>
          <table:table-cell table:formula="of:=LOG([.V33])" office:value-type="float" office:value="1.20411998265592" calcext:value-type="float">
            <text:p>1,2041199827</text:p>
          </table:table-cell>
          <table:table-cell/>
          <table:table-cell office:value-type="float" office:value="74.24" calcext:value-type="float">
            <text:p>74,24</text:p>
          </table:table-cell>
          <table:table-cell office:value-type="float" office:value="16" calcext:value-type="float">
            <text:p>16</text:p>
          </table:table-cell>
          <table:table-cell table:formula="of:=LOG([.Z33])" office:value-type="float" office:value="1.87063796321081" calcext:value-type="float">
            <text:p>1,8706379632</text:p>
          </table:table-cell>
          <table:table-cell table:formula="of:=LOG([.AA33])" office:value-type="float" office:value="1.20411998265592" calcext:value-type="float">
            <text:p>1,2041199827</text:p>
          </table:table-cell>
          <table:table-cell/>
          <table:table-cell office:value-type="float" office:value="74.24" calcext:value-type="float">
            <text:p>74,24</text:p>
          </table:table-cell>
          <table:table-cell office:value-type="float" office:value="16" calcext:value-type="float">
            <text:p>16</text:p>
          </table:table-cell>
          <table:table-cell table:formula="of:=LOG([.AE33])" office:value-type="float" office:value="1.87063796321081" calcext:value-type="float">
            <text:p>1,8706379632</text:p>
          </table:table-cell>
          <table:table-cell table:formula="of:=LOG([.AF33])" office:value-type="float" office:value="1.20411998265592" calcext:value-type="float">
            <text:p>1,2041199827</text:p>
          </table:table-cell>
          <table:table-cell/>
          <table:table-cell office:value-type="float" office:value="74.24" calcext:value-type="float">
            <text:p>74,24</text:p>
          </table:table-cell>
          <table:table-cell office:value-type="float" office:value="16" calcext:value-type="float">
            <text:p>16</text:p>
          </table:table-cell>
          <table:table-cell table:formula="of:=LOG([.AJ33])" office:value-type="float" office:value="1.87063796321081" calcext:value-type="float">
            <text:p>1,8706379632</text:p>
          </table:table-cell>
          <table:table-cell table:formula="of:=LOG([.AK33])" office:value-type="float" office:value="1.20411998265592" calcext:value-type="float">
            <text:p>1,2041199827</text:p>
          </table:table-cell>
        </table:table-row>
        <table:table-row table:style-name="ro1">
          <table:table-cell office:value-type="float" office:value="76.8" calcext:value-type="float">
            <text:p>76,8</text:p>
          </table:table-cell>
          <table:table-cell office:value-type="float" office:value="16" calcext:value-type="float">
            <text:p>16</text:p>
          </table:table-cell>
          <table:table-cell table:formula="of:=LOG([.A34])" office:value-type="float" office:value="1.88536122003151" calcext:value-type="float">
            <text:p>1,88536122</text:p>
          </table:table-cell>
          <table:table-cell table:formula="of:=LOG([.B34])" office:value-type="float" office:value="1.20411998265592" calcext:value-type="float">
            <text:p>1,2041199827</text:p>
          </table:table-cell>
          <table:table-cell/>
          <table:table-cell office:value-type="float" office:value="76.8" calcext:value-type="float">
            <text:p>76,8</text:p>
          </table:table-cell>
          <table:table-cell office:value-type="float" office:value="16" calcext:value-type="float">
            <text:p>16</text:p>
          </table:table-cell>
          <table:table-cell table:formula="of:=LOG([.F34])" office:value-type="float" office:value="1.88536122003151" calcext:value-type="float">
            <text:p>1,88536122</text:p>
          </table:table-cell>
          <table:table-cell table:formula="of:=LOG([.G34])" office:value-type="float" office:value="1.20411998265592" calcext:value-type="float">
            <text:p>1,2041199827</text:p>
          </table:table-cell>
          <table:table-cell/>
          <table:table-cell office:value-type="float" office:value="76.8" calcext:value-type="float">
            <text:p>76,8</text:p>
          </table:table-cell>
          <table:table-cell office:value-type="float" office:value="16" calcext:value-type="float">
            <text:p>16</text:p>
          </table:table-cell>
          <table:table-cell table:formula="of:=LOG([.K34])" office:value-type="float" office:value="1.88536122003151" calcext:value-type="float">
            <text:p>1,88536122</text:p>
          </table:table-cell>
          <table:table-cell table:formula="of:=LOG([.L34])" office:value-type="float" office:value="1.20411998265592" calcext:value-type="float">
            <text:p>1,2041199827</text:p>
          </table:table-cell>
          <table:table-cell/>
          <table:table-cell office:value-type="float" office:value="76.8" calcext:value-type="float">
            <text:p>76,8</text:p>
          </table:table-cell>
          <table:table-cell office:value-type="float" office:value="16" calcext:value-type="float">
            <text:p>16</text:p>
          </table:table-cell>
          <table:table-cell table:formula="of:=LOG([.P34])" office:value-type="float" office:value="1.88536122003151" calcext:value-type="float">
            <text:p>1,88536122</text:p>
          </table:table-cell>
          <table:table-cell table:formula="of:=LOG([.Q34])" office:value-type="float" office:value="1.20411998265592" calcext:value-type="float">
            <text:p>1,2041199827</text:p>
          </table:table-cell>
          <table:table-cell/>
          <table:table-cell office:value-type="float" office:value="76.8" calcext:value-type="float">
            <text:p>76,8</text:p>
          </table:table-cell>
          <table:table-cell office:value-type="float" office:value="16" calcext:value-type="float">
            <text:p>16</text:p>
          </table:table-cell>
          <table:table-cell table:formula="of:=LOG([.U34])" office:value-type="float" office:value="1.88536122003151" calcext:value-type="float">
            <text:p>1,88536122</text:p>
          </table:table-cell>
          <table:table-cell table:formula="of:=LOG([.V34])" office:value-type="float" office:value="1.20411998265592" calcext:value-type="float">
            <text:p>1,2041199827</text:p>
          </table:table-cell>
          <table:table-cell/>
          <table:table-cell office:value-type="float" office:value="76.8" calcext:value-type="float">
            <text:p>76,8</text:p>
          </table:table-cell>
          <table:table-cell office:value-type="float" office:value="16" calcext:value-type="float">
            <text:p>16</text:p>
          </table:table-cell>
          <table:table-cell table:formula="of:=LOG([.Z34])" office:value-type="float" office:value="1.88536122003151" calcext:value-type="float">
            <text:p>1,88536122</text:p>
          </table:table-cell>
          <table:table-cell table:formula="of:=LOG([.AA34])" office:value-type="float" office:value="1.20411998265592" calcext:value-type="float">
            <text:p>1,2041199827</text:p>
          </table:table-cell>
          <table:table-cell/>
          <table:table-cell office:value-type="float" office:value="76.8" calcext:value-type="float">
            <text:p>76,8</text:p>
          </table:table-cell>
          <table:table-cell office:value-type="float" office:value="16" calcext:value-type="float">
            <text:p>16</text:p>
          </table:table-cell>
          <table:table-cell table:formula="of:=LOG([.AE34])" office:value-type="float" office:value="1.88536122003151" calcext:value-type="float">
            <text:p>1,88536122</text:p>
          </table:table-cell>
          <table:table-cell table:formula="of:=LOG([.AF34])" office:value-type="float" office:value="1.20411998265592" calcext:value-type="float">
            <text:p>1,2041199827</text:p>
          </table:table-cell>
          <table:table-cell/>
          <table:table-cell office:value-type="float" office:value="76.8" calcext:value-type="float">
            <text:p>76,8</text:p>
          </table:table-cell>
          <table:table-cell office:value-type="float" office:value="16" calcext:value-type="float">
            <text:p>16</text:p>
          </table:table-cell>
          <table:table-cell table:formula="of:=LOG([.AJ34])" office:value-type="float" office:value="1.88536122003151" calcext:value-type="float">
            <text:p>1,88536122</text:p>
          </table:table-cell>
          <table:table-cell table:formula="of:=LOG([.AK34])" office:value-type="float" office:value="1.20411998265592" calcext:value-type="float">
            <text:p>1,2041199827</text:p>
          </table:table-cell>
        </table:table-row>
        <table:table-row table:style-name="ro1">
          <table:table-cell office:value-type="float" office:value="79.36" calcext:value-type="float">
            <text:p>79,36</text:p>
          </table:table-cell>
          <table:table-cell office:value-type="float" office:value="16" calcext:value-type="float">
            <text:p>16</text:p>
          </table:table-cell>
          <table:table-cell table:formula="of:=LOG([.A35])" office:value-type="float" office:value="1.89960165914612" calcext:value-type="float">
            <text:p>1,8996016591</text:p>
          </table:table-cell>
          <table:table-cell table:formula="of:=LOG([.B35])" office:value-type="float" office:value="1.20411998265592" calcext:value-type="float">
            <text:p>1,2041199827</text:p>
          </table:table-cell>
          <table:table-cell/>
          <table:table-cell office:value-type="float" office:value="79.36" calcext:value-type="float">
            <text:p>79,36</text:p>
          </table:table-cell>
          <table:table-cell office:value-type="float" office:value="16" calcext:value-type="float">
            <text:p>16</text:p>
          </table:table-cell>
          <table:table-cell table:formula="of:=LOG([.F35])" office:value-type="float" office:value="1.89960165914612" calcext:value-type="float">
            <text:p>1,8996016591</text:p>
          </table:table-cell>
          <table:table-cell table:formula="of:=LOG([.G35])" office:value-type="float" office:value="1.20411998265592" calcext:value-type="float">
            <text:p>1,2041199827</text:p>
          </table:table-cell>
          <table:table-cell/>
          <table:table-cell office:value-type="float" office:value="79.36" calcext:value-type="float">
            <text:p>79,36</text:p>
          </table:table-cell>
          <table:table-cell office:value-type="float" office:value="16" calcext:value-type="float">
            <text:p>16</text:p>
          </table:table-cell>
          <table:table-cell table:formula="of:=LOG([.K35])" office:value-type="float" office:value="1.89960165914612" calcext:value-type="float">
            <text:p>1,8996016591</text:p>
          </table:table-cell>
          <table:table-cell table:formula="of:=LOG([.L35])" office:value-type="float" office:value="1.20411998265592" calcext:value-type="float">
            <text:p>1,2041199827</text:p>
          </table:table-cell>
          <table:table-cell/>
          <table:table-cell office:value-type="float" office:value="79.36" calcext:value-type="float">
            <text:p>79,36</text:p>
          </table:table-cell>
          <table:table-cell office:value-type="float" office:value="16" calcext:value-type="float">
            <text:p>16</text:p>
          </table:table-cell>
          <table:table-cell table:formula="of:=LOG([.P35])" office:value-type="float" office:value="1.89960165914612" calcext:value-type="float">
            <text:p>1,8996016591</text:p>
          </table:table-cell>
          <table:table-cell table:formula="of:=LOG([.Q35])" office:value-type="float" office:value="1.20411998265592" calcext:value-type="float">
            <text:p>1,2041199827</text:p>
          </table:table-cell>
          <table:table-cell/>
          <table:table-cell office:value-type="float" office:value="79.36" calcext:value-type="float">
            <text:p>79,36</text:p>
          </table:table-cell>
          <table:table-cell office:value-type="float" office:value="16" calcext:value-type="float">
            <text:p>16</text:p>
          </table:table-cell>
          <table:table-cell table:formula="of:=LOG([.U35])" office:value-type="float" office:value="1.89960165914612" calcext:value-type="float">
            <text:p>1,8996016591</text:p>
          </table:table-cell>
          <table:table-cell table:formula="of:=LOG([.V35])" office:value-type="float" office:value="1.20411998265592" calcext:value-type="float">
            <text:p>1,2041199827</text:p>
          </table:table-cell>
          <table:table-cell/>
          <table:table-cell office:value-type="float" office:value="79.36" calcext:value-type="float">
            <text:p>79,36</text:p>
          </table:table-cell>
          <table:table-cell office:value-type="float" office:value="16" calcext:value-type="float">
            <text:p>16</text:p>
          </table:table-cell>
          <table:table-cell table:formula="of:=LOG([.Z35])" office:value-type="float" office:value="1.89960165914612" calcext:value-type="float">
            <text:p>1,8996016591</text:p>
          </table:table-cell>
          <table:table-cell table:formula="of:=LOG([.AA35])" office:value-type="float" office:value="1.20411998265592" calcext:value-type="float">
            <text:p>1,2041199827</text:p>
          </table:table-cell>
          <table:table-cell/>
          <table:table-cell office:value-type="float" office:value="79.36" calcext:value-type="float">
            <text:p>79,36</text:p>
          </table:table-cell>
          <table:table-cell office:value-type="float" office:value="16" calcext:value-type="float">
            <text:p>16</text:p>
          </table:table-cell>
          <table:table-cell table:formula="of:=LOG([.AE35])" office:value-type="float" office:value="1.89960165914612" calcext:value-type="float">
            <text:p>1,8996016591</text:p>
          </table:table-cell>
          <table:table-cell table:formula="of:=LOG([.AF35])" office:value-type="float" office:value="1.20411998265592" calcext:value-type="float">
            <text:p>1,2041199827</text:p>
          </table:table-cell>
          <table:table-cell/>
          <table:table-cell office:value-type="float" office:value="79.36" calcext:value-type="float">
            <text:p>79,36</text:p>
          </table:table-cell>
          <table:table-cell office:value-type="float" office:value="16" calcext:value-type="float">
            <text:p>16</text:p>
          </table:table-cell>
          <table:table-cell table:formula="of:=LOG([.AJ35])" office:value-type="float" office:value="1.89960165914612" calcext:value-type="float">
            <text:p>1,8996016591</text:p>
          </table:table-cell>
          <table:table-cell table:formula="of:=LOG([.AK35])" office:value-type="float" office:value="1.20411998265592" calcext:value-type="float">
            <text:p>1,2041199827</text:p>
          </table:table-cell>
        </table:table-row>
        <table:table-row table:style-name="ro1">
          <table:table-cell office:value-type="float" office:value="81.92" calcext:value-type="float">
            <text:p>81,92</text:p>
          </table:table-cell>
          <table:table-cell office:value-type="float" office:value="16" calcext:value-type="float">
            <text:p>16</text:p>
          </table:table-cell>
          <table:table-cell table:formula="of:=LOG([.A36])" office:value-type="float" office:value="1.91338994363176" calcext:value-type="float">
            <text:p>1,9133899436</text:p>
          </table:table-cell>
          <table:table-cell table:formula="of:=LOG([.B36])" office:value-type="float" office:value="1.20411998265592" calcext:value-type="float">
            <text:p>1,2041199827</text:p>
          </table:table-cell>
          <table:table-cell/>
          <table:table-cell office:value-type="float" office:value="81.92" calcext:value-type="float">
            <text:p>81,92</text:p>
          </table:table-cell>
          <table:table-cell office:value-type="float" office:value="16" calcext:value-type="float">
            <text:p>16</text:p>
          </table:table-cell>
          <table:table-cell table:formula="of:=LOG([.F36])" office:value-type="float" office:value="1.91338994363176" calcext:value-type="float">
            <text:p>1,9133899436</text:p>
          </table:table-cell>
          <table:table-cell table:formula="of:=LOG([.G36])" office:value-type="float" office:value="1.20411998265592" calcext:value-type="float">
            <text:p>1,2041199827</text:p>
          </table:table-cell>
          <table:table-cell/>
          <table:table-cell office:value-type="float" office:value="81.92" calcext:value-type="float">
            <text:p>81,92</text:p>
          </table:table-cell>
          <table:table-cell office:value-type="float" office:value="16" calcext:value-type="float">
            <text:p>16</text:p>
          </table:table-cell>
          <table:table-cell table:formula="of:=LOG([.K36])" office:value-type="float" office:value="1.91338994363176" calcext:value-type="float">
            <text:p>1,9133899436</text:p>
          </table:table-cell>
          <table:table-cell table:formula="of:=LOG([.L36])" office:value-type="float" office:value="1.20411998265592" calcext:value-type="float">
            <text:p>1,2041199827</text:p>
          </table:table-cell>
          <table:table-cell/>
          <table:table-cell office:value-type="float" office:value="81.92" calcext:value-type="float">
            <text:p>81,92</text:p>
          </table:table-cell>
          <table:table-cell office:value-type="float" office:value="16" calcext:value-type="float">
            <text:p>16</text:p>
          </table:table-cell>
          <table:table-cell table:formula="of:=LOG([.P36])" office:value-type="float" office:value="1.91338994363176" calcext:value-type="float">
            <text:p>1,9133899436</text:p>
          </table:table-cell>
          <table:table-cell table:formula="of:=LOG([.Q36])" office:value-type="float" office:value="1.20411998265592" calcext:value-type="float">
            <text:p>1,2041199827</text:p>
          </table:table-cell>
          <table:table-cell/>
          <table:table-cell office:value-type="float" office:value="81.92" calcext:value-type="float">
            <text:p>81,92</text:p>
          </table:table-cell>
          <table:table-cell office:value-type="float" office:value="16" calcext:value-type="float">
            <text:p>16</text:p>
          </table:table-cell>
          <table:table-cell table:formula="of:=LOG([.U36])" office:value-type="float" office:value="1.91338994363176" calcext:value-type="float">
            <text:p>1,9133899436</text:p>
          </table:table-cell>
          <table:table-cell table:formula="of:=LOG([.V36])" office:value-type="float" office:value="1.20411998265592" calcext:value-type="float">
            <text:p>1,2041199827</text:p>
          </table:table-cell>
          <table:table-cell/>
          <table:table-cell office:value-type="float" office:value="81.92" calcext:value-type="float">
            <text:p>81,92</text:p>
          </table:table-cell>
          <table:table-cell office:value-type="float" office:value="16" calcext:value-type="float">
            <text:p>16</text:p>
          </table:table-cell>
          <table:table-cell table:formula="of:=LOG([.Z36])" office:value-type="float" office:value="1.91338994363176" calcext:value-type="float">
            <text:p>1,9133899436</text:p>
          </table:table-cell>
          <table:table-cell table:formula="of:=LOG([.AA36])" office:value-type="float" office:value="1.20411998265592" calcext:value-type="float">
            <text:p>1,2041199827</text:p>
          </table:table-cell>
          <table:table-cell/>
          <table:table-cell office:value-type="float" office:value="81.92" calcext:value-type="float">
            <text:p>81,92</text:p>
          </table:table-cell>
          <table:table-cell office:value-type="float" office:value="16" calcext:value-type="float">
            <text:p>16</text:p>
          </table:table-cell>
          <table:table-cell table:formula="of:=LOG([.AE36])" office:value-type="float" office:value="1.91338994363176" calcext:value-type="float">
            <text:p>1,9133899436</text:p>
          </table:table-cell>
          <table:table-cell table:formula="of:=LOG([.AF36])" office:value-type="float" office:value="1.20411998265592" calcext:value-type="float">
            <text:p>1,2041199827</text:p>
          </table:table-cell>
          <table:table-cell/>
          <table:table-cell office:value-type="float" office:value="81.92" calcext:value-type="float">
            <text:p>81,92</text:p>
          </table:table-cell>
          <table:table-cell office:value-type="float" office:value="16" calcext:value-type="float">
            <text:p>16</text:p>
          </table:table-cell>
          <table:table-cell table:formula="of:=LOG([.AJ36])" office:value-type="float" office:value="1.91338994363176" calcext:value-type="float">
            <text:p>1,9133899436</text:p>
          </table:table-cell>
          <table:table-cell table:formula="of:=LOG([.AK36])" office:value-type="float" office:value="1.20411998265592" calcext:value-type="float">
            <text:p>1,2041199827</text:p>
          </table:table-cell>
        </table:table-row>
        <table:table-row table:style-name="ro1">
          <table:table-cell office:value-type="float" office:value="84.48" calcext:value-type="float">
            <text:p>84,48</text:p>
          </table:table-cell>
          <table:table-cell office:value-type="float" office:value="16" calcext:value-type="float">
            <text:p>16</text:p>
          </table:table-cell>
          <table:table-cell table:formula="of:=LOG([.A37])" office:value-type="float" office:value="1.92675390518974" calcext:value-type="float">
            <text:p>1,9267539052</text:p>
          </table:table-cell>
          <table:table-cell table:formula="of:=LOG([.B37])" office:value-type="float" office:value="1.20411998265592" calcext:value-type="float">
            <text:p>1,2041199827</text:p>
          </table:table-cell>
          <table:table-cell/>
          <table:table-cell office:value-type="float" office:value="84.48" calcext:value-type="float">
            <text:p>84,48</text:p>
          </table:table-cell>
          <table:table-cell office:value-type="float" office:value="16" calcext:value-type="float">
            <text:p>16</text:p>
          </table:table-cell>
          <table:table-cell table:formula="of:=LOG([.F37])" office:value-type="float" office:value="1.92675390518974" calcext:value-type="float">
            <text:p>1,9267539052</text:p>
          </table:table-cell>
          <table:table-cell table:formula="of:=LOG([.G37])" office:value-type="float" office:value="1.20411998265592" calcext:value-type="float">
            <text:p>1,2041199827</text:p>
          </table:table-cell>
          <table:table-cell/>
          <table:table-cell office:value-type="float" office:value="84.48" calcext:value-type="float">
            <text:p>84,48</text:p>
          </table:table-cell>
          <table:table-cell office:value-type="float" office:value="16" calcext:value-type="float">
            <text:p>16</text:p>
          </table:table-cell>
          <table:table-cell table:formula="of:=LOG([.K37])" office:value-type="float" office:value="1.92675390518974" calcext:value-type="float">
            <text:p>1,9267539052</text:p>
          </table:table-cell>
          <table:table-cell table:formula="of:=LOG([.L37])" office:value-type="float" office:value="1.20411998265592" calcext:value-type="float">
            <text:p>1,2041199827</text:p>
          </table:table-cell>
          <table:table-cell/>
          <table:table-cell office:value-type="float" office:value="84.48" calcext:value-type="float">
            <text:p>84,48</text:p>
          </table:table-cell>
          <table:table-cell office:value-type="float" office:value="16" calcext:value-type="float">
            <text:p>16</text:p>
          </table:table-cell>
          <table:table-cell table:formula="of:=LOG([.P37])" office:value-type="float" office:value="1.92675390518974" calcext:value-type="float">
            <text:p>1,9267539052</text:p>
          </table:table-cell>
          <table:table-cell table:formula="of:=LOG([.Q37])" office:value-type="float" office:value="1.20411998265592" calcext:value-type="float">
            <text:p>1,2041199827</text:p>
          </table:table-cell>
          <table:table-cell/>
          <table:table-cell office:value-type="float" office:value="84.48" calcext:value-type="float">
            <text:p>84,48</text:p>
          </table:table-cell>
          <table:table-cell office:value-type="float" office:value="16" calcext:value-type="float">
            <text:p>16</text:p>
          </table:table-cell>
          <table:table-cell table:formula="of:=LOG([.U37])" office:value-type="float" office:value="1.92675390518974" calcext:value-type="float">
            <text:p>1,9267539052</text:p>
          </table:table-cell>
          <table:table-cell table:formula="of:=LOG([.V37])" office:value-type="float" office:value="1.20411998265592" calcext:value-type="float">
            <text:p>1,2041199827</text:p>
          </table:table-cell>
          <table:table-cell/>
          <table:table-cell office:value-type="float" office:value="84.48" calcext:value-type="float">
            <text:p>84,48</text:p>
          </table:table-cell>
          <table:table-cell office:value-type="float" office:value="16" calcext:value-type="float">
            <text:p>16</text:p>
          </table:table-cell>
          <table:table-cell table:formula="of:=LOG([.Z37])" office:value-type="float" office:value="1.92675390518974" calcext:value-type="float">
            <text:p>1,9267539052</text:p>
          </table:table-cell>
          <table:table-cell table:formula="of:=LOG([.AA37])" office:value-type="float" office:value="1.20411998265592" calcext:value-type="float">
            <text:p>1,2041199827</text:p>
          </table:table-cell>
          <table:table-cell/>
          <table:table-cell office:value-type="float" office:value="84.48" calcext:value-type="float">
            <text:p>84,48</text:p>
          </table:table-cell>
          <table:table-cell office:value-type="float" office:value="16" calcext:value-type="float">
            <text:p>16</text:p>
          </table:table-cell>
          <table:table-cell table:formula="of:=LOG([.AE37])" office:value-type="float" office:value="1.92675390518974" calcext:value-type="float">
            <text:p>1,9267539052</text:p>
          </table:table-cell>
          <table:table-cell table:formula="of:=LOG([.AF37])" office:value-type="float" office:value="1.20411998265592" calcext:value-type="float">
            <text:p>1,2041199827</text:p>
          </table:table-cell>
          <table:table-cell/>
          <table:table-cell office:value-type="float" office:value="84.48" calcext:value-type="float">
            <text:p>84,48</text:p>
          </table:table-cell>
          <table:table-cell office:value-type="float" office:value="16" calcext:value-type="float">
            <text:p>16</text:p>
          </table:table-cell>
          <table:table-cell table:formula="of:=LOG([.AJ37])" office:value-type="float" office:value="1.92675390518974" calcext:value-type="float">
            <text:p>1,9267539052</text:p>
          </table:table-cell>
          <table:table-cell table:formula="of:=LOG([.AK37])" office:value-type="float" office:value="1.20411998265592" calcext:value-type="float">
            <text:p>1,2041199827</text:p>
          </table:table-cell>
        </table:table-row>
        <table:table-row table:style-name="ro1">
          <table:table-cell office:value-type="float" office:value="87.04" calcext:value-type="float">
            <text:p>87,04</text:p>
          </table:table-cell>
          <table:table-cell office:value-type="float" office:value="9" calcext:value-type="float">
            <text:p>9</text:p>
          </table:table-cell>
          <table:table-cell table:formula="of:=LOG([.A38])" office:value-type="float" office:value="1.9397188823541" calcext:value-type="float">
            <text:p>1,9397188824</text:p>
          </table:table-cell>
          <table:table-cell table:formula="of:=LOG([.B38])" office:value-type="float" office:value="0.954242509439325" calcext:value-type="float">
            <text:p>0,9542425094</text:p>
          </table:table-cell>
          <table:table-cell/>
          <table:table-cell office:value-type="float" office:value="87.04" calcext:value-type="float">
            <text:p>87,04</text:p>
          </table:table-cell>
          <table:table-cell office:value-type="float" office:value="9" calcext:value-type="float">
            <text:p>9</text:p>
          </table:table-cell>
          <table:table-cell table:formula="of:=LOG([.F38])" office:value-type="float" office:value="1.9397188823541" calcext:value-type="float">
            <text:p>1,9397188824</text:p>
          </table:table-cell>
          <table:table-cell table:formula="of:=LOG([.G38])" office:value-type="float" office:value="0.954242509439325" calcext:value-type="float">
            <text:p>0,9542425094</text:p>
          </table:table-cell>
          <table:table-cell/>
          <table:table-cell office:value-type="float" office:value="87.04" calcext:value-type="float">
            <text:p>87,04</text:p>
          </table:table-cell>
          <table:table-cell office:value-type="float" office:value="9" calcext:value-type="float">
            <text:p>9</text:p>
          </table:table-cell>
          <table:table-cell table:formula="of:=LOG([.K38])" office:value-type="float" office:value="1.9397188823541" calcext:value-type="float">
            <text:p>1,9397188824</text:p>
          </table:table-cell>
          <table:table-cell table:formula="of:=LOG([.L38])" office:value-type="float" office:value="0.954242509439325" calcext:value-type="float">
            <text:p>0,9542425094</text:p>
          </table:table-cell>
          <table:table-cell/>
          <table:table-cell office:value-type="float" office:value="87.04" calcext:value-type="float">
            <text:p>87,04</text:p>
          </table:table-cell>
          <table:table-cell office:value-type="float" office:value="9" calcext:value-type="float">
            <text:p>9</text:p>
          </table:table-cell>
          <table:table-cell table:formula="of:=LOG([.P38])" office:value-type="float" office:value="1.9397188823541" calcext:value-type="float">
            <text:p>1,9397188824</text:p>
          </table:table-cell>
          <table:table-cell table:formula="of:=LOG([.Q38])" office:value-type="float" office:value="0.954242509439325" calcext:value-type="float">
            <text:p>0,9542425094</text:p>
          </table:table-cell>
          <table:table-cell/>
          <table:table-cell office:value-type="float" office:value="87.04" calcext:value-type="float">
            <text:p>87,04</text:p>
          </table:table-cell>
          <table:table-cell office:value-type="float" office:value="9" calcext:value-type="float">
            <text:p>9</text:p>
          </table:table-cell>
          <table:table-cell table:formula="of:=LOG([.U38])" office:value-type="float" office:value="1.9397188823541" calcext:value-type="float">
            <text:p>1,9397188824</text:p>
          </table:table-cell>
          <table:table-cell table:formula="of:=LOG([.V38])" office:value-type="float" office:value="0.954242509439325" calcext:value-type="float">
            <text:p>0,9542425094</text:p>
          </table:table-cell>
          <table:table-cell/>
          <table:table-cell office:value-type="float" office:value="87.04" calcext:value-type="float">
            <text:p>87,04</text:p>
          </table:table-cell>
          <table:table-cell office:value-type="float" office:value="9" calcext:value-type="float">
            <text:p>9</text:p>
          </table:table-cell>
          <table:table-cell table:formula="of:=LOG([.Z38])" office:value-type="float" office:value="1.9397188823541" calcext:value-type="float">
            <text:p>1,9397188824</text:p>
          </table:table-cell>
          <table:table-cell table:formula="of:=LOG([.AA38])" office:value-type="float" office:value="0.954242509439325" calcext:value-type="float">
            <text:p>0,9542425094</text:p>
          </table:table-cell>
          <table:table-cell/>
          <table:table-cell office:value-type="float" office:value="87.04" calcext:value-type="float">
            <text:p>87,04</text:p>
          </table:table-cell>
          <table:table-cell office:value-type="float" office:value="9" calcext:value-type="float">
            <text:p>9</text:p>
          </table:table-cell>
          <table:table-cell table:formula="of:=LOG([.AE38])" office:value-type="float" office:value="1.9397188823541" calcext:value-type="float">
            <text:p>1,9397188824</text:p>
          </table:table-cell>
          <table:table-cell table:formula="of:=LOG([.AF38])" office:value-type="float" office:value="0.954242509439325" calcext:value-type="float">
            <text:p>0,9542425094</text:p>
          </table:table-cell>
          <table:table-cell/>
          <table:table-cell office:value-type="float" office:value="87.04" calcext:value-type="float">
            <text:p>87,04</text:p>
          </table:table-cell>
          <table:table-cell office:value-type="float" office:value="9" calcext:value-type="float">
            <text:p>9</text:p>
          </table:table-cell>
          <table:table-cell table:formula="of:=LOG([.AJ38])" office:value-type="float" office:value="1.9397188823541" calcext:value-type="float">
            <text:p>1,9397188824</text:p>
          </table:table-cell>
          <table:table-cell table:formula="of:=LOG([.AK38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89.6" calcext:value-type="float">
            <text:p>89,6</text:p>
          </table:table-cell>
          <table:table-cell office:value-type="float" office:value="9" calcext:value-type="float">
            <text:p>9</text:p>
          </table:table-cell>
          <table:table-cell table:formula="of:=LOG([.A39])" office:value-type="float" office:value="1.95230800966212" calcext:value-type="float">
            <text:p>1,9523080097</text:p>
          </table:table-cell>
          <table:table-cell table:formula="of:=LOG([.B39])" office:value-type="float" office:value="0.954242509439325" calcext:value-type="float">
            <text:p>0,9542425094</text:p>
          </table:table-cell>
          <table:table-cell/>
          <table:table-cell office:value-type="float" office:value="89.6" calcext:value-type="float">
            <text:p>89,6</text:p>
          </table:table-cell>
          <table:table-cell office:value-type="float" office:value="9" calcext:value-type="float">
            <text:p>9</text:p>
          </table:table-cell>
          <table:table-cell table:formula="of:=LOG([.F39])" office:value-type="float" office:value="1.95230800966212" calcext:value-type="float">
            <text:p>1,9523080097</text:p>
          </table:table-cell>
          <table:table-cell table:formula="of:=LOG([.G39])" office:value-type="float" office:value="0.954242509439325" calcext:value-type="float">
            <text:p>0,9542425094</text:p>
          </table:table-cell>
          <table:table-cell/>
          <table:table-cell office:value-type="float" office:value="89.6" calcext:value-type="float">
            <text:p>89,6</text:p>
          </table:table-cell>
          <table:table-cell office:value-type="float" office:value="9" calcext:value-type="float">
            <text:p>9</text:p>
          </table:table-cell>
          <table:table-cell table:formula="of:=LOG([.K39])" office:value-type="float" office:value="1.95230800966212" calcext:value-type="float">
            <text:p>1,9523080097</text:p>
          </table:table-cell>
          <table:table-cell table:formula="of:=LOG([.L39])" office:value-type="float" office:value="0.954242509439325" calcext:value-type="float">
            <text:p>0,9542425094</text:p>
          </table:table-cell>
          <table:table-cell/>
          <table:table-cell office:value-type="float" office:value="89.6" calcext:value-type="float">
            <text:p>89,6</text:p>
          </table:table-cell>
          <table:table-cell office:value-type="float" office:value="9" calcext:value-type="float">
            <text:p>9</text:p>
          </table:table-cell>
          <table:table-cell table:formula="of:=LOG([.P39])" office:value-type="float" office:value="1.95230800966212" calcext:value-type="float">
            <text:p>1,9523080097</text:p>
          </table:table-cell>
          <table:table-cell table:formula="of:=LOG([.Q39])" office:value-type="float" office:value="0.954242509439325" calcext:value-type="float">
            <text:p>0,9542425094</text:p>
          </table:table-cell>
          <table:table-cell/>
          <table:table-cell office:value-type="float" office:value="89.6" calcext:value-type="float">
            <text:p>89,6</text:p>
          </table:table-cell>
          <table:table-cell office:value-type="float" office:value="9" calcext:value-type="float">
            <text:p>9</text:p>
          </table:table-cell>
          <table:table-cell table:formula="of:=LOG([.U39])" office:value-type="float" office:value="1.95230800966212" calcext:value-type="float">
            <text:p>1,9523080097</text:p>
          </table:table-cell>
          <table:table-cell table:formula="of:=LOG([.V39])" office:value-type="float" office:value="0.954242509439325" calcext:value-type="float">
            <text:p>0,9542425094</text:p>
          </table:table-cell>
          <table:table-cell/>
          <table:table-cell office:value-type="float" office:value="89.6" calcext:value-type="float">
            <text:p>89,6</text:p>
          </table:table-cell>
          <table:table-cell office:value-type="float" office:value="9" calcext:value-type="float">
            <text:p>9</text:p>
          </table:table-cell>
          <table:table-cell table:formula="of:=LOG([.Z39])" office:value-type="float" office:value="1.95230800966212" calcext:value-type="float">
            <text:p>1,9523080097</text:p>
          </table:table-cell>
          <table:table-cell table:formula="of:=LOG([.AA39])" office:value-type="float" office:value="0.954242509439325" calcext:value-type="float">
            <text:p>0,9542425094</text:p>
          </table:table-cell>
          <table:table-cell/>
          <table:table-cell office:value-type="float" office:value="89.6" calcext:value-type="float">
            <text:p>89,6</text:p>
          </table:table-cell>
          <table:table-cell office:value-type="float" office:value="9" calcext:value-type="float">
            <text:p>9</text:p>
          </table:table-cell>
          <table:table-cell table:formula="of:=LOG([.AE39])" office:value-type="float" office:value="1.95230800966212" calcext:value-type="float">
            <text:p>1,9523080097</text:p>
          </table:table-cell>
          <table:table-cell table:formula="of:=LOG([.AF39])" office:value-type="float" office:value="0.954242509439325" calcext:value-type="float">
            <text:p>0,9542425094</text:p>
          </table:table-cell>
          <table:table-cell/>
          <table:table-cell office:value-type="float" office:value="89.6" calcext:value-type="float">
            <text:p>89,6</text:p>
          </table:table-cell>
          <table:table-cell office:value-type="float" office:value="9" calcext:value-type="float">
            <text:p>9</text:p>
          </table:table-cell>
          <table:table-cell table:formula="of:=LOG([.AJ39])" office:value-type="float" office:value="1.95230800966212" calcext:value-type="float">
            <text:p>1,9523080097</text:p>
          </table:table-cell>
          <table:table-cell table:formula="of:=LOG([.AK39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92.16" calcext:value-type="float">
            <text:p>92,16</text:p>
          </table:table-cell>
          <table:table-cell office:value-type="float" office:value="9" calcext:value-type="float">
            <text:p>9</text:p>
          </table:table-cell>
          <table:table-cell table:formula="of:=LOG([.A40])" office:value-type="float" office:value="1.96454246607914" calcext:value-type="float">
            <text:p>1,9645424661</text:p>
          </table:table-cell>
          <table:table-cell table:formula="of:=LOG([.B40])" office:value-type="float" office:value="0.954242509439325" calcext:value-type="float">
            <text:p>0,9542425094</text:p>
          </table:table-cell>
          <table:table-cell/>
          <table:table-cell office:value-type="float" office:value="92.16" calcext:value-type="float">
            <text:p>92,16</text:p>
          </table:table-cell>
          <table:table-cell office:value-type="float" office:value="9" calcext:value-type="float">
            <text:p>9</text:p>
          </table:table-cell>
          <table:table-cell table:formula="of:=LOG([.F40])" office:value-type="float" office:value="1.96454246607914" calcext:value-type="float">
            <text:p>1,9645424661</text:p>
          </table:table-cell>
          <table:table-cell table:formula="of:=LOG([.G40])" office:value-type="float" office:value="0.954242509439325" calcext:value-type="float">
            <text:p>0,9542425094</text:p>
          </table:table-cell>
          <table:table-cell/>
          <table:table-cell office:value-type="float" office:value="92.16" calcext:value-type="float">
            <text:p>92,16</text:p>
          </table:table-cell>
          <table:table-cell office:value-type="float" office:value="9" calcext:value-type="float">
            <text:p>9</text:p>
          </table:table-cell>
          <table:table-cell table:formula="of:=LOG([.K40])" office:value-type="float" office:value="1.96454246607914" calcext:value-type="float">
            <text:p>1,9645424661</text:p>
          </table:table-cell>
          <table:table-cell table:formula="of:=LOG([.L40])" office:value-type="float" office:value="0.954242509439325" calcext:value-type="float">
            <text:p>0,9542425094</text:p>
          </table:table-cell>
          <table:table-cell/>
          <table:table-cell office:value-type="float" office:value="92.16" calcext:value-type="float">
            <text:p>92,16</text:p>
          </table:table-cell>
          <table:table-cell office:value-type="float" office:value="9" calcext:value-type="float">
            <text:p>9</text:p>
          </table:table-cell>
          <table:table-cell table:formula="of:=LOG([.P40])" office:value-type="float" office:value="1.96454246607914" calcext:value-type="float">
            <text:p>1,9645424661</text:p>
          </table:table-cell>
          <table:table-cell table:formula="of:=LOG([.Q40])" office:value-type="float" office:value="0.954242509439325" calcext:value-type="float">
            <text:p>0,9542425094</text:p>
          </table:table-cell>
          <table:table-cell/>
          <table:table-cell office:value-type="float" office:value="92.16" calcext:value-type="float">
            <text:p>92,16</text:p>
          </table:table-cell>
          <table:table-cell office:value-type="float" office:value="9" calcext:value-type="float">
            <text:p>9</text:p>
          </table:table-cell>
          <table:table-cell table:formula="of:=LOG([.U40])" office:value-type="float" office:value="1.96454246607914" calcext:value-type="float">
            <text:p>1,9645424661</text:p>
          </table:table-cell>
          <table:table-cell table:formula="of:=LOG([.V40])" office:value-type="float" office:value="0.954242509439325" calcext:value-type="float">
            <text:p>0,9542425094</text:p>
          </table:table-cell>
          <table:table-cell/>
          <table:table-cell office:value-type="float" office:value="92.16" calcext:value-type="float">
            <text:p>92,16</text:p>
          </table:table-cell>
          <table:table-cell office:value-type="float" office:value="9" calcext:value-type="float">
            <text:p>9</text:p>
          </table:table-cell>
          <table:table-cell table:formula="of:=LOG([.Z40])" office:value-type="float" office:value="1.96454246607914" calcext:value-type="float">
            <text:p>1,9645424661</text:p>
          </table:table-cell>
          <table:table-cell table:formula="of:=LOG([.AA40])" office:value-type="float" office:value="0.954242509439325" calcext:value-type="float">
            <text:p>0,9542425094</text:p>
          </table:table-cell>
          <table:table-cell/>
          <table:table-cell office:value-type="float" office:value="92.16" calcext:value-type="float">
            <text:p>92,16</text:p>
          </table:table-cell>
          <table:table-cell office:value-type="float" office:value="9" calcext:value-type="float">
            <text:p>9</text:p>
          </table:table-cell>
          <table:table-cell table:formula="of:=LOG([.AE40])" office:value-type="float" office:value="1.96454246607914" calcext:value-type="float">
            <text:p>1,9645424661</text:p>
          </table:table-cell>
          <table:table-cell table:formula="of:=LOG([.AF40])" office:value-type="float" office:value="0.954242509439325" calcext:value-type="float">
            <text:p>0,9542425094</text:p>
          </table:table-cell>
          <table:table-cell/>
          <table:table-cell office:value-type="float" office:value="92.16" calcext:value-type="float">
            <text:p>92,16</text:p>
          </table:table-cell>
          <table:table-cell office:value-type="float" office:value="9" calcext:value-type="float">
            <text:p>9</text:p>
          </table:table-cell>
          <table:table-cell table:formula="of:=LOG([.AJ40])" office:value-type="float" office:value="1.96454246607914" calcext:value-type="float">
            <text:p>1,9645424661</text:p>
          </table:table-cell>
          <table:table-cell table:formula="of:=LOG([.AK40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94.72" calcext:value-type="float">
            <text:p>94,72</text:p>
          </table:table-cell>
          <table:table-cell office:value-type="float" office:value="9" calcext:value-type="float">
            <text:p>9</text:p>
          </table:table-cell>
          <table:table-cell table:formula="of:=LOG([.A41])" office:value-type="float" office:value="1.97644168937884" calcext:value-type="float">
            <text:p>1,9764416894</text:p>
          </table:table-cell>
          <table:table-cell table:formula="of:=LOG([.B41])" office:value-type="float" office:value="0.954242509439325" calcext:value-type="float">
            <text:p>0,9542425094</text:p>
          </table:table-cell>
          <table:table-cell/>
          <table:table-cell office:value-type="float" office:value="94.72" calcext:value-type="float">
            <text:p>94,72</text:p>
          </table:table-cell>
          <table:table-cell office:value-type="float" office:value="9" calcext:value-type="float">
            <text:p>9</text:p>
          </table:table-cell>
          <table:table-cell table:formula="of:=LOG([.F41])" office:value-type="float" office:value="1.97644168937884" calcext:value-type="float">
            <text:p>1,9764416894</text:p>
          </table:table-cell>
          <table:table-cell table:formula="of:=LOG([.G41])" office:value-type="float" office:value="0.954242509439325" calcext:value-type="float">
            <text:p>0,9542425094</text:p>
          </table:table-cell>
          <table:table-cell/>
          <table:table-cell office:value-type="float" office:value="94.72" calcext:value-type="float">
            <text:p>94,72</text:p>
          </table:table-cell>
          <table:table-cell office:value-type="float" office:value="9" calcext:value-type="float">
            <text:p>9</text:p>
          </table:table-cell>
          <table:table-cell table:formula="of:=LOG([.K41])" office:value-type="float" office:value="1.97644168937884" calcext:value-type="float">
            <text:p>1,9764416894</text:p>
          </table:table-cell>
          <table:table-cell table:formula="of:=LOG([.L41])" office:value-type="float" office:value="0.954242509439325" calcext:value-type="float">
            <text:p>0,9542425094</text:p>
          </table:table-cell>
          <table:table-cell/>
          <table:table-cell office:value-type="float" office:value="94.72" calcext:value-type="float">
            <text:p>94,72</text:p>
          </table:table-cell>
          <table:table-cell office:value-type="float" office:value="9" calcext:value-type="float">
            <text:p>9</text:p>
          </table:table-cell>
          <table:table-cell table:formula="of:=LOG([.P41])" office:value-type="float" office:value="1.97644168937884" calcext:value-type="float">
            <text:p>1,9764416894</text:p>
          </table:table-cell>
          <table:table-cell table:formula="of:=LOG([.Q41])" office:value-type="float" office:value="0.954242509439325" calcext:value-type="float">
            <text:p>0,9542425094</text:p>
          </table:table-cell>
          <table:table-cell/>
          <table:table-cell office:value-type="float" office:value="94.72" calcext:value-type="float">
            <text:p>94,72</text:p>
          </table:table-cell>
          <table:table-cell office:value-type="float" office:value="9" calcext:value-type="float">
            <text:p>9</text:p>
          </table:table-cell>
          <table:table-cell table:formula="of:=LOG([.U41])" office:value-type="float" office:value="1.97644168937884" calcext:value-type="float">
            <text:p>1,9764416894</text:p>
          </table:table-cell>
          <table:table-cell table:formula="of:=LOG([.V41])" office:value-type="float" office:value="0.954242509439325" calcext:value-type="float">
            <text:p>0,9542425094</text:p>
          </table:table-cell>
          <table:table-cell/>
          <table:table-cell office:value-type="float" office:value="94.72" calcext:value-type="float">
            <text:p>94,72</text:p>
          </table:table-cell>
          <table:table-cell office:value-type="float" office:value="9" calcext:value-type="float">
            <text:p>9</text:p>
          </table:table-cell>
          <table:table-cell table:formula="of:=LOG([.Z41])" office:value-type="float" office:value="1.97644168937884" calcext:value-type="float">
            <text:p>1,9764416894</text:p>
          </table:table-cell>
          <table:table-cell table:formula="of:=LOG([.AA41])" office:value-type="float" office:value="0.954242509439325" calcext:value-type="float">
            <text:p>0,9542425094</text:p>
          </table:table-cell>
          <table:table-cell/>
          <table:table-cell office:value-type="float" office:value="94.72" calcext:value-type="float">
            <text:p>94,72</text:p>
          </table:table-cell>
          <table:table-cell office:value-type="float" office:value="9" calcext:value-type="float">
            <text:p>9</text:p>
          </table:table-cell>
          <table:table-cell table:formula="of:=LOG([.AE41])" office:value-type="float" office:value="1.97644168937884" calcext:value-type="float">
            <text:p>1,9764416894</text:p>
          </table:table-cell>
          <table:table-cell table:formula="of:=LOG([.AF41])" office:value-type="float" office:value="0.954242509439325" calcext:value-type="float">
            <text:p>0,9542425094</text:p>
          </table:table-cell>
          <table:table-cell/>
          <table:table-cell office:value-type="float" office:value="94.72" calcext:value-type="float">
            <text:p>94,72</text:p>
          </table:table-cell>
          <table:table-cell office:value-type="float" office:value="9" calcext:value-type="float">
            <text:p>9</text:p>
          </table:table-cell>
          <table:table-cell table:formula="of:=LOG([.AJ41])" office:value-type="float" office:value="1.97644168937884" calcext:value-type="float">
            <text:p>1,9764416894</text:p>
          </table:table-cell>
          <table:table-cell table:formula="of:=LOG([.AK41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97.28" calcext:value-type="float">
            <text:p>97,28</text:p>
          </table:table-cell>
          <table:table-cell office:value-type="float" office:value="9" calcext:value-type="float">
            <text:p>9</text:p>
          </table:table-cell>
          <table:table-cell table:formula="of:=LOG([.A42])" office:value-type="float" office:value="1.98802356192866" calcext:value-type="float">
            <text:p>1,9880235619</text:p>
          </table:table-cell>
          <table:table-cell table:formula="of:=LOG([.B42])" office:value-type="float" office:value="0.954242509439325" calcext:value-type="float">
            <text:p>0,9542425094</text:p>
          </table:table-cell>
          <table:table-cell/>
          <table:table-cell office:value-type="float" office:value="97.28" calcext:value-type="float">
            <text:p>97,28</text:p>
          </table:table-cell>
          <table:table-cell office:value-type="float" office:value="9" calcext:value-type="float">
            <text:p>9</text:p>
          </table:table-cell>
          <table:table-cell table:formula="of:=LOG([.F42])" office:value-type="float" office:value="1.98802356192866" calcext:value-type="float">
            <text:p>1,9880235619</text:p>
          </table:table-cell>
          <table:table-cell table:formula="of:=LOG([.G42])" office:value-type="float" office:value="0.954242509439325" calcext:value-type="float">
            <text:p>0,9542425094</text:p>
          </table:table-cell>
          <table:table-cell/>
          <table:table-cell office:value-type="float" office:value="97.28" calcext:value-type="float">
            <text:p>97,28</text:p>
          </table:table-cell>
          <table:table-cell office:value-type="float" office:value="9" calcext:value-type="float">
            <text:p>9</text:p>
          </table:table-cell>
          <table:table-cell table:formula="of:=LOG([.K42])" office:value-type="float" office:value="1.98802356192866" calcext:value-type="float">
            <text:p>1,9880235619</text:p>
          </table:table-cell>
          <table:table-cell table:formula="of:=LOG([.L42])" office:value-type="float" office:value="0.954242509439325" calcext:value-type="float">
            <text:p>0,9542425094</text:p>
          </table:table-cell>
          <table:table-cell/>
          <table:table-cell office:value-type="float" office:value="97.28" calcext:value-type="float">
            <text:p>97,28</text:p>
          </table:table-cell>
          <table:table-cell office:value-type="float" office:value="9" calcext:value-type="float">
            <text:p>9</text:p>
          </table:table-cell>
          <table:table-cell table:formula="of:=LOG([.P42])" office:value-type="float" office:value="1.98802356192866" calcext:value-type="float">
            <text:p>1,9880235619</text:p>
          </table:table-cell>
          <table:table-cell table:formula="of:=LOG([.Q42])" office:value-type="float" office:value="0.954242509439325" calcext:value-type="float">
            <text:p>0,9542425094</text:p>
          </table:table-cell>
          <table:table-cell/>
          <table:table-cell office:value-type="float" office:value="97.28" calcext:value-type="float">
            <text:p>97,28</text:p>
          </table:table-cell>
          <table:table-cell office:value-type="float" office:value="9" calcext:value-type="float">
            <text:p>9</text:p>
          </table:table-cell>
          <table:table-cell table:formula="of:=LOG([.U42])" office:value-type="float" office:value="1.98802356192866" calcext:value-type="float">
            <text:p>1,9880235619</text:p>
          </table:table-cell>
          <table:table-cell table:formula="of:=LOG([.V42])" office:value-type="float" office:value="0.954242509439325" calcext:value-type="float">
            <text:p>0,9542425094</text:p>
          </table:table-cell>
          <table:table-cell/>
          <table:table-cell office:value-type="float" office:value="97.28" calcext:value-type="float">
            <text:p>97,28</text:p>
          </table:table-cell>
          <table:table-cell office:value-type="float" office:value="9" calcext:value-type="float">
            <text:p>9</text:p>
          </table:table-cell>
          <table:table-cell table:formula="of:=LOG([.Z42])" office:value-type="float" office:value="1.98802356192866" calcext:value-type="float">
            <text:p>1,9880235619</text:p>
          </table:table-cell>
          <table:table-cell table:formula="of:=LOG([.AA42])" office:value-type="float" office:value="0.954242509439325" calcext:value-type="float">
            <text:p>0,9542425094</text:p>
          </table:table-cell>
          <table:table-cell/>
          <table:table-cell office:value-type="float" office:value="97.28" calcext:value-type="float">
            <text:p>97,28</text:p>
          </table:table-cell>
          <table:table-cell office:value-type="float" office:value="9" calcext:value-type="float">
            <text:p>9</text:p>
          </table:table-cell>
          <table:table-cell table:formula="of:=LOG([.AE42])" office:value-type="float" office:value="1.98802356192866" calcext:value-type="float">
            <text:p>1,9880235619</text:p>
          </table:table-cell>
          <table:table-cell table:formula="of:=LOG([.AF42])" office:value-type="float" office:value="0.954242509439325" calcext:value-type="float">
            <text:p>0,9542425094</text:p>
          </table:table-cell>
          <table:table-cell/>
          <table:table-cell office:value-type="float" office:value="97.28" calcext:value-type="float">
            <text:p>97,28</text:p>
          </table:table-cell>
          <table:table-cell office:value-type="float" office:value="9" calcext:value-type="float">
            <text:p>9</text:p>
          </table:table-cell>
          <table:table-cell table:formula="of:=LOG([.AJ42])" office:value-type="float" office:value="1.98802356192866" calcext:value-type="float">
            <text:p>1,9880235619</text:p>
          </table:table-cell>
          <table:table-cell table:formula="of:=LOG([.AK42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99.84" calcext:value-type="float">
            <text:p>99,84</text:p>
          </table:table-cell>
          <table:table-cell office:value-type="float" office:value="9" calcext:value-type="float">
            <text:p>9</text:p>
          </table:table-cell>
          <table:table-cell table:formula="of:=LOG([.A43])" office:value-type="float" office:value="1.99930457233835" calcext:value-type="float">
            <text:p>1,9993045723</text:p>
          </table:table-cell>
          <table:table-cell table:formula="of:=LOG([.B43])" office:value-type="float" office:value="0.954242509439325" calcext:value-type="float">
            <text:p>0,9542425094</text:p>
          </table:table-cell>
          <table:table-cell/>
          <table:table-cell office:value-type="float" office:value="99.84" calcext:value-type="float">
            <text:p>99,84</text:p>
          </table:table-cell>
          <table:table-cell office:value-type="float" office:value="9" calcext:value-type="float">
            <text:p>9</text:p>
          </table:table-cell>
          <table:table-cell table:formula="of:=LOG([.F43])" office:value-type="float" office:value="1.99930457233835" calcext:value-type="float">
            <text:p>1,9993045723</text:p>
          </table:table-cell>
          <table:table-cell table:formula="of:=LOG([.G43])" office:value-type="float" office:value="0.954242509439325" calcext:value-type="float">
            <text:p>0,9542425094</text:p>
          </table:table-cell>
          <table:table-cell/>
          <table:table-cell office:value-type="float" office:value="99.84" calcext:value-type="float">
            <text:p>99,84</text:p>
          </table:table-cell>
          <table:table-cell office:value-type="float" office:value="9" calcext:value-type="float">
            <text:p>9</text:p>
          </table:table-cell>
          <table:table-cell table:formula="of:=LOG([.K43])" office:value-type="float" office:value="1.99930457233835" calcext:value-type="float">
            <text:p>1,9993045723</text:p>
          </table:table-cell>
          <table:table-cell table:formula="of:=LOG([.L43])" office:value-type="float" office:value="0.954242509439325" calcext:value-type="float">
            <text:p>0,9542425094</text:p>
          </table:table-cell>
          <table:table-cell/>
          <table:table-cell office:value-type="float" office:value="99.84" calcext:value-type="float">
            <text:p>99,84</text:p>
          </table:table-cell>
          <table:table-cell office:value-type="float" office:value="9" calcext:value-type="float">
            <text:p>9</text:p>
          </table:table-cell>
          <table:table-cell table:formula="of:=LOG([.P43])" office:value-type="float" office:value="1.99930457233835" calcext:value-type="float">
            <text:p>1,9993045723</text:p>
          </table:table-cell>
          <table:table-cell table:formula="of:=LOG([.Q43])" office:value-type="float" office:value="0.954242509439325" calcext:value-type="float">
            <text:p>0,9542425094</text:p>
          </table:table-cell>
          <table:table-cell/>
          <table:table-cell office:value-type="float" office:value="99.84" calcext:value-type="float">
            <text:p>99,84</text:p>
          </table:table-cell>
          <table:table-cell office:value-type="float" office:value="9" calcext:value-type="float">
            <text:p>9</text:p>
          </table:table-cell>
          <table:table-cell table:formula="of:=LOG([.U43])" office:value-type="float" office:value="1.99930457233835" calcext:value-type="float">
            <text:p>1,9993045723</text:p>
          </table:table-cell>
          <table:table-cell table:formula="of:=LOG([.V43])" office:value-type="float" office:value="0.954242509439325" calcext:value-type="float">
            <text:p>0,9542425094</text:p>
          </table:table-cell>
          <table:table-cell/>
          <table:table-cell office:value-type="float" office:value="99.84" calcext:value-type="float">
            <text:p>99,84</text:p>
          </table:table-cell>
          <table:table-cell office:value-type="float" office:value="9" calcext:value-type="float">
            <text:p>9</text:p>
          </table:table-cell>
          <table:table-cell table:formula="of:=LOG([.Z43])" office:value-type="float" office:value="1.99930457233835" calcext:value-type="float">
            <text:p>1,9993045723</text:p>
          </table:table-cell>
          <table:table-cell table:formula="of:=LOG([.AA43])" office:value-type="float" office:value="0.954242509439325" calcext:value-type="float">
            <text:p>0,9542425094</text:p>
          </table:table-cell>
          <table:table-cell/>
          <table:table-cell office:value-type="float" office:value="99.84" calcext:value-type="float">
            <text:p>99,84</text:p>
          </table:table-cell>
          <table:table-cell office:value-type="float" office:value="9" calcext:value-type="float">
            <text:p>9</text:p>
          </table:table-cell>
          <table:table-cell table:formula="of:=LOG([.AE43])" office:value-type="float" office:value="1.99930457233835" calcext:value-type="float">
            <text:p>1,9993045723</text:p>
          </table:table-cell>
          <table:table-cell table:formula="of:=LOG([.AF43])" office:value-type="float" office:value="0.954242509439325" calcext:value-type="float">
            <text:p>0,9542425094</text:p>
          </table:table-cell>
          <table:table-cell/>
          <table:table-cell office:value-type="float" office:value="99.84" calcext:value-type="float">
            <text:p>99,84</text:p>
          </table:table-cell>
          <table:table-cell office:value-type="float" office:value="9" calcext:value-type="float">
            <text:p>9</text:p>
          </table:table-cell>
          <table:table-cell table:formula="of:=LOG([.AJ43])" office:value-type="float" office:value="1.99930457233835" calcext:value-type="float">
            <text:p>1,9993045723</text:p>
          </table:table-cell>
          <table:table-cell table:formula="of:=LOG([.AK43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102.4" calcext:value-type="float">
            <text:p>102,4</text:p>
          </table:table-cell>
          <table:table-cell office:value-type="float" office:value="9" calcext:value-type="float">
            <text:p>9</text:p>
          </table:table-cell>
          <table:table-cell table:formula="of:=LOG([.A44])" office:value-type="float" office:value="2.01029995663981" calcext:value-type="float">
            <text:p>2,0102999566</text:p>
          </table:table-cell>
          <table:table-cell table:formula="of:=LOG([.B44])" office:value-type="float" office:value="0.954242509439325" calcext:value-type="float">
            <text:p>0,9542425094</text:p>
          </table:table-cell>
          <table:table-cell/>
          <table:table-cell office:value-type="float" office:value="102.4" calcext:value-type="float">
            <text:p>102,4</text:p>
          </table:table-cell>
          <table:table-cell office:value-type="float" office:value="9" calcext:value-type="float">
            <text:p>9</text:p>
          </table:table-cell>
          <table:table-cell table:formula="of:=LOG([.F44])" office:value-type="float" office:value="2.01029995663981" calcext:value-type="float">
            <text:p>2,0102999566</text:p>
          </table:table-cell>
          <table:table-cell table:formula="of:=LOG([.G44])" office:value-type="float" office:value="0.954242509439325" calcext:value-type="float">
            <text:p>0,9542425094</text:p>
          </table:table-cell>
          <table:table-cell/>
          <table:table-cell office:value-type="float" office:value="102.4" calcext:value-type="float">
            <text:p>102,4</text:p>
          </table:table-cell>
          <table:table-cell office:value-type="float" office:value="9" calcext:value-type="float">
            <text:p>9</text:p>
          </table:table-cell>
          <table:table-cell table:formula="of:=LOG([.K44])" office:value-type="float" office:value="2.01029995663981" calcext:value-type="float">
            <text:p>2,0102999566</text:p>
          </table:table-cell>
          <table:table-cell table:formula="of:=LOG([.L44])" office:value-type="float" office:value="0.954242509439325" calcext:value-type="float">
            <text:p>0,9542425094</text:p>
          </table:table-cell>
          <table:table-cell/>
          <table:table-cell office:value-type="float" office:value="102.4" calcext:value-type="float">
            <text:p>102,4</text:p>
          </table:table-cell>
          <table:table-cell office:value-type="float" office:value="9" calcext:value-type="float">
            <text:p>9</text:p>
          </table:table-cell>
          <table:table-cell table:formula="of:=LOG([.P44])" office:value-type="float" office:value="2.01029995663981" calcext:value-type="float">
            <text:p>2,0102999566</text:p>
          </table:table-cell>
          <table:table-cell table:formula="of:=LOG([.Q44])" office:value-type="float" office:value="0.954242509439325" calcext:value-type="float">
            <text:p>0,9542425094</text:p>
          </table:table-cell>
          <table:table-cell/>
          <table:table-cell office:value-type="float" office:value="102.4" calcext:value-type="float">
            <text:p>102,4</text:p>
          </table:table-cell>
          <table:table-cell office:value-type="float" office:value="9" calcext:value-type="float">
            <text:p>9</text:p>
          </table:table-cell>
          <table:table-cell table:formula="of:=LOG([.U44])" office:value-type="float" office:value="2.01029995663981" calcext:value-type="float">
            <text:p>2,0102999566</text:p>
          </table:table-cell>
          <table:table-cell table:formula="of:=LOG([.V44])" office:value-type="float" office:value="0.954242509439325" calcext:value-type="float">
            <text:p>0,9542425094</text:p>
          </table:table-cell>
          <table:table-cell/>
          <table:table-cell office:value-type="float" office:value="102.4" calcext:value-type="float">
            <text:p>102,4</text:p>
          </table:table-cell>
          <table:table-cell office:value-type="float" office:value="9" calcext:value-type="float">
            <text:p>9</text:p>
          </table:table-cell>
          <table:table-cell table:formula="of:=LOG([.Z44])" office:value-type="float" office:value="2.01029995663981" calcext:value-type="float">
            <text:p>2,0102999566</text:p>
          </table:table-cell>
          <table:table-cell table:formula="of:=LOG([.AA44])" office:value-type="float" office:value="0.954242509439325" calcext:value-type="float">
            <text:p>0,9542425094</text:p>
          </table:table-cell>
          <table:table-cell/>
          <table:table-cell office:value-type="float" office:value="102.4" calcext:value-type="float">
            <text:p>102,4</text:p>
          </table:table-cell>
          <table:table-cell office:value-type="float" office:value="9" calcext:value-type="float">
            <text:p>9</text:p>
          </table:table-cell>
          <table:table-cell table:formula="of:=LOG([.AE44])" office:value-type="float" office:value="2.01029995663981" calcext:value-type="float">
            <text:p>2,0102999566</text:p>
          </table:table-cell>
          <table:table-cell table:formula="of:=LOG([.AF44])" office:value-type="float" office:value="0.954242509439325" calcext:value-type="float">
            <text:p>0,9542425094</text:p>
          </table:table-cell>
          <table:table-cell/>
          <table:table-cell office:value-type="float" office:value="102.4" calcext:value-type="float">
            <text:p>102,4</text:p>
          </table:table-cell>
          <table:table-cell office:value-type="float" office:value="9" calcext:value-type="float">
            <text:p>9</text:p>
          </table:table-cell>
          <table:table-cell table:formula="of:=LOG([.AJ44])" office:value-type="float" office:value="2.01029995663981" calcext:value-type="float">
            <text:p>2,0102999566</text:p>
          </table:table-cell>
          <table:table-cell table:formula="of:=LOG([.AK44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104.96" calcext:value-type="float">
            <text:p>104,96</text:p>
          </table:table-cell>
          <table:table-cell office:value-type="float" office:value="9" calcext:value-type="float">
            <text:p>9</text:p>
          </table:table-cell>
          <table:table-cell table:formula="of:=LOG([.A45])" office:value-type="float" office:value="2.02102382203158" calcext:value-type="float">
            <text:p>2,021023822</text:p>
          </table:table-cell>
          <table:table-cell table:formula="of:=LOG([.B45])" office:value-type="float" office:value="0.954242509439325" calcext:value-type="float">
            <text:p>0,9542425094</text:p>
          </table:table-cell>
          <table:table-cell/>
          <table:table-cell office:value-type="float" office:value="104.96" calcext:value-type="float">
            <text:p>104,96</text:p>
          </table:table-cell>
          <table:table-cell office:value-type="float" office:value="9" calcext:value-type="float">
            <text:p>9</text:p>
          </table:table-cell>
          <table:table-cell table:formula="of:=LOG([.F45])" office:value-type="float" office:value="2.02102382203158" calcext:value-type="float">
            <text:p>2,021023822</text:p>
          </table:table-cell>
          <table:table-cell table:formula="of:=LOG([.G45])" office:value-type="float" office:value="0.954242509439325" calcext:value-type="float">
            <text:p>0,9542425094</text:p>
          </table:table-cell>
          <table:table-cell/>
          <table:table-cell office:value-type="float" office:value="104.96" calcext:value-type="float">
            <text:p>104,96</text:p>
          </table:table-cell>
          <table:table-cell office:value-type="float" office:value="9" calcext:value-type="float">
            <text:p>9</text:p>
          </table:table-cell>
          <table:table-cell table:formula="of:=LOG([.K45])" office:value-type="float" office:value="2.02102382203158" calcext:value-type="float">
            <text:p>2,021023822</text:p>
          </table:table-cell>
          <table:table-cell table:formula="of:=LOG([.L45])" office:value-type="float" office:value="0.954242509439325" calcext:value-type="float">
            <text:p>0,9542425094</text:p>
          </table:table-cell>
          <table:table-cell/>
          <table:table-cell office:value-type="float" office:value="104.96" calcext:value-type="float">
            <text:p>104,96</text:p>
          </table:table-cell>
          <table:table-cell office:value-type="float" office:value="9" calcext:value-type="float">
            <text:p>9</text:p>
          </table:table-cell>
          <table:table-cell table:formula="of:=LOG([.P45])" office:value-type="float" office:value="2.02102382203158" calcext:value-type="float">
            <text:p>2,021023822</text:p>
          </table:table-cell>
          <table:table-cell table:formula="of:=LOG([.Q45])" office:value-type="float" office:value="0.954242509439325" calcext:value-type="float">
            <text:p>0,9542425094</text:p>
          </table:table-cell>
          <table:table-cell/>
          <table:table-cell office:value-type="float" office:value="104.96" calcext:value-type="float">
            <text:p>104,96</text:p>
          </table:table-cell>
          <table:table-cell office:value-type="float" office:value="9" calcext:value-type="float">
            <text:p>9</text:p>
          </table:table-cell>
          <table:table-cell table:formula="of:=LOG([.U45])" office:value-type="float" office:value="2.02102382203158" calcext:value-type="float">
            <text:p>2,021023822</text:p>
          </table:table-cell>
          <table:table-cell table:formula="of:=LOG([.V45])" office:value-type="float" office:value="0.954242509439325" calcext:value-type="float">
            <text:p>0,9542425094</text:p>
          </table:table-cell>
          <table:table-cell/>
          <table:table-cell office:value-type="float" office:value="104.96" calcext:value-type="float">
            <text:p>104,96</text:p>
          </table:table-cell>
          <table:table-cell office:value-type="float" office:value="9" calcext:value-type="float">
            <text:p>9</text:p>
          </table:table-cell>
          <table:table-cell table:formula="of:=LOG([.Z45])" office:value-type="float" office:value="2.02102382203158" calcext:value-type="float">
            <text:p>2,021023822</text:p>
          </table:table-cell>
          <table:table-cell table:formula="of:=LOG([.AA45])" office:value-type="float" office:value="0.954242509439325" calcext:value-type="float">
            <text:p>0,9542425094</text:p>
          </table:table-cell>
          <table:table-cell/>
          <table:table-cell office:value-type="float" office:value="104.96" calcext:value-type="float">
            <text:p>104,96</text:p>
          </table:table-cell>
          <table:table-cell office:value-type="float" office:value="9" calcext:value-type="float">
            <text:p>9</text:p>
          </table:table-cell>
          <table:table-cell table:formula="of:=LOG([.AE45])" office:value-type="float" office:value="2.02102382203158" calcext:value-type="float">
            <text:p>2,021023822</text:p>
          </table:table-cell>
          <table:table-cell table:formula="of:=LOG([.AF45])" office:value-type="float" office:value="0.954242509439325" calcext:value-type="float">
            <text:p>0,9542425094</text:p>
          </table:table-cell>
          <table:table-cell/>
          <table:table-cell office:value-type="float" office:value="104.96" calcext:value-type="float">
            <text:p>104,96</text:p>
          </table:table-cell>
          <table:table-cell office:value-type="float" office:value="9" calcext:value-type="float">
            <text:p>9</text:p>
          </table:table-cell>
          <table:table-cell table:formula="of:=LOG([.AJ45])" office:value-type="float" office:value="2.02102382203158" calcext:value-type="float">
            <text:p>2,021023822</text:p>
          </table:table-cell>
          <table:table-cell table:formula="of:=LOG([.AK45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107.52" calcext:value-type="float">
            <text:p>107,52</text:p>
          </table:table-cell>
          <table:table-cell office:value-type="float" office:value="9" calcext:value-type="float">
            <text:p>9</text:p>
          </table:table-cell>
          <table:table-cell table:formula="of:=LOG([.A46])" office:value-type="float" office:value="2.03148925570975" calcext:value-type="float">
            <text:p>2,0314892557</text:p>
          </table:table-cell>
          <table:table-cell table:formula="of:=LOG([.B46])" office:value-type="float" office:value="0.954242509439325" calcext:value-type="float">
            <text:p>0,9542425094</text:p>
          </table:table-cell>
          <table:table-cell/>
          <table:table-cell office:value-type="float" office:value="107.52" calcext:value-type="float">
            <text:p>107,52</text:p>
          </table:table-cell>
          <table:table-cell office:value-type="float" office:value="9" calcext:value-type="float">
            <text:p>9</text:p>
          </table:table-cell>
          <table:table-cell table:formula="of:=LOG([.F46])" office:value-type="float" office:value="2.03148925570975" calcext:value-type="float">
            <text:p>2,0314892557</text:p>
          </table:table-cell>
          <table:table-cell table:formula="of:=LOG([.G46])" office:value-type="float" office:value="0.954242509439325" calcext:value-type="float">
            <text:p>0,9542425094</text:p>
          </table:table-cell>
          <table:table-cell/>
          <table:table-cell office:value-type="float" office:value="107.52" calcext:value-type="float">
            <text:p>107,52</text:p>
          </table:table-cell>
          <table:table-cell office:value-type="float" office:value="9" calcext:value-type="float">
            <text:p>9</text:p>
          </table:table-cell>
          <table:table-cell table:formula="of:=LOG([.K46])" office:value-type="float" office:value="2.03148925570975" calcext:value-type="float">
            <text:p>2,0314892557</text:p>
          </table:table-cell>
          <table:table-cell table:formula="of:=LOG([.L46])" office:value-type="float" office:value="0.954242509439325" calcext:value-type="float">
            <text:p>0,9542425094</text:p>
          </table:table-cell>
          <table:table-cell/>
          <table:table-cell office:value-type="float" office:value="107.52" calcext:value-type="float">
            <text:p>107,52</text:p>
          </table:table-cell>
          <table:table-cell office:value-type="float" office:value="9" calcext:value-type="float">
            <text:p>9</text:p>
          </table:table-cell>
          <table:table-cell table:formula="of:=LOG([.P46])" office:value-type="float" office:value="2.03148925570975" calcext:value-type="float">
            <text:p>2,0314892557</text:p>
          </table:table-cell>
          <table:table-cell table:formula="of:=LOG([.Q46])" office:value-type="float" office:value="0.954242509439325" calcext:value-type="float">
            <text:p>0,9542425094</text:p>
          </table:table-cell>
          <table:table-cell/>
          <table:table-cell office:value-type="float" office:value="107.52" calcext:value-type="float">
            <text:p>107,52</text:p>
          </table:table-cell>
          <table:table-cell office:value-type="float" office:value="9" calcext:value-type="float">
            <text:p>9</text:p>
          </table:table-cell>
          <table:table-cell table:formula="of:=LOG([.U46])" office:value-type="float" office:value="2.03148925570975" calcext:value-type="float">
            <text:p>2,0314892557</text:p>
          </table:table-cell>
          <table:table-cell table:formula="of:=LOG([.V46])" office:value-type="float" office:value="0.954242509439325" calcext:value-type="float">
            <text:p>0,9542425094</text:p>
          </table:table-cell>
          <table:table-cell/>
          <table:table-cell office:value-type="float" office:value="107.52" calcext:value-type="float">
            <text:p>107,52</text:p>
          </table:table-cell>
          <table:table-cell office:value-type="float" office:value="9" calcext:value-type="float">
            <text:p>9</text:p>
          </table:table-cell>
          <table:table-cell table:formula="of:=LOG([.Z46])" office:value-type="float" office:value="2.03148925570975" calcext:value-type="float">
            <text:p>2,0314892557</text:p>
          </table:table-cell>
          <table:table-cell table:formula="of:=LOG([.AA46])" office:value-type="float" office:value="0.954242509439325" calcext:value-type="float">
            <text:p>0,9542425094</text:p>
          </table:table-cell>
          <table:table-cell/>
          <table:table-cell office:value-type="float" office:value="107.52" calcext:value-type="float">
            <text:p>107,52</text:p>
          </table:table-cell>
          <table:table-cell office:value-type="float" office:value="9" calcext:value-type="float">
            <text:p>9</text:p>
          </table:table-cell>
          <table:table-cell table:formula="of:=LOG([.AE46])" office:value-type="float" office:value="2.03148925570975" calcext:value-type="float">
            <text:p>2,0314892557</text:p>
          </table:table-cell>
          <table:table-cell table:formula="of:=LOG([.AF46])" office:value-type="float" office:value="0.954242509439325" calcext:value-type="float">
            <text:p>0,9542425094</text:p>
          </table:table-cell>
          <table:table-cell/>
          <table:table-cell office:value-type="float" office:value="107.52" calcext:value-type="float">
            <text:p>107,52</text:p>
          </table:table-cell>
          <table:table-cell office:value-type="float" office:value="9" calcext:value-type="float">
            <text:p>9</text:p>
          </table:table-cell>
          <table:table-cell table:formula="of:=LOG([.AJ46])" office:value-type="float" office:value="2.03148925570975" calcext:value-type="float">
            <text:p>2,0314892557</text:p>
          </table:table-cell>
          <table:table-cell table:formula="of:=LOG([.AK46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110.08" calcext:value-type="float">
            <text:p>110,08</text:p>
          </table:table-cell>
          <table:table-cell office:value-type="float" office:value="9" calcext:value-type="float">
            <text:p>9</text:p>
          </table:table-cell>
          <table:table-cell table:formula="of:=LOG([.A47])" office:value-type="float" office:value="2.04170842089144" calcext:value-type="float">
            <text:p>2,0417084209</text:p>
          </table:table-cell>
          <table:table-cell table:formula="of:=LOG([.B47])" office:value-type="float" office:value="0.954242509439325" calcext:value-type="float">
            <text:p>0,9542425094</text:p>
          </table:table-cell>
          <table:table-cell/>
          <table:table-cell office:value-type="float" office:value="110.08" calcext:value-type="float">
            <text:p>110,08</text:p>
          </table:table-cell>
          <table:table-cell office:value-type="float" office:value="9" calcext:value-type="float">
            <text:p>9</text:p>
          </table:table-cell>
          <table:table-cell table:formula="of:=LOG([.F47])" office:value-type="float" office:value="2.04170842089144" calcext:value-type="float">
            <text:p>2,0417084209</text:p>
          </table:table-cell>
          <table:table-cell table:formula="of:=LOG([.G47])" office:value-type="float" office:value="0.954242509439325" calcext:value-type="float">
            <text:p>0,9542425094</text:p>
          </table:table-cell>
          <table:table-cell/>
          <table:table-cell office:value-type="float" office:value="110.08" calcext:value-type="float">
            <text:p>110,08</text:p>
          </table:table-cell>
          <table:table-cell office:value-type="float" office:value="9" calcext:value-type="float">
            <text:p>9</text:p>
          </table:table-cell>
          <table:table-cell table:formula="of:=LOG([.K47])" office:value-type="float" office:value="2.04170842089144" calcext:value-type="float">
            <text:p>2,0417084209</text:p>
          </table:table-cell>
          <table:table-cell table:formula="of:=LOG([.L47])" office:value-type="float" office:value="0.954242509439325" calcext:value-type="float">
            <text:p>0,9542425094</text:p>
          </table:table-cell>
          <table:table-cell/>
          <table:table-cell office:value-type="float" office:value="110.08" calcext:value-type="float">
            <text:p>110,08</text:p>
          </table:table-cell>
          <table:table-cell office:value-type="float" office:value="9" calcext:value-type="float">
            <text:p>9</text:p>
          </table:table-cell>
          <table:table-cell table:formula="of:=LOG([.P47])" office:value-type="float" office:value="2.04170842089144" calcext:value-type="float">
            <text:p>2,0417084209</text:p>
          </table:table-cell>
          <table:table-cell table:formula="of:=LOG([.Q47])" office:value-type="float" office:value="0.954242509439325" calcext:value-type="float">
            <text:p>0,9542425094</text:p>
          </table:table-cell>
          <table:table-cell/>
          <table:table-cell office:value-type="float" office:value="110.08" calcext:value-type="float">
            <text:p>110,08</text:p>
          </table:table-cell>
          <table:table-cell office:value-type="float" office:value="9" calcext:value-type="float">
            <text:p>9</text:p>
          </table:table-cell>
          <table:table-cell table:formula="of:=LOG([.U47])" office:value-type="float" office:value="2.04170842089144" calcext:value-type="float">
            <text:p>2,0417084209</text:p>
          </table:table-cell>
          <table:table-cell table:formula="of:=LOG([.V47])" office:value-type="float" office:value="0.954242509439325" calcext:value-type="float">
            <text:p>0,9542425094</text:p>
          </table:table-cell>
          <table:table-cell/>
          <table:table-cell office:value-type="float" office:value="110.08" calcext:value-type="float">
            <text:p>110,08</text:p>
          </table:table-cell>
          <table:table-cell office:value-type="float" office:value="9" calcext:value-type="float">
            <text:p>9</text:p>
          </table:table-cell>
          <table:table-cell table:formula="of:=LOG([.Z47])" office:value-type="float" office:value="2.04170842089144" calcext:value-type="float">
            <text:p>2,0417084209</text:p>
          </table:table-cell>
          <table:table-cell table:formula="of:=LOG([.AA47])" office:value-type="float" office:value="0.954242509439325" calcext:value-type="float">
            <text:p>0,9542425094</text:p>
          </table:table-cell>
          <table:table-cell/>
          <table:table-cell office:value-type="float" office:value="110.08" calcext:value-type="float">
            <text:p>110,08</text:p>
          </table:table-cell>
          <table:table-cell office:value-type="float" office:value="9" calcext:value-type="float">
            <text:p>9</text:p>
          </table:table-cell>
          <table:table-cell table:formula="of:=LOG([.AE47])" office:value-type="float" office:value="2.04170842089144" calcext:value-type="float">
            <text:p>2,0417084209</text:p>
          </table:table-cell>
          <table:table-cell table:formula="of:=LOG([.AF47])" office:value-type="float" office:value="0.954242509439325" calcext:value-type="float">
            <text:p>0,9542425094</text:p>
          </table:table-cell>
          <table:table-cell/>
          <table:table-cell office:value-type="float" office:value="110.08" calcext:value-type="float">
            <text:p>110,08</text:p>
          </table:table-cell>
          <table:table-cell office:value-type="float" office:value="9" calcext:value-type="float">
            <text:p>9</text:p>
          </table:table-cell>
          <table:table-cell table:formula="of:=LOG([.AJ47])" office:value-type="float" office:value="2.04170842089144" calcext:value-type="float">
            <text:p>2,0417084209</text:p>
          </table:table-cell>
          <table:table-cell table:formula="of:=LOG([.AK47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112.64" calcext:value-type="float">
            <text:p>112,64</text:p>
          </table:table-cell>
          <table:table-cell office:value-type="float" office:value="9" calcext:value-type="float">
            <text:p>9</text:p>
          </table:table-cell>
          <table:table-cell table:formula="of:=LOG([.A48])" office:value-type="float" office:value="2.05169264179804" calcext:value-type="float">
            <text:p>2,0516926418</text:p>
          </table:table-cell>
          <table:table-cell table:formula="of:=LOG([.B48])" office:value-type="float" office:value="0.954242509439325" calcext:value-type="float">
            <text:p>0,9542425094</text:p>
          </table:table-cell>
          <table:table-cell/>
          <table:table-cell office:value-type="float" office:value="112.64" calcext:value-type="float">
            <text:p>112,64</text:p>
          </table:table-cell>
          <table:table-cell office:value-type="float" office:value="9" calcext:value-type="float">
            <text:p>9</text:p>
          </table:table-cell>
          <table:table-cell table:formula="of:=LOG([.F48])" office:value-type="float" office:value="2.05169264179804" calcext:value-type="float">
            <text:p>2,0516926418</text:p>
          </table:table-cell>
          <table:table-cell table:formula="of:=LOG([.G48])" office:value-type="float" office:value="0.954242509439325" calcext:value-type="float">
            <text:p>0,9542425094</text:p>
          </table:table-cell>
          <table:table-cell/>
          <table:table-cell office:value-type="float" office:value="112.64" calcext:value-type="float">
            <text:p>112,64</text:p>
          </table:table-cell>
          <table:table-cell office:value-type="float" office:value="9" calcext:value-type="float">
            <text:p>9</text:p>
          </table:table-cell>
          <table:table-cell table:formula="of:=LOG([.K48])" office:value-type="float" office:value="2.05169264179804" calcext:value-type="float">
            <text:p>2,0516926418</text:p>
          </table:table-cell>
          <table:table-cell table:formula="of:=LOG([.L48])" office:value-type="float" office:value="0.954242509439325" calcext:value-type="float">
            <text:p>0,9542425094</text:p>
          </table:table-cell>
          <table:table-cell/>
          <table:table-cell office:value-type="float" office:value="112.64" calcext:value-type="float">
            <text:p>112,64</text:p>
          </table:table-cell>
          <table:table-cell office:value-type="float" office:value="9" calcext:value-type="float">
            <text:p>9</text:p>
          </table:table-cell>
          <table:table-cell table:formula="of:=LOG([.P48])" office:value-type="float" office:value="2.05169264179804" calcext:value-type="float">
            <text:p>2,0516926418</text:p>
          </table:table-cell>
          <table:table-cell table:formula="of:=LOG([.Q48])" office:value-type="float" office:value="0.954242509439325" calcext:value-type="float">
            <text:p>0,9542425094</text:p>
          </table:table-cell>
          <table:table-cell/>
          <table:table-cell office:value-type="float" office:value="112.64" calcext:value-type="float">
            <text:p>112,64</text:p>
          </table:table-cell>
          <table:table-cell office:value-type="float" office:value="9" calcext:value-type="float">
            <text:p>9</text:p>
          </table:table-cell>
          <table:table-cell table:formula="of:=LOG([.U48])" office:value-type="float" office:value="2.05169264179804" calcext:value-type="float">
            <text:p>2,0516926418</text:p>
          </table:table-cell>
          <table:table-cell table:formula="of:=LOG([.V48])" office:value-type="float" office:value="0.954242509439325" calcext:value-type="float">
            <text:p>0,9542425094</text:p>
          </table:table-cell>
          <table:table-cell/>
          <table:table-cell office:value-type="float" office:value="112.64" calcext:value-type="float">
            <text:p>112,64</text:p>
          </table:table-cell>
          <table:table-cell office:value-type="float" office:value="9" calcext:value-type="float">
            <text:p>9</text:p>
          </table:table-cell>
          <table:table-cell table:formula="of:=LOG([.Z48])" office:value-type="float" office:value="2.05169264179804" calcext:value-type="float">
            <text:p>2,0516926418</text:p>
          </table:table-cell>
          <table:table-cell table:formula="of:=LOG([.AA48])" office:value-type="float" office:value="0.954242509439325" calcext:value-type="float">
            <text:p>0,9542425094</text:p>
          </table:table-cell>
          <table:table-cell/>
          <table:table-cell office:value-type="float" office:value="112.64" calcext:value-type="float">
            <text:p>112,64</text:p>
          </table:table-cell>
          <table:table-cell office:value-type="float" office:value="9" calcext:value-type="float">
            <text:p>9</text:p>
          </table:table-cell>
          <table:table-cell table:formula="of:=LOG([.AE48])" office:value-type="float" office:value="2.05169264179804" calcext:value-type="float">
            <text:p>2,0516926418</text:p>
          </table:table-cell>
          <table:table-cell table:formula="of:=LOG([.AF48])" office:value-type="float" office:value="0.954242509439325" calcext:value-type="float">
            <text:p>0,9542425094</text:p>
          </table:table-cell>
          <table:table-cell/>
          <table:table-cell office:value-type="float" office:value="112.64" calcext:value-type="float">
            <text:p>112,64</text:p>
          </table:table-cell>
          <table:table-cell office:value-type="float" office:value="9" calcext:value-type="float">
            <text:p>9</text:p>
          </table:table-cell>
          <table:table-cell table:formula="of:=LOG([.AJ48])" office:value-type="float" office:value="2.05169264179804" calcext:value-type="float">
            <text:p>2,0516926418</text:p>
          </table:table-cell>
          <table:table-cell table:formula="of:=LOG([.AK48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115.2" calcext:value-type="float">
            <text:p>115,2</text:p>
          </table:table-cell>
          <table:table-cell office:value-type="float" office:value="9" calcext:value-type="float">
            <text:p>9</text:p>
          </table:table-cell>
          <table:table-cell table:formula="of:=LOG([.A49])" office:value-type="float" office:value="2.06145247908719" calcext:value-type="float">
            <text:p>2,0614524791</text:p>
          </table:table-cell>
          <table:table-cell table:formula="of:=LOG([.B49])" office:value-type="float" office:value="0.954242509439325" calcext:value-type="float">
            <text:p>0,9542425094</text:p>
          </table:table-cell>
          <table:table-cell/>
          <table:table-cell office:value-type="float" office:value="115.2" calcext:value-type="float">
            <text:p>115,2</text:p>
          </table:table-cell>
          <table:table-cell office:value-type="float" office:value="9" calcext:value-type="float">
            <text:p>9</text:p>
          </table:table-cell>
          <table:table-cell table:formula="of:=LOG([.F49])" office:value-type="float" office:value="2.06145247908719" calcext:value-type="float">
            <text:p>2,0614524791</text:p>
          </table:table-cell>
          <table:table-cell table:formula="of:=LOG([.G49])" office:value-type="float" office:value="0.954242509439325" calcext:value-type="float">
            <text:p>0,9542425094</text:p>
          </table:table-cell>
          <table:table-cell/>
          <table:table-cell office:value-type="float" office:value="115.2" calcext:value-type="float">
            <text:p>115,2</text:p>
          </table:table-cell>
          <table:table-cell office:value-type="float" office:value="9" calcext:value-type="float">
            <text:p>9</text:p>
          </table:table-cell>
          <table:table-cell table:formula="of:=LOG([.K49])" office:value-type="float" office:value="2.06145247908719" calcext:value-type="float">
            <text:p>2,0614524791</text:p>
          </table:table-cell>
          <table:table-cell table:formula="of:=LOG([.L49])" office:value-type="float" office:value="0.954242509439325" calcext:value-type="float">
            <text:p>0,9542425094</text:p>
          </table:table-cell>
          <table:table-cell/>
          <table:table-cell office:value-type="float" office:value="115.2" calcext:value-type="float">
            <text:p>115,2</text:p>
          </table:table-cell>
          <table:table-cell office:value-type="float" office:value="9" calcext:value-type="float">
            <text:p>9</text:p>
          </table:table-cell>
          <table:table-cell table:formula="of:=LOG([.P49])" office:value-type="float" office:value="2.06145247908719" calcext:value-type="float">
            <text:p>2,0614524791</text:p>
          </table:table-cell>
          <table:table-cell table:formula="of:=LOG([.Q49])" office:value-type="float" office:value="0.954242509439325" calcext:value-type="float">
            <text:p>0,9542425094</text:p>
          </table:table-cell>
          <table:table-cell/>
          <table:table-cell office:value-type="float" office:value="115.2" calcext:value-type="float">
            <text:p>115,2</text:p>
          </table:table-cell>
          <table:table-cell office:value-type="float" office:value="9" calcext:value-type="float">
            <text:p>9</text:p>
          </table:table-cell>
          <table:table-cell table:formula="of:=LOG([.U49])" office:value-type="float" office:value="2.06145247908719" calcext:value-type="float">
            <text:p>2,0614524791</text:p>
          </table:table-cell>
          <table:table-cell table:formula="of:=LOG([.V49])" office:value-type="float" office:value="0.954242509439325" calcext:value-type="float">
            <text:p>0,9542425094</text:p>
          </table:table-cell>
          <table:table-cell/>
          <table:table-cell office:value-type="float" office:value="115.2" calcext:value-type="float">
            <text:p>115,2</text:p>
          </table:table-cell>
          <table:table-cell office:value-type="float" office:value="9" calcext:value-type="float">
            <text:p>9</text:p>
          </table:table-cell>
          <table:table-cell table:formula="of:=LOG([.Z49])" office:value-type="float" office:value="2.06145247908719" calcext:value-type="float">
            <text:p>2,0614524791</text:p>
          </table:table-cell>
          <table:table-cell table:formula="of:=LOG([.AA49])" office:value-type="float" office:value="0.954242509439325" calcext:value-type="float">
            <text:p>0,9542425094</text:p>
          </table:table-cell>
          <table:table-cell/>
          <table:table-cell office:value-type="float" office:value="115.2" calcext:value-type="float">
            <text:p>115,2</text:p>
          </table:table-cell>
          <table:table-cell office:value-type="float" office:value="9" calcext:value-type="float">
            <text:p>9</text:p>
          </table:table-cell>
          <table:table-cell table:formula="of:=LOG([.AE49])" office:value-type="float" office:value="2.06145247908719" calcext:value-type="float">
            <text:p>2,0614524791</text:p>
          </table:table-cell>
          <table:table-cell table:formula="of:=LOG([.AF49])" office:value-type="float" office:value="0.954242509439325" calcext:value-type="float">
            <text:p>0,9542425094</text:p>
          </table:table-cell>
          <table:table-cell/>
          <table:table-cell office:value-type="float" office:value="115.2" calcext:value-type="float">
            <text:p>115,2</text:p>
          </table:table-cell>
          <table:table-cell office:value-type="float" office:value="9" calcext:value-type="float">
            <text:p>9</text:p>
          </table:table-cell>
          <table:table-cell table:formula="of:=LOG([.AJ49])" office:value-type="float" office:value="2.06145247908719" calcext:value-type="float">
            <text:p>2,0614524791</text:p>
          </table:table-cell>
          <table:table-cell table:formula="of:=LOG([.AK49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117.76" calcext:value-type="float">
            <text:p>117,76</text:p>
          </table:table-cell>
          <table:table-cell office:value-type="float" office:value="9" calcext:value-type="float">
            <text:p>9</text:p>
          </table:table-cell>
          <table:table-cell table:formula="of:=LOG([.A50])" office:value-type="float" office:value="2.07099779699342" calcext:value-type="float">
            <text:p>2,070997797</text:p>
          </table:table-cell>
          <table:table-cell table:formula="of:=LOG([.B50])" office:value-type="float" office:value="0.954242509439325" calcext:value-type="float">
            <text:p>0,9542425094</text:p>
          </table:table-cell>
          <table:table-cell/>
          <table:table-cell office:value-type="float" office:value="117.76" calcext:value-type="float">
            <text:p>117,76</text:p>
          </table:table-cell>
          <table:table-cell office:value-type="float" office:value="9" calcext:value-type="float">
            <text:p>9</text:p>
          </table:table-cell>
          <table:table-cell table:formula="of:=LOG([.F50])" office:value-type="float" office:value="2.07099779699342" calcext:value-type="float">
            <text:p>2,070997797</text:p>
          </table:table-cell>
          <table:table-cell table:formula="of:=LOG([.G50])" office:value-type="float" office:value="0.954242509439325" calcext:value-type="float">
            <text:p>0,9542425094</text:p>
          </table:table-cell>
          <table:table-cell/>
          <table:table-cell office:value-type="float" office:value="117.76" calcext:value-type="float">
            <text:p>117,76</text:p>
          </table:table-cell>
          <table:table-cell office:value-type="float" office:value="9" calcext:value-type="float">
            <text:p>9</text:p>
          </table:table-cell>
          <table:table-cell table:formula="of:=LOG([.K50])" office:value-type="float" office:value="2.07099779699342" calcext:value-type="float">
            <text:p>2,070997797</text:p>
          </table:table-cell>
          <table:table-cell table:formula="of:=LOG([.L50])" office:value-type="float" office:value="0.954242509439325" calcext:value-type="float">
            <text:p>0,9542425094</text:p>
          </table:table-cell>
          <table:table-cell/>
          <table:table-cell office:value-type="float" office:value="117.76" calcext:value-type="float">
            <text:p>117,76</text:p>
          </table:table-cell>
          <table:table-cell office:value-type="float" office:value="9" calcext:value-type="float">
            <text:p>9</text:p>
          </table:table-cell>
          <table:table-cell table:formula="of:=LOG([.P50])" office:value-type="float" office:value="2.07099779699342" calcext:value-type="float">
            <text:p>2,070997797</text:p>
          </table:table-cell>
          <table:table-cell table:formula="of:=LOG([.Q50])" office:value-type="float" office:value="0.954242509439325" calcext:value-type="float">
            <text:p>0,9542425094</text:p>
          </table:table-cell>
          <table:table-cell/>
          <table:table-cell office:value-type="float" office:value="117.76" calcext:value-type="float">
            <text:p>117,76</text:p>
          </table:table-cell>
          <table:table-cell office:value-type="float" office:value="9" calcext:value-type="float">
            <text:p>9</text:p>
          </table:table-cell>
          <table:table-cell table:formula="of:=LOG([.U50])" office:value-type="float" office:value="2.07099779699342" calcext:value-type="float">
            <text:p>2,070997797</text:p>
          </table:table-cell>
          <table:table-cell table:formula="of:=LOG([.V50])" office:value-type="float" office:value="0.954242509439325" calcext:value-type="float">
            <text:p>0,9542425094</text:p>
          </table:table-cell>
          <table:table-cell/>
          <table:table-cell office:value-type="float" office:value="117.76" calcext:value-type="float">
            <text:p>117,76</text:p>
          </table:table-cell>
          <table:table-cell office:value-type="float" office:value="9" calcext:value-type="float">
            <text:p>9</text:p>
          </table:table-cell>
          <table:table-cell table:formula="of:=LOG([.Z50])" office:value-type="float" office:value="2.07099779699342" calcext:value-type="float">
            <text:p>2,070997797</text:p>
          </table:table-cell>
          <table:table-cell table:formula="of:=LOG([.AA50])" office:value-type="float" office:value="0.954242509439325" calcext:value-type="float">
            <text:p>0,9542425094</text:p>
          </table:table-cell>
          <table:table-cell/>
          <table:table-cell office:value-type="float" office:value="117.76" calcext:value-type="float">
            <text:p>117,76</text:p>
          </table:table-cell>
          <table:table-cell office:value-type="float" office:value="9" calcext:value-type="float">
            <text:p>9</text:p>
          </table:table-cell>
          <table:table-cell table:formula="of:=LOG([.AE50])" office:value-type="float" office:value="2.07099779699342" calcext:value-type="float">
            <text:p>2,070997797</text:p>
          </table:table-cell>
          <table:table-cell table:formula="of:=LOG([.AF50])" office:value-type="float" office:value="0.954242509439325" calcext:value-type="float">
            <text:p>0,9542425094</text:p>
          </table:table-cell>
          <table:table-cell/>
          <table:table-cell office:value-type="float" office:value="117.76" calcext:value-type="float">
            <text:p>117,76</text:p>
          </table:table-cell>
          <table:table-cell office:value-type="float" office:value="9" calcext:value-type="float">
            <text:p>9</text:p>
          </table:table-cell>
          <table:table-cell table:formula="of:=LOG([.AJ50])" office:value-type="float" office:value="2.07099779699342" calcext:value-type="float">
            <text:p>2,070997797</text:p>
          </table:table-cell>
          <table:table-cell table:formula="of:=LOG([.AK50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120.32" calcext:value-type="float">
            <text:p>120,32</text:p>
          </table:table-cell>
          <table:table-cell office:value-type="float" office:value="9" calcext:value-type="float">
            <text:p>9</text:p>
          </table:table-cell>
          <table:table-cell table:formula="of:=LOG([.A51])" office:value-type="float" office:value="2.08033782324757" calcext:value-type="float">
            <text:p>2,0803378232</text:p>
          </table:table-cell>
          <table:table-cell table:formula="of:=LOG([.B51])" office:value-type="float" office:value="0.954242509439325" calcext:value-type="float">
            <text:p>0,9542425094</text:p>
          </table:table-cell>
          <table:table-cell/>
          <table:table-cell office:value-type="float" office:value="120.32" calcext:value-type="float">
            <text:p>120,32</text:p>
          </table:table-cell>
          <table:table-cell office:value-type="float" office:value="9" calcext:value-type="float">
            <text:p>9</text:p>
          </table:table-cell>
          <table:table-cell table:formula="of:=LOG([.F51])" office:value-type="float" office:value="2.08033782324757" calcext:value-type="float">
            <text:p>2,0803378232</text:p>
          </table:table-cell>
          <table:table-cell table:formula="of:=LOG([.G51])" office:value-type="float" office:value="0.954242509439325" calcext:value-type="float">
            <text:p>0,9542425094</text:p>
          </table:table-cell>
          <table:table-cell/>
          <table:table-cell office:value-type="float" office:value="120.32" calcext:value-type="float">
            <text:p>120,32</text:p>
          </table:table-cell>
          <table:table-cell office:value-type="float" office:value="9" calcext:value-type="float">
            <text:p>9</text:p>
          </table:table-cell>
          <table:table-cell table:formula="of:=LOG([.K51])" office:value-type="float" office:value="2.08033782324757" calcext:value-type="float">
            <text:p>2,0803378232</text:p>
          </table:table-cell>
          <table:table-cell table:formula="of:=LOG([.L51])" office:value-type="float" office:value="0.954242509439325" calcext:value-type="float">
            <text:p>0,9542425094</text:p>
          </table:table-cell>
          <table:table-cell/>
          <table:table-cell office:value-type="float" office:value="120.32" calcext:value-type="float">
            <text:p>120,32</text:p>
          </table:table-cell>
          <table:table-cell office:value-type="float" office:value="9" calcext:value-type="float">
            <text:p>9</text:p>
          </table:table-cell>
          <table:table-cell table:formula="of:=LOG([.P51])" office:value-type="float" office:value="2.08033782324757" calcext:value-type="float">
            <text:p>2,0803378232</text:p>
          </table:table-cell>
          <table:table-cell table:formula="of:=LOG([.Q51])" office:value-type="float" office:value="0.954242509439325" calcext:value-type="float">
            <text:p>0,9542425094</text:p>
          </table:table-cell>
          <table:table-cell/>
          <table:table-cell office:value-type="float" office:value="120.32" calcext:value-type="float">
            <text:p>120,32</text:p>
          </table:table-cell>
          <table:table-cell office:value-type="float" office:value="9" calcext:value-type="float">
            <text:p>9</text:p>
          </table:table-cell>
          <table:table-cell table:formula="of:=LOG([.U51])" office:value-type="float" office:value="2.08033782324757" calcext:value-type="float">
            <text:p>2,0803378232</text:p>
          </table:table-cell>
          <table:table-cell table:formula="of:=LOG([.V51])" office:value-type="float" office:value="0.954242509439325" calcext:value-type="float">
            <text:p>0,9542425094</text:p>
          </table:table-cell>
          <table:table-cell/>
          <table:table-cell office:value-type="float" office:value="120.32" calcext:value-type="float">
            <text:p>120,32</text:p>
          </table:table-cell>
          <table:table-cell office:value-type="float" office:value="9" calcext:value-type="float">
            <text:p>9</text:p>
          </table:table-cell>
          <table:table-cell table:formula="of:=LOG([.Z51])" office:value-type="float" office:value="2.08033782324757" calcext:value-type="float">
            <text:p>2,0803378232</text:p>
          </table:table-cell>
          <table:table-cell table:formula="of:=LOG([.AA51])" office:value-type="float" office:value="0.954242509439325" calcext:value-type="float">
            <text:p>0,9542425094</text:p>
          </table:table-cell>
          <table:table-cell/>
          <table:table-cell office:value-type="float" office:value="120.32" calcext:value-type="float">
            <text:p>120,32</text:p>
          </table:table-cell>
          <table:table-cell office:value-type="float" office:value="9" calcext:value-type="float">
            <text:p>9</text:p>
          </table:table-cell>
          <table:table-cell table:formula="of:=LOG([.AE51])" office:value-type="float" office:value="2.08033782324757" calcext:value-type="float">
            <text:p>2,0803378232</text:p>
          </table:table-cell>
          <table:table-cell table:formula="of:=LOG([.AF51])" office:value-type="float" office:value="0.954242509439325" calcext:value-type="float">
            <text:p>0,9542425094</text:p>
          </table:table-cell>
          <table:table-cell/>
          <table:table-cell office:value-type="float" office:value="120.32" calcext:value-type="float">
            <text:p>120,32</text:p>
          </table:table-cell>
          <table:table-cell office:value-type="float" office:value="9" calcext:value-type="float">
            <text:p>9</text:p>
          </table:table-cell>
          <table:table-cell table:formula="of:=LOG([.AJ51])" office:value-type="float" office:value="2.08033782324757" calcext:value-type="float">
            <text:p>2,0803378232</text:p>
          </table:table-cell>
          <table:table-cell table:formula="of:=LOG([.AK51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122.88" calcext:value-type="float">
            <text:p>122,88</text:p>
          </table:table-cell>
          <table:table-cell office:value-type="float" office:value="9" calcext:value-type="float">
            <text:p>9</text:p>
          </table:table-cell>
          <table:table-cell table:formula="of:=LOG([.A52])" office:value-type="float" office:value="2.08948120268744" calcext:value-type="float">
            <text:p>2,0894812027</text:p>
          </table:table-cell>
          <table:table-cell table:formula="of:=LOG([.B52])" office:value-type="float" office:value="0.954242509439325" calcext:value-type="float">
            <text:p>0,9542425094</text:p>
          </table:table-cell>
          <table:table-cell/>
          <table:table-cell office:value-type="float" office:value="122.88" calcext:value-type="float">
            <text:p>122,88</text:p>
          </table:table-cell>
          <table:table-cell office:value-type="float" office:value="9" calcext:value-type="float">
            <text:p>9</text:p>
          </table:table-cell>
          <table:table-cell table:formula="of:=LOG([.F52])" office:value-type="float" office:value="2.08948120268744" calcext:value-type="float">
            <text:p>2,0894812027</text:p>
          </table:table-cell>
          <table:table-cell table:formula="of:=LOG([.G52])" office:value-type="float" office:value="0.954242509439325" calcext:value-type="float">
            <text:p>0,9542425094</text:p>
          </table:table-cell>
          <table:table-cell/>
          <table:table-cell office:value-type="float" office:value="122.88" calcext:value-type="float">
            <text:p>122,88</text:p>
          </table:table-cell>
          <table:table-cell office:value-type="float" office:value="9" calcext:value-type="float">
            <text:p>9</text:p>
          </table:table-cell>
          <table:table-cell table:formula="of:=LOG([.K52])" office:value-type="float" office:value="2.08948120268744" calcext:value-type="float">
            <text:p>2,0894812027</text:p>
          </table:table-cell>
          <table:table-cell table:formula="of:=LOG([.L52])" office:value-type="float" office:value="0.954242509439325" calcext:value-type="float">
            <text:p>0,9542425094</text:p>
          </table:table-cell>
          <table:table-cell/>
          <table:table-cell office:value-type="float" office:value="122.88" calcext:value-type="float">
            <text:p>122,88</text:p>
          </table:table-cell>
          <table:table-cell office:value-type="float" office:value="9" calcext:value-type="float">
            <text:p>9</text:p>
          </table:table-cell>
          <table:table-cell table:formula="of:=LOG([.P52])" office:value-type="float" office:value="2.08948120268744" calcext:value-type="float">
            <text:p>2,0894812027</text:p>
          </table:table-cell>
          <table:table-cell table:formula="of:=LOG([.Q52])" office:value-type="float" office:value="0.954242509439325" calcext:value-type="float">
            <text:p>0,9542425094</text:p>
          </table:table-cell>
          <table:table-cell/>
          <table:table-cell office:value-type="float" office:value="122.88" calcext:value-type="float">
            <text:p>122,88</text:p>
          </table:table-cell>
          <table:table-cell office:value-type="float" office:value="9" calcext:value-type="float">
            <text:p>9</text:p>
          </table:table-cell>
          <table:table-cell table:formula="of:=LOG([.U52])" office:value-type="float" office:value="2.08948120268744" calcext:value-type="float">
            <text:p>2,0894812027</text:p>
          </table:table-cell>
          <table:table-cell table:formula="of:=LOG([.V52])" office:value-type="float" office:value="0.954242509439325" calcext:value-type="float">
            <text:p>0,9542425094</text:p>
          </table:table-cell>
          <table:table-cell/>
          <table:table-cell office:value-type="float" office:value="122.88" calcext:value-type="float">
            <text:p>122,88</text:p>
          </table:table-cell>
          <table:table-cell office:value-type="float" office:value="9" calcext:value-type="float">
            <text:p>9</text:p>
          </table:table-cell>
          <table:table-cell table:formula="of:=LOG([.Z52])" office:value-type="float" office:value="2.08948120268744" calcext:value-type="float">
            <text:p>2,0894812027</text:p>
          </table:table-cell>
          <table:table-cell table:formula="of:=LOG([.AA52])" office:value-type="float" office:value="0.954242509439325" calcext:value-type="float">
            <text:p>0,9542425094</text:p>
          </table:table-cell>
          <table:table-cell/>
          <table:table-cell office:value-type="float" office:value="122.88" calcext:value-type="float">
            <text:p>122,88</text:p>
          </table:table-cell>
          <table:table-cell office:value-type="float" office:value="9" calcext:value-type="float">
            <text:p>9</text:p>
          </table:table-cell>
          <table:table-cell table:formula="of:=LOG([.AE52])" office:value-type="float" office:value="2.08948120268744" calcext:value-type="float">
            <text:p>2,0894812027</text:p>
          </table:table-cell>
          <table:table-cell table:formula="of:=LOG([.AF52])" office:value-type="float" office:value="0.954242509439325" calcext:value-type="float">
            <text:p>0,9542425094</text:p>
          </table:table-cell>
          <table:table-cell/>
          <table:table-cell office:value-type="float" office:value="122.88" calcext:value-type="float">
            <text:p>122,88</text:p>
          </table:table-cell>
          <table:table-cell office:value-type="float" office:value="9" calcext:value-type="float">
            <text:p>9</text:p>
          </table:table-cell>
          <table:table-cell table:formula="of:=LOG([.AJ52])" office:value-type="float" office:value="2.08948120268744" calcext:value-type="float">
            <text:p>2,0894812027</text:p>
          </table:table-cell>
          <table:table-cell table:formula="of:=LOG([.AK52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125.44" calcext:value-type="float">
            <text:p>125,44</text:p>
          </table:table-cell>
          <table:table-cell office:value-type="float" office:value="9" calcext:value-type="float">
            <text:p>9</text:p>
          </table:table-cell>
          <table:table-cell table:formula="of:=LOG([.A53])" office:value-type="float" office:value="2.09843604534036" calcext:value-type="float">
            <text:p>2,0984360453</text:p>
          </table:table-cell>
          <table:table-cell table:formula="of:=LOG([.B53])" office:value-type="float" office:value="0.954242509439325" calcext:value-type="float">
            <text:p>0,9542425094</text:p>
          </table:table-cell>
          <table:table-cell/>
          <table:table-cell office:value-type="float" office:value="125.44" calcext:value-type="float">
            <text:p>125,44</text:p>
          </table:table-cell>
          <table:table-cell office:value-type="float" office:value="9" calcext:value-type="float">
            <text:p>9</text:p>
          </table:table-cell>
          <table:table-cell table:formula="of:=LOG([.F53])" office:value-type="float" office:value="2.09843604534036" calcext:value-type="float">
            <text:p>2,0984360453</text:p>
          </table:table-cell>
          <table:table-cell table:formula="of:=LOG([.G53])" office:value-type="float" office:value="0.954242509439325" calcext:value-type="float">
            <text:p>0,9542425094</text:p>
          </table:table-cell>
          <table:table-cell/>
          <table:table-cell office:value-type="float" office:value="125.44" calcext:value-type="float">
            <text:p>125,44</text:p>
          </table:table-cell>
          <table:table-cell office:value-type="float" office:value="9" calcext:value-type="float">
            <text:p>9</text:p>
          </table:table-cell>
          <table:table-cell table:formula="of:=LOG([.K53])" office:value-type="float" office:value="2.09843604534036" calcext:value-type="float">
            <text:p>2,0984360453</text:p>
          </table:table-cell>
          <table:table-cell table:formula="of:=LOG([.L53])" office:value-type="float" office:value="0.954242509439325" calcext:value-type="float">
            <text:p>0,9542425094</text:p>
          </table:table-cell>
          <table:table-cell/>
          <table:table-cell office:value-type="float" office:value="125.44" calcext:value-type="float">
            <text:p>125,44</text:p>
          </table:table-cell>
          <table:table-cell office:value-type="float" office:value="9" calcext:value-type="float">
            <text:p>9</text:p>
          </table:table-cell>
          <table:table-cell table:formula="of:=LOG([.P53])" office:value-type="float" office:value="2.09843604534036" calcext:value-type="float">
            <text:p>2,0984360453</text:p>
          </table:table-cell>
          <table:table-cell table:formula="of:=LOG([.Q53])" office:value-type="float" office:value="0.954242509439325" calcext:value-type="float">
            <text:p>0,9542425094</text:p>
          </table:table-cell>
          <table:table-cell/>
          <table:table-cell office:value-type="float" office:value="125.44" calcext:value-type="float">
            <text:p>125,44</text:p>
          </table:table-cell>
          <table:table-cell office:value-type="float" office:value="9" calcext:value-type="float">
            <text:p>9</text:p>
          </table:table-cell>
          <table:table-cell table:formula="of:=LOG([.U53])" office:value-type="float" office:value="2.09843604534036" calcext:value-type="float">
            <text:p>2,0984360453</text:p>
          </table:table-cell>
          <table:table-cell table:formula="of:=LOG([.V53])" office:value-type="float" office:value="0.954242509439325" calcext:value-type="float">
            <text:p>0,9542425094</text:p>
          </table:table-cell>
          <table:table-cell/>
          <table:table-cell office:value-type="float" office:value="125.44" calcext:value-type="float">
            <text:p>125,44</text:p>
          </table:table-cell>
          <table:table-cell office:value-type="float" office:value="9" calcext:value-type="float">
            <text:p>9</text:p>
          </table:table-cell>
          <table:table-cell table:formula="of:=LOG([.Z53])" office:value-type="float" office:value="2.09843604534036" calcext:value-type="float">
            <text:p>2,0984360453</text:p>
          </table:table-cell>
          <table:table-cell table:formula="of:=LOG([.AA53])" office:value-type="float" office:value="0.954242509439325" calcext:value-type="float">
            <text:p>0,9542425094</text:p>
          </table:table-cell>
          <table:table-cell/>
          <table:table-cell office:value-type="float" office:value="125.44" calcext:value-type="float">
            <text:p>125,44</text:p>
          </table:table-cell>
          <table:table-cell office:value-type="float" office:value="9" calcext:value-type="float">
            <text:p>9</text:p>
          </table:table-cell>
          <table:table-cell table:formula="of:=LOG([.AE53])" office:value-type="float" office:value="2.09843604534036" calcext:value-type="float">
            <text:p>2,0984360453</text:p>
          </table:table-cell>
          <table:table-cell table:formula="of:=LOG([.AF53])" office:value-type="float" office:value="0.954242509439325" calcext:value-type="float">
            <text:p>0,9542425094</text:p>
          </table:table-cell>
          <table:table-cell/>
          <table:table-cell office:value-type="float" office:value="125.44" calcext:value-type="float">
            <text:p>125,44</text:p>
          </table:table-cell>
          <table:table-cell office:value-type="float" office:value="9" calcext:value-type="float">
            <text:p>9</text:p>
          </table:table-cell>
          <table:table-cell table:formula="of:=LOG([.AJ53])" office:value-type="float" office:value="2.09843604534036" calcext:value-type="float">
            <text:p>2,0984360453</text:p>
          </table:table-cell>
          <table:table-cell table:formula="of:=LOG([.AK53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formula="of:=LOG([.A54])" office:value-type="float" office:value="2.10720996964787" calcext:value-type="float">
            <text:p>2,1072099696</text:p>
          </table:table-cell>
          <table:table-cell table:formula="of:=LOG([.B54])" office:value-type="float" office:value="0.954242509439325" calcext:value-type="float">
            <text:p>0,954242509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formula="of:=LOG([.F54])" office:value-type="float" office:value="2.10720996964787" calcext:value-type="float">
            <text:p>2,1072099696</text:p>
          </table:table-cell>
          <table:table-cell table:formula="of:=LOG([.G54])" office:value-type="float" office:value="0.954242509439325" calcext:value-type="float">
            <text:p>0,954242509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formula="of:=LOG([.K54])" office:value-type="float" office:value="2.10720996964787" calcext:value-type="float">
            <text:p>2,1072099696</text:p>
          </table:table-cell>
          <table:table-cell table:formula="of:=LOG([.L54])" office:value-type="float" office:value="0.954242509439325" calcext:value-type="float">
            <text:p>0,954242509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formula="of:=LOG([.P54])" office:value-type="float" office:value="2.10720996964787" calcext:value-type="float">
            <text:p>2,1072099696</text:p>
          </table:table-cell>
          <table:table-cell table:formula="of:=LOG([.Q54])" office:value-type="float" office:value="0.954242509439325" calcext:value-type="float">
            <text:p>0,954242509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formula="of:=LOG([.U54])" office:value-type="float" office:value="2.10720996964787" calcext:value-type="float">
            <text:p>2,1072099696</text:p>
          </table:table-cell>
          <table:table-cell table:formula="of:=LOG([.V54])" office:value-type="float" office:value="0.954242509439325" calcext:value-type="float">
            <text:p>0,954242509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formula="of:=LOG([.Z54])" office:value-type="float" office:value="2.10720996964787" calcext:value-type="float">
            <text:p>2,1072099696</text:p>
          </table:table-cell>
          <table:table-cell table:formula="of:=LOG([.AA54])" office:value-type="float" office:value="0.954242509439325" calcext:value-type="float">
            <text:p>0,954242509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formula="of:=LOG([.AE54])" office:value-type="float" office:value="2.10720996964787" calcext:value-type="float">
            <text:p>2,1072099696</text:p>
          </table:table-cell>
          <table:table-cell table:formula="of:=LOG([.AF54])" office:value-type="float" office:value="0.954242509439325" calcext:value-type="float">
            <text:p>0,954242509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formula="of:=LOG([.AJ54])" office:value-type="float" office:value="2.10720996964787" calcext:value-type="float">
            <text:p>2,1072099696</text:p>
          </table:table-cell>
          <table:table-cell table:formula="of:=LOG([.AK54])" office:value-type="float" office:value="0.954242509439325" calcext:value-type="float">
            <text:p>0,9542425094</text:p>
          </table:table-cell>
        </table:table-row>
        <table:table-row table:style-name="ro1">
          <table:table-cell office:value-type="float" office:value="130.56" calcext:value-type="float">
            <text:p>130,56</text:p>
          </table:table-cell>
          <table:table-cell office:value-type="float" office:value="4" calcext:value-type="float">
            <text:p>4</text:p>
          </table:table-cell>
          <table:table-cell table:formula="of:=LOG([.A55])" office:value-type="float" office:value="2.11581014140979" calcext:value-type="float">
            <text:p>2,1158101414</text:p>
          </table:table-cell>
          <table:table-cell table:formula="of:=LOG([.B55])" office:value-type="float" office:value="0.602059991327962" calcext:value-type="float">
            <text:p>0,6020599913</text:p>
          </table:table-cell>
          <table:table-cell/>
          <table:table-cell office:value-type="float" office:value="130.56" calcext:value-type="float">
            <text:p>130,56</text:p>
          </table:table-cell>
          <table:table-cell office:value-type="float" office:value="4" calcext:value-type="float">
            <text:p>4</text:p>
          </table:table-cell>
          <table:table-cell table:formula="of:=LOG([.F55])" office:value-type="float" office:value="2.11581014140979" calcext:value-type="float">
            <text:p>2,1158101414</text:p>
          </table:table-cell>
          <table:table-cell table:formula="of:=LOG([.G55])" office:value-type="float" office:value="0.602059991327962" calcext:value-type="float">
            <text:p>0,6020599913</text:p>
          </table:table-cell>
          <table:table-cell/>
          <table:table-cell office:value-type="float" office:value="130.56" calcext:value-type="float">
            <text:p>130,56</text:p>
          </table:table-cell>
          <table:table-cell office:value-type="float" office:value="4" calcext:value-type="float">
            <text:p>4</text:p>
          </table:table-cell>
          <table:table-cell table:formula="of:=LOG([.K55])" office:value-type="float" office:value="2.11581014140979" calcext:value-type="float">
            <text:p>2,1158101414</text:p>
          </table:table-cell>
          <table:table-cell table:formula="of:=LOG([.L55])" office:value-type="float" office:value="0.602059991327962" calcext:value-type="float">
            <text:p>0,6020599913</text:p>
          </table:table-cell>
          <table:table-cell/>
          <table:table-cell office:value-type="float" office:value="130.56" calcext:value-type="float">
            <text:p>130,56</text:p>
          </table:table-cell>
          <table:table-cell office:value-type="float" office:value="4" calcext:value-type="float">
            <text:p>4</text:p>
          </table:table-cell>
          <table:table-cell table:formula="of:=LOG([.P55])" office:value-type="float" office:value="2.11581014140979" calcext:value-type="float">
            <text:p>2,1158101414</text:p>
          </table:table-cell>
          <table:table-cell table:formula="of:=LOG([.Q55])" office:value-type="float" office:value="0.602059991327962" calcext:value-type="float">
            <text:p>0,6020599913</text:p>
          </table:table-cell>
          <table:table-cell/>
          <table:table-cell office:value-type="float" office:value="130.56" calcext:value-type="float">
            <text:p>130,56</text:p>
          </table:table-cell>
          <table:table-cell office:value-type="float" office:value="4" calcext:value-type="float">
            <text:p>4</text:p>
          </table:table-cell>
          <table:table-cell table:formula="of:=LOG([.U55])" office:value-type="float" office:value="2.11581014140979" calcext:value-type="float">
            <text:p>2,1158101414</text:p>
          </table:table-cell>
          <table:table-cell table:formula="of:=LOG([.V55])" office:value-type="float" office:value="0.602059991327962" calcext:value-type="float">
            <text:p>0,6020599913</text:p>
          </table:table-cell>
          <table:table-cell/>
          <table:table-cell office:value-type="float" office:value="130.56" calcext:value-type="float">
            <text:p>130,56</text:p>
          </table:table-cell>
          <table:table-cell office:value-type="float" office:value="4" calcext:value-type="float">
            <text:p>4</text:p>
          </table:table-cell>
          <table:table-cell table:formula="of:=LOG([.Z55])" office:value-type="float" office:value="2.11581014140979" calcext:value-type="float">
            <text:p>2,1158101414</text:p>
          </table:table-cell>
          <table:table-cell table:formula="of:=LOG([.AA55])" office:value-type="float" office:value="0.602059991327962" calcext:value-type="float">
            <text:p>0,6020599913</text:p>
          </table:table-cell>
          <table:table-cell/>
          <table:table-cell office:value-type="float" office:value="130.56" calcext:value-type="float">
            <text:p>130,56</text:p>
          </table:table-cell>
          <table:table-cell office:value-type="float" office:value="4" calcext:value-type="float">
            <text:p>4</text:p>
          </table:table-cell>
          <table:table-cell table:formula="of:=LOG([.AE55])" office:value-type="float" office:value="2.11581014140979" calcext:value-type="float">
            <text:p>2,1158101414</text:p>
          </table:table-cell>
          <table:table-cell table:formula="of:=LOG([.AF55])" office:value-type="float" office:value="0.602059991327962" calcext:value-type="float">
            <text:p>0,6020599913</text:p>
          </table:table-cell>
          <table:table-cell/>
          <table:table-cell office:value-type="float" office:value="130.56" calcext:value-type="float">
            <text:p>130,56</text:p>
          </table:table-cell>
          <table:table-cell office:value-type="float" office:value="4" calcext:value-type="float">
            <text:p>4</text:p>
          </table:table-cell>
          <table:table-cell table:formula="of:=LOG([.AJ55])" office:value-type="float" office:value="2.11581014140979" calcext:value-type="float">
            <text:p>2,1158101414</text:p>
          </table:table-cell>
          <table:table-cell table:formula="of:=LOG([.AK55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33.12" calcext:value-type="float">
            <text:p>133,12</text:p>
          </table:table-cell>
          <table:table-cell office:value-type="float" office:value="4" calcext:value-type="float">
            <text:p>4</text:p>
          </table:table-cell>
          <table:table-cell table:formula="of:=LOG([.A56])" office:value-type="float" office:value="2.12424330894665" calcext:value-type="float">
            <text:p>2,1242433089</text:p>
          </table:table-cell>
          <table:table-cell table:formula="of:=LOG([.B56])" office:value-type="float" office:value="0.602059991327962" calcext:value-type="float">
            <text:p>0,6020599913</text:p>
          </table:table-cell>
          <table:table-cell/>
          <table:table-cell office:value-type="float" office:value="133.12" calcext:value-type="float">
            <text:p>133,12</text:p>
          </table:table-cell>
          <table:table-cell office:value-type="float" office:value="4" calcext:value-type="float">
            <text:p>4</text:p>
          </table:table-cell>
          <table:table-cell table:formula="of:=LOG([.F56])" office:value-type="float" office:value="2.12424330894665" calcext:value-type="float">
            <text:p>2,1242433089</text:p>
          </table:table-cell>
          <table:table-cell table:formula="of:=LOG([.G56])" office:value-type="float" office:value="0.602059991327962" calcext:value-type="float">
            <text:p>0,6020599913</text:p>
          </table:table-cell>
          <table:table-cell/>
          <table:table-cell office:value-type="float" office:value="133.12" calcext:value-type="float">
            <text:p>133,12</text:p>
          </table:table-cell>
          <table:table-cell office:value-type="float" office:value="4" calcext:value-type="float">
            <text:p>4</text:p>
          </table:table-cell>
          <table:table-cell table:formula="of:=LOG([.K56])" office:value-type="float" office:value="2.12424330894665" calcext:value-type="float">
            <text:p>2,1242433089</text:p>
          </table:table-cell>
          <table:table-cell table:formula="of:=LOG([.L56])" office:value-type="float" office:value="0.602059991327962" calcext:value-type="float">
            <text:p>0,6020599913</text:p>
          </table:table-cell>
          <table:table-cell/>
          <table:table-cell office:value-type="float" office:value="133.12" calcext:value-type="float">
            <text:p>133,12</text:p>
          </table:table-cell>
          <table:table-cell office:value-type="float" office:value="4" calcext:value-type="float">
            <text:p>4</text:p>
          </table:table-cell>
          <table:table-cell table:formula="of:=LOG([.P56])" office:value-type="float" office:value="2.12424330894665" calcext:value-type="float">
            <text:p>2,1242433089</text:p>
          </table:table-cell>
          <table:table-cell table:formula="of:=LOG([.Q56])" office:value-type="float" office:value="0.602059991327962" calcext:value-type="float">
            <text:p>0,6020599913</text:p>
          </table:table-cell>
          <table:table-cell/>
          <table:table-cell office:value-type="float" office:value="133.12" calcext:value-type="float">
            <text:p>133,12</text:p>
          </table:table-cell>
          <table:table-cell office:value-type="float" office:value="4" calcext:value-type="float">
            <text:p>4</text:p>
          </table:table-cell>
          <table:table-cell table:formula="of:=LOG([.U56])" office:value-type="float" office:value="2.12424330894665" calcext:value-type="float">
            <text:p>2,1242433089</text:p>
          </table:table-cell>
          <table:table-cell table:formula="of:=LOG([.V56])" office:value-type="float" office:value="0.602059991327962" calcext:value-type="float">
            <text:p>0,6020599913</text:p>
          </table:table-cell>
          <table:table-cell/>
          <table:table-cell office:value-type="float" office:value="133.12" calcext:value-type="float">
            <text:p>133,12</text:p>
          </table:table-cell>
          <table:table-cell office:value-type="float" office:value="4" calcext:value-type="float">
            <text:p>4</text:p>
          </table:table-cell>
          <table:table-cell table:formula="of:=LOG([.Z56])" office:value-type="float" office:value="2.12424330894665" calcext:value-type="float">
            <text:p>2,1242433089</text:p>
          </table:table-cell>
          <table:table-cell table:formula="of:=LOG([.AA56])" office:value-type="float" office:value="0.602059991327962" calcext:value-type="float">
            <text:p>0,6020599913</text:p>
          </table:table-cell>
          <table:table-cell/>
          <table:table-cell office:value-type="float" office:value="133.12" calcext:value-type="float">
            <text:p>133,12</text:p>
          </table:table-cell>
          <table:table-cell office:value-type="float" office:value="4" calcext:value-type="float">
            <text:p>4</text:p>
          </table:table-cell>
          <table:table-cell table:formula="of:=LOG([.AE56])" office:value-type="float" office:value="2.12424330894665" calcext:value-type="float">
            <text:p>2,1242433089</text:p>
          </table:table-cell>
          <table:table-cell table:formula="of:=LOG([.AF56])" office:value-type="float" office:value="0.602059991327962" calcext:value-type="float">
            <text:p>0,6020599913</text:p>
          </table:table-cell>
          <table:table-cell/>
          <table:table-cell office:value-type="float" office:value="133.12" calcext:value-type="float">
            <text:p>133,12</text:p>
          </table:table-cell>
          <table:table-cell office:value-type="float" office:value="4" calcext:value-type="float">
            <text:p>4</text:p>
          </table:table-cell>
          <table:table-cell table:formula="of:=LOG([.AJ56])" office:value-type="float" office:value="2.12424330894665" calcext:value-type="float">
            <text:p>2,1242433089</text:p>
          </table:table-cell>
          <table:table-cell table:formula="of:=LOG([.AK56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35.68" calcext:value-type="float">
            <text:p>135,68</text:p>
          </table:table-cell>
          <table:table-cell office:value-type="float" office:value="4" calcext:value-type="float">
            <text:p>4</text:p>
          </table:table-cell>
          <table:table-cell table:formula="of:=LOG([.A57])" office:value-type="float" office:value="2.13251583491264" calcext:value-type="float">
            <text:p>2,1325158349</text:p>
          </table:table-cell>
          <table:table-cell table:formula="of:=LOG([.B57])" office:value-type="float" office:value="0.602059991327962" calcext:value-type="float">
            <text:p>0,6020599913</text:p>
          </table:table-cell>
          <table:table-cell/>
          <table:table-cell office:value-type="float" office:value="135.68" calcext:value-type="float">
            <text:p>135,68</text:p>
          </table:table-cell>
          <table:table-cell office:value-type="float" office:value="4" calcext:value-type="float">
            <text:p>4</text:p>
          </table:table-cell>
          <table:table-cell table:formula="of:=LOG([.F57])" office:value-type="float" office:value="2.13251583491264" calcext:value-type="float">
            <text:p>2,1325158349</text:p>
          </table:table-cell>
          <table:table-cell table:formula="of:=LOG([.G57])" office:value-type="float" office:value="0.602059991327962" calcext:value-type="float">
            <text:p>0,6020599913</text:p>
          </table:table-cell>
          <table:table-cell/>
          <table:table-cell office:value-type="float" office:value="135.68" calcext:value-type="float">
            <text:p>135,68</text:p>
          </table:table-cell>
          <table:table-cell office:value-type="float" office:value="4" calcext:value-type="float">
            <text:p>4</text:p>
          </table:table-cell>
          <table:table-cell table:formula="of:=LOG([.K57])" office:value-type="float" office:value="2.13251583491264" calcext:value-type="float">
            <text:p>2,1325158349</text:p>
          </table:table-cell>
          <table:table-cell table:formula="of:=LOG([.L57])" office:value-type="float" office:value="0.602059991327962" calcext:value-type="float">
            <text:p>0,6020599913</text:p>
          </table:table-cell>
          <table:table-cell/>
          <table:table-cell office:value-type="float" office:value="135.68" calcext:value-type="float">
            <text:p>135,68</text:p>
          </table:table-cell>
          <table:table-cell office:value-type="float" office:value="4" calcext:value-type="float">
            <text:p>4</text:p>
          </table:table-cell>
          <table:table-cell table:formula="of:=LOG([.P57])" office:value-type="float" office:value="2.13251583491264" calcext:value-type="float">
            <text:p>2,1325158349</text:p>
          </table:table-cell>
          <table:table-cell table:formula="of:=LOG([.Q57])" office:value-type="float" office:value="0.602059991327962" calcext:value-type="float">
            <text:p>0,6020599913</text:p>
          </table:table-cell>
          <table:table-cell/>
          <table:table-cell office:value-type="float" office:value="135.68" calcext:value-type="float">
            <text:p>135,68</text:p>
          </table:table-cell>
          <table:table-cell office:value-type="float" office:value="4" calcext:value-type="float">
            <text:p>4</text:p>
          </table:table-cell>
          <table:table-cell table:formula="of:=LOG([.U57])" office:value-type="float" office:value="2.13251583491264" calcext:value-type="float">
            <text:p>2,1325158349</text:p>
          </table:table-cell>
          <table:table-cell table:formula="of:=LOG([.V57])" office:value-type="float" office:value="0.602059991327962" calcext:value-type="float">
            <text:p>0,6020599913</text:p>
          </table:table-cell>
          <table:table-cell/>
          <table:table-cell office:value-type="float" office:value="135.68" calcext:value-type="float">
            <text:p>135,68</text:p>
          </table:table-cell>
          <table:table-cell office:value-type="float" office:value="4" calcext:value-type="float">
            <text:p>4</text:p>
          </table:table-cell>
          <table:table-cell table:formula="of:=LOG([.Z57])" office:value-type="float" office:value="2.13251583491264" calcext:value-type="float">
            <text:p>2,1325158349</text:p>
          </table:table-cell>
          <table:table-cell table:formula="of:=LOG([.AA57])" office:value-type="float" office:value="0.602059991327962" calcext:value-type="float">
            <text:p>0,6020599913</text:p>
          </table:table-cell>
          <table:table-cell/>
          <table:table-cell office:value-type="float" office:value="135.68" calcext:value-type="float">
            <text:p>135,68</text:p>
          </table:table-cell>
          <table:table-cell office:value-type="float" office:value="4" calcext:value-type="float">
            <text:p>4</text:p>
          </table:table-cell>
          <table:table-cell table:formula="of:=LOG([.AE57])" office:value-type="float" office:value="2.13251583491264" calcext:value-type="float">
            <text:p>2,1325158349</text:p>
          </table:table-cell>
          <table:table-cell table:formula="of:=LOG([.AF57])" office:value-type="float" office:value="0.602059991327962" calcext:value-type="float">
            <text:p>0,6020599913</text:p>
          </table:table-cell>
          <table:table-cell/>
          <table:table-cell office:value-type="float" office:value="135.68" calcext:value-type="float">
            <text:p>135,68</text:p>
          </table:table-cell>
          <table:table-cell office:value-type="float" office:value="4" calcext:value-type="float">
            <text:p>4</text:p>
          </table:table-cell>
          <table:table-cell table:formula="of:=LOG([.AJ57])" office:value-type="float" office:value="2.13251583491264" calcext:value-type="float">
            <text:p>2,1325158349</text:p>
          </table:table-cell>
          <table:table-cell table:formula="of:=LOG([.AK57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38.24" calcext:value-type="float">
            <text:p>138,24</text:p>
          </table:table-cell>
          <table:table-cell office:value-type="float" office:value="4" calcext:value-type="float">
            <text:p>4</text:p>
          </table:table-cell>
          <table:table-cell table:formula="of:=LOG([.A58])" office:value-type="float" office:value="2.14063372513482" calcext:value-type="float">
            <text:p>2,1406337251</text:p>
          </table:table-cell>
          <table:table-cell table:formula="of:=LOG([.B58])" office:value-type="float" office:value="0.602059991327962" calcext:value-type="float">
            <text:p>0,6020599913</text:p>
          </table:table-cell>
          <table:table-cell/>
          <table:table-cell office:value-type="float" office:value="138.24" calcext:value-type="float">
            <text:p>138,24</text:p>
          </table:table-cell>
          <table:table-cell office:value-type="float" office:value="4" calcext:value-type="float">
            <text:p>4</text:p>
          </table:table-cell>
          <table:table-cell table:formula="of:=LOG([.F58])" office:value-type="float" office:value="2.14063372513482" calcext:value-type="float">
            <text:p>2,1406337251</text:p>
          </table:table-cell>
          <table:table-cell table:formula="of:=LOG([.G58])" office:value-type="float" office:value="0.602059991327962" calcext:value-type="float">
            <text:p>0,6020599913</text:p>
          </table:table-cell>
          <table:table-cell/>
          <table:table-cell office:value-type="float" office:value="138.24" calcext:value-type="float">
            <text:p>138,24</text:p>
          </table:table-cell>
          <table:table-cell office:value-type="float" office:value="4" calcext:value-type="float">
            <text:p>4</text:p>
          </table:table-cell>
          <table:table-cell table:formula="of:=LOG([.K58])" office:value-type="float" office:value="2.14063372513482" calcext:value-type="float">
            <text:p>2,1406337251</text:p>
          </table:table-cell>
          <table:table-cell table:formula="of:=LOG([.L58])" office:value-type="float" office:value="0.602059991327962" calcext:value-type="float">
            <text:p>0,6020599913</text:p>
          </table:table-cell>
          <table:table-cell/>
          <table:table-cell office:value-type="float" office:value="138.24" calcext:value-type="float">
            <text:p>138,24</text:p>
          </table:table-cell>
          <table:table-cell office:value-type="float" office:value="4" calcext:value-type="float">
            <text:p>4</text:p>
          </table:table-cell>
          <table:table-cell table:formula="of:=LOG([.P58])" office:value-type="float" office:value="2.14063372513482" calcext:value-type="float">
            <text:p>2,1406337251</text:p>
          </table:table-cell>
          <table:table-cell table:formula="of:=LOG([.Q58])" office:value-type="float" office:value="0.602059991327962" calcext:value-type="float">
            <text:p>0,6020599913</text:p>
          </table:table-cell>
          <table:table-cell/>
          <table:table-cell office:value-type="float" office:value="138.24" calcext:value-type="float">
            <text:p>138,24</text:p>
          </table:table-cell>
          <table:table-cell office:value-type="float" office:value="4" calcext:value-type="float">
            <text:p>4</text:p>
          </table:table-cell>
          <table:table-cell table:formula="of:=LOG([.U58])" office:value-type="float" office:value="2.14063372513482" calcext:value-type="float">
            <text:p>2,1406337251</text:p>
          </table:table-cell>
          <table:table-cell table:formula="of:=LOG([.V58])" office:value-type="float" office:value="0.602059991327962" calcext:value-type="float">
            <text:p>0,6020599913</text:p>
          </table:table-cell>
          <table:table-cell/>
          <table:table-cell office:value-type="float" office:value="138.24" calcext:value-type="float">
            <text:p>138,24</text:p>
          </table:table-cell>
          <table:table-cell office:value-type="float" office:value="4" calcext:value-type="float">
            <text:p>4</text:p>
          </table:table-cell>
          <table:table-cell table:formula="of:=LOG([.Z58])" office:value-type="float" office:value="2.14063372513482" calcext:value-type="float">
            <text:p>2,1406337251</text:p>
          </table:table-cell>
          <table:table-cell table:formula="of:=LOG([.AA58])" office:value-type="float" office:value="0.602059991327962" calcext:value-type="float">
            <text:p>0,6020599913</text:p>
          </table:table-cell>
          <table:table-cell/>
          <table:table-cell office:value-type="float" office:value="138.24" calcext:value-type="float">
            <text:p>138,24</text:p>
          </table:table-cell>
          <table:table-cell office:value-type="float" office:value="4" calcext:value-type="float">
            <text:p>4</text:p>
          </table:table-cell>
          <table:table-cell table:formula="of:=LOG([.AE58])" office:value-type="float" office:value="2.14063372513482" calcext:value-type="float">
            <text:p>2,1406337251</text:p>
          </table:table-cell>
          <table:table-cell table:formula="of:=LOG([.AF58])" office:value-type="float" office:value="0.602059991327962" calcext:value-type="float">
            <text:p>0,6020599913</text:p>
          </table:table-cell>
          <table:table-cell/>
          <table:table-cell office:value-type="float" office:value="138.24" calcext:value-type="float">
            <text:p>138,24</text:p>
          </table:table-cell>
          <table:table-cell office:value-type="float" office:value="4" calcext:value-type="float">
            <text:p>4</text:p>
          </table:table-cell>
          <table:table-cell table:formula="of:=LOG([.AJ58])" office:value-type="float" office:value="2.14063372513482" calcext:value-type="float">
            <text:p>2,1406337251</text:p>
          </table:table-cell>
          <table:table-cell table:formula="of:=LOG([.AK58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40.8" calcext:value-type="float">
            <text:p>140,8</text:p>
          </table:table-cell>
          <table:table-cell office:value-type="float" office:value="4" calcext:value-type="float">
            <text:p>4</text:p>
          </table:table-cell>
          <table:table-cell table:formula="of:=LOG([.A59])" office:value-type="float" office:value="2.14860265480609" calcext:value-type="float">
            <text:p>2,1486026548</text:p>
          </table:table-cell>
          <table:table-cell table:formula="of:=LOG([.B59])" office:value-type="float" office:value="0.602059991327962" calcext:value-type="float">
            <text:p>0,6020599913</text:p>
          </table:table-cell>
          <table:table-cell/>
          <table:table-cell office:value-type="float" office:value="140.8" calcext:value-type="float">
            <text:p>140,8</text:p>
          </table:table-cell>
          <table:table-cell office:value-type="float" office:value="4" calcext:value-type="float">
            <text:p>4</text:p>
          </table:table-cell>
          <table:table-cell table:formula="of:=LOG([.F59])" office:value-type="float" office:value="2.14860265480609" calcext:value-type="float">
            <text:p>2,1486026548</text:p>
          </table:table-cell>
          <table:table-cell table:formula="of:=LOG([.G59])" office:value-type="float" office:value="0.602059991327962" calcext:value-type="float">
            <text:p>0,6020599913</text:p>
          </table:table-cell>
          <table:table-cell/>
          <table:table-cell office:value-type="float" office:value="140.8" calcext:value-type="float">
            <text:p>140,8</text:p>
          </table:table-cell>
          <table:table-cell office:value-type="float" office:value="4" calcext:value-type="float">
            <text:p>4</text:p>
          </table:table-cell>
          <table:table-cell table:formula="of:=LOG([.K59])" office:value-type="float" office:value="2.14860265480609" calcext:value-type="float">
            <text:p>2,1486026548</text:p>
          </table:table-cell>
          <table:table-cell table:formula="of:=LOG([.L59])" office:value-type="float" office:value="0.602059991327962" calcext:value-type="float">
            <text:p>0,6020599913</text:p>
          </table:table-cell>
          <table:table-cell/>
          <table:table-cell office:value-type="float" office:value="140.8" calcext:value-type="float">
            <text:p>140,8</text:p>
          </table:table-cell>
          <table:table-cell office:value-type="float" office:value="4" calcext:value-type="float">
            <text:p>4</text:p>
          </table:table-cell>
          <table:table-cell table:formula="of:=LOG([.P59])" office:value-type="float" office:value="2.14860265480609" calcext:value-type="float">
            <text:p>2,1486026548</text:p>
          </table:table-cell>
          <table:table-cell table:formula="of:=LOG([.Q59])" office:value-type="float" office:value="0.602059991327962" calcext:value-type="float">
            <text:p>0,6020599913</text:p>
          </table:table-cell>
          <table:table-cell/>
          <table:table-cell office:value-type="float" office:value="140.8" calcext:value-type="float">
            <text:p>140,8</text:p>
          </table:table-cell>
          <table:table-cell office:value-type="float" office:value="4" calcext:value-type="float">
            <text:p>4</text:p>
          </table:table-cell>
          <table:table-cell table:formula="of:=LOG([.U59])" office:value-type="float" office:value="2.14860265480609" calcext:value-type="float">
            <text:p>2,1486026548</text:p>
          </table:table-cell>
          <table:table-cell table:formula="of:=LOG([.V59])" office:value-type="float" office:value="0.602059991327962" calcext:value-type="float">
            <text:p>0,6020599913</text:p>
          </table:table-cell>
          <table:table-cell/>
          <table:table-cell office:value-type="float" office:value="140.8" calcext:value-type="float">
            <text:p>140,8</text:p>
          </table:table-cell>
          <table:table-cell office:value-type="float" office:value="4" calcext:value-type="float">
            <text:p>4</text:p>
          </table:table-cell>
          <table:table-cell table:formula="of:=LOG([.Z59])" office:value-type="float" office:value="2.14860265480609" calcext:value-type="float">
            <text:p>2,1486026548</text:p>
          </table:table-cell>
          <table:table-cell table:formula="of:=LOG([.AA59])" office:value-type="float" office:value="0.602059991327962" calcext:value-type="float">
            <text:p>0,6020599913</text:p>
          </table:table-cell>
          <table:table-cell/>
          <table:table-cell office:value-type="float" office:value="140.8" calcext:value-type="float">
            <text:p>140,8</text:p>
          </table:table-cell>
          <table:table-cell office:value-type="float" office:value="4" calcext:value-type="float">
            <text:p>4</text:p>
          </table:table-cell>
          <table:table-cell table:formula="of:=LOG([.AE59])" office:value-type="float" office:value="2.14860265480609" calcext:value-type="float">
            <text:p>2,1486026548</text:p>
          </table:table-cell>
          <table:table-cell table:formula="of:=LOG([.AF59])" office:value-type="float" office:value="0.602059991327962" calcext:value-type="float">
            <text:p>0,6020599913</text:p>
          </table:table-cell>
          <table:table-cell/>
          <table:table-cell office:value-type="float" office:value="140.8" calcext:value-type="float">
            <text:p>140,8</text:p>
          </table:table-cell>
          <table:table-cell office:value-type="float" office:value="4" calcext:value-type="float">
            <text:p>4</text:p>
          </table:table-cell>
          <table:table-cell table:formula="of:=LOG([.AJ59])" office:value-type="float" office:value="2.14860265480609" calcext:value-type="float">
            <text:p>2,1486026548</text:p>
          </table:table-cell>
          <table:table-cell table:formula="of:=LOG([.AK59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43.36" calcext:value-type="float">
            <text:p>143,36</text:p>
          </table:table-cell>
          <table:table-cell office:value-type="float" office:value="4" calcext:value-type="float">
            <text:p>4</text:p>
          </table:table-cell>
          <table:table-cell table:formula="of:=LOG([.A60])" office:value-type="float" office:value="2.15642799231805" calcext:value-type="float">
            <text:p>2,1564279923</text:p>
          </table:table-cell>
          <table:table-cell table:formula="of:=LOG([.B60])" office:value-type="float" office:value="0.602059991327962" calcext:value-type="float">
            <text:p>0,6020599913</text:p>
          </table:table-cell>
          <table:table-cell/>
          <table:table-cell office:value-type="float" office:value="143.36" calcext:value-type="float">
            <text:p>143,36</text:p>
          </table:table-cell>
          <table:table-cell office:value-type="float" office:value="4" calcext:value-type="float">
            <text:p>4</text:p>
          </table:table-cell>
          <table:table-cell table:formula="of:=LOG([.F60])" office:value-type="float" office:value="2.15642799231805" calcext:value-type="float">
            <text:p>2,1564279923</text:p>
          </table:table-cell>
          <table:table-cell table:formula="of:=LOG([.G60])" office:value-type="float" office:value="0.602059991327962" calcext:value-type="float">
            <text:p>0,6020599913</text:p>
          </table:table-cell>
          <table:table-cell/>
          <table:table-cell office:value-type="float" office:value="143.36" calcext:value-type="float">
            <text:p>143,36</text:p>
          </table:table-cell>
          <table:table-cell office:value-type="float" office:value="4" calcext:value-type="float">
            <text:p>4</text:p>
          </table:table-cell>
          <table:table-cell table:formula="of:=LOG([.K60])" office:value-type="float" office:value="2.15642799231805" calcext:value-type="float">
            <text:p>2,1564279923</text:p>
          </table:table-cell>
          <table:table-cell table:formula="of:=LOG([.L60])" office:value-type="float" office:value="0.602059991327962" calcext:value-type="float">
            <text:p>0,6020599913</text:p>
          </table:table-cell>
          <table:table-cell/>
          <table:table-cell office:value-type="float" office:value="143.36" calcext:value-type="float">
            <text:p>143,36</text:p>
          </table:table-cell>
          <table:table-cell office:value-type="float" office:value="4" calcext:value-type="float">
            <text:p>4</text:p>
          </table:table-cell>
          <table:table-cell table:formula="of:=LOG([.P60])" office:value-type="float" office:value="2.15642799231805" calcext:value-type="float">
            <text:p>2,1564279923</text:p>
          </table:table-cell>
          <table:table-cell table:formula="of:=LOG([.Q60])" office:value-type="float" office:value="0.602059991327962" calcext:value-type="float">
            <text:p>0,6020599913</text:p>
          </table:table-cell>
          <table:table-cell/>
          <table:table-cell office:value-type="float" office:value="143.36" calcext:value-type="float">
            <text:p>143,36</text:p>
          </table:table-cell>
          <table:table-cell office:value-type="float" office:value="4" calcext:value-type="float">
            <text:p>4</text:p>
          </table:table-cell>
          <table:table-cell table:formula="of:=LOG([.U60])" office:value-type="float" office:value="2.15642799231805" calcext:value-type="float">
            <text:p>2,1564279923</text:p>
          </table:table-cell>
          <table:table-cell table:formula="of:=LOG([.V60])" office:value-type="float" office:value="0.602059991327962" calcext:value-type="float">
            <text:p>0,6020599913</text:p>
          </table:table-cell>
          <table:table-cell/>
          <table:table-cell office:value-type="float" office:value="143.36" calcext:value-type="float">
            <text:p>143,36</text:p>
          </table:table-cell>
          <table:table-cell office:value-type="float" office:value="4" calcext:value-type="float">
            <text:p>4</text:p>
          </table:table-cell>
          <table:table-cell table:formula="of:=LOG([.Z60])" office:value-type="float" office:value="2.15642799231805" calcext:value-type="float">
            <text:p>2,1564279923</text:p>
          </table:table-cell>
          <table:table-cell table:formula="of:=LOG([.AA60])" office:value-type="float" office:value="0.602059991327962" calcext:value-type="float">
            <text:p>0,6020599913</text:p>
          </table:table-cell>
          <table:table-cell/>
          <table:table-cell office:value-type="float" office:value="143.36" calcext:value-type="float">
            <text:p>143,36</text:p>
          </table:table-cell>
          <table:table-cell office:value-type="float" office:value="4" calcext:value-type="float">
            <text:p>4</text:p>
          </table:table-cell>
          <table:table-cell table:formula="of:=LOG([.AE60])" office:value-type="float" office:value="2.15642799231805" calcext:value-type="float">
            <text:p>2,1564279923</text:p>
          </table:table-cell>
          <table:table-cell table:formula="of:=LOG([.AF60])" office:value-type="float" office:value="0.602059991327962" calcext:value-type="float">
            <text:p>0,6020599913</text:p>
          </table:table-cell>
          <table:table-cell/>
          <table:table-cell office:value-type="float" office:value="143.36" calcext:value-type="float">
            <text:p>143,36</text:p>
          </table:table-cell>
          <table:table-cell office:value-type="float" office:value="4" calcext:value-type="float">
            <text:p>4</text:p>
          </table:table-cell>
          <table:table-cell table:formula="of:=LOG([.AJ60])" office:value-type="float" office:value="2.15642799231805" calcext:value-type="float">
            <text:p>2,1564279923</text:p>
          </table:table-cell>
          <table:table-cell table:formula="of:=LOG([.AK60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45.92" calcext:value-type="float">
            <text:p>145,92</text:p>
          </table:table-cell>
          <table:table-cell office:value-type="float" office:value="4" calcext:value-type="float">
            <text:p>4</text:p>
          </table:table-cell>
          <table:table-cell table:formula="of:=LOG([.A61])" office:value-type="float" office:value="2.16411482098434" calcext:value-type="float">
            <text:p>2,164114821</text:p>
          </table:table-cell>
          <table:table-cell table:formula="of:=LOG([.B61])" office:value-type="float" office:value="0.602059991327962" calcext:value-type="float">
            <text:p>0,6020599913</text:p>
          </table:table-cell>
          <table:table-cell/>
          <table:table-cell office:value-type="float" office:value="145.92" calcext:value-type="float">
            <text:p>145,92</text:p>
          </table:table-cell>
          <table:table-cell office:value-type="float" office:value="4" calcext:value-type="float">
            <text:p>4</text:p>
          </table:table-cell>
          <table:table-cell table:formula="of:=LOG([.F61])" office:value-type="float" office:value="2.16411482098434" calcext:value-type="float">
            <text:p>2,164114821</text:p>
          </table:table-cell>
          <table:table-cell table:formula="of:=LOG([.G61])" office:value-type="float" office:value="0.602059991327962" calcext:value-type="float">
            <text:p>0,6020599913</text:p>
          </table:table-cell>
          <table:table-cell/>
          <table:table-cell office:value-type="float" office:value="145.92" calcext:value-type="float">
            <text:p>145,92</text:p>
          </table:table-cell>
          <table:table-cell office:value-type="float" office:value="4" calcext:value-type="float">
            <text:p>4</text:p>
          </table:table-cell>
          <table:table-cell table:formula="of:=LOG([.K61])" office:value-type="float" office:value="2.16411482098434" calcext:value-type="float">
            <text:p>2,164114821</text:p>
          </table:table-cell>
          <table:table-cell table:formula="of:=LOG([.L61])" office:value-type="float" office:value="0.602059991327962" calcext:value-type="float">
            <text:p>0,6020599913</text:p>
          </table:table-cell>
          <table:table-cell/>
          <table:table-cell office:value-type="float" office:value="145.92" calcext:value-type="float">
            <text:p>145,92</text:p>
          </table:table-cell>
          <table:table-cell office:value-type="float" office:value="4" calcext:value-type="float">
            <text:p>4</text:p>
          </table:table-cell>
          <table:table-cell table:formula="of:=LOG([.P61])" office:value-type="float" office:value="2.16411482098434" calcext:value-type="float">
            <text:p>2,164114821</text:p>
          </table:table-cell>
          <table:table-cell table:formula="of:=LOG([.Q61])" office:value-type="float" office:value="0.602059991327962" calcext:value-type="float">
            <text:p>0,6020599913</text:p>
          </table:table-cell>
          <table:table-cell/>
          <table:table-cell office:value-type="float" office:value="145.92" calcext:value-type="float">
            <text:p>145,92</text:p>
          </table:table-cell>
          <table:table-cell office:value-type="float" office:value="4" calcext:value-type="float">
            <text:p>4</text:p>
          </table:table-cell>
          <table:table-cell table:formula="of:=LOG([.U61])" office:value-type="float" office:value="2.16411482098434" calcext:value-type="float">
            <text:p>2,164114821</text:p>
          </table:table-cell>
          <table:table-cell table:formula="of:=LOG([.V61])" office:value-type="float" office:value="0.602059991327962" calcext:value-type="float">
            <text:p>0,6020599913</text:p>
          </table:table-cell>
          <table:table-cell/>
          <table:table-cell office:value-type="float" office:value="145.92" calcext:value-type="float">
            <text:p>145,92</text:p>
          </table:table-cell>
          <table:table-cell office:value-type="float" office:value="4" calcext:value-type="float">
            <text:p>4</text:p>
          </table:table-cell>
          <table:table-cell table:formula="of:=LOG([.Z61])" office:value-type="float" office:value="2.16411482098434" calcext:value-type="float">
            <text:p>2,164114821</text:p>
          </table:table-cell>
          <table:table-cell table:formula="of:=LOG([.AA61])" office:value-type="float" office:value="0.602059991327962" calcext:value-type="float">
            <text:p>0,6020599913</text:p>
          </table:table-cell>
          <table:table-cell/>
          <table:table-cell office:value-type="float" office:value="145.92" calcext:value-type="float">
            <text:p>145,92</text:p>
          </table:table-cell>
          <table:table-cell office:value-type="float" office:value="4" calcext:value-type="float">
            <text:p>4</text:p>
          </table:table-cell>
          <table:table-cell table:formula="of:=LOG([.AE61])" office:value-type="float" office:value="2.16411482098434" calcext:value-type="float">
            <text:p>2,164114821</text:p>
          </table:table-cell>
          <table:table-cell table:formula="of:=LOG([.AF61])" office:value-type="float" office:value="0.602059991327962" calcext:value-type="float">
            <text:p>0,6020599913</text:p>
          </table:table-cell>
          <table:table-cell/>
          <table:table-cell office:value-type="float" office:value="145.92" calcext:value-type="float">
            <text:p>145,92</text:p>
          </table:table-cell>
          <table:table-cell office:value-type="float" office:value="4" calcext:value-type="float">
            <text:p>4</text:p>
          </table:table-cell>
          <table:table-cell table:formula="of:=LOG([.AJ61])" office:value-type="float" office:value="2.16411482098434" calcext:value-type="float">
            <text:p>2,164114821</text:p>
          </table:table-cell>
          <table:table-cell table:formula="of:=LOG([.AK61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48.48" calcext:value-type="float">
            <text:p>148,48</text:p>
          </table:table-cell>
          <table:table-cell office:value-type="float" office:value="4" calcext:value-type="float">
            <text:p>4</text:p>
          </table:table-cell>
          <table:table-cell table:formula="of:=LOG([.A62])" office:value-type="float" office:value="2.17166795887479" calcext:value-type="float">
            <text:p>2,1716679589</text:p>
          </table:table-cell>
          <table:table-cell table:formula="of:=LOG([.B62])" office:value-type="float" office:value="0.602059991327962" calcext:value-type="float">
            <text:p>0,6020599913</text:p>
          </table:table-cell>
          <table:table-cell/>
          <table:table-cell office:value-type="float" office:value="148.48" calcext:value-type="float">
            <text:p>148,48</text:p>
          </table:table-cell>
          <table:table-cell office:value-type="float" office:value="4" calcext:value-type="float">
            <text:p>4</text:p>
          </table:table-cell>
          <table:table-cell table:formula="of:=LOG([.F62])" office:value-type="float" office:value="2.17166795887479" calcext:value-type="float">
            <text:p>2,1716679589</text:p>
          </table:table-cell>
          <table:table-cell table:formula="of:=LOG([.G62])" office:value-type="float" office:value="0.602059991327962" calcext:value-type="float">
            <text:p>0,6020599913</text:p>
          </table:table-cell>
          <table:table-cell/>
          <table:table-cell office:value-type="float" office:value="148.48" calcext:value-type="float">
            <text:p>148,48</text:p>
          </table:table-cell>
          <table:table-cell office:value-type="float" office:value="4" calcext:value-type="float">
            <text:p>4</text:p>
          </table:table-cell>
          <table:table-cell table:formula="of:=LOG([.K62])" office:value-type="float" office:value="2.17166795887479" calcext:value-type="float">
            <text:p>2,1716679589</text:p>
          </table:table-cell>
          <table:table-cell table:formula="of:=LOG([.L62])" office:value-type="float" office:value="0.602059991327962" calcext:value-type="float">
            <text:p>0,6020599913</text:p>
          </table:table-cell>
          <table:table-cell/>
          <table:table-cell office:value-type="float" office:value="148.48" calcext:value-type="float">
            <text:p>148,48</text:p>
          </table:table-cell>
          <table:table-cell office:value-type="float" office:value="4" calcext:value-type="float">
            <text:p>4</text:p>
          </table:table-cell>
          <table:table-cell table:formula="of:=LOG([.P62])" office:value-type="float" office:value="2.17166795887479" calcext:value-type="float">
            <text:p>2,1716679589</text:p>
          </table:table-cell>
          <table:table-cell table:formula="of:=LOG([.Q62])" office:value-type="float" office:value="0.602059991327962" calcext:value-type="float">
            <text:p>0,6020599913</text:p>
          </table:table-cell>
          <table:table-cell/>
          <table:table-cell office:value-type="float" office:value="148.48" calcext:value-type="float">
            <text:p>148,48</text:p>
          </table:table-cell>
          <table:table-cell office:value-type="float" office:value="4" calcext:value-type="float">
            <text:p>4</text:p>
          </table:table-cell>
          <table:table-cell table:formula="of:=LOG([.U62])" office:value-type="float" office:value="2.17166795887479" calcext:value-type="float">
            <text:p>2,1716679589</text:p>
          </table:table-cell>
          <table:table-cell table:formula="of:=LOG([.V62])" office:value-type="float" office:value="0.602059991327962" calcext:value-type="float">
            <text:p>0,6020599913</text:p>
          </table:table-cell>
          <table:table-cell/>
          <table:table-cell office:value-type="float" office:value="148.48" calcext:value-type="float">
            <text:p>148,48</text:p>
          </table:table-cell>
          <table:table-cell office:value-type="float" office:value="4" calcext:value-type="float">
            <text:p>4</text:p>
          </table:table-cell>
          <table:table-cell table:formula="of:=LOG([.Z62])" office:value-type="float" office:value="2.17166795887479" calcext:value-type="float">
            <text:p>2,1716679589</text:p>
          </table:table-cell>
          <table:table-cell table:formula="of:=LOG([.AA62])" office:value-type="float" office:value="0.602059991327962" calcext:value-type="float">
            <text:p>0,6020599913</text:p>
          </table:table-cell>
          <table:table-cell/>
          <table:table-cell office:value-type="float" office:value="148.48" calcext:value-type="float">
            <text:p>148,48</text:p>
          </table:table-cell>
          <table:table-cell office:value-type="float" office:value="4" calcext:value-type="float">
            <text:p>4</text:p>
          </table:table-cell>
          <table:table-cell table:formula="of:=LOG([.AE62])" office:value-type="float" office:value="2.17166795887479" calcext:value-type="float">
            <text:p>2,1716679589</text:p>
          </table:table-cell>
          <table:table-cell table:formula="of:=LOG([.AF62])" office:value-type="float" office:value="0.602059991327962" calcext:value-type="float">
            <text:p>0,6020599913</text:p>
          </table:table-cell>
          <table:table-cell/>
          <table:table-cell office:value-type="float" office:value="148.48" calcext:value-type="float">
            <text:p>148,48</text:p>
          </table:table-cell>
          <table:table-cell office:value-type="float" office:value="4" calcext:value-type="float">
            <text:p>4</text:p>
          </table:table-cell>
          <table:table-cell table:formula="of:=LOG([.AJ62])" office:value-type="float" office:value="2.17166795887479" calcext:value-type="float">
            <text:p>2,1716679589</text:p>
          </table:table-cell>
          <table:table-cell table:formula="of:=LOG([.AK62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51.04" calcext:value-type="float">
            <text:p>151,04</text:p>
          </table:table-cell>
          <table:table-cell office:value-type="float" office:value="4" calcext:value-type="float">
            <text:p>4</text:p>
          </table:table-cell>
          <table:table-cell table:formula="of:=LOG([.A63])" office:value-type="float" office:value="2.17909197695399" calcext:value-type="float">
            <text:p>2,179091977</text:p>
          </table:table-cell>
          <table:table-cell table:formula="of:=LOG([.B63])" office:value-type="float" office:value="0.602059991327962" calcext:value-type="float">
            <text:p>0,6020599913</text:p>
          </table:table-cell>
          <table:table-cell/>
          <table:table-cell office:value-type="float" office:value="151.04" calcext:value-type="float">
            <text:p>151,04</text:p>
          </table:table-cell>
          <table:table-cell office:value-type="float" office:value="4" calcext:value-type="float">
            <text:p>4</text:p>
          </table:table-cell>
          <table:table-cell table:formula="of:=LOG([.F63])" office:value-type="float" office:value="2.17909197695399" calcext:value-type="float">
            <text:p>2,179091977</text:p>
          </table:table-cell>
          <table:table-cell table:formula="of:=LOG([.G63])" office:value-type="float" office:value="0.602059991327962" calcext:value-type="float">
            <text:p>0,6020599913</text:p>
          </table:table-cell>
          <table:table-cell/>
          <table:table-cell office:value-type="float" office:value="151.04" calcext:value-type="float">
            <text:p>151,04</text:p>
          </table:table-cell>
          <table:table-cell office:value-type="float" office:value="4" calcext:value-type="float">
            <text:p>4</text:p>
          </table:table-cell>
          <table:table-cell table:formula="of:=LOG([.K63])" office:value-type="float" office:value="2.17909197695399" calcext:value-type="float">
            <text:p>2,179091977</text:p>
          </table:table-cell>
          <table:table-cell table:formula="of:=LOG([.L63])" office:value-type="float" office:value="0.602059991327962" calcext:value-type="float">
            <text:p>0,6020599913</text:p>
          </table:table-cell>
          <table:table-cell/>
          <table:table-cell office:value-type="float" office:value="151.04" calcext:value-type="float">
            <text:p>151,04</text:p>
          </table:table-cell>
          <table:table-cell office:value-type="float" office:value="4" calcext:value-type="float">
            <text:p>4</text:p>
          </table:table-cell>
          <table:table-cell table:formula="of:=LOG([.P63])" office:value-type="float" office:value="2.17909197695399" calcext:value-type="float">
            <text:p>2,179091977</text:p>
          </table:table-cell>
          <table:table-cell table:formula="of:=LOG([.Q63])" office:value-type="float" office:value="0.602059991327962" calcext:value-type="float">
            <text:p>0,6020599913</text:p>
          </table:table-cell>
          <table:table-cell/>
          <table:table-cell office:value-type="float" office:value="151.04" calcext:value-type="float">
            <text:p>151,04</text:p>
          </table:table-cell>
          <table:table-cell office:value-type="float" office:value="4" calcext:value-type="float">
            <text:p>4</text:p>
          </table:table-cell>
          <table:table-cell table:formula="of:=LOG([.U63])" office:value-type="float" office:value="2.17909197695399" calcext:value-type="float">
            <text:p>2,179091977</text:p>
          </table:table-cell>
          <table:table-cell table:formula="of:=LOG([.V63])" office:value-type="float" office:value="0.602059991327962" calcext:value-type="float">
            <text:p>0,6020599913</text:p>
          </table:table-cell>
          <table:table-cell/>
          <table:table-cell office:value-type="float" office:value="151.04" calcext:value-type="float">
            <text:p>151,04</text:p>
          </table:table-cell>
          <table:table-cell office:value-type="float" office:value="4" calcext:value-type="float">
            <text:p>4</text:p>
          </table:table-cell>
          <table:table-cell table:formula="of:=LOG([.Z63])" office:value-type="float" office:value="2.17909197695399" calcext:value-type="float">
            <text:p>2,179091977</text:p>
          </table:table-cell>
          <table:table-cell table:formula="of:=LOG([.AA63])" office:value-type="float" office:value="0.602059991327962" calcext:value-type="float">
            <text:p>0,6020599913</text:p>
          </table:table-cell>
          <table:table-cell/>
          <table:table-cell office:value-type="float" office:value="151.04" calcext:value-type="float">
            <text:p>151,04</text:p>
          </table:table-cell>
          <table:table-cell office:value-type="float" office:value="4" calcext:value-type="float">
            <text:p>4</text:p>
          </table:table-cell>
          <table:table-cell table:formula="of:=LOG([.AE63])" office:value-type="float" office:value="2.17909197695399" calcext:value-type="float">
            <text:p>2,179091977</text:p>
          </table:table-cell>
          <table:table-cell table:formula="of:=LOG([.AF63])" office:value-type="float" office:value="0.602059991327962" calcext:value-type="float">
            <text:p>0,6020599913</text:p>
          </table:table-cell>
          <table:table-cell/>
          <table:table-cell office:value-type="float" office:value="151.04" calcext:value-type="float">
            <text:p>151,04</text:p>
          </table:table-cell>
          <table:table-cell office:value-type="float" office:value="4" calcext:value-type="float">
            <text:p>4</text:p>
          </table:table-cell>
          <table:table-cell table:formula="of:=LOG([.AJ63])" office:value-type="float" office:value="2.17909197695399" calcext:value-type="float">
            <text:p>2,179091977</text:p>
          </table:table-cell>
          <table:table-cell table:formula="of:=LOG([.AK63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53.6" calcext:value-type="float">
            <text:p>153,6</text:p>
          </table:table-cell>
          <table:table-cell office:value-type="float" office:value="4" calcext:value-type="float">
            <text:p>4</text:p>
          </table:table-cell>
          <table:table-cell table:formula="of:=LOG([.A64])" office:value-type="float" office:value="2.18639121569549" calcext:value-type="float">
            <text:p>2,1863912157</text:p>
          </table:table-cell>
          <table:table-cell table:formula="of:=LOG([.B64])" office:value-type="float" office:value="0.602059991327962" calcext:value-type="float">
            <text:p>0,6020599913</text:p>
          </table:table-cell>
          <table:table-cell/>
          <table:table-cell office:value-type="float" office:value="153.6" calcext:value-type="float">
            <text:p>153,6</text:p>
          </table:table-cell>
          <table:table-cell office:value-type="float" office:value="4" calcext:value-type="float">
            <text:p>4</text:p>
          </table:table-cell>
          <table:table-cell table:formula="of:=LOG([.F64])" office:value-type="float" office:value="2.18639121569549" calcext:value-type="float">
            <text:p>2,1863912157</text:p>
          </table:table-cell>
          <table:table-cell table:formula="of:=LOG([.G64])" office:value-type="float" office:value="0.602059991327962" calcext:value-type="float">
            <text:p>0,6020599913</text:p>
          </table:table-cell>
          <table:table-cell/>
          <table:table-cell office:value-type="float" office:value="153.6" calcext:value-type="float">
            <text:p>153,6</text:p>
          </table:table-cell>
          <table:table-cell office:value-type="float" office:value="4" calcext:value-type="float">
            <text:p>4</text:p>
          </table:table-cell>
          <table:table-cell table:formula="of:=LOG([.K64])" office:value-type="float" office:value="2.18639121569549" calcext:value-type="float">
            <text:p>2,1863912157</text:p>
          </table:table-cell>
          <table:table-cell table:formula="of:=LOG([.L64])" office:value-type="float" office:value="0.602059991327962" calcext:value-type="float">
            <text:p>0,6020599913</text:p>
          </table:table-cell>
          <table:table-cell/>
          <table:table-cell office:value-type="float" office:value="153.6" calcext:value-type="float">
            <text:p>153,6</text:p>
          </table:table-cell>
          <table:table-cell office:value-type="float" office:value="4" calcext:value-type="float">
            <text:p>4</text:p>
          </table:table-cell>
          <table:table-cell table:formula="of:=LOG([.P64])" office:value-type="float" office:value="2.18639121569549" calcext:value-type="float">
            <text:p>2,1863912157</text:p>
          </table:table-cell>
          <table:table-cell table:formula="of:=LOG([.Q64])" office:value-type="float" office:value="0.602059991327962" calcext:value-type="float">
            <text:p>0,6020599913</text:p>
          </table:table-cell>
          <table:table-cell/>
          <table:table-cell office:value-type="float" office:value="153.6" calcext:value-type="float">
            <text:p>153,6</text:p>
          </table:table-cell>
          <table:table-cell office:value-type="float" office:value="4" calcext:value-type="float">
            <text:p>4</text:p>
          </table:table-cell>
          <table:table-cell table:formula="of:=LOG([.U64])" office:value-type="float" office:value="2.18639121569549" calcext:value-type="float">
            <text:p>2,1863912157</text:p>
          </table:table-cell>
          <table:table-cell table:formula="of:=LOG([.V64])" office:value-type="float" office:value="0.602059991327962" calcext:value-type="float">
            <text:p>0,6020599913</text:p>
          </table:table-cell>
          <table:table-cell/>
          <table:table-cell office:value-type="float" office:value="153.6" calcext:value-type="float">
            <text:p>153,6</text:p>
          </table:table-cell>
          <table:table-cell office:value-type="float" office:value="4" calcext:value-type="float">
            <text:p>4</text:p>
          </table:table-cell>
          <table:table-cell table:formula="of:=LOG([.Z64])" office:value-type="float" office:value="2.18639121569549" calcext:value-type="float">
            <text:p>2,1863912157</text:p>
          </table:table-cell>
          <table:table-cell table:formula="of:=LOG([.AA64])" office:value-type="float" office:value="0.602059991327962" calcext:value-type="float">
            <text:p>0,6020599913</text:p>
          </table:table-cell>
          <table:table-cell/>
          <table:table-cell office:value-type="float" office:value="153.6" calcext:value-type="float">
            <text:p>153,6</text:p>
          </table:table-cell>
          <table:table-cell office:value-type="float" office:value="4" calcext:value-type="float">
            <text:p>4</text:p>
          </table:table-cell>
          <table:table-cell table:formula="of:=LOG([.AE64])" office:value-type="float" office:value="2.18639121569549" calcext:value-type="float">
            <text:p>2,1863912157</text:p>
          </table:table-cell>
          <table:table-cell table:formula="of:=LOG([.AF64])" office:value-type="float" office:value="0.602059991327962" calcext:value-type="float">
            <text:p>0,6020599913</text:p>
          </table:table-cell>
          <table:table-cell/>
          <table:table-cell office:value-type="float" office:value="153.6" calcext:value-type="float">
            <text:p>153,6</text:p>
          </table:table-cell>
          <table:table-cell office:value-type="float" office:value="4" calcext:value-type="float">
            <text:p>4</text:p>
          </table:table-cell>
          <table:table-cell table:formula="of:=LOG([.AJ64])" office:value-type="float" office:value="2.18639121569549" calcext:value-type="float">
            <text:p>2,1863912157</text:p>
          </table:table-cell>
          <table:table-cell table:formula="of:=LOG([.AK64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56.16" calcext:value-type="float">
            <text:p>156,16</text:p>
          </table:table-cell>
          <table:table-cell office:value-type="float" office:value="4" calcext:value-type="float">
            <text:p>4</text:p>
          </table:table-cell>
          <table:table-cell table:formula="of:=LOG([.A65])" office:value-type="float" office:value="2.19356980032262" calcext:value-type="float">
            <text:p>2,1935698003</text:p>
          </table:table-cell>
          <table:table-cell table:formula="of:=LOG([.B65])" office:value-type="float" office:value="0.602059991327962" calcext:value-type="float">
            <text:p>0,6020599913</text:p>
          </table:table-cell>
          <table:table-cell/>
          <table:table-cell office:value-type="float" office:value="156.16" calcext:value-type="float">
            <text:p>156,16</text:p>
          </table:table-cell>
          <table:table-cell office:value-type="float" office:value="4" calcext:value-type="float">
            <text:p>4</text:p>
          </table:table-cell>
          <table:table-cell table:formula="of:=LOG([.F65])" office:value-type="float" office:value="2.19356980032262" calcext:value-type="float">
            <text:p>2,1935698003</text:p>
          </table:table-cell>
          <table:table-cell table:formula="of:=LOG([.G65])" office:value-type="float" office:value="0.602059991327962" calcext:value-type="float">
            <text:p>0,6020599913</text:p>
          </table:table-cell>
          <table:table-cell/>
          <table:table-cell office:value-type="float" office:value="156.16" calcext:value-type="float">
            <text:p>156,16</text:p>
          </table:table-cell>
          <table:table-cell office:value-type="float" office:value="4" calcext:value-type="float">
            <text:p>4</text:p>
          </table:table-cell>
          <table:table-cell table:formula="of:=LOG([.K65])" office:value-type="float" office:value="2.19356980032262" calcext:value-type="float">
            <text:p>2,1935698003</text:p>
          </table:table-cell>
          <table:table-cell table:formula="of:=LOG([.L65])" office:value-type="float" office:value="0.602059991327962" calcext:value-type="float">
            <text:p>0,6020599913</text:p>
          </table:table-cell>
          <table:table-cell/>
          <table:table-cell office:value-type="float" office:value="156.16" calcext:value-type="float">
            <text:p>156,16</text:p>
          </table:table-cell>
          <table:table-cell office:value-type="float" office:value="4" calcext:value-type="float">
            <text:p>4</text:p>
          </table:table-cell>
          <table:table-cell table:formula="of:=LOG([.P65])" office:value-type="float" office:value="2.19356980032262" calcext:value-type="float">
            <text:p>2,1935698003</text:p>
          </table:table-cell>
          <table:table-cell table:formula="of:=LOG([.Q65])" office:value-type="float" office:value="0.602059991327962" calcext:value-type="float">
            <text:p>0,6020599913</text:p>
          </table:table-cell>
          <table:table-cell/>
          <table:table-cell office:value-type="float" office:value="156.16" calcext:value-type="float">
            <text:p>156,16</text:p>
          </table:table-cell>
          <table:table-cell office:value-type="float" office:value="4" calcext:value-type="float">
            <text:p>4</text:p>
          </table:table-cell>
          <table:table-cell table:formula="of:=LOG([.U65])" office:value-type="float" office:value="2.19356980032262" calcext:value-type="float">
            <text:p>2,1935698003</text:p>
          </table:table-cell>
          <table:table-cell table:formula="of:=LOG([.V65])" office:value-type="float" office:value="0.602059991327962" calcext:value-type="float">
            <text:p>0,6020599913</text:p>
          </table:table-cell>
          <table:table-cell/>
          <table:table-cell office:value-type="float" office:value="156.16" calcext:value-type="float">
            <text:p>156,16</text:p>
          </table:table-cell>
          <table:table-cell office:value-type="float" office:value="4" calcext:value-type="float">
            <text:p>4</text:p>
          </table:table-cell>
          <table:table-cell table:formula="of:=LOG([.Z65])" office:value-type="float" office:value="2.19356980032262" calcext:value-type="float">
            <text:p>2,1935698003</text:p>
          </table:table-cell>
          <table:table-cell table:formula="of:=LOG([.AA65])" office:value-type="float" office:value="0.602059991327962" calcext:value-type="float">
            <text:p>0,6020599913</text:p>
          </table:table-cell>
          <table:table-cell/>
          <table:table-cell office:value-type="float" office:value="156.16" calcext:value-type="float">
            <text:p>156,16</text:p>
          </table:table-cell>
          <table:table-cell office:value-type="float" office:value="4" calcext:value-type="float">
            <text:p>4</text:p>
          </table:table-cell>
          <table:table-cell table:formula="of:=LOG([.AE65])" office:value-type="float" office:value="2.19356980032262" calcext:value-type="float">
            <text:p>2,1935698003</text:p>
          </table:table-cell>
          <table:table-cell table:formula="of:=LOG([.AF65])" office:value-type="float" office:value="0.602059991327962" calcext:value-type="float">
            <text:p>0,6020599913</text:p>
          </table:table-cell>
          <table:table-cell/>
          <table:table-cell office:value-type="float" office:value="156.16" calcext:value-type="float">
            <text:p>156,16</text:p>
          </table:table-cell>
          <table:table-cell office:value-type="float" office:value="4" calcext:value-type="float">
            <text:p>4</text:p>
          </table:table-cell>
          <table:table-cell table:formula="of:=LOG([.AJ65])" office:value-type="float" office:value="2.19356980032262" calcext:value-type="float">
            <text:p>2,1935698003</text:p>
          </table:table-cell>
          <table:table-cell table:formula="of:=LOG([.AK65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58.72" calcext:value-type="float">
            <text:p>158,72</text:p>
          </table:table-cell>
          <table:table-cell office:value-type="float" office:value="4" calcext:value-type="float">
            <text:p>4</text:p>
          </table:table-cell>
          <table:table-cell table:formula="of:=LOG([.A66])" office:value-type="float" office:value="2.2006316548101" calcext:value-type="float">
            <text:p>2,2006316548</text:p>
          </table:table-cell>
          <table:table-cell table:formula="of:=LOG([.B66])" office:value-type="float" office:value="0.602059991327962" calcext:value-type="float">
            <text:p>0,6020599913</text:p>
          </table:table-cell>
          <table:table-cell/>
          <table:table-cell office:value-type="float" office:value="158.72" calcext:value-type="float">
            <text:p>158,72</text:p>
          </table:table-cell>
          <table:table-cell office:value-type="float" office:value="4" calcext:value-type="float">
            <text:p>4</text:p>
          </table:table-cell>
          <table:table-cell table:formula="of:=LOG([.F66])" office:value-type="float" office:value="2.2006316548101" calcext:value-type="float">
            <text:p>2,2006316548</text:p>
          </table:table-cell>
          <table:table-cell table:formula="of:=LOG([.G66])" office:value-type="float" office:value="0.602059991327962" calcext:value-type="float">
            <text:p>0,6020599913</text:p>
          </table:table-cell>
          <table:table-cell/>
          <table:table-cell office:value-type="float" office:value="158.72" calcext:value-type="float">
            <text:p>158,72</text:p>
          </table:table-cell>
          <table:table-cell office:value-type="float" office:value="4" calcext:value-type="float">
            <text:p>4</text:p>
          </table:table-cell>
          <table:table-cell table:formula="of:=LOG([.K66])" office:value-type="float" office:value="2.2006316548101" calcext:value-type="float">
            <text:p>2,2006316548</text:p>
          </table:table-cell>
          <table:table-cell table:formula="of:=LOG([.L66])" office:value-type="float" office:value="0.602059991327962" calcext:value-type="float">
            <text:p>0,6020599913</text:p>
          </table:table-cell>
          <table:table-cell/>
          <table:table-cell office:value-type="float" office:value="158.72" calcext:value-type="float">
            <text:p>158,72</text:p>
          </table:table-cell>
          <table:table-cell office:value-type="float" office:value="4" calcext:value-type="float">
            <text:p>4</text:p>
          </table:table-cell>
          <table:table-cell table:formula="of:=LOG([.P66])" office:value-type="float" office:value="2.2006316548101" calcext:value-type="float">
            <text:p>2,2006316548</text:p>
          </table:table-cell>
          <table:table-cell table:formula="of:=LOG([.Q66])" office:value-type="float" office:value="0.602059991327962" calcext:value-type="float">
            <text:p>0,6020599913</text:p>
          </table:table-cell>
          <table:table-cell/>
          <table:table-cell office:value-type="float" office:value="158.72" calcext:value-type="float">
            <text:p>158,72</text:p>
          </table:table-cell>
          <table:table-cell office:value-type="float" office:value="4" calcext:value-type="float">
            <text:p>4</text:p>
          </table:table-cell>
          <table:table-cell table:formula="of:=LOG([.U66])" office:value-type="float" office:value="2.2006316548101" calcext:value-type="float">
            <text:p>2,2006316548</text:p>
          </table:table-cell>
          <table:table-cell table:formula="of:=LOG([.V66])" office:value-type="float" office:value="0.602059991327962" calcext:value-type="float">
            <text:p>0,6020599913</text:p>
          </table:table-cell>
          <table:table-cell/>
          <table:table-cell office:value-type="float" office:value="158.72" calcext:value-type="float">
            <text:p>158,72</text:p>
          </table:table-cell>
          <table:table-cell office:value-type="float" office:value="4" calcext:value-type="float">
            <text:p>4</text:p>
          </table:table-cell>
          <table:table-cell table:formula="of:=LOG([.Z66])" office:value-type="float" office:value="2.2006316548101" calcext:value-type="float">
            <text:p>2,2006316548</text:p>
          </table:table-cell>
          <table:table-cell table:formula="of:=LOG([.AA66])" office:value-type="float" office:value="0.602059991327962" calcext:value-type="float">
            <text:p>0,6020599913</text:p>
          </table:table-cell>
          <table:table-cell/>
          <table:table-cell office:value-type="float" office:value="158.72" calcext:value-type="float">
            <text:p>158,72</text:p>
          </table:table-cell>
          <table:table-cell office:value-type="float" office:value="4" calcext:value-type="float">
            <text:p>4</text:p>
          </table:table-cell>
          <table:table-cell table:formula="of:=LOG([.AE66])" office:value-type="float" office:value="2.2006316548101" calcext:value-type="float">
            <text:p>2,2006316548</text:p>
          </table:table-cell>
          <table:table-cell table:formula="of:=LOG([.AF66])" office:value-type="float" office:value="0.602059991327962" calcext:value-type="float">
            <text:p>0,6020599913</text:p>
          </table:table-cell>
          <table:table-cell/>
          <table:table-cell office:value-type="float" office:value="158.72" calcext:value-type="float">
            <text:p>158,72</text:p>
          </table:table-cell>
          <table:table-cell office:value-type="float" office:value="4" calcext:value-type="float">
            <text:p>4</text:p>
          </table:table-cell>
          <table:table-cell table:formula="of:=LOG([.AJ66])" office:value-type="float" office:value="2.2006316548101" calcext:value-type="float">
            <text:p>2,2006316548</text:p>
          </table:table-cell>
          <table:table-cell table:formula="of:=LOG([.AK66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61.28" calcext:value-type="float">
            <text:p>161,28</text:p>
          </table:table-cell>
          <table:table-cell office:value-type="float" office:value="4" calcext:value-type="float">
            <text:p>4</text:p>
          </table:table-cell>
          <table:table-cell table:formula="of:=LOG([.A67])" office:value-type="float" office:value="2.20758051476543" calcext:value-type="float">
            <text:p>2,2075805148</text:p>
          </table:table-cell>
          <table:table-cell table:formula="of:=LOG([.B67])" office:value-type="float" office:value="0.602059991327962" calcext:value-type="float">
            <text:p>0,6020599913</text:p>
          </table:table-cell>
          <table:table-cell/>
          <table:table-cell office:value-type="float" office:value="161.28" calcext:value-type="float">
            <text:p>161,28</text:p>
          </table:table-cell>
          <table:table-cell office:value-type="float" office:value="4" calcext:value-type="float">
            <text:p>4</text:p>
          </table:table-cell>
          <table:table-cell table:formula="of:=LOG([.F67])" office:value-type="float" office:value="2.20758051476543" calcext:value-type="float">
            <text:p>2,2075805148</text:p>
          </table:table-cell>
          <table:table-cell table:formula="of:=LOG([.G67])" office:value-type="float" office:value="0.602059991327962" calcext:value-type="float">
            <text:p>0,6020599913</text:p>
          </table:table-cell>
          <table:table-cell/>
          <table:table-cell office:value-type="float" office:value="161.28" calcext:value-type="float">
            <text:p>161,28</text:p>
          </table:table-cell>
          <table:table-cell office:value-type="float" office:value="4" calcext:value-type="float">
            <text:p>4</text:p>
          </table:table-cell>
          <table:table-cell table:formula="of:=LOG([.K67])" office:value-type="float" office:value="2.20758051476543" calcext:value-type="float">
            <text:p>2,2075805148</text:p>
          </table:table-cell>
          <table:table-cell table:formula="of:=LOG([.L67])" office:value-type="float" office:value="0.602059991327962" calcext:value-type="float">
            <text:p>0,6020599913</text:p>
          </table:table-cell>
          <table:table-cell/>
          <table:table-cell office:value-type="float" office:value="161.28" calcext:value-type="float">
            <text:p>161,28</text:p>
          </table:table-cell>
          <table:table-cell office:value-type="float" office:value="4" calcext:value-type="float">
            <text:p>4</text:p>
          </table:table-cell>
          <table:table-cell table:formula="of:=LOG([.P67])" office:value-type="float" office:value="2.20758051476543" calcext:value-type="float">
            <text:p>2,2075805148</text:p>
          </table:table-cell>
          <table:table-cell table:formula="of:=LOG([.Q67])" office:value-type="float" office:value="0.602059991327962" calcext:value-type="float">
            <text:p>0,6020599913</text:p>
          </table:table-cell>
          <table:table-cell/>
          <table:table-cell office:value-type="float" office:value="161.28" calcext:value-type="float">
            <text:p>161,28</text:p>
          </table:table-cell>
          <table:table-cell office:value-type="float" office:value="4" calcext:value-type="float">
            <text:p>4</text:p>
          </table:table-cell>
          <table:table-cell table:formula="of:=LOG([.U67])" office:value-type="float" office:value="2.20758051476543" calcext:value-type="float">
            <text:p>2,2075805148</text:p>
          </table:table-cell>
          <table:table-cell table:formula="of:=LOG([.V67])" office:value-type="float" office:value="0.602059991327962" calcext:value-type="float">
            <text:p>0,6020599913</text:p>
          </table:table-cell>
          <table:table-cell/>
          <table:table-cell office:value-type="float" office:value="161.28" calcext:value-type="float">
            <text:p>161,28</text:p>
          </table:table-cell>
          <table:table-cell office:value-type="float" office:value="4" calcext:value-type="float">
            <text:p>4</text:p>
          </table:table-cell>
          <table:table-cell table:formula="of:=LOG([.Z67])" office:value-type="float" office:value="2.20758051476543" calcext:value-type="float">
            <text:p>2,2075805148</text:p>
          </table:table-cell>
          <table:table-cell table:formula="of:=LOG([.AA67])" office:value-type="float" office:value="0.602059991327962" calcext:value-type="float">
            <text:p>0,6020599913</text:p>
          </table:table-cell>
          <table:table-cell/>
          <table:table-cell office:value-type="float" office:value="161.28" calcext:value-type="float">
            <text:p>161,28</text:p>
          </table:table-cell>
          <table:table-cell office:value-type="float" office:value="4" calcext:value-type="float">
            <text:p>4</text:p>
          </table:table-cell>
          <table:table-cell table:formula="of:=LOG([.AE67])" office:value-type="float" office:value="2.20758051476543" calcext:value-type="float">
            <text:p>2,2075805148</text:p>
          </table:table-cell>
          <table:table-cell table:formula="of:=LOG([.AF67])" office:value-type="float" office:value="0.602059991327962" calcext:value-type="float">
            <text:p>0,6020599913</text:p>
          </table:table-cell>
          <table:table-cell/>
          <table:table-cell office:value-type="float" office:value="161.28" calcext:value-type="float">
            <text:p>161,28</text:p>
          </table:table-cell>
          <table:table-cell office:value-type="float" office:value="4" calcext:value-type="float">
            <text:p>4</text:p>
          </table:table-cell>
          <table:table-cell table:formula="of:=LOG([.AJ67])" office:value-type="float" office:value="2.20758051476543" calcext:value-type="float">
            <text:p>2,2075805148</text:p>
          </table:table-cell>
          <table:table-cell table:formula="of:=LOG([.AK67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63.84" calcext:value-type="float">
            <text:p>163,84</text:p>
          </table:table-cell>
          <table:table-cell office:value-type="float" office:value="4" calcext:value-type="float">
            <text:p>4</text:p>
          </table:table-cell>
          <table:table-cell table:formula="of:=LOG([.A68])" office:value-type="float" office:value="2.21441993929574" calcext:value-type="float">
            <text:p>2,2144199393</text:p>
          </table:table-cell>
          <table:table-cell table:formula="of:=LOG([.B68])" office:value-type="float" office:value="0.602059991327962" calcext:value-type="float">
            <text:p>0,6020599913</text:p>
          </table:table-cell>
          <table:table-cell/>
          <table:table-cell office:value-type="float" office:value="163.84" calcext:value-type="float">
            <text:p>163,84</text:p>
          </table:table-cell>
          <table:table-cell office:value-type="float" office:value="4" calcext:value-type="float">
            <text:p>4</text:p>
          </table:table-cell>
          <table:table-cell table:formula="of:=LOG([.F68])" office:value-type="float" office:value="2.21441993929574" calcext:value-type="float">
            <text:p>2,2144199393</text:p>
          </table:table-cell>
          <table:table-cell table:formula="of:=LOG([.G68])" office:value-type="float" office:value="0.602059991327962" calcext:value-type="float">
            <text:p>0,6020599913</text:p>
          </table:table-cell>
          <table:table-cell/>
          <table:table-cell office:value-type="float" office:value="163.84" calcext:value-type="float">
            <text:p>163,84</text:p>
          </table:table-cell>
          <table:table-cell office:value-type="float" office:value="4" calcext:value-type="float">
            <text:p>4</text:p>
          </table:table-cell>
          <table:table-cell table:formula="of:=LOG([.K68])" office:value-type="float" office:value="2.21441993929574" calcext:value-type="float">
            <text:p>2,2144199393</text:p>
          </table:table-cell>
          <table:table-cell table:formula="of:=LOG([.L68])" office:value-type="float" office:value="0.602059991327962" calcext:value-type="float">
            <text:p>0,6020599913</text:p>
          </table:table-cell>
          <table:table-cell/>
          <table:table-cell office:value-type="float" office:value="163.84" calcext:value-type="float">
            <text:p>163,84</text:p>
          </table:table-cell>
          <table:table-cell office:value-type="float" office:value="4" calcext:value-type="float">
            <text:p>4</text:p>
          </table:table-cell>
          <table:table-cell table:formula="of:=LOG([.P68])" office:value-type="float" office:value="2.21441993929574" calcext:value-type="float">
            <text:p>2,2144199393</text:p>
          </table:table-cell>
          <table:table-cell table:formula="of:=LOG([.Q68])" office:value-type="float" office:value="0.602059991327962" calcext:value-type="float">
            <text:p>0,6020599913</text:p>
          </table:table-cell>
          <table:table-cell/>
          <table:table-cell office:value-type="float" office:value="163.84" calcext:value-type="float">
            <text:p>163,84</text:p>
          </table:table-cell>
          <table:table-cell office:value-type="float" office:value="4" calcext:value-type="float">
            <text:p>4</text:p>
          </table:table-cell>
          <table:table-cell table:formula="of:=LOG([.U68])" office:value-type="float" office:value="2.21441993929574" calcext:value-type="float">
            <text:p>2,2144199393</text:p>
          </table:table-cell>
          <table:table-cell table:formula="of:=LOG([.V68])" office:value-type="float" office:value="0.602059991327962" calcext:value-type="float">
            <text:p>0,6020599913</text:p>
          </table:table-cell>
          <table:table-cell/>
          <table:table-cell office:value-type="float" office:value="163.84" calcext:value-type="float">
            <text:p>163,84</text:p>
          </table:table-cell>
          <table:table-cell office:value-type="float" office:value="4" calcext:value-type="float">
            <text:p>4</text:p>
          </table:table-cell>
          <table:table-cell table:formula="of:=LOG([.Z68])" office:value-type="float" office:value="2.21441993929574" calcext:value-type="float">
            <text:p>2,2144199393</text:p>
          </table:table-cell>
          <table:table-cell table:formula="of:=LOG([.AA68])" office:value-type="float" office:value="0.602059991327962" calcext:value-type="float">
            <text:p>0,6020599913</text:p>
          </table:table-cell>
          <table:table-cell/>
          <table:table-cell office:value-type="float" office:value="163.84" calcext:value-type="float">
            <text:p>163,84</text:p>
          </table:table-cell>
          <table:table-cell office:value-type="float" office:value="4" calcext:value-type="float">
            <text:p>4</text:p>
          </table:table-cell>
          <table:table-cell table:formula="of:=LOG([.AE68])" office:value-type="float" office:value="2.21441993929574" calcext:value-type="float">
            <text:p>2,2144199393</text:p>
          </table:table-cell>
          <table:table-cell table:formula="of:=LOG([.AF68])" office:value-type="float" office:value="0.602059991327962" calcext:value-type="float">
            <text:p>0,6020599913</text:p>
          </table:table-cell>
          <table:table-cell/>
          <table:table-cell office:value-type="float" office:value="163.84" calcext:value-type="float">
            <text:p>163,84</text:p>
          </table:table-cell>
          <table:table-cell office:value-type="float" office:value="4" calcext:value-type="float">
            <text:p>4</text:p>
          </table:table-cell>
          <table:table-cell table:formula="of:=LOG([.AJ68])" office:value-type="float" office:value="2.21441993929574" calcext:value-type="float">
            <text:p>2,2144199393</text:p>
          </table:table-cell>
          <table:table-cell table:formula="of:=LOG([.AK68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66.4" calcext:value-type="float">
            <text:p>166,4</text:p>
          </table:table-cell>
          <table:table-cell office:value-type="float" office:value="4" calcext:value-type="float">
            <text:p>4</text:p>
          </table:table-cell>
          <table:table-cell table:formula="of:=LOG([.A69])" office:value-type="float" office:value="2.2211533219547" calcext:value-type="float">
            <text:p>2,221153322</text:p>
          </table:table-cell>
          <table:table-cell table:formula="of:=LOG([.B69])" office:value-type="float" office:value="0.602059991327962" calcext:value-type="float">
            <text:p>0,6020599913</text:p>
          </table:table-cell>
          <table:table-cell/>
          <table:table-cell office:value-type="float" office:value="166.4" calcext:value-type="float">
            <text:p>166,4</text:p>
          </table:table-cell>
          <table:table-cell office:value-type="float" office:value="4" calcext:value-type="float">
            <text:p>4</text:p>
          </table:table-cell>
          <table:table-cell table:formula="of:=LOG([.F69])" office:value-type="float" office:value="2.2211533219547" calcext:value-type="float">
            <text:p>2,221153322</text:p>
          </table:table-cell>
          <table:table-cell table:formula="of:=LOG([.G69])" office:value-type="float" office:value="0.602059991327962" calcext:value-type="float">
            <text:p>0,6020599913</text:p>
          </table:table-cell>
          <table:table-cell/>
          <table:table-cell office:value-type="float" office:value="166.4" calcext:value-type="float">
            <text:p>166,4</text:p>
          </table:table-cell>
          <table:table-cell office:value-type="float" office:value="4" calcext:value-type="float">
            <text:p>4</text:p>
          </table:table-cell>
          <table:table-cell table:formula="of:=LOG([.K69])" office:value-type="float" office:value="2.2211533219547" calcext:value-type="float">
            <text:p>2,221153322</text:p>
          </table:table-cell>
          <table:table-cell table:formula="of:=LOG([.L69])" office:value-type="float" office:value="0.602059991327962" calcext:value-type="float">
            <text:p>0,6020599913</text:p>
          </table:table-cell>
          <table:table-cell/>
          <table:table-cell office:value-type="float" office:value="166.4" calcext:value-type="float">
            <text:p>166,4</text:p>
          </table:table-cell>
          <table:table-cell office:value-type="float" office:value="4" calcext:value-type="float">
            <text:p>4</text:p>
          </table:table-cell>
          <table:table-cell table:formula="of:=LOG([.P69])" office:value-type="float" office:value="2.2211533219547" calcext:value-type="float">
            <text:p>2,221153322</text:p>
          </table:table-cell>
          <table:table-cell table:formula="of:=LOG([.Q69])" office:value-type="float" office:value="0.602059991327962" calcext:value-type="float">
            <text:p>0,6020599913</text:p>
          </table:table-cell>
          <table:table-cell/>
          <table:table-cell office:value-type="float" office:value="166.4" calcext:value-type="float">
            <text:p>166,4</text:p>
          </table:table-cell>
          <table:table-cell office:value-type="float" office:value="4" calcext:value-type="float">
            <text:p>4</text:p>
          </table:table-cell>
          <table:table-cell table:formula="of:=LOG([.U69])" office:value-type="float" office:value="2.2211533219547" calcext:value-type="float">
            <text:p>2,221153322</text:p>
          </table:table-cell>
          <table:table-cell table:formula="of:=LOG([.V69])" office:value-type="float" office:value="0.602059991327962" calcext:value-type="float">
            <text:p>0,6020599913</text:p>
          </table:table-cell>
          <table:table-cell/>
          <table:table-cell office:value-type="float" office:value="166.4" calcext:value-type="float">
            <text:p>166,4</text:p>
          </table:table-cell>
          <table:table-cell office:value-type="float" office:value="4" calcext:value-type="float">
            <text:p>4</text:p>
          </table:table-cell>
          <table:table-cell table:formula="of:=LOG([.Z69])" office:value-type="float" office:value="2.2211533219547" calcext:value-type="float">
            <text:p>2,221153322</text:p>
          </table:table-cell>
          <table:table-cell table:formula="of:=LOG([.AA69])" office:value-type="float" office:value="0.602059991327962" calcext:value-type="float">
            <text:p>0,6020599913</text:p>
          </table:table-cell>
          <table:table-cell/>
          <table:table-cell office:value-type="float" office:value="166.4" calcext:value-type="float">
            <text:p>166,4</text:p>
          </table:table-cell>
          <table:table-cell office:value-type="float" office:value="4" calcext:value-type="float">
            <text:p>4</text:p>
          </table:table-cell>
          <table:table-cell table:formula="of:=LOG([.AE69])" office:value-type="float" office:value="2.2211533219547" calcext:value-type="float">
            <text:p>2,221153322</text:p>
          </table:table-cell>
          <table:table-cell table:formula="of:=LOG([.AF69])" office:value-type="float" office:value="0.602059991327962" calcext:value-type="float">
            <text:p>0,6020599913</text:p>
          </table:table-cell>
          <table:table-cell/>
          <table:table-cell office:value-type="float" office:value="166.4" calcext:value-type="float">
            <text:p>166,4</text:p>
          </table:table-cell>
          <table:table-cell office:value-type="float" office:value="4" calcext:value-type="float">
            <text:p>4</text:p>
          </table:table-cell>
          <table:table-cell table:formula="of:=LOG([.AJ69])" office:value-type="float" office:value="2.2211533219547" calcext:value-type="float">
            <text:p>2,221153322</text:p>
          </table:table-cell>
          <table:table-cell table:formula="of:=LOG([.AK69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68.96" calcext:value-type="float">
            <text:p>168,96</text:p>
          </table:table-cell>
          <table:table-cell office:value-type="float" office:value="4" calcext:value-type="float">
            <text:p>4</text:p>
          </table:table-cell>
          <table:table-cell table:formula="of:=LOG([.A70])" office:value-type="float" office:value="2.22778390085372" calcext:value-type="float">
            <text:p>2,2277839009</text:p>
          </table:table-cell>
          <table:table-cell table:formula="of:=LOG([.B70])" office:value-type="float" office:value="0.602059991327962" calcext:value-type="float">
            <text:p>0,6020599913</text:p>
          </table:table-cell>
          <table:table-cell/>
          <table:table-cell office:value-type="float" office:value="168.96" calcext:value-type="float">
            <text:p>168,96</text:p>
          </table:table-cell>
          <table:table-cell office:value-type="float" office:value="4" calcext:value-type="float">
            <text:p>4</text:p>
          </table:table-cell>
          <table:table-cell table:formula="of:=LOG([.F70])" office:value-type="float" office:value="2.22778390085372" calcext:value-type="float">
            <text:p>2,2277839009</text:p>
          </table:table-cell>
          <table:table-cell table:formula="of:=LOG([.G70])" office:value-type="float" office:value="0.602059991327962" calcext:value-type="float">
            <text:p>0,6020599913</text:p>
          </table:table-cell>
          <table:table-cell/>
          <table:table-cell office:value-type="float" office:value="168.96" calcext:value-type="float">
            <text:p>168,96</text:p>
          </table:table-cell>
          <table:table-cell office:value-type="float" office:value="4" calcext:value-type="float">
            <text:p>4</text:p>
          </table:table-cell>
          <table:table-cell table:formula="of:=LOG([.K70])" office:value-type="float" office:value="2.22778390085372" calcext:value-type="float">
            <text:p>2,2277839009</text:p>
          </table:table-cell>
          <table:table-cell table:formula="of:=LOG([.L70])" office:value-type="float" office:value="0.602059991327962" calcext:value-type="float">
            <text:p>0,6020599913</text:p>
          </table:table-cell>
          <table:table-cell/>
          <table:table-cell office:value-type="float" office:value="168.96" calcext:value-type="float">
            <text:p>168,96</text:p>
          </table:table-cell>
          <table:table-cell office:value-type="float" office:value="4" calcext:value-type="float">
            <text:p>4</text:p>
          </table:table-cell>
          <table:table-cell table:formula="of:=LOG([.P70])" office:value-type="float" office:value="2.22778390085372" calcext:value-type="float">
            <text:p>2,2277839009</text:p>
          </table:table-cell>
          <table:table-cell table:formula="of:=LOG([.Q70])" office:value-type="float" office:value="0.602059991327962" calcext:value-type="float">
            <text:p>0,6020599913</text:p>
          </table:table-cell>
          <table:table-cell/>
          <table:table-cell office:value-type="float" office:value="168.96" calcext:value-type="float">
            <text:p>168,96</text:p>
          </table:table-cell>
          <table:table-cell office:value-type="float" office:value="4" calcext:value-type="float">
            <text:p>4</text:p>
          </table:table-cell>
          <table:table-cell table:formula="of:=LOG([.U70])" office:value-type="float" office:value="2.22778390085372" calcext:value-type="float">
            <text:p>2,2277839009</text:p>
          </table:table-cell>
          <table:table-cell table:formula="of:=LOG([.V70])" office:value-type="float" office:value="0.602059991327962" calcext:value-type="float">
            <text:p>0,6020599913</text:p>
          </table:table-cell>
          <table:table-cell/>
          <table:table-cell office:value-type="float" office:value="168.96" calcext:value-type="float">
            <text:p>168,96</text:p>
          </table:table-cell>
          <table:table-cell office:value-type="float" office:value="4" calcext:value-type="float">
            <text:p>4</text:p>
          </table:table-cell>
          <table:table-cell table:formula="of:=LOG([.Z70])" office:value-type="float" office:value="2.22778390085372" calcext:value-type="float">
            <text:p>2,2277839009</text:p>
          </table:table-cell>
          <table:table-cell table:formula="of:=LOG([.AA70])" office:value-type="float" office:value="0.602059991327962" calcext:value-type="float">
            <text:p>0,6020599913</text:p>
          </table:table-cell>
          <table:table-cell/>
          <table:table-cell office:value-type="float" office:value="168.96" calcext:value-type="float">
            <text:p>168,96</text:p>
          </table:table-cell>
          <table:table-cell office:value-type="float" office:value="4" calcext:value-type="float">
            <text:p>4</text:p>
          </table:table-cell>
          <table:table-cell table:formula="of:=LOG([.AE70])" office:value-type="float" office:value="2.22778390085372" calcext:value-type="float">
            <text:p>2,2277839009</text:p>
          </table:table-cell>
          <table:table-cell table:formula="of:=LOG([.AF70])" office:value-type="float" office:value="0.602059991327962" calcext:value-type="float">
            <text:p>0,6020599913</text:p>
          </table:table-cell>
          <table:table-cell/>
          <table:table-cell office:value-type="float" office:value="168.96" calcext:value-type="float">
            <text:p>168,96</text:p>
          </table:table-cell>
          <table:table-cell office:value-type="float" office:value="4" calcext:value-type="float">
            <text:p>4</text:p>
          </table:table-cell>
          <table:table-cell table:formula="of:=LOG([.AJ70])" office:value-type="float" office:value="2.22778390085372" calcext:value-type="float">
            <text:p>2,2277839009</text:p>
          </table:table-cell>
          <table:table-cell table:formula="of:=LOG([.AK70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71.52" calcext:value-type="float">
            <text:p>171,52</text:p>
          </table:table-cell>
          <table:table-cell office:value-type="float" office:value="4" calcext:value-type="float">
            <text:p>4</text:p>
          </table:table-cell>
          <table:table-cell table:formula="of:=LOG([.A71])" office:value-type="float" office:value="2.23431476801268" calcext:value-type="float">
            <text:p>2,234314768</text:p>
          </table:table-cell>
          <table:table-cell table:formula="of:=LOG([.B71])" office:value-type="float" office:value="0.602059991327962" calcext:value-type="float">
            <text:p>0,6020599913</text:p>
          </table:table-cell>
          <table:table-cell/>
          <table:table-cell office:value-type="float" office:value="171.52" calcext:value-type="float">
            <text:p>171,52</text:p>
          </table:table-cell>
          <table:table-cell office:value-type="float" office:value="4" calcext:value-type="float">
            <text:p>4</text:p>
          </table:table-cell>
          <table:table-cell table:formula="of:=LOG([.F71])" office:value-type="float" office:value="2.23431476801268" calcext:value-type="float">
            <text:p>2,234314768</text:p>
          </table:table-cell>
          <table:table-cell table:formula="of:=LOG([.G71])" office:value-type="float" office:value="0.602059991327962" calcext:value-type="float">
            <text:p>0,6020599913</text:p>
          </table:table-cell>
          <table:table-cell/>
          <table:table-cell office:value-type="float" office:value="171.52" calcext:value-type="float">
            <text:p>171,52</text:p>
          </table:table-cell>
          <table:table-cell office:value-type="float" office:value="4" calcext:value-type="float">
            <text:p>4</text:p>
          </table:table-cell>
          <table:table-cell table:formula="of:=LOG([.K71])" office:value-type="float" office:value="2.23431476801268" calcext:value-type="float">
            <text:p>2,234314768</text:p>
          </table:table-cell>
          <table:table-cell table:formula="of:=LOG([.L71])" office:value-type="float" office:value="0.602059991327962" calcext:value-type="float">
            <text:p>0,6020599913</text:p>
          </table:table-cell>
          <table:table-cell/>
          <table:table-cell office:value-type="float" office:value="171.52" calcext:value-type="float">
            <text:p>171,52</text:p>
          </table:table-cell>
          <table:table-cell office:value-type="float" office:value="4" calcext:value-type="float">
            <text:p>4</text:p>
          </table:table-cell>
          <table:table-cell table:formula="of:=LOG([.P71])" office:value-type="float" office:value="2.23431476801268" calcext:value-type="float">
            <text:p>2,234314768</text:p>
          </table:table-cell>
          <table:table-cell table:formula="of:=LOG([.Q71])" office:value-type="float" office:value="0.602059991327962" calcext:value-type="float">
            <text:p>0,6020599913</text:p>
          </table:table-cell>
          <table:table-cell/>
          <table:table-cell office:value-type="float" office:value="171.52" calcext:value-type="float">
            <text:p>171,52</text:p>
          </table:table-cell>
          <table:table-cell office:value-type="float" office:value="4" calcext:value-type="float">
            <text:p>4</text:p>
          </table:table-cell>
          <table:table-cell table:formula="of:=LOG([.U71])" office:value-type="float" office:value="2.23431476801268" calcext:value-type="float">
            <text:p>2,234314768</text:p>
          </table:table-cell>
          <table:table-cell table:formula="of:=LOG([.V71])" office:value-type="float" office:value="0.602059991327962" calcext:value-type="float">
            <text:p>0,6020599913</text:p>
          </table:table-cell>
          <table:table-cell/>
          <table:table-cell office:value-type="float" office:value="171.52" calcext:value-type="float">
            <text:p>171,52</text:p>
          </table:table-cell>
          <table:table-cell office:value-type="float" office:value="4" calcext:value-type="float">
            <text:p>4</text:p>
          </table:table-cell>
          <table:table-cell table:formula="of:=LOG([.Z71])" office:value-type="float" office:value="2.23431476801268" calcext:value-type="float">
            <text:p>2,234314768</text:p>
          </table:table-cell>
          <table:table-cell table:formula="of:=LOG([.AA71])" office:value-type="float" office:value="0.602059991327962" calcext:value-type="float">
            <text:p>0,6020599913</text:p>
          </table:table-cell>
          <table:table-cell/>
          <table:table-cell office:value-type="float" office:value="171.52" calcext:value-type="float">
            <text:p>171,52</text:p>
          </table:table-cell>
          <table:table-cell office:value-type="float" office:value="4" calcext:value-type="float">
            <text:p>4</text:p>
          </table:table-cell>
          <table:table-cell table:formula="of:=LOG([.AE71])" office:value-type="float" office:value="2.23431476801268" calcext:value-type="float">
            <text:p>2,234314768</text:p>
          </table:table-cell>
          <table:table-cell table:formula="of:=LOG([.AF71])" office:value-type="float" office:value="0.602059991327962" calcext:value-type="float">
            <text:p>0,6020599913</text:p>
          </table:table-cell>
          <table:table-cell/>
          <table:table-cell office:value-type="float" office:value="171.52" calcext:value-type="float">
            <text:p>171,52</text:p>
          </table:table-cell>
          <table:table-cell office:value-type="float" office:value="4" calcext:value-type="float">
            <text:p>4</text:p>
          </table:table-cell>
          <table:table-cell table:formula="of:=LOG([.AJ71])" office:value-type="float" office:value="2.23431476801268" calcext:value-type="float">
            <text:p>2,234314768</text:p>
          </table:table-cell>
          <table:table-cell table:formula="of:=LOG([.AK71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74.08" calcext:value-type="float">
            <text:p>174,08</text:p>
          </table:table-cell>
          <table:table-cell office:value-type="float" office:value="4" calcext:value-type="float">
            <text:p>4</text:p>
          </table:table-cell>
          <table:table-cell table:formula="of:=LOG([.A72])" office:value-type="float" office:value="2.24074887801809" calcext:value-type="float">
            <text:p>2,240748878</text:p>
          </table:table-cell>
          <table:table-cell table:formula="of:=LOG([.B72])" office:value-type="float" office:value="0.602059991327962" calcext:value-type="float">
            <text:p>0,6020599913</text:p>
          </table:table-cell>
          <table:table-cell/>
          <table:table-cell office:value-type="float" office:value="174.08" calcext:value-type="float">
            <text:p>174,08</text:p>
          </table:table-cell>
          <table:table-cell office:value-type="float" office:value="4" calcext:value-type="float">
            <text:p>4</text:p>
          </table:table-cell>
          <table:table-cell table:formula="of:=LOG([.F72])" office:value-type="float" office:value="2.24074887801809" calcext:value-type="float">
            <text:p>2,240748878</text:p>
          </table:table-cell>
          <table:table-cell table:formula="of:=LOG([.G72])" office:value-type="float" office:value="0.602059991327962" calcext:value-type="float">
            <text:p>0,6020599913</text:p>
          </table:table-cell>
          <table:table-cell/>
          <table:table-cell office:value-type="float" office:value="174.08" calcext:value-type="float">
            <text:p>174,08</text:p>
          </table:table-cell>
          <table:table-cell office:value-type="float" office:value="4" calcext:value-type="float">
            <text:p>4</text:p>
          </table:table-cell>
          <table:table-cell table:formula="of:=LOG([.K72])" office:value-type="float" office:value="2.24074887801809" calcext:value-type="float">
            <text:p>2,240748878</text:p>
          </table:table-cell>
          <table:table-cell table:formula="of:=LOG([.L72])" office:value-type="float" office:value="0.602059991327962" calcext:value-type="float">
            <text:p>0,6020599913</text:p>
          </table:table-cell>
          <table:table-cell/>
          <table:table-cell office:value-type="float" office:value="174.08" calcext:value-type="float">
            <text:p>174,08</text:p>
          </table:table-cell>
          <table:table-cell office:value-type="float" office:value="4" calcext:value-type="float">
            <text:p>4</text:p>
          </table:table-cell>
          <table:table-cell table:formula="of:=LOG([.P72])" office:value-type="float" office:value="2.24074887801809" calcext:value-type="float">
            <text:p>2,240748878</text:p>
          </table:table-cell>
          <table:table-cell table:formula="of:=LOG([.Q72])" office:value-type="float" office:value="0.602059991327962" calcext:value-type="float">
            <text:p>0,6020599913</text:p>
          </table:table-cell>
          <table:table-cell/>
          <table:table-cell office:value-type="float" office:value="174.08" calcext:value-type="float">
            <text:p>174,08</text:p>
          </table:table-cell>
          <table:table-cell office:value-type="float" office:value="4" calcext:value-type="float">
            <text:p>4</text:p>
          </table:table-cell>
          <table:table-cell table:formula="of:=LOG([.U72])" office:value-type="float" office:value="2.24074887801809" calcext:value-type="float">
            <text:p>2,240748878</text:p>
          </table:table-cell>
          <table:table-cell table:formula="of:=LOG([.V72])" office:value-type="float" office:value="0.602059991327962" calcext:value-type="float">
            <text:p>0,6020599913</text:p>
          </table:table-cell>
          <table:table-cell/>
          <table:table-cell office:value-type="float" office:value="174.08" calcext:value-type="float">
            <text:p>174,08</text:p>
          </table:table-cell>
          <table:table-cell office:value-type="float" office:value="4" calcext:value-type="float">
            <text:p>4</text:p>
          </table:table-cell>
          <table:table-cell table:formula="of:=LOG([.Z72])" office:value-type="float" office:value="2.24074887801809" calcext:value-type="float">
            <text:p>2,240748878</text:p>
          </table:table-cell>
          <table:table-cell table:formula="of:=LOG([.AA72])" office:value-type="float" office:value="0.602059991327962" calcext:value-type="float">
            <text:p>0,6020599913</text:p>
          </table:table-cell>
          <table:table-cell/>
          <table:table-cell office:value-type="float" office:value="174.08" calcext:value-type="float">
            <text:p>174,08</text:p>
          </table:table-cell>
          <table:table-cell office:value-type="float" office:value="4" calcext:value-type="float">
            <text:p>4</text:p>
          </table:table-cell>
          <table:table-cell table:formula="of:=LOG([.AE72])" office:value-type="float" office:value="2.24074887801809" calcext:value-type="float">
            <text:p>2,240748878</text:p>
          </table:table-cell>
          <table:table-cell table:formula="of:=LOG([.AF72])" office:value-type="float" office:value="0.602059991327962" calcext:value-type="float">
            <text:p>0,6020599913</text:p>
          </table:table-cell>
          <table:table-cell/>
          <table:table-cell office:value-type="float" office:value="174.08" calcext:value-type="float">
            <text:p>174,08</text:p>
          </table:table-cell>
          <table:table-cell office:value-type="float" office:value="4" calcext:value-type="float">
            <text:p>4</text:p>
          </table:table-cell>
          <table:table-cell table:formula="of:=LOG([.AJ72])" office:value-type="float" office:value="2.24074887801809" calcext:value-type="float">
            <text:p>2,240748878</text:p>
          </table:table-cell>
          <table:table-cell table:formula="of:=LOG([.AK72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76.64" calcext:value-type="float">
            <text:p>176,64</text:p>
          </table:table-cell>
          <table:table-cell office:value-type="float" office:value="4" calcext:value-type="float">
            <text:p>4</text:p>
          </table:table-cell>
          <table:table-cell table:formula="of:=LOG([.A73])" office:value-type="float" office:value="2.2470890560491" calcext:value-type="float">
            <text:p>2,247089056</text:p>
          </table:table-cell>
          <table:table-cell table:formula="of:=LOG([.B73])" office:value-type="float" office:value="0.602059991327962" calcext:value-type="float">
            <text:p>0,6020599913</text:p>
          </table:table-cell>
          <table:table-cell/>
          <table:table-cell office:value-type="float" office:value="176.64" calcext:value-type="float">
            <text:p>176,64</text:p>
          </table:table-cell>
          <table:table-cell office:value-type="float" office:value="4" calcext:value-type="float">
            <text:p>4</text:p>
          </table:table-cell>
          <table:table-cell table:formula="of:=LOG([.F73])" office:value-type="float" office:value="2.2470890560491" calcext:value-type="float">
            <text:p>2,247089056</text:p>
          </table:table-cell>
          <table:table-cell table:formula="of:=LOG([.G73])" office:value-type="float" office:value="0.602059991327962" calcext:value-type="float">
            <text:p>0,6020599913</text:p>
          </table:table-cell>
          <table:table-cell/>
          <table:table-cell office:value-type="float" office:value="176.64" calcext:value-type="float">
            <text:p>176,64</text:p>
          </table:table-cell>
          <table:table-cell office:value-type="float" office:value="4" calcext:value-type="float">
            <text:p>4</text:p>
          </table:table-cell>
          <table:table-cell table:formula="of:=LOG([.K73])" office:value-type="float" office:value="2.2470890560491" calcext:value-type="float">
            <text:p>2,247089056</text:p>
          </table:table-cell>
          <table:table-cell table:formula="of:=LOG([.L73])" office:value-type="float" office:value="0.602059991327962" calcext:value-type="float">
            <text:p>0,6020599913</text:p>
          </table:table-cell>
          <table:table-cell/>
          <table:table-cell office:value-type="float" office:value="176.64" calcext:value-type="float">
            <text:p>176,64</text:p>
          </table:table-cell>
          <table:table-cell office:value-type="float" office:value="4" calcext:value-type="float">
            <text:p>4</text:p>
          </table:table-cell>
          <table:table-cell table:formula="of:=LOG([.P73])" office:value-type="float" office:value="2.2470890560491" calcext:value-type="float">
            <text:p>2,247089056</text:p>
          </table:table-cell>
          <table:table-cell table:formula="of:=LOG([.Q73])" office:value-type="float" office:value="0.602059991327962" calcext:value-type="float">
            <text:p>0,6020599913</text:p>
          </table:table-cell>
          <table:table-cell/>
          <table:table-cell office:value-type="float" office:value="176.64" calcext:value-type="float">
            <text:p>176,64</text:p>
          </table:table-cell>
          <table:table-cell office:value-type="float" office:value="4" calcext:value-type="float">
            <text:p>4</text:p>
          </table:table-cell>
          <table:table-cell table:formula="of:=LOG([.U73])" office:value-type="float" office:value="2.2470890560491" calcext:value-type="float">
            <text:p>2,247089056</text:p>
          </table:table-cell>
          <table:table-cell table:formula="of:=LOG([.V73])" office:value-type="float" office:value="0.602059991327962" calcext:value-type="float">
            <text:p>0,6020599913</text:p>
          </table:table-cell>
          <table:table-cell/>
          <table:table-cell office:value-type="float" office:value="176.64" calcext:value-type="float">
            <text:p>176,64</text:p>
          </table:table-cell>
          <table:table-cell office:value-type="float" office:value="4" calcext:value-type="float">
            <text:p>4</text:p>
          </table:table-cell>
          <table:table-cell table:formula="of:=LOG([.Z73])" office:value-type="float" office:value="2.2470890560491" calcext:value-type="float">
            <text:p>2,247089056</text:p>
          </table:table-cell>
          <table:table-cell table:formula="of:=LOG([.AA73])" office:value-type="float" office:value="0.602059991327962" calcext:value-type="float">
            <text:p>0,6020599913</text:p>
          </table:table-cell>
          <table:table-cell/>
          <table:table-cell office:value-type="float" office:value="176.64" calcext:value-type="float">
            <text:p>176,64</text:p>
          </table:table-cell>
          <table:table-cell office:value-type="float" office:value="4" calcext:value-type="float">
            <text:p>4</text:p>
          </table:table-cell>
          <table:table-cell table:formula="of:=LOG([.AE73])" office:value-type="float" office:value="2.2470890560491" calcext:value-type="float">
            <text:p>2,247089056</text:p>
          </table:table-cell>
          <table:table-cell table:formula="of:=LOG([.AF73])" office:value-type="float" office:value="0.602059991327962" calcext:value-type="float">
            <text:p>0,6020599913</text:p>
          </table:table-cell>
          <table:table-cell/>
          <table:table-cell office:value-type="float" office:value="176.64" calcext:value-type="float">
            <text:p>176,64</text:p>
          </table:table-cell>
          <table:table-cell office:value-type="float" office:value="4" calcext:value-type="float">
            <text:p>4</text:p>
          </table:table-cell>
          <table:table-cell table:formula="of:=LOG([.AJ73])" office:value-type="float" office:value="2.2470890560491" calcext:value-type="float">
            <text:p>2,247089056</text:p>
          </table:table-cell>
          <table:table-cell table:formula="of:=LOG([.AK73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79.2" calcext:value-type="float">
            <text:p>179,2</text:p>
          </table:table-cell>
          <table:table-cell office:value-type="float" office:value="4" calcext:value-type="float">
            <text:p>4</text:p>
          </table:table-cell>
          <table:table-cell table:formula="of:=LOG([.A74])" office:value-type="float" office:value="2.25333800532611" calcext:value-type="float">
            <text:p>2,2533380053</text:p>
          </table:table-cell>
          <table:table-cell table:formula="of:=LOG([.B74])" office:value-type="float" office:value="0.602059991327962" calcext:value-type="float">
            <text:p>0,6020599913</text:p>
          </table:table-cell>
          <table:table-cell/>
          <table:table-cell office:value-type="float" office:value="179.2" calcext:value-type="float">
            <text:p>179,2</text:p>
          </table:table-cell>
          <table:table-cell office:value-type="float" office:value="4" calcext:value-type="float">
            <text:p>4</text:p>
          </table:table-cell>
          <table:table-cell table:formula="of:=LOG([.F74])" office:value-type="float" office:value="2.25333800532611" calcext:value-type="float">
            <text:p>2,2533380053</text:p>
          </table:table-cell>
          <table:table-cell table:formula="of:=LOG([.G74])" office:value-type="float" office:value="0.602059991327962" calcext:value-type="float">
            <text:p>0,6020599913</text:p>
          </table:table-cell>
          <table:table-cell/>
          <table:table-cell office:value-type="float" office:value="179.2" calcext:value-type="float">
            <text:p>179,2</text:p>
          </table:table-cell>
          <table:table-cell office:value-type="float" office:value="4" calcext:value-type="float">
            <text:p>4</text:p>
          </table:table-cell>
          <table:table-cell table:formula="of:=LOG([.K74])" office:value-type="float" office:value="2.25333800532611" calcext:value-type="float">
            <text:p>2,2533380053</text:p>
          </table:table-cell>
          <table:table-cell table:formula="of:=LOG([.L74])" office:value-type="float" office:value="0.602059991327962" calcext:value-type="float">
            <text:p>0,6020599913</text:p>
          </table:table-cell>
          <table:table-cell/>
          <table:table-cell office:value-type="float" office:value="179.2" calcext:value-type="float">
            <text:p>179,2</text:p>
          </table:table-cell>
          <table:table-cell office:value-type="float" office:value="4" calcext:value-type="float">
            <text:p>4</text:p>
          </table:table-cell>
          <table:table-cell table:formula="of:=LOG([.P74])" office:value-type="float" office:value="2.25333800532611" calcext:value-type="float">
            <text:p>2,2533380053</text:p>
          </table:table-cell>
          <table:table-cell table:formula="of:=LOG([.Q74])" office:value-type="float" office:value="0.602059991327962" calcext:value-type="float">
            <text:p>0,6020599913</text:p>
          </table:table-cell>
          <table:table-cell/>
          <table:table-cell office:value-type="float" office:value="179.2" calcext:value-type="float">
            <text:p>179,2</text:p>
          </table:table-cell>
          <table:table-cell office:value-type="float" office:value="4" calcext:value-type="float">
            <text:p>4</text:p>
          </table:table-cell>
          <table:table-cell table:formula="of:=LOG([.U74])" office:value-type="float" office:value="2.25333800532611" calcext:value-type="float">
            <text:p>2,2533380053</text:p>
          </table:table-cell>
          <table:table-cell table:formula="of:=LOG([.V74])" office:value-type="float" office:value="0.602059991327962" calcext:value-type="float">
            <text:p>0,6020599913</text:p>
          </table:table-cell>
          <table:table-cell/>
          <table:table-cell office:value-type="float" office:value="179.2" calcext:value-type="float">
            <text:p>179,2</text:p>
          </table:table-cell>
          <table:table-cell office:value-type="float" office:value="4" calcext:value-type="float">
            <text:p>4</text:p>
          </table:table-cell>
          <table:table-cell table:formula="of:=LOG([.Z74])" office:value-type="float" office:value="2.25333800532611" calcext:value-type="float">
            <text:p>2,2533380053</text:p>
          </table:table-cell>
          <table:table-cell table:formula="of:=LOG([.AA74])" office:value-type="float" office:value="0.602059991327962" calcext:value-type="float">
            <text:p>0,6020599913</text:p>
          </table:table-cell>
          <table:table-cell/>
          <table:table-cell office:value-type="float" office:value="179.2" calcext:value-type="float">
            <text:p>179,2</text:p>
          </table:table-cell>
          <table:table-cell office:value-type="float" office:value="4" calcext:value-type="float">
            <text:p>4</text:p>
          </table:table-cell>
          <table:table-cell table:formula="of:=LOG([.AE74])" office:value-type="float" office:value="2.25333800532611" calcext:value-type="float">
            <text:p>2,2533380053</text:p>
          </table:table-cell>
          <table:table-cell table:formula="of:=LOG([.AF74])" office:value-type="float" office:value="0.602059991327962" calcext:value-type="float">
            <text:p>0,6020599913</text:p>
          </table:table-cell>
          <table:table-cell/>
          <table:table-cell office:value-type="float" office:value="179.2" calcext:value-type="float">
            <text:p>179,2</text:p>
          </table:table-cell>
          <table:table-cell office:value-type="float" office:value="4" calcext:value-type="float">
            <text:p>4</text:p>
          </table:table-cell>
          <table:table-cell table:formula="of:=LOG([.AJ74])" office:value-type="float" office:value="2.25333800532611" calcext:value-type="float">
            <text:p>2,2533380053</text:p>
          </table:table-cell>
          <table:table-cell table:formula="of:=LOG([.AK74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81.76" calcext:value-type="float">
            <text:p>181,76</text:p>
          </table:table-cell>
          <table:table-cell office:value-type="float" office:value="4" calcext:value-type="float">
            <text:p>4</text:p>
          </table:table-cell>
          <table:table-cell table:formula="of:=LOG([.A75])" office:value-type="float" office:value="2.25949831403092" calcext:value-type="float">
            <text:p>2,259498314</text:p>
          </table:table-cell>
          <table:table-cell table:formula="of:=LOG([.B75])" office:value-type="float" office:value="0.602059991327962" calcext:value-type="float">
            <text:p>0,6020599913</text:p>
          </table:table-cell>
          <table:table-cell/>
          <table:table-cell office:value-type="float" office:value="181.76" calcext:value-type="float">
            <text:p>181,76</text:p>
          </table:table-cell>
          <table:table-cell office:value-type="float" office:value="4" calcext:value-type="float">
            <text:p>4</text:p>
          </table:table-cell>
          <table:table-cell table:formula="of:=LOG([.F75])" office:value-type="float" office:value="2.25949831403092" calcext:value-type="float">
            <text:p>2,259498314</text:p>
          </table:table-cell>
          <table:table-cell table:formula="of:=LOG([.G75])" office:value-type="float" office:value="0.602059991327962" calcext:value-type="float">
            <text:p>0,6020599913</text:p>
          </table:table-cell>
          <table:table-cell/>
          <table:table-cell office:value-type="float" office:value="181.76" calcext:value-type="float">
            <text:p>181,76</text:p>
          </table:table-cell>
          <table:table-cell office:value-type="float" office:value="4" calcext:value-type="float">
            <text:p>4</text:p>
          </table:table-cell>
          <table:table-cell table:formula="of:=LOG([.K75])" office:value-type="float" office:value="2.25949831403092" calcext:value-type="float">
            <text:p>2,259498314</text:p>
          </table:table-cell>
          <table:table-cell table:formula="of:=LOG([.L75])" office:value-type="float" office:value="0.602059991327962" calcext:value-type="float">
            <text:p>0,6020599913</text:p>
          </table:table-cell>
          <table:table-cell/>
          <table:table-cell office:value-type="float" office:value="181.76" calcext:value-type="float">
            <text:p>181,76</text:p>
          </table:table-cell>
          <table:table-cell office:value-type="float" office:value="4" calcext:value-type="float">
            <text:p>4</text:p>
          </table:table-cell>
          <table:table-cell table:formula="of:=LOG([.P75])" office:value-type="float" office:value="2.25949831403092" calcext:value-type="float">
            <text:p>2,259498314</text:p>
          </table:table-cell>
          <table:table-cell table:formula="of:=LOG([.Q75])" office:value-type="float" office:value="0.602059991327962" calcext:value-type="float">
            <text:p>0,6020599913</text:p>
          </table:table-cell>
          <table:table-cell/>
          <table:table-cell office:value-type="float" office:value="181.76" calcext:value-type="float">
            <text:p>181,76</text:p>
          </table:table-cell>
          <table:table-cell office:value-type="float" office:value="4" calcext:value-type="float">
            <text:p>4</text:p>
          </table:table-cell>
          <table:table-cell table:formula="of:=LOG([.U75])" office:value-type="float" office:value="2.25949831403092" calcext:value-type="float">
            <text:p>2,259498314</text:p>
          </table:table-cell>
          <table:table-cell table:formula="of:=LOG([.V75])" office:value-type="float" office:value="0.602059991327962" calcext:value-type="float">
            <text:p>0,6020599913</text:p>
          </table:table-cell>
          <table:table-cell/>
          <table:table-cell office:value-type="float" office:value="181.76" calcext:value-type="float">
            <text:p>181,76</text:p>
          </table:table-cell>
          <table:table-cell office:value-type="float" office:value="4" calcext:value-type="float">
            <text:p>4</text:p>
          </table:table-cell>
          <table:table-cell table:formula="of:=LOG([.Z75])" office:value-type="float" office:value="2.25949831403092" calcext:value-type="float">
            <text:p>2,259498314</text:p>
          </table:table-cell>
          <table:table-cell table:formula="of:=LOG([.AA75])" office:value-type="float" office:value="0.602059991327962" calcext:value-type="float">
            <text:p>0,6020599913</text:p>
          </table:table-cell>
          <table:table-cell/>
          <table:table-cell office:value-type="float" office:value="181.76" calcext:value-type="float">
            <text:p>181,76</text:p>
          </table:table-cell>
          <table:table-cell office:value-type="float" office:value="4" calcext:value-type="float">
            <text:p>4</text:p>
          </table:table-cell>
          <table:table-cell table:formula="of:=LOG([.AE75])" office:value-type="float" office:value="2.25949831403092" calcext:value-type="float">
            <text:p>2,259498314</text:p>
          </table:table-cell>
          <table:table-cell table:formula="of:=LOG([.AF75])" office:value-type="float" office:value="0.602059991327962" calcext:value-type="float">
            <text:p>0,6020599913</text:p>
          </table:table-cell>
          <table:table-cell/>
          <table:table-cell office:value-type="float" office:value="181.76" calcext:value-type="float">
            <text:p>181,76</text:p>
          </table:table-cell>
          <table:table-cell office:value-type="float" office:value="4" calcext:value-type="float">
            <text:p>4</text:p>
          </table:table-cell>
          <table:table-cell table:formula="of:=LOG([.AJ75])" office:value-type="float" office:value="2.25949831403092" calcext:value-type="float">
            <text:p>2,259498314</text:p>
          </table:table-cell>
          <table:table-cell table:formula="of:=LOG([.AK75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84.32" calcext:value-type="float">
            <text:p>184,32</text:p>
          </table:table-cell>
          <table:table-cell office:value-type="float" office:value="4" calcext:value-type="float">
            <text:p>4</text:p>
          </table:table-cell>
          <table:table-cell table:formula="of:=LOG([.A76])" office:value-type="float" office:value="2.26557246174312" calcext:value-type="float">
            <text:p>2,2655724617</text:p>
          </table:table-cell>
          <table:table-cell table:formula="of:=LOG([.B76])" office:value-type="float" office:value="0.602059991327962" calcext:value-type="float">
            <text:p>0,6020599913</text:p>
          </table:table-cell>
          <table:table-cell/>
          <table:table-cell office:value-type="float" office:value="184.32" calcext:value-type="float">
            <text:p>184,32</text:p>
          </table:table-cell>
          <table:table-cell office:value-type="float" office:value="4" calcext:value-type="float">
            <text:p>4</text:p>
          </table:table-cell>
          <table:table-cell table:formula="of:=LOG([.F76])" office:value-type="float" office:value="2.26557246174312" calcext:value-type="float">
            <text:p>2,2655724617</text:p>
          </table:table-cell>
          <table:table-cell table:formula="of:=LOG([.G76])" office:value-type="float" office:value="0.602059991327962" calcext:value-type="float">
            <text:p>0,6020599913</text:p>
          </table:table-cell>
          <table:table-cell/>
          <table:table-cell office:value-type="float" office:value="184.32" calcext:value-type="float">
            <text:p>184,32</text:p>
          </table:table-cell>
          <table:table-cell office:value-type="float" office:value="4" calcext:value-type="float">
            <text:p>4</text:p>
          </table:table-cell>
          <table:table-cell table:formula="of:=LOG([.K76])" office:value-type="float" office:value="2.26557246174312" calcext:value-type="float">
            <text:p>2,2655724617</text:p>
          </table:table-cell>
          <table:table-cell table:formula="of:=LOG([.L76])" office:value-type="float" office:value="0.602059991327962" calcext:value-type="float">
            <text:p>0,6020599913</text:p>
          </table:table-cell>
          <table:table-cell/>
          <table:table-cell office:value-type="float" office:value="184.32" calcext:value-type="float">
            <text:p>184,32</text:p>
          </table:table-cell>
          <table:table-cell office:value-type="float" office:value="4" calcext:value-type="float">
            <text:p>4</text:p>
          </table:table-cell>
          <table:table-cell table:formula="of:=LOG([.P76])" office:value-type="float" office:value="2.26557246174312" calcext:value-type="float">
            <text:p>2,2655724617</text:p>
          </table:table-cell>
          <table:table-cell table:formula="of:=LOG([.Q76])" office:value-type="float" office:value="0.602059991327962" calcext:value-type="float">
            <text:p>0,6020599913</text:p>
          </table:table-cell>
          <table:table-cell/>
          <table:table-cell office:value-type="float" office:value="184.32" calcext:value-type="float">
            <text:p>184,32</text:p>
          </table:table-cell>
          <table:table-cell office:value-type="float" office:value="4" calcext:value-type="float">
            <text:p>4</text:p>
          </table:table-cell>
          <table:table-cell table:formula="of:=LOG([.U76])" office:value-type="float" office:value="2.26557246174312" calcext:value-type="float">
            <text:p>2,2655724617</text:p>
          </table:table-cell>
          <table:table-cell table:formula="of:=LOG([.V76])" office:value-type="float" office:value="0.602059991327962" calcext:value-type="float">
            <text:p>0,6020599913</text:p>
          </table:table-cell>
          <table:table-cell/>
          <table:table-cell office:value-type="float" office:value="184.32" calcext:value-type="float">
            <text:p>184,32</text:p>
          </table:table-cell>
          <table:table-cell office:value-type="float" office:value="4" calcext:value-type="float">
            <text:p>4</text:p>
          </table:table-cell>
          <table:table-cell table:formula="of:=LOG([.Z76])" office:value-type="float" office:value="2.26557246174312" calcext:value-type="float">
            <text:p>2,2655724617</text:p>
          </table:table-cell>
          <table:table-cell table:formula="of:=LOG([.AA76])" office:value-type="float" office:value="0.602059991327962" calcext:value-type="float">
            <text:p>0,6020599913</text:p>
          </table:table-cell>
          <table:table-cell/>
          <table:table-cell office:value-type="float" office:value="184.32" calcext:value-type="float">
            <text:p>184,32</text:p>
          </table:table-cell>
          <table:table-cell office:value-type="float" office:value="4" calcext:value-type="float">
            <text:p>4</text:p>
          </table:table-cell>
          <table:table-cell table:formula="of:=LOG([.AE76])" office:value-type="float" office:value="2.26557246174312" calcext:value-type="float">
            <text:p>2,2655724617</text:p>
          </table:table-cell>
          <table:table-cell table:formula="of:=LOG([.AF76])" office:value-type="float" office:value="0.602059991327962" calcext:value-type="float">
            <text:p>0,6020599913</text:p>
          </table:table-cell>
          <table:table-cell/>
          <table:table-cell office:value-type="float" office:value="184.32" calcext:value-type="float">
            <text:p>184,32</text:p>
          </table:table-cell>
          <table:table-cell office:value-type="float" office:value="4" calcext:value-type="float">
            <text:p>4</text:p>
          </table:table-cell>
          <table:table-cell table:formula="of:=LOG([.AJ76])" office:value-type="float" office:value="2.26557246174312" calcext:value-type="float">
            <text:p>2,2655724617</text:p>
          </table:table-cell>
          <table:table-cell table:formula="of:=LOG([.AK76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86.88" calcext:value-type="float">
            <text:p>186,88</text:p>
          </table:table-cell>
          <table:table-cell office:value-type="float" office:value="4" calcext:value-type="float">
            <text:p>4</text:p>
          </table:table-cell>
          <table:table-cell table:formula="of:=LOG([.A77])" office:value-type="float" office:value="2.27156282543231" calcext:value-type="float">
            <text:p>2,2715628254</text:p>
          </table:table-cell>
          <table:table-cell table:formula="of:=LOG([.B77])" office:value-type="float" office:value="0.602059991327962" calcext:value-type="float">
            <text:p>0,6020599913</text:p>
          </table:table-cell>
          <table:table-cell/>
          <table:table-cell office:value-type="float" office:value="186.88" calcext:value-type="float">
            <text:p>186,88</text:p>
          </table:table-cell>
          <table:table-cell office:value-type="float" office:value="4" calcext:value-type="float">
            <text:p>4</text:p>
          </table:table-cell>
          <table:table-cell table:formula="of:=LOG([.F77])" office:value-type="float" office:value="2.27156282543231" calcext:value-type="float">
            <text:p>2,2715628254</text:p>
          </table:table-cell>
          <table:table-cell table:formula="of:=LOG([.G77])" office:value-type="float" office:value="0.602059991327962" calcext:value-type="float">
            <text:p>0,6020599913</text:p>
          </table:table-cell>
          <table:table-cell/>
          <table:table-cell office:value-type="float" office:value="186.88" calcext:value-type="float">
            <text:p>186,88</text:p>
          </table:table-cell>
          <table:table-cell office:value-type="float" office:value="4" calcext:value-type="float">
            <text:p>4</text:p>
          </table:table-cell>
          <table:table-cell table:formula="of:=LOG([.K77])" office:value-type="float" office:value="2.27156282543231" calcext:value-type="float">
            <text:p>2,2715628254</text:p>
          </table:table-cell>
          <table:table-cell table:formula="of:=LOG([.L77])" office:value-type="float" office:value="0.602059991327962" calcext:value-type="float">
            <text:p>0,6020599913</text:p>
          </table:table-cell>
          <table:table-cell/>
          <table:table-cell office:value-type="float" office:value="186.88" calcext:value-type="float">
            <text:p>186,88</text:p>
          </table:table-cell>
          <table:table-cell office:value-type="float" office:value="4" calcext:value-type="float">
            <text:p>4</text:p>
          </table:table-cell>
          <table:table-cell table:formula="of:=LOG([.P77])" office:value-type="float" office:value="2.27156282543231" calcext:value-type="float">
            <text:p>2,2715628254</text:p>
          </table:table-cell>
          <table:table-cell table:formula="of:=LOG([.Q77])" office:value-type="float" office:value="0.602059991327962" calcext:value-type="float">
            <text:p>0,6020599913</text:p>
          </table:table-cell>
          <table:table-cell/>
          <table:table-cell office:value-type="float" office:value="186.88" calcext:value-type="float">
            <text:p>186,88</text:p>
          </table:table-cell>
          <table:table-cell office:value-type="float" office:value="4" calcext:value-type="float">
            <text:p>4</text:p>
          </table:table-cell>
          <table:table-cell table:formula="of:=LOG([.U77])" office:value-type="float" office:value="2.27156282543231" calcext:value-type="float">
            <text:p>2,2715628254</text:p>
          </table:table-cell>
          <table:table-cell table:formula="of:=LOG([.V77])" office:value-type="float" office:value="0.602059991327962" calcext:value-type="float">
            <text:p>0,6020599913</text:p>
          </table:table-cell>
          <table:table-cell/>
          <table:table-cell office:value-type="float" office:value="186.88" calcext:value-type="float">
            <text:p>186,88</text:p>
          </table:table-cell>
          <table:table-cell office:value-type="float" office:value="4" calcext:value-type="float">
            <text:p>4</text:p>
          </table:table-cell>
          <table:table-cell table:formula="of:=LOG([.Z77])" office:value-type="float" office:value="2.27156282543231" calcext:value-type="float">
            <text:p>2,2715628254</text:p>
          </table:table-cell>
          <table:table-cell table:formula="of:=LOG([.AA77])" office:value-type="float" office:value="0.602059991327962" calcext:value-type="float">
            <text:p>0,6020599913</text:p>
          </table:table-cell>
          <table:table-cell/>
          <table:table-cell office:value-type="float" office:value="186.88" calcext:value-type="float">
            <text:p>186,88</text:p>
          </table:table-cell>
          <table:table-cell office:value-type="float" office:value="4" calcext:value-type="float">
            <text:p>4</text:p>
          </table:table-cell>
          <table:table-cell table:formula="of:=LOG([.AE77])" office:value-type="float" office:value="2.27156282543231" calcext:value-type="float">
            <text:p>2,2715628254</text:p>
          </table:table-cell>
          <table:table-cell table:formula="of:=LOG([.AF77])" office:value-type="float" office:value="0.602059991327962" calcext:value-type="float">
            <text:p>0,6020599913</text:p>
          </table:table-cell>
          <table:table-cell/>
          <table:table-cell office:value-type="float" office:value="186.88" calcext:value-type="float">
            <text:p>186,88</text:p>
          </table:table-cell>
          <table:table-cell office:value-type="float" office:value="4" calcext:value-type="float">
            <text:p>4</text:p>
          </table:table-cell>
          <table:table-cell table:formula="of:=LOG([.AJ77])" office:value-type="float" office:value="2.27156282543231" calcext:value-type="float">
            <text:p>2,2715628254</text:p>
          </table:table-cell>
          <table:table-cell table:formula="of:=LOG([.AK77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89.44" calcext:value-type="float">
            <text:p>189,44</text:p>
          </table:table-cell>
          <table:table-cell office:value-type="float" office:value="4" calcext:value-type="float">
            <text:p>4</text:p>
          </table:table-cell>
          <table:table-cell table:formula="of:=LOG([.A78])" office:value-type="float" office:value="2.27747168504283" calcext:value-type="float">
            <text:p>2,277471685</text:p>
          </table:table-cell>
          <table:table-cell table:formula="of:=LOG([.B78])" office:value-type="float" office:value="0.602059991327962" calcext:value-type="float">
            <text:p>0,6020599913</text:p>
          </table:table-cell>
          <table:table-cell/>
          <table:table-cell office:value-type="float" office:value="189.44" calcext:value-type="float">
            <text:p>189,44</text:p>
          </table:table-cell>
          <table:table-cell office:value-type="float" office:value="4" calcext:value-type="float">
            <text:p>4</text:p>
          </table:table-cell>
          <table:table-cell table:formula="of:=LOG([.F78])" office:value-type="float" office:value="2.27747168504283" calcext:value-type="float">
            <text:p>2,277471685</text:p>
          </table:table-cell>
          <table:table-cell table:formula="of:=LOG([.G78])" office:value-type="float" office:value="0.602059991327962" calcext:value-type="float">
            <text:p>0,6020599913</text:p>
          </table:table-cell>
          <table:table-cell/>
          <table:table-cell office:value-type="float" office:value="189.44" calcext:value-type="float">
            <text:p>189,44</text:p>
          </table:table-cell>
          <table:table-cell office:value-type="float" office:value="4" calcext:value-type="float">
            <text:p>4</text:p>
          </table:table-cell>
          <table:table-cell table:formula="of:=LOG([.K78])" office:value-type="float" office:value="2.27747168504283" calcext:value-type="float">
            <text:p>2,277471685</text:p>
          </table:table-cell>
          <table:table-cell table:formula="of:=LOG([.L78])" office:value-type="float" office:value="0.602059991327962" calcext:value-type="float">
            <text:p>0,6020599913</text:p>
          </table:table-cell>
          <table:table-cell/>
          <table:table-cell office:value-type="float" office:value="189.44" calcext:value-type="float">
            <text:p>189,44</text:p>
          </table:table-cell>
          <table:table-cell office:value-type="float" office:value="4" calcext:value-type="float">
            <text:p>4</text:p>
          </table:table-cell>
          <table:table-cell table:formula="of:=LOG([.P78])" office:value-type="float" office:value="2.27747168504283" calcext:value-type="float">
            <text:p>2,277471685</text:p>
          </table:table-cell>
          <table:table-cell table:formula="of:=LOG([.Q78])" office:value-type="float" office:value="0.602059991327962" calcext:value-type="float">
            <text:p>0,6020599913</text:p>
          </table:table-cell>
          <table:table-cell/>
          <table:table-cell office:value-type="float" office:value="189.44" calcext:value-type="float">
            <text:p>189,44</text:p>
          </table:table-cell>
          <table:table-cell office:value-type="float" office:value="4" calcext:value-type="float">
            <text:p>4</text:p>
          </table:table-cell>
          <table:table-cell table:formula="of:=LOG([.U78])" office:value-type="float" office:value="2.27747168504283" calcext:value-type="float">
            <text:p>2,277471685</text:p>
          </table:table-cell>
          <table:table-cell table:formula="of:=LOG([.V78])" office:value-type="float" office:value="0.602059991327962" calcext:value-type="float">
            <text:p>0,6020599913</text:p>
          </table:table-cell>
          <table:table-cell/>
          <table:table-cell office:value-type="float" office:value="189.44" calcext:value-type="float">
            <text:p>189,44</text:p>
          </table:table-cell>
          <table:table-cell office:value-type="float" office:value="4" calcext:value-type="float">
            <text:p>4</text:p>
          </table:table-cell>
          <table:table-cell table:formula="of:=LOG([.Z78])" office:value-type="float" office:value="2.27747168504283" calcext:value-type="float">
            <text:p>2,277471685</text:p>
          </table:table-cell>
          <table:table-cell table:formula="of:=LOG([.AA78])" office:value-type="float" office:value="0.602059991327962" calcext:value-type="float">
            <text:p>0,6020599913</text:p>
          </table:table-cell>
          <table:table-cell/>
          <table:table-cell office:value-type="float" office:value="189.44" calcext:value-type="float">
            <text:p>189,44</text:p>
          </table:table-cell>
          <table:table-cell office:value-type="float" office:value="4" calcext:value-type="float">
            <text:p>4</text:p>
          </table:table-cell>
          <table:table-cell table:formula="of:=LOG([.AE78])" office:value-type="float" office:value="2.27747168504283" calcext:value-type="float">
            <text:p>2,277471685</text:p>
          </table:table-cell>
          <table:table-cell table:formula="of:=LOG([.AF78])" office:value-type="float" office:value="0.602059991327962" calcext:value-type="float">
            <text:p>0,6020599913</text:p>
          </table:table-cell>
          <table:table-cell/>
          <table:table-cell office:value-type="float" office:value="189.44" calcext:value-type="float">
            <text:p>189,44</text:p>
          </table:table-cell>
          <table:table-cell office:value-type="float" office:value="4" calcext:value-type="float">
            <text:p>4</text:p>
          </table:table-cell>
          <table:table-cell table:formula="of:=LOG([.AJ78])" office:value-type="float" office:value="2.27747168504283" calcext:value-type="float">
            <text:p>2,277471685</text:p>
          </table:table-cell>
          <table:table-cell table:formula="of:=LOG([.AK78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LOG([.A79])" office:value-type="float" office:value="2.28330122870355" calcext:value-type="float">
            <text:p>2,2833012287</text:p>
          </table:table-cell>
          <table:table-cell table:formula="of:=LOG([.B79])" office:value-type="float" office:value="0.602059991327962" calcext:value-type="float">
            <text:p>0,602059991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LOG([.F79])" office:value-type="float" office:value="2.28330122870355" calcext:value-type="float">
            <text:p>2,2833012287</text:p>
          </table:table-cell>
          <table:table-cell table:formula="of:=LOG([.G79])" office:value-type="float" office:value="0.602059991327962" calcext:value-type="float">
            <text:p>0,602059991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LOG([.K79])" office:value-type="float" office:value="2.28330122870355" calcext:value-type="float">
            <text:p>2,2833012287</text:p>
          </table:table-cell>
          <table:table-cell table:formula="of:=LOG([.L79])" office:value-type="float" office:value="0.602059991327962" calcext:value-type="float">
            <text:p>0,602059991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LOG([.P79])" office:value-type="float" office:value="2.28330122870355" calcext:value-type="float">
            <text:p>2,2833012287</text:p>
          </table:table-cell>
          <table:table-cell table:formula="of:=LOG([.Q79])" office:value-type="float" office:value="0.602059991327962" calcext:value-type="float">
            <text:p>0,602059991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LOG([.U79])" office:value-type="float" office:value="2.28330122870355" calcext:value-type="float">
            <text:p>2,2833012287</text:p>
          </table:table-cell>
          <table:table-cell table:formula="of:=LOG([.V79])" office:value-type="float" office:value="0.602059991327962" calcext:value-type="float">
            <text:p>0,602059991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LOG([.Z79])" office:value-type="float" office:value="2.28330122870355" calcext:value-type="float">
            <text:p>2,2833012287</text:p>
          </table:table-cell>
          <table:table-cell table:formula="of:=LOG([.AA79])" office:value-type="float" office:value="0.602059991327962" calcext:value-type="float">
            <text:p>0,602059991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LOG([.AE79])" office:value-type="float" office:value="2.28330122870355" calcext:value-type="float">
            <text:p>2,2833012287</text:p>
          </table:table-cell>
          <table:table-cell table:formula="of:=LOG([.AF79])" office:value-type="float" office:value="0.602059991327962" calcext:value-type="float">
            <text:p>0,602059991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LOG([.AJ79])" office:value-type="float" office:value="2.28330122870355" calcext:value-type="float">
            <text:p>2,2833012287</text:p>
          </table:table-cell>
          <table:table-cell table:formula="of:=LOG([.AK79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94.56" calcext:value-type="float">
            <text:p>194,56</text:p>
          </table:table-cell>
          <table:table-cell office:value-type="float" office:value="4" calcext:value-type="float">
            <text:p>4</text:p>
          </table:table-cell>
          <table:table-cell table:formula="of:=LOG([.A80])" office:value-type="float" office:value="2.28905355759264" calcext:value-type="float">
            <text:p>2,2890535576</text:p>
          </table:table-cell>
          <table:table-cell table:formula="of:=LOG([.B80])" office:value-type="float" office:value="0.602059991327962" calcext:value-type="float">
            <text:p>0,6020599913</text:p>
          </table:table-cell>
          <table:table-cell/>
          <table:table-cell office:value-type="float" office:value="194.56" calcext:value-type="float">
            <text:p>194,56</text:p>
          </table:table-cell>
          <table:table-cell office:value-type="float" office:value="4" calcext:value-type="float">
            <text:p>4</text:p>
          </table:table-cell>
          <table:table-cell table:formula="of:=LOG([.F80])" office:value-type="float" office:value="2.28905355759264" calcext:value-type="float">
            <text:p>2,2890535576</text:p>
          </table:table-cell>
          <table:table-cell table:formula="of:=LOG([.G80])" office:value-type="float" office:value="0.602059991327962" calcext:value-type="float">
            <text:p>0,6020599913</text:p>
          </table:table-cell>
          <table:table-cell/>
          <table:table-cell office:value-type="float" office:value="194.56" calcext:value-type="float">
            <text:p>194,56</text:p>
          </table:table-cell>
          <table:table-cell office:value-type="float" office:value="4" calcext:value-type="float">
            <text:p>4</text:p>
          </table:table-cell>
          <table:table-cell table:formula="of:=LOG([.K80])" office:value-type="float" office:value="2.28905355759264" calcext:value-type="float">
            <text:p>2,2890535576</text:p>
          </table:table-cell>
          <table:table-cell table:formula="of:=LOG([.L80])" office:value-type="float" office:value="0.602059991327962" calcext:value-type="float">
            <text:p>0,6020599913</text:p>
          </table:table-cell>
          <table:table-cell/>
          <table:table-cell office:value-type="float" office:value="194.56" calcext:value-type="float">
            <text:p>194,56</text:p>
          </table:table-cell>
          <table:table-cell office:value-type="float" office:value="4" calcext:value-type="float">
            <text:p>4</text:p>
          </table:table-cell>
          <table:table-cell table:formula="of:=LOG([.P80])" office:value-type="float" office:value="2.28905355759264" calcext:value-type="float">
            <text:p>2,2890535576</text:p>
          </table:table-cell>
          <table:table-cell table:formula="of:=LOG([.Q80])" office:value-type="float" office:value="0.602059991327962" calcext:value-type="float">
            <text:p>0,6020599913</text:p>
          </table:table-cell>
          <table:table-cell/>
          <table:table-cell office:value-type="float" office:value="194.56" calcext:value-type="float">
            <text:p>194,56</text:p>
          </table:table-cell>
          <table:table-cell office:value-type="float" office:value="4" calcext:value-type="float">
            <text:p>4</text:p>
          </table:table-cell>
          <table:table-cell table:formula="of:=LOG([.U80])" office:value-type="float" office:value="2.28905355759264" calcext:value-type="float">
            <text:p>2,2890535576</text:p>
          </table:table-cell>
          <table:table-cell table:formula="of:=LOG([.V80])" office:value-type="float" office:value="0.602059991327962" calcext:value-type="float">
            <text:p>0,6020599913</text:p>
          </table:table-cell>
          <table:table-cell/>
          <table:table-cell office:value-type="float" office:value="194.56" calcext:value-type="float">
            <text:p>194,56</text:p>
          </table:table-cell>
          <table:table-cell office:value-type="float" office:value="4" calcext:value-type="float">
            <text:p>4</text:p>
          </table:table-cell>
          <table:table-cell table:formula="of:=LOG([.Z80])" office:value-type="float" office:value="2.28905355759264" calcext:value-type="float">
            <text:p>2,2890535576</text:p>
          </table:table-cell>
          <table:table-cell table:formula="of:=LOG([.AA80])" office:value-type="float" office:value="0.602059991327962" calcext:value-type="float">
            <text:p>0,6020599913</text:p>
          </table:table-cell>
          <table:table-cell/>
          <table:table-cell office:value-type="float" office:value="194.56" calcext:value-type="float">
            <text:p>194,56</text:p>
          </table:table-cell>
          <table:table-cell office:value-type="float" office:value="4" calcext:value-type="float">
            <text:p>4</text:p>
          </table:table-cell>
          <table:table-cell table:formula="of:=LOG([.AE80])" office:value-type="float" office:value="2.28905355759264" calcext:value-type="float">
            <text:p>2,2890535576</text:p>
          </table:table-cell>
          <table:table-cell table:formula="of:=LOG([.AF80])" office:value-type="float" office:value="0.602059991327962" calcext:value-type="float">
            <text:p>0,6020599913</text:p>
          </table:table-cell>
          <table:table-cell/>
          <table:table-cell office:value-type="float" office:value="194.56" calcext:value-type="float">
            <text:p>194,56</text:p>
          </table:table-cell>
          <table:table-cell office:value-type="float" office:value="4" calcext:value-type="float">
            <text:p>4</text:p>
          </table:table-cell>
          <table:table-cell table:formula="of:=LOG([.AJ80])" office:value-type="float" office:value="2.28905355759264" calcext:value-type="float">
            <text:p>2,2890535576</text:p>
          </table:table-cell>
          <table:table-cell table:formula="of:=LOG([.AK80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97.12" calcext:value-type="float">
            <text:p>197,12</text:p>
          </table:table-cell>
          <table:table-cell office:value-type="float" office:value="4" calcext:value-type="float">
            <text:p>4</text:p>
          </table:table-cell>
          <table:table-cell table:formula="of:=LOG([.A81])" office:value-type="float" office:value="2.29473069048433" calcext:value-type="float">
            <text:p>2,2947306905</text:p>
          </table:table-cell>
          <table:table-cell table:formula="of:=LOG([.B81])" office:value-type="float" office:value="0.602059991327962" calcext:value-type="float">
            <text:p>0,6020599913</text:p>
          </table:table-cell>
          <table:table-cell/>
          <table:table-cell office:value-type="float" office:value="197.12" calcext:value-type="float">
            <text:p>197,12</text:p>
          </table:table-cell>
          <table:table-cell office:value-type="float" office:value="4" calcext:value-type="float">
            <text:p>4</text:p>
          </table:table-cell>
          <table:table-cell table:formula="of:=LOG([.F81])" office:value-type="float" office:value="2.29473069048433" calcext:value-type="float">
            <text:p>2,2947306905</text:p>
          </table:table-cell>
          <table:table-cell table:formula="of:=LOG([.G81])" office:value-type="float" office:value="0.602059991327962" calcext:value-type="float">
            <text:p>0,6020599913</text:p>
          </table:table-cell>
          <table:table-cell/>
          <table:table-cell office:value-type="float" office:value="197.12" calcext:value-type="float">
            <text:p>197,12</text:p>
          </table:table-cell>
          <table:table-cell office:value-type="float" office:value="4" calcext:value-type="float">
            <text:p>4</text:p>
          </table:table-cell>
          <table:table-cell table:formula="of:=LOG([.K81])" office:value-type="float" office:value="2.29473069048433" calcext:value-type="float">
            <text:p>2,2947306905</text:p>
          </table:table-cell>
          <table:table-cell table:formula="of:=LOG([.L81])" office:value-type="float" office:value="0.602059991327962" calcext:value-type="float">
            <text:p>0,6020599913</text:p>
          </table:table-cell>
          <table:table-cell/>
          <table:table-cell office:value-type="float" office:value="197.12" calcext:value-type="float">
            <text:p>197,12</text:p>
          </table:table-cell>
          <table:table-cell office:value-type="float" office:value="4" calcext:value-type="float">
            <text:p>4</text:p>
          </table:table-cell>
          <table:table-cell table:formula="of:=LOG([.P81])" office:value-type="float" office:value="2.29473069048433" calcext:value-type="float">
            <text:p>2,2947306905</text:p>
          </table:table-cell>
          <table:table-cell table:formula="of:=LOG([.Q81])" office:value-type="float" office:value="0.602059991327962" calcext:value-type="float">
            <text:p>0,6020599913</text:p>
          </table:table-cell>
          <table:table-cell/>
          <table:table-cell office:value-type="float" office:value="197.12" calcext:value-type="float">
            <text:p>197,12</text:p>
          </table:table-cell>
          <table:table-cell office:value-type="float" office:value="4" calcext:value-type="float">
            <text:p>4</text:p>
          </table:table-cell>
          <table:table-cell table:formula="of:=LOG([.U81])" office:value-type="float" office:value="2.29473069048433" calcext:value-type="float">
            <text:p>2,2947306905</text:p>
          </table:table-cell>
          <table:table-cell table:formula="of:=LOG([.V81])" office:value-type="float" office:value="0.602059991327962" calcext:value-type="float">
            <text:p>0,6020599913</text:p>
          </table:table-cell>
          <table:table-cell/>
          <table:table-cell office:value-type="float" office:value="197.12" calcext:value-type="float">
            <text:p>197,12</text:p>
          </table:table-cell>
          <table:table-cell office:value-type="float" office:value="4" calcext:value-type="float">
            <text:p>4</text:p>
          </table:table-cell>
          <table:table-cell table:formula="of:=LOG([.Z81])" office:value-type="float" office:value="2.29473069048433" calcext:value-type="float">
            <text:p>2,2947306905</text:p>
          </table:table-cell>
          <table:table-cell table:formula="of:=LOG([.AA81])" office:value-type="float" office:value="0.602059991327962" calcext:value-type="float">
            <text:p>0,6020599913</text:p>
          </table:table-cell>
          <table:table-cell/>
          <table:table-cell office:value-type="float" office:value="197.12" calcext:value-type="float">
            <text:p>197,12</text:p>
          </table:table-cell>
          <table:table-cell office:value-type="float" office:value="4" calcext:value-type="float">
            <text:p>4</text:p>
          </table:table-cell>
          <table:table-cell table:formula="of:=LOG([.AE81])" office:value-type="float" office:value="2.29473069048433" calcext:value-type="float">
            <text:p>2,2947306905</text:p>
          </table:table-cell>
          <table:table-cell table:formula="of:=LOG([.AF81])" office:value-type="float" office:value="0.602059991327962" calcext:value-type="float">
            <text:p>0,6020599913</text:p>
          </table:table-cell>
          <table:table-cell/>
          <table:table-cell office:value-type="float" office:value="197.12" calcext:value-type="float">
            <text:p>197,12</text:p>
          </table:table-cell>
          <table:table-cell office:value-type="float" office:value="4" calcext:value-type="float">
            <text:p>4</text:p>
          </table:table-cell>
          <table:table-cell table:formula="of:=LOG([.AJ81])" office:value-type="float" office:value="2.29473069048433" calcext:value-type="float">
            <text:p>2,2947306905</text:p>
          </table:table-cell>
          <table:table-cell table:formula="of:=LOG([.AK81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199.68" calcext:value-type="float">
            <text:p>199,68</text:p>
          </table:table-cell>
          <table:table-cell office:value-type="float" office:value="4" calcext:value-type="float">
            <text:p>4</text:p>
          </table:table-cell>
          <table:table-cell table:formula="of:=LOG([.A82])" office:value-type="float" office:value="2.30033456800233" calcext:value-type="float">
            <text:p>2,300334568</text:p>
          </table:table-cell>
          <table:table-cell table:formula="of:=LOG([.B82])" office:value-type="float" office:value="0.602059991327962" calcext:value-type="float">
            <text:p>0,6020599913</text:p>
          </table:table-cell>
          <table:table-cell/>
          <table:table-cell office:value-type="float" office:value="199.68" calcext:value-type="float">
            <text:p>199,68</text:p>
          </table:table-cell>
          <table:table-cell office:value-type="float" office:value="4" calcext:value-type="float">
            <text:p>4</text:p>
          </table:table-cell>
          <table:table-cell table:formula="of:=LOG([.F82])" office:value-type="float" office:value="2.30033456800233" calcext:value-type="float">
            <text:p>2,300334568</text:p>
          </table:table-cell>
          <table:table-cell table:formula="of:=LOG([.G82])" office:value-type="float" office:value="0.602059991327962" calcext:value-type="float">
            <text:p>0,6020599913</text:p>
          </table:table-cell>
          <table:table-cell/>
          <table:table-cell office:value-type="float" office:value="199.68" calcext:value-type="float">
            <text:p>199,68</text:p>
          </table:table-cell>
          <table:table-cell office:value-type="float" office:value="4" calcext:value-type="float">
            <text:p>4</text:p>
          </table:table-cell>
          <table:table-cell table:formula="of:=LOG([.K82])" office:value-type="float" office:value="2.30033456800233" calcext:value-type="float">
            <text:p>2,300334568</text:p>
          </table:table-cell>
          <table:table-cell table:formula="of:=LOG([.L82])" office:value-type="float" office:value="0.602059991327962" calcext:value-type="float">
            <text:p>0,6020599913</text:p>
          </table:table-cell>
          <table:table-cell/>
          <table:table-cell office:value-type="float" office:value="199.68" calcext:value-type="float">
            <text:p>199,68</text:p>
          </table:table-cell>
          <table:table-cell office:value-type="float" office:value="4" calcext:value-type="float">
            <text:p>4</text:p>
          </table:table-cell>
          <table:table-cell table:formula="of:=LOG([.P82])" office:value-type="float" office:value="2.30033456800233" calcext:value-type="float">
            <text:p>2,300334568</text:p>
          </table:table-cell>
          <table:table-cell table:formula="of:=LOG([.Q82])" office:value-type="float" office:value="0.602059991327962" calcext:value-type="float">
            <text:p>0,6020599913</text:p>
          </table:table-cell>
          <table:table-cell/>
          <table:table-cell office:value-type="float" office:value="199.68" calcext:value-type="float">
            <text:p>199,68</text:p>
          </table:table-cell>
          <table:table-cell office:value-type="float" office:value="4" calcext:value-type="float">
            <text:p>4</text:p>
          </table:table-cell>
          <table:table-cell table:formula="of:=LOG([.U82])" office:value-type="float" office:value="2.30033456800233" calcext:value-type="float">
            <text:p>2,300334568</text:p>
          </table:table-cell>
          <table:table-cell table:formula="of:=LOG([.V82])" office:value-type="float" office:value="0.602059991327962" calcext:value-type="float">
            <text:p>0,6020599913</text:p>
          </table:table-cell>
          <table:table-cell/>
          <table:table-cell office:value-type="float" office:value="199.68" calcext:value-type="float">
            <text:p>199,68</text:p>
          </table:table-cell>
          <table:table-cell office:value-type="float" office:value="4" calcext:value-type="float">
            <text:p>4</text:p>
          </table:table-cell>
          <table:table-cell table:formula="of:=LOG([.Z82])" office:value-type="float" office:value="2.30033456800233" calcext:value-type="float">
            <text:p>2,300334568</text:p>
          </table:table-cell>
          <table:table-cell table:formula="of:=LOG([.AA82])" office:value-type="float" office:value="0.602059991327962" calcext:value-type="float">
            <text:p>0,6020599913</text:p>
          </table:table-cell>
          <table:table-cell/>
          <table:table-cell office:value-type="float" office:value="199.68" calcext:value-type="float">
            <text:p>199,68</text:p>
          </table:table-cell>
          <table:table-cell office:value-type="float" office:value="4" calcext:value-type="float">
            <text:p>4</text:p>
          </table:table-cell>
          <table:table-cell table:formula="of:=LOG([.AE82])" office:value-type="float" office:value="2.30033456800233" calcext:value-type="float">
            <text:p>2,300334568</text:p>
          </table:table-cell>
          <table:table-cell table:formula="of:=LOG([.AF82])" office:value-type="float" office:value="0.602059991327962" calcext:value-type="float">
            <text:p>0,6020599913</text:p>
          </table:table-cell>
          <table:table-cell/>
          <table:table-cell office:value-type="float" office:value="199.68" calcext:value-type="float">
            <text:p>199,68</text:p>
          </table:table-cell>
          <table:table-cell office:value-type="float" office:value="4" calcext:value-type="float">
            <text:p>4</text:p>
          </table:table-cell>
          <table:table-cell table:formula="of:=LOG([.AJ82])" office:value-type="float" office:value="2.30033456800233" calcext:value-type="float">
            <text:p>2,300334568</text:p>
          </table:table-cell>
          <table:table-cell table:formula="of:=LOG([.AK82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02.24" calcext:value-type="float">
            <text:p>202,24</text:p>
          </table:table-cell>
          <table:table-cell office:value-type="float" office:value="4" calcext:value-type="float">
            <text:p>4</text:p>
          </table:table-cell>
          <table:table-cell table:formula="of:=LOG([.A83])" office:value-type="float" office:value="2.30586705660229" calcext:value-type="float">
            <text:p>2,3058670566</text:p>
          </table:table-cell>
          <table:table-cell table:formula="of:=LOG([.B83])" office:value-type="float" office:value="0.602059991327962" calcext:value-type="float">
            <text:p>0,6020599913</text:p>
          </table:table-cell>
          <table:table-cell/>
          <table:table-cell office:value-type="float" office:value="202.24" calcext:value-type="float">
            <text:p>202,24</text:p>
          </table:table-cell>
          <table:table-cell office:value-type="float" office:value="4" calcext:value-type="float">
            <text:p>4</text:p>
          </table:table-cell>
          <table:table-cell table:formula="of:=LOG([.F83])" office:value-type="float" office:value="2.30586705660229" calcext:value-type="float">
            <text:p>2,3058670566</text:p>
          </table:table-cell>
          <table:table-cell table:formula="of:=LOG([.G83])" office:value-type="float" office:value="0.602059991327962" calcext:value-type="float">
            <text:p>0,6020599913</text:p>
          </table:table-cell>
          <table:table-cell/>
          <table:table-cell office:value-type="float" office:value="202.24" calcext:value-type="float">
            <text:p>202,24</text:p>
          </table:table-cell>
          <table:table-cell office:value-type="float" office:value="4" calcext:value-type="float">
            <text:p>4</text:p>
          </table:table-cell>
          <table:table-cell table:formula="of:=LOG([.K83])" office:value-type="float" office:value="2.30586705660229" calcext:value-type="float">
            <text:p>2,3058670566</text:p>
          </table:table-cell>
          <table:table-cell table:formula="of:=LOG([.L83])" office:value-type="float" office:value="0.602059991327962" calcext:value-type="float">
            <text:p>0,6020599913</text:p>
          </table:table-cell>
          <table:table-cell/>
          <table:table-cell office:value-type="float" office:value="202.24" calcext:value-type="float">
            <text:p>202,24</text:p>
          </table:table-cell>
          <table:table-cell office:value-type="float" office:value="4" calcext:value-type="float">
            <text:p>4</text:p>
          </table:table-cell>
          <table:table-cell table:formula="of:=LOG([.P83])" office:value-type="float" office:value="2.30586705660229" calcext:value-type="float">
            <text:p>2,3058670566</text:p>
          </table:table-cell>
          <table:table-cell table:formula="of:=LOG([.Q83])" office:value-type="float" office:value="0.602059991327962" calcext:value-type="float">
            <text:p>0,6020599913</text:p>
          </table:table-cell>
          <table:table-cell/>
          <table:table-cell office:value-type="float" office:value="202.24" calcext:value-type="float">
            <text:p>202,24</text:p>
          </table:table-cell>
          <table:table-cell office:value-type="float" office:value="4" calcext:value-type="float">
            <text:p>4</text:p>
          </table:table-cell>
          <table:table-cell table:formula="of:=LOG([.U83])" office:value-type="float" office:value="2.30586705660229" calcext:value-type="float">
            <text:p>2,3058670566</text:p>
          </table:table-cell>
          <table:table-cell table:formula="of:=LOG([.V83])" office:value-type="float" office:value="0.602059991327962" calcext:value-type="float">
            <text:p>0,6020599913</text:p>
          </table:table-cell>
          <table:table-cell/>
          <table:table-cell office:value-type="float" office:value="202.24" calcext:value-type="float">
            <text:p>202,24</text:p>
          </table:table-cell>
          <table:table-cell office:value-type="float" office:value="4" calcext:value-type="float">
            <text:p>4</text:p>
          </table:table-cell>
          <table:table-cell table:formula="of:=LOG([.Z83])" office:value-type="float" office:value="2.30586705660229" calcext:value-type="float">
            <text:p>2,3058670566</text:p>
          </table:table-cell>
          <table:table-cell table:formula="of:=LOG([.AA83])" office:value-type="float" office:value="0.602059991327962" calcext:value-type="float">
            <text:p>0,6020599913</text:p>
          </table:table-cell>
          <table:table-cell/>
          <table:table-cell office:value-type="float" office:value="202.24" calcext:value-type="float">
            <text:p>202,24</text:p>
          </table:table-cell>
          <table:table-cell office:value-type="float" office:value="4" calcext:value-type="float">
            <text:p>4</text:p>
          </table:table-cell>
          <table:table-cell table:formula="of:=LOG([.AE83])" office:value-type="float" office:value="2.30586705660229" calcext:value-type="float">
            <text:p>2,3058670566</text:p>
          </table:table-cell>
          <table:table-cell table:formula="of:=LOG([.AF83])" office:value-type="float" office:value="0.602059991327962" calcext:value-type="float">
            <text:p>0,6020599913</text:p>
          </table:table-cell>
          <table:table-cell/>
          <table:table-cell office:value-type="float" office:value="202.24" calcext:value-type="float">
            <text:p>202,24</text:p>
          </table:table-cell>
          <table:table-cell office:value-type="float" office:value="4" calcext:value-type="float">
            <text:p>4</text:p>
          </table:table-cell>
          <table:table-cell table:formula="of:=LOG([.AJ83])" office:value-type="float" office:value="2.30586705660229" calcext:value-type="float">
            <text:p>2,3058670566</text:p>
          </table:table-cell>
          <table:table-cell table:formula="of:=LOG([.AK83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04.8" calcext:value-type="float">
            <text:p>204,8</text:p>
          </table:table-cell>
          <table:table-cell office:value-type="float" office:value="4" calcext:value-type="float">
            <text:p>4</text:p>
          </table:table-cell>
          <table:table-cell table:formula="of:=LOG([.A84])" office:value-type="float" office:value="2.31132995230379" calcext:value-type="float">
            <text:p>2,3113299523</text:p>
          </table:table-cell>
          <table:table-cell table:formula="of:=LOG([.B84])" office:value-type="float" office:value="0.602059991327962" calcext:value-type="float">
            <text:p>0,6020599913</text:p>
          </table:table-cell>
          <table:table-cell/>
          <table:table-cell office:value-type="float" office:value="204.8" calcext:value-type="float">
            <text:p>204,8</text:p>
          </table:table-cell>
          <table:table-cell office:value-type="float" office:value="4" calcext:value-type="float">
            <text:p>4</text:p>
          </table:table-cell>
          <table:table-cell table:formula="of:=LOG([.F84])" office:value-type="float" office:value="2.31132995230379" calcext:value-type="float">
            <text:p>2,3113299523</text:p>
          </table:table-cell>
          <table:table-cell table:formula="of:=LOG([.G84])" office:value-type="float" office:value="0.602059991327962" calcext:value-type="float">
            <text:p>0,6020599913</text:p>
          </table:table-cell>
          <table:table-cell/>
          <table:table-cell office:value-type="float" office:value="204.8" calcext:value-type="float">
            <text:p>204,8</text:p>
          </table:table-cell>
          <table:table-cell office:value-type="float" office:value="4" calcext:value-type="float">
            <text:p>4</text:p>
          </table:table-cell>
          <table:table-cell table:formula="of:=LOG([.K84])" office:value-type="float" office:value="2.31132995230379" calcext:value-type="float">
            <text:p>2,3113299523</text:p>
          </table:table-cell>
          <table:table-cell table:formula="of:=LOG([.L84])" office:value-type="float" office:value="0.602059991327962" calcext:value-type="float">
            <text:p>0,6020599913</text:p>
          </table:table-cell>
          <table:table-cell/>
          <table:table-cell office:value-type="float" office:value="204.8" calcext:value-type="float">
            <text:p>204,8</text:p>
          </table:table-cell>
          <table:table-cell office:value-type="float" office:value="4" calcext:value-type="float">
            <text:p>4</text:p>
          </table:table-cell>
          <table:table-cell table:formula="of:=LOG([.P84])" office:value-type="float" office:value="2.31132995230379" calcext:value-type="float">
            <text:p>2,3113299523</text:p>
          </table:table-cell>
          <table:table-cell table:formula="of:=LOG([.Q84])" office:value-type="float" office:value="0.602059991327962" calcext:value-type="float">
            <text:p>0,6020599913</text:p>
          </table:table-cell>
          <table:table-cell/>
          <table:table-cell office:value-type="float" office:value="204.8" calcext:value-type="float">
            <text:p>204,8</text:p>
          </table:table-cell>
          <table:table-cell office:value-type="float" office:value="4" calcext:value-type="float">
            <text:p>4</text:p>
          </table:table-cell>
          <table:table-cell table:formula="of:=LOG([.U84])" office:value-type="float" office:value="2.31132995230379" calcext:value-type="float">
            <text:p>2,3113299523</text:p>
          </table:table-cell>
          <table:table-cell table:formula="of:=LOG([.V84])" office:value-type="float" office:value="0.602059991327962" calcext:value-type="float">
            <text:p>0,6020599913</text:p>
          </table:table-cell>
          <table:table-cell/>
          <table:table-cell office:value-type="float" office:value="204.8" calcext:value-type="float">
            <text:p>204,8</text:p>
          </table:table-cell>
          <table:table-cell office:value-type="float" office:value="4" calcext:value-type="float">
            <text:p>4</text:p>
          </table:table-cell>
          <table:table-cell table:formula="of:=LOG([.Z84])" office:value-type="float" office:value="2.31132995230379" calcext:value-type="float">
            <text:p>2,3113299523</text:p>
          </table:table-cell>
          <table:table-cell table:formula="of:=LOG([.AA84])" office:value-type="float" office:value="0.602059991327962" calcext:value-type="float">
            <text:p>0,6020599913</text:p>
          </table:table-cell>
          <table:table-cell/>
          <table:table-cell office:value-type="float" office:value="204.8" calcext:value-type="float">
            <text:p>204,8</text:p>
          </table:table-cell>
          <table:table-cell office:value-type="float" office:value="4" calcext:value-type="float">
            <text:p>4</text:p>
          </table:table-cell>
          <table:table-cell table:formula="of:=LOG([.AE84])" office:value-type="float" office:value="2.31132995230379" calcext:value-type="float">
            <text:p>2,3113299523</text:p>
          </table:table-cell>
          <table:table-cell table:formula="of:=LOG([.AF84])" office:value-type="float" office:value="0.602059991327962" calcext:value-type="float">
            <text:p>0,6020599913</text:p>
          </table:table-cell>
          <table:table-cell/>
          <table:table-cell office:value-type="float" office:value="204.8" calcext:value-type="float">
            <text:p>204,8</text:p>
          </table:table-cell>
          <table:table-cell office:value-type="float" office:value="4" calcext:value-type="float">
            <text:p>4</text:p>
          </table:table-cell>
          <table:table-cell table:formula="of:=LOG([.AJ84])" office:value-type="float" office:value="2.31132995230379" calcext:value-type="float">
            <text:p>2,3113299523</text:p>
          </table:table-cell>
          <table:table-cell table:formula="of:=LOG([.AK84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07.36" calcext:value-type="float">
            <text:p>207,36</text:p>
          </table:table-cell>
          <table:table-cell office:value-type="float" office:value="4" calcext:value-type="float">
            <text:p>4</text:p>
          </table:table-cell>
          <table:table-cell table:formula="of:=LOG([.A85])" office:value-type="float" office:value="2.3167249841905" calcext:value-type="float">
            <text:p>2,3167249842</text:p>
          </table:table-cell>
          <table:table-cell table:formula="of:=LOG([.B85])" office:value-type="float" office:value="0.602059991327962" calcext:value-type="float">
            <text:p>0,6020599913</text:p>
          </table:table-cell>
          <table:table-cell/>
          <table:table-cell office:value-type="float" office:value="207.36" calcext:value-type="float">
            <text:p>207,36</text:p>
          </table:table-cell>
          <table:table-cell office:value-type="float" office:value="4" calcext:value-type="float">
            <text:p>4</text:p>
          </table:table-cell>
          <table:table-cell table:formula="of:=LOG([.F85])" office:value-type="float" office:value="2.3167249841905" calcext:value-type="float">
            <text:p>2,3167249842</text:p>
          </table:table-cell>
          <table:table-cell table:formula="of:=LOG([.G85])" office:value-type="float" office:value="0.602059991327962" calcext:value-type="float">
            <text:p>0,6020599913</text:p>
          </table:table-cell>
          <table:table-cell/>
          <table:table-cell office:value-type="float" office:value="207.36" calcext:value-type="float">
            <text:p>207,36</text:p>
          </table:table-cell>
          <table:table-cell office:value-type="float" office:value="4" calcext:value-type="float">
            <text:p>4</text:p>
          </table:table-cell>
          <table:table-cell table:formula="of:=LOG([.K85])" office:value-type="float" office:value="2.3167249841905" calcext:value-type="float">
            <text:p>2,3167249842</text:p>
          </table:table-cell>
          <table:table-cell table:formula="of:=LOG([.L85])" office:value-type="float" office:value="0.602059991327962" calcext:value-type="float">
            <text:p>0,6020599913</text:p>
          </table:table-cell>
          <table:table-cell/>
          <table:table-cell office:value-type="float" office:value="207.36" calcext:value-type="float">
            <text:p>207,36</text:p>
          </table:table-cell>
          <table:table-cell office:value-type="float" office:value="4" calcext:value-type="float">
            <text:p>4</text:p>
          </table:table-cell>
          <table:table-cell table:formula="of:=LOG([.P85])" office:value-type="float" office:value="2.3167249841905" calcext:value-type="float">
            <text:p>2,3167249842</text:p>
          </table:table-cell>
          <table:table-cell table:formula="of:=LOG([.Q85])" office:value-type="float" office:value="0.602059991327962" calcext:value-type="float">
            <text:p>0,6020599913</text:p>
          </table:table-cell>
          <table:table-cell/>
          <table:table-cell office:value-type="float" office:value="207.36" calcext:value-type="float">
            <text:p>207,36</text:p>
          </table:table-cell>
          <table:table-cell office:value-type="float" office:value="4" calcext:value-type="float">
            <text:p>4</text:p>
          </table:table-cell>
          <table:table-cell table:formula="of:=LOG([.U85])" office:value-type="float" office:value="2.3167249841905" calcext:value-type="float">
            <text:p>2,3167249842</text:p>
          </table:table-cell>
          <table:table-cell table:formula="of:=LOG([.V85])" office:value-type="float" office:value="0.602059991327962" calcext:value-type="float">
            <text:p>0,6020599913</text:p>
          </table:table-cell>
          <table:table-cell/>
          <table:table-cell office:value-type="float" office:value="207.36" calcext:value-type="float">
            <text:p>207,36</text:p>
          </table:table-cell>
          <table:table-cell office:value-type="float" office:value="4" calcext:value-type="float">
            <text:p>4</text:p>
          </table:table-cell>
          <table:table-cell table:formula="of:=LOG([.Z85])" office:value-type="float" office:value="2.3167249841905" calcext:value-type="float">
            <text:p>2,3167249842</text:p>
          </table:table-cell>
          <table:table-cell table:formula="of:=LOG([.AA85])" office:value-type="float" office:value="0.602059991327962" calcext:value-type="float">
            <text:p>0,6020599913</text:p>
          </table:table-cell>
          <table:table-cell/>
          <table:table-cell office:value-type="float" office:value="207.36" calcext:value-type="float">
            <text:p>207,36</text:p>
          </table:table-cell>
          <table:table-cell office:value-type="float" office:value="4" calcext:value-type="float">
            <text:p>4</text:p>
          </table:table-cell>
          <table:table-cell table:formula="of:=LOG([.AE85])" office:value-type="float" office:value="2.3167249841905" calcext:value-type="float">
            <text:p>2,3167249842</text:p>
          </table:table-cell>
          <table:table-cell table:formula="of:=LOG([.AF85])" office:value-type="float" office:value="0.602059991327962" calcext:value-type="float">
            <text:p>0,6020599913</text:p>
          </table:table-cell>
          <table:table-cell/>
          <table:table-cell office:value-type="float" office:value="207.36" calcext:value-type="float">
            <text:p>207,36</text:p>
          </table:table-cell>
          <table:table-cell office:value-type="float" office:value="4" calcext:value-type="float">
            <text:p>4</text:p>
          </table:table-cell>
          <table:table-cell table:formula="of:=LOG([.AJ85])" office:value-type="float" office:value="2.3167249841905" calcext:value-type="float">
            <text:p>2,3167249842</text:p>
          </table:table-cell>
          <table:table-cell table:formula="of:=LOG([.AK85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09.92" calcext:value-type="float">
            <text:p>209,92</text:p>
          </table:table-cell>
          <table:table-cell office:value-type="float" office:value="4" calcext:value-type="float">
            <text:p>4</text:p>
          </table:table-cell>
          <table:table-cell table:formula="of:=LOG([.A86])" office:value-type="float" office:value="2.32205381769557" calcext:value-type="float">
            <text:p>2,3220538177</text:p>
          </table:table-cell>
          <table:table-cell table:formula="of:=LOG([.B86])" office:value-type="float" office:value="0.602059991327962" calcext:value-type="float">
            <text:p>0,6020599913</text:p>
          </table:table-cell>
          <table:table-cell/>
          <table:table-cell office:value-type="float" office:value="209.92" calcext:value-type="float">
            <text:p>209,92</text:p>
          </table:table-cell>
          <table:table-cell office:value-type="float" office:value="4" calcext:value-type="float">
            <text:p>4</text:p>
          </table:table-cell>
          <table:table-cell table:formula="of:=LOG([.F86])" office:value-type="float" office:value="2.32205381769557" calcext:value-type="float">
            <text:p>2,3220538177</text:p>
          </table:table-cell>
          <table:table-cell table:formula="of:=LOG([.G86])" office:value-type="float" office:value="0.602059991327962" calcext:value-type="float">
            <text:p>0,6020599913</text:p>
          </table:table-cell>
          <table:table-cell/>
          <table:table-cell office:value-type="float" office:value="209.92" calcext:value-type="float">
            <text:p>209,92</text:p>
          </table:table-cell>
          <table:table-cell office:value-type="float" office:value="4" calcext:value-type="float">
            <text:p>4</text:p>
          </table:table-cell>
          <table:table-cell table:formula="of:=LOG([.K86])" office:value-type="float" office:value="2.32205381769557" calcext:value-type="float">
            <text:p>2,3220538177</text:p>
          </table:table-cell>
          <table:table-cell table:formula="of:=LOG([.L86])" office:value-type="float" office:value="0.602059991327962" calcext:value-type="float">
            <text:p>0,6020599913</text:p>
          </table:table-cell>
          <table:table-cell/>
          <table:table-cell office:value-type="float" office:value="209.92" calcext:value-type="float">
            <text:p>209,92</text:p>
          </table:table-cell>
          <table:table-cell office:value-type="float" office:value="4" calcext:value-type="float">
            <text:p>4</text:p>
          </table:table-cell>
          <table:table-cell table:formula="of:=LOG([.P86])" office:value-type="float" office:value="2.32205381769557" calcext:value-type="float">
            <text:p>2,3220538177</text:p>
          </table:table-cell>
          <table:table-cell table:formula="of:=LOG([.Q86])" office:value-type="float" office:value="0.602059991327962" calcext:value-type="float">
            <text:p>0,6020599913</text:p>
          </table:table-cell>
          <table:table-cell/>
          <table:table-cell office:value-type="float" office:value="209.92" calcext:value-type="float">
            <text:p>209,92</text:p>
          </table:table-cell>
          <table:table-cell office:value-type="float" office:value="4" calcext:value-type="float">
            <text:p>4</text:p>
          </table:table-cell>
          <table:table-cell table:formula="of:=LOG([.U86])" office:value-type="float" office:value="2.32205381769557" calcext:value-type="float">
            <text:p>2,3220538177</text:p>
          </table:table-cell>
          <table:table-cell table:formula="of:=LOG([.V86])" office:value-type="float" office:value="0.602059991327962" calcext:value-type="float">
            <text:p>0,6020599913</text:p>
          </table:table-cell>
          <table:table-cell/>
          <table:table-cell office:value-type="float" office:value="209.92" calcext:value-type="float">
            <text:p>209,92</text:p>
          </table:table-cell>
          <table:table-cell office:value-type="float" office:value="4" calcext:value-type="float">
            <text:p>4</text:p>
          </table:table-cell>
          <table:table-cell table:formula="of:=LOG([.Z86])" office:value-type="float" office:value="2.32205381769557" calcext:value-type="float">
            <text:p>2,3220538177</text:p>
          </table:table-cell>
          <table:table-cell table:formula="of:=LOG([.AA86])" office:value-type="float" office:value="0.602059991327962" calcext:value-type="float">
            <text:p>0,6020599913</text:p>
          </table:table-cell>
          <table:table-cell/>
          <table:table-cell office:value-type="float" office:value="209.92" calcext:value-type="float">
            <text:p>209,92</text:p>
          </table:table-cell>
          <table:table-cell office:value-type="float" office:value="4" calcext:value-type="float">
            <text:p>4</text:p>
          </table:table-cell>
          <table:table-cell table:formula="of:=LOG([.AE86])" office:value-type="float" office:value="2.32205381769557" calcext:value-type="float">
            <text:p>2,3220538177</text:p>
          </table:table-cell>
          <table:table-cell table:formula="of:=LOG([.AF86])" office:value-type="float" office:value="0.602059991327962" calcext:value-type="float">
            <text:p>0,6020599913</text:p>
          </table:table-cell>
          <table:table-cell/>
          <table:table-cell office:value-type="float" office:value="209.92" calcext:value-type="float">
            <text:p>209,92</text:p>
          </table:table-cell>
          <table:table-cell office:value-type="float" office:value="4" calcext:value-type="float">
            <text:p>4</text:p>
          </table:table-cell>
          <table:table-cell table:formula="of:=LOG([.AJ86])" office:value-type="float" office:value="2.32205381769557" calcext:value-type="float">
            <text:p>2,3220538177</text:p>
          </table:table-cell>
          <table:table-cell table:formula="of:=LOG([.AK86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12.48" calcext:value-type="float">
            <text:p>212,48</text:p>
          </table:table-cell>
          <table:table-cell office:value-type="float" office:value="4" calcext:value-type="float">
            <text:p>4</text:p>
          </table:table-cell>
          <table:table-cell table:formula="of:=LOG([.A87])" office:value-type="float" office:value="2.32731805768792" calcext:value-type="float">
            <text:p>2,3273180577</text:p>
          </table:table-cell>
          <table:table-cell table:formula="of:=LOG([.B87])" office:value-type="float" office:value="0.602059991327962" calcext:value-type="float">
            <text:p>0,6020599913</text:p>
          </table:table-cell>
          <table:table-cell/>
          <table:table-cell office:value-type="float" office:value="212.48" calcext:value-type="float">
            <text:p>212,48</text:p>
          </table:table-cell>
          <table:table-cell office:value-type="float" office:value="4" calcext:value-type="float">
            <text:p>4</text:p>
          </table:table-cell>
          <table:table-cell table:formula="of:=LOG([.F87])" office:value-type="float" office:value="2.32731805768792" calcext:value-type="float">
            <text:p>2,3273180577</text:p>
          </table:table-cell>
          <table:table-cell table:formula="of:=LOG([.G87])" office:value-type="float" office:value="0.602059991327962" calcext:value-type="float">
            <text:p>0,6020599913</text:p>
          </table:table-cell>
          <table:table-cell/>
          <table:table-cell office:value-type="float" office:value="212.48" calcext:value-type="float">
            <text:p>212,48</text:p>
          </table:table-cell>
          <table:table-cell office:value-type="float" office:value="4" calcext:value-type="float">
            <text:p>4</text:p>
          </table:table-cell>
          <table:table-cell table:formula="of:=LOG([.K87])" office:value-type="float" office:value="2.32731805768792" calcext:value-type="float">
            <text:p>2,3273180577</text:p>
          </table:table-cell>
          <table:table-cell table:formula="of:=LOG([.L87])" office:value-type="float" office:value="0.602059991327962" calcext:value-type="float">
            <text:p>0,6020599913</text:p>
          </table:table-cell>
          <table:table-cell/>
          <table:table-cell office:value-type="float" office:value="212.48" calcext:value-type="float">
            <text:p>212,48</text:p>
          </table:table-cell>
          <table:table-cell office:value-type="float" office:value="4" calcext:value-type="float">
            <text:p>4</text:p>
          </table:table-cell>
          <table:table-cell table:formula="of:=LOG([.P87])" office:value-type="float" office:value="2.32731805768792" calcext:value-type="float">
            <text:p>2,3273180577</text:p>
          </table:table-cell>
          <table:table-cell table:formula="of:=LOG([.Q87])" office:value-type="float" office:value="0.602059991327962" calcext:value-type="float">
            <text:p>0,6020599913</text:p>
          </table:table-cell>
          <table:table-cell/>
          <table:table-cell office:value-type="float" office:value="212.48" calcext:value-type="float">
            <text:p>212,48</text:p>
          </table:table-cell>
          <table:table-cell office:value-type="float" office:value="4" calcext:value-type="float">
            <text:p>4</text:p>
          </table:table-cell>
          <table:table-cell table:formula="of:=LOG([.U87])" office:value-type="float" office:value="2.32731805768792" calcext:value-type="float">
            <text:p>2,3273180577</text:p>
          </table:table-cell>
          <table:table-cell table:formula="of:=LOG([.V87])" office:value-type="float" office:value="0.602059991327962" calcext:value-type="float">
            <text:p>0,6020599913</text:p>
          </table:table-cell>
          <table:table-cell/>
          <table:table-cell office:value-type="float" office:value="212.48" calcext:value-type="float">
            <text:p>212,48</text:p>
          </table:table-cell>
          <table:table-cell office:value-type="float" office:value="4" calcext:value-type="float">
            <text:p>4</text:p>
          </table:table-cell>
          <table:table-cell table:formula="of:=LOG([.Z87])" office:value-type="float" office:value="2.32731805768792" calcext:value-type="float">
            <text:p>2,3273180577</text:p>
          </table:table-cell>
          <table:table-cell table:formula="of:=LOG([.AA87])" office:value-type="float" office:value="0.602059991327962" calcext:value-type="float">
            <text:p>0,6020599913</text:p>
          </table:table-cell>
          <table:table-cell/>
          <table:table-cell office:value-type="float" office:value="212.48" calcext:value-type="float">
            <text:p>212,48</text:p>
          </table:table-cell>
          <table:table-cell office:value-type="float" office:value="4" calcext:value-type="float">
            <text:p>4</text:p>
          </table:table-cell>
          <table:table-cell table:formula="of:=LOG([.AE87])" office:value-type="float" office:value="2.32731805768792" calcext:value-type="float">
            <text:p>2,3273180577</text:p>
          </table:table-cell>
          <table:table-cell table:formula="of:=LOG([.AF87])" office:value-type="float" office:value="0.602059991327962" calcext:value-type="float">
            <text:p>0,6020599913</text:p>
          </table:table-cell>
          <table:table-cell/>
          <table:table-cell office:value-type="float" office:value="212.48" calcext:value-type="float">
            <text:p>212,48</text:p>
          </table:table-cell>
          <table:table-cell office:value-type="float" office:value="4" calcext:value-type="float">
            <text:p>4</text:p>
          </table:table-cell>
          <table:table-cell table:formula="of:=LOG([.AJ87])" office:value-type="float" office:value="2.32731805768792" calcext:value-type="float">
            <text:p>2,3273180577</text:p>
          </table:table-cell>
          <table:table-cell table:formula="of:=LOG([.AK87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15.04" calcext:value-type="float">
            <text:p>215,04</text:p>
          </table:table-cell>
          <table:table-cell office:value-type="float" office:value="4" calcext:value-type="float">
            <text:p>4</text:p>
          </table:table-cell>
          <table:table-cell table:formula="of:=LOG([.A88])" office:value-type="float" office:value="2.33251925137373" calcext:value-type="float">
            <text:p>2,3325192514</text:p>
          </table:table-cell>
          <table:table-cell table:formula="of:=LOG([.B88])" office:value-type="float" office:value="0.602059991327962" calcext:value-type="float">
            <text:p>0,6020599913</text:p>
          </table:table-cell>
          <table:table-cell/>
          <table:table-cell office:value-type="float" office:value="215.04" calcext:value-type="float">
            <text:p>215,04</text:p>
          </table:table-cell>
          <table:table-cell office:value-type="float" office:value="4" calcext:value-type="float">
            <text:p>4</text:p>
          </table:table-cell>
          <table:table-cell table:formula="of:=LOG([.F88])" office:value-type="float" office:value="2.33251925137373" calcext:value-type="float">
            <text:p>2,3325192514</text:p>
          </table:table-cell>
          <table:table-cell table:formula="of:=LOG([.G88])" office:value-type="float" office:value="0.602059991327962" calcext:value-type="float">
            <text:p>0,6020599913</text:p>
          </table:table-cell>
          <table:table-cell/>
          <table:table-cell office:value-type="float" office:value="215.04" calcext:value-type="float">
            <text:p>215,04</text:p>
          </table:table-cell>
          <table:table-cell office:value-type="float" office:value="4" calcext:value-type="float">
            <text:p>4</text:p>
          </table:table-cell>
          <table:table-cell table:formula="of:=LOG([.K88])" office:value-type="float" office:value="2.33251925137373" calcext:value-type="float">
            <text:p>2,3325192514</text:p>
          </table:table-cell>
          <table:table-cell table:formula="of:=LOG([.L88])" office:value-type="float" office:value="0.602059991327962" calcext:value-type="float">
            <text:p>0,6020599913</text:p>
          </table:table-cell>
          <table:table-cell/>
          <table:table-cell office:value-type="float" office:value="215.04" calcext:value-type="float">
            <text:p>215,04</text:p>
          </table:table-cell>
          <table:table-cell office:value-type="float" office:value="4" calcext:value-type="float">
            <text:p>4</text:p>
          </table:table-cell>
          <table:table-cell table:formula="of:=LOG([.P88])" office:value-type="float" office:value="2.33251925137373" calcext:value-type="float">
            <text:p>2,3325192514</text:p>
          </table:table-cell>
          <table:table-cell table:formula="of:=LOG([.Q88])" office:value-type="float" office:value="0.602059991327962" calcext:value-type="float">
            <text:p>0,6020599913</text:p>
          </table:table-cell>
          <table:table-cell/>
          <table:table-cell office:value-type="float" office:value="215.04" calcext:value-type="float">
            <text:p>215,04</text:p>
          </table:table-cell>
          <table:table-cell office:value-type="float" office:value="4" calcext:value-type="float">
            <text:p>4</text:p>
          </table:table-cell>
          <table:table-cell table:formula="of:=LOG([.U88])" office:value-type="float" office:value="2.33251925137373" calcext:value-type="float">
            <text:p>2,3325192514</text:p>
          </table:table-cell>
          <table:table-cell table:formula="of:=LOG([.V88])" office:value-type="float" office:value="0.602059991327962" calcext:value-type="float">
            <text:p>0,6020599913</text:p>
          </table:table-cell>
          <table:table-cell/>
          <table:table-cell office:value-type="float" office:value="215.04" calcext:value-type="float">
            <text:p>215,04</text:p>
          </table:table-cell>
          <table:table-cell office:value-type="float" office:value="4" calcext:value-type="float">
            <text:p>4</text:p>
          </table:table-cell>
          <table:table-cell table:formula="of:=LOG([.Z88])" office:value-type="float" office:value="2.33251925137373" calcext:value-type="float">
            <text:p>2,3325192514</text:p>
          </table:table-cell>
          <table:table-cell table:formula="of:=LOG([.AA88])" office:value-type="float" office:value="0.602059991327962" calcext:value-type="float">
            <text:p>0,6020599913</text:p>
          </table:table-cell>
          <table:table-cell/>
          <table:table-cell office:value-type="float" office:value="215.04" calcext:value-type="float">
            <text:p>215,04</text:p>
          </table:table-cell>
          <table:table-cell office:value-type="float" office:value="4" calcext:value-type="float">
            <text:p>4</text:p>
          </table:table-cell>
          <table:table-cell table:formula="of:=LOG([.AE88])" office:value-type="float" office:value="2.33251925137373" calcext:value-type="float">
            <text:p>2,3325192514</text:p>
          </table:table-cell>
          <table:table-cell table:formula="of:=LOG([.AF88])" office:value-type="float" office:value="0.602059991327962" calcext:value-type="float">
            <text:p>0,6020599913</text:p>
          </table:table-cell>
          <table:table-cell/>
          <table:table-cell office:value-type="float" office:value="215.04" calcext:value-type="float">
            <text:p>215,04</text:p>
          </table:table-cell>
          <table:table-cell office:value-type="float" office:value="4" calcext:value-type="float">
            <text:p>4</text:p>
          </table:table-cell>
          <table:table-cell table:formula="of:=LOG([.AJ88])" office:value-type="float" office:value="2.33251925137373" calcext:value-type="float">
            <text:p>2,3325192514</text:p>
          </table:table-cell>
          <table:table-cell table:formula="of:=LOG([.AK88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17.6" calcext:value-type="float">
            <text:p>217,6</text:p>
          </table:table-cell>
          <table:table-cell office:value-type="float" office:value="4" calcext:value-type="float">
            <text:p>4</text:p>
          </table:table-cell>
          <table:table-cell table:formula="of:=LOG([.A89])" office:value-type="float" office:value="2.33765889102614" calcext:value-type="float">
            <text:p>2,337658891</text:p>
          </table:table-cell>
          <table:table-cell table:formula="of:=LOG([.B89])" office:value-type="float" office:value="0.602059991327962" calcext:value-type="float">
            <text:p>0,6020599913</text:p>
          </table:table-cell>
          <table:table-cell/>
          <table:table-cell office:value-type="float" office:value="217.6" calcext:value-type="float">
            <text:p>217,6</text:p>
          </table:table-cell>
          <table:table-cell office:value-type="float" office:value="4" calcext:value-type="float">
            <text:p>4</text:p>
          </table:table-cell>
          <table:table-cell table:formula="of:=LOG([.F89])" office:value-type="float" office:value="2.33765889102614" calcext:value-type="float">
            <text:p>2,337658891</text:p>
          </table:table-cell>
          <table:table-cell table:formula="of:=LOG([.G89])" office:value-type="float" office:value="0.602059991327962" calcext:value-type="float">
            <text:p>0,6020599913</text:p>
          </table:table-cell>
          <table:table-cell/>
          <table:table-cell office:value-type="float" office:value="217.6" calcext:value-type="float">
            <text:p>217,6</text:p>
          </table:table-cell>
          <table:table-cell office:value-type="float" office:value="4" calcext:value-type="float">
            <text:p>4</text:p>
          </table:table-cell>
          <table:table-cell table:formula="of:=LOG([.K89])" office:value-type="float" office:value="2.33765889102614" calcext:value-type="float">
            <text:p>2,337658891</text:p>
          </table:table-cell>
          <table:table-cell table:formula="of:=LOG([.L89])" office:value-type="float" office:value="0.602059991327962" calcext:value-type="float">
            <text:p>0,6020599913</text:p>
          </table:table-cell>
          <table:table-cell/>
          <table:table-cell office:value-type="float" office:value="217.6" calcext:value-type="float">
            <text:p>217,6</text:p>
          </table:table-cell>
          <table:table-cell office:value-type="float" office:value="4" calcext:value-type="float">
            <text:p>4</text:p>
          </table:table-cell>
          <table:table-cell table:formula="of:=LOG([.P89])" office:value-type="float" office:value="2.33765889102614" calcext:value-type="float">
            <text:p>2,337658891</text:p>
          </table:table-cell>
          <table:table-cell table:formula="of:=LOG([.Q89])" office:value-type="float" office:value="0.602059991327962" calcext:value-type="float">
            <text:p>0,6020599913</text:p>
          </table:table-cell>
          <table:table-cell/>
          <table:table-cell office:value-type="float" office:value="217.6" calcext:value-type="float">
            <text:p>217,6</text:p>
          </table:table-cell>
          <table:table-cell office:value-type="float" office:value="4" calcext:value-type="float">
            <text:p>4</text:p>
          </table:table-cell>
          <table:table-cell table:formula="of:=LOG([.U89])" office:value-type="float" office:value="2.33765889102614" calcext:value-type="float">
            <text:p>2,337658891</text:p>
          </table:table-cell>
          <table:table-cell table:formula="of:=LOG([.V89])" office:value-type="float" office:value="0.602059991327962" calcext:value-type="float">
            <text:p>0,6020599913</text:p>
          </table:table-cell>
          <table:table-cell/>
          <table:table-cell office:value-type="float" office:value="217.6" calcext:value-type="float">
            <text:p>217,6</text:p>
          </table:table-cell>
          <table:table-cell office:value-type="float" office:value="4" calcext:value-type="float">
            <text:p>4</text:p>
          </table:table-cell>
          <table:table-cell table:formula="of:=LOG([.Z89])" office:value-type="float" office:value="2.33765889102614" calcext:value-type="float">
            <text:p>2,337658891</text:p>
          </table:table-cell>
          <table:table-cell table:formula="of:=LOG([.AA89])" office:value-type="float" office:value="0.602059991327962" calcext:value-type="float">
            <text:p>0,6020599913</text:p>
          </table:table-cell>
          <table:table-cell/>
          <table:table-cell office:value-type="float" office:value="217.6" calcext:value-type="float">
            <text:p>217,6</text:p>
          </table:table-cell>
          <table:table-cell office:value-type="float" office:value="4" calcext:value-type="float">
            <text:p>4</text:p>
          </table:table-cell>
          <table:table-cell table:formula="of:=LOG([.AE89])" office:value-type="float" office:value="2.33765889102614" calcext:value-type="float">
            <text:p>2,337658891</text:p>
          </table:table-cell>
          <table:table-cell table:formula="of:=LOG([.AF89])" office:value-type="float" office:value="0.602059991327962" calcext:value-type="float">
            <text:p>0,6020599913</text:p>
          </table:table-cell>
          <table:table-cell/>
          <table:table-cell office:value-type="float" office:value="217.6" calcext:value-type="float">
            <text:p>217,6</text:p>
          </table:table-cell>
          <table:table-cell office:value-type="float" office:value="4" calcext:value-type="float">
            <text:p>4</text:p>
          </table:table-cell>
          <table:table-cell table:formula="of:=LOG([.AJ89])" office:value-type="float" office:value="2.33765889102614" calcext:value-type="float">
            <text:p>2,337658891</text:p>
          </table:table-cell>
          <table:table-cell table:formula="of:=LOG([.AK89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20.16" calcext:value-type="float">
            <text:p>220,16</text:p>
          </table:table-cell>
          <table:table-cell office:value-type="float" office:value="4" calcext:value-type="float">
            <text:p>4</text:p>
          </table:table-cell>
          <table:table-cell table:formula="of:=LOG([.A90])" office:value-type="float" office:value="2.34273841655542" calcext:value-type="float">
            <text:p>2,3427384166</text:p>
          </table:table-cell>
          <table:table-cell table:formula="of:=LOG([.B90])" office:value-type="float" office:value="0.602059991327962" calcext:value-type="float">
            <text:p>0,6020599913</text:p>
          </table:table-cell>
          <table:table-cell/>
          <table:table-cell office:value-type="float" office:value="220.16" calcext:value-type="float">
            <text:p>220,16</text:p>
          </table:table-cell>
          <table:table-cell office:value-type="float" office:value="4" calcext:value-type="float">
            <text:p>4</text:p>
          </table:table-cell>
          <table:table-cell table:formula="of:=LOG([.F90])" office:value-type="float" office:value="2.34273841655542" calcext:value-type="float">
            <text:p>2,3427384166</text:p>
          </table:table-cell>
          <table:table-cell table:formula="of:=LOG([.G90])" office:value-type="float" office:value="0.602059991327962" calcext:value-type="float">
            <text:p>0,6020599913</text:p>
          </table:table-cell>
          <table:table-cell/>
          <table:table-cell office:value-type="float" office:value="220.16" calcext:value-type="float">
            <text:p>220,16</text:p>
          </table:table-cell>
          <table:table-cell office:value-type="float" office:value="4" calcext:value-type="float">
            <text:p>4</text:p>
          </table:table-cell>
          <table:table-cell table:formula="of:=LOG([.K90])" office:value-type="float" office:value="2.34273841655542" calcext:value-type="float">
            <text:p>2,3427384166</text:p>
          </table:table-cell>
          <table:table-cell table:formula="of:=LOG([.L90])" office:value-type="float" office:value="0.602059991327962" calcext:value-type="float">
            <text:p>0,6020599913</text:p>
          </table:table-cell>
          <table:table-cell/>
          <table:table-cell office:value-type="float" office:value="220.16" calcext:value-type="float">
            <text:p>220,16</text:p>
          </table:table-cell>
          <table:table-cell office:value-type="float" office:value="4" calcext:value-type="float">
            <text:p>4</text:p>
          </table:table-cell>
          <table:table-cell table:formula="of:=LOG([.P90])" office:value-type="float" office:value="2.34273841655542" calcext:value-type="float">
            <text:p>2,3427384166</text:p>
          </table:table-cell>
          <table:table-cell table:formula="of:=LOG([.Q90])" office:value-type="float" office:value="0.602059991327962" calcext:value-type="float">
            <text:p>0,6020599913</text:p>
          </table:table-cell>
          <table:table-cell/>
          <table:table-cell office:value-type="float" office:value="220.16" calcext:value-type="float">
            <text:p>220,16</text:p>
          </table:table-cell>
          <table:table-cell office:value-type="float" office:value="4" calcext:value-type="float">
            <text:p>4</text:p>
          </table:table-cell>
          <table:table-cell table:formula="of:=LOG([.U90])" office:value-type="float" office:value="2.34273841655542" calcext:value-type="float">
            <text:p>2,3427384166</text:p>
          </table:table-cell>
          <table:table-cell table:formula="of:=LOG([.V90])" office:value-type="float" office:value="0.602059991327962" calcext:value-type="float">
            <text:p>0,6020599913</text:p>
          </table:table-cell>
          <table:table-cell/>
          <table:table-cell office:value-type="float" office:value="220.16" calcext:value-type="float">
            <text:p>220,16</text:p>
          </table:table-cell>
          <table:table-cell office:value-type="float" office:value="4" calcext:value-type="float">
            <text:p>4</text:p>
          </table:table-cell>
          <table:table-cell table:formula="of:=LOG([.Z90])" office:value-type="float" office:value="2.34273841655542" calcext:value-type="float">
            <text:p>2,3427384166</text:p>
          </table:table-cell>
          <table:table-cell table:formula="of:=LOG([.AA90])" office:value-type="float" office:value="0.602059991327962" calcext:value-type="float">
            <text:p>0,6020599913</text:p>
          </table:table-cell>
          <table:table-cell/>
          <table:table-cell office:value-type="float" office:value="220.16" calcext:value-type="float">
            <text:p>220,16</text:p>
          </table:table-cell>
          <table:table-cell office:value-type="float" office:value="4" calcext:value-type="float">
            <text:p>4</text:p>
          </table:table-cell>
          <table:table-cell table:formula="of:=LOG([.AE90])" office:value-type="float" office:value="2.34273841655542" calcext:value-type="float">
            <text:p>2,3427384166</text:p>
          </table:table-cell>
          <table:table-cell table:formula="of:=LOG([.AF90])" office:value-type="float" office:value="0.602059991327962" calcext:value-type="float">
            <text:p>0,6020599913</text:p>
          </table:table-cell>
          <table:table-cell/>
          <table:table-cell office:value-type="float" office:value="220.16" calcext:value-type="float">
            <text:p>220,16</text:p>
          </table:table-cell>
          <table:table-cell office:value-type="float" office:value="4" calcext:value-type="float">
            <text:p>4</text:p>
          </table:table-cell>
          <table:table-cell table:formula="of:=LOG([.AJ90])" office:value-type="float" office:value="2.34273841655542" calcext:value-type="float">
            <text:p>2,3427384166</text:p>
          </table:table-cell>
          <table:table-cell table:formula="of:=LOG([.AK90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22.72" calcext:value-type="float">
            <text:p>222,72</text:p>
          </table:table-cell>
          <table:table-cell office:value-type="float" office:value="4" calcext:value-type="float">
            <text:p>4</text:p>
          </table:table-cell>
          <table:table-cell table:formula="of:=LOG([.A91])" office:value-type="float" office:value="2.34775921793047" calcext:value-type="float">
            <text:p>2,3477592179</text:p>
          </table:table-cell>
          <table:table-cell table:formula="of:=LOG([.B91])" office:value-type="float" office:value="0.602059991327962" calcext:value-type="float">
            <text:p>0,6020599913</text:p>
          </table:table-cell>
          <table:table-cell/>
          <table:table-cell office:value-type="float" office:value="222.72" calcext:value-type="float">
            <text:p>222,72</text:p>
          </table:table-cell>
          <table:table-cell office:value-type="float" office:value="4" calcext:value-type="float">
            <text:p>4</text:p>
          </table:table-cell>
          <table:table-cell table:formula="of:=LOG([.F91])" office:value-type="float" office:value="2.34775921793047" calcext:value-type="float">
            <text:p>2,3477592179</text:p>
          </table:table-cell>
          <table:table-cell table:formula="of:=LOG([.G91])" office:value-type="float" office:value="0.602059991327962" calcext:value-type="float">
            <text:p>0,6020599913</text:p>
          </table:table-cell>
          <table:table-cell/>
          <table:table-cell office:value-type="float" office:value="222.72" calcext:value-type="float">
            <text:p>222,72</text:p>
          </table:table-cell>
          <table:table-cell office:value-type="float" office:value="4" calcext:value-type="float">
            <text:p>4</text:p>
          </table:table-cell>
          <table:table-cell table:formula="of:=LOG([.K91])" office:value-type="float" office:value="2.34775921793047" calcext:value-type="float">
            <text:p>2,3477592179</text:p>
          </table:table-cell>
          <table:table-cell table:formula="of:=LOG([.L91])" office:value-type="float" office:value="0.602059991327962" calcext:value-type="float">
            <text:p>0,6020599913</text:p>
          </table:table-cell>
          <table:table-cell/>
          <table:table-cell office:value-type="float" office:value="222.72" calcext:value-type="float">
            <text:p>222,72</text:p>
          </table:table-cell>
          <table:table-cell office:value-type="float" office:value="4" calcext:value-type="float">
            <text:p>4</text:p>
          </table:table-cell>
          <table:table-cell table:formula="of:=LOG([.P91])" office:value-type="float" office:value="2.34775921793047" calcext:value-type="float">
            <text:p>2,3477592179</text:p>
          </table:table-cell>
          <table:table-cell table:formula="of:=LOG([.Q91])" office:value-type="float" office:value="0.602059991327962" calcext:value-type="float">
            <text:p>0,6020599913</text:p>
          </table:table-cell>
          <table:table-cell/>
          <table:table-cell office:value-type="float" office:value="222.72" calcext:value-type="float">
            <text:p>222,72</text:p>
          </table:table-cell>
          <table:table-cell office:value-type="float" office:value="4" calcext:value-type="float">
            <text:p>4</text:p>
          </table:table-cell>
          <table:table-cell table:formula="of:=LOG([.U91])" office:value-type="float" office:value="2.34775921793047" calcext:value-type="float">
            <text:p>2,3477592179</text:p>
          </table:table-cell>
          <table:table-cell table:formula="of:=LOG([.V91])" office:value-type="float" office:value="0.602059991327962" calcext:value-type="float">
            <text:p>0,6020599913</text:p>
          </table:table-cell>
          <table:table-cell/>
          <table:table-cell office:value-type="float" office:value="222.72" calcext:value-type="float">
            <text:p>222,72</text:p>
          </table:table-cell>
          <table:table-cell office:value-type="float" office:value="4" calcext:value-type="float">
            <text:p>4</text:p>
          </table:table-cell>
          <table:table-cell table:formula="of:=LOG([.Z91])" office:value-type="float" office:value="2.34775921793047" calcext:value-type="float">
            <text:p>2,3477592179</text:p>
          </table:table-cell>
          <table:table-cell table:formula="of:=LOG([.AA91])" office:value-type="float" office:value="0.602059991327962" calcext:value-type="float">
            <text:p>0,6020599913</text:p>
          </table:table-cell>
          <table:table-cell/>
          <table:table-cell office:value-type="float" office:value="222.72" calcext:value-type="float">
            <text:p>222,72</text:p>
          </table:table-cell>
          <table:table-cell office:value-type="float" office:value="4" calcext:value-type="float">
            <text:p>4</text:p>
          </table:table-cell>
          <table:table-cell table:formula="of:=LOG([.AE91])" office:value-type="float" office:value="2.34775921793047" calcext:value-type="float">
            <text:p>2,3477592179</text:p>
          </table:table-cell>
          <table:table-cell table:formula="of:=LOG([.AF91])" office:value-type="float" office:value="0.602059991327962" calcext:value-type="float">
            <text:p>0,6020599913</text:p>
          </table:table-cell>
          <table:table-cell/>
          <table:table-cell office:value-type="float" office:value="222.72" calcext:value-type="float">
            <text:p>222,72</text:p>
          </table:table-cell>
          <table:table-cell office:value-type="float" office:value="4" calcext:value-type="float">
            <text:p>4</text:p>
          </table:table-cell>
          <table:table-cell table:formula="of:=LOG([.AJ91])" office:value-type="float" office:value="2.34775921793047" calcext:value-type="float">
            <text:p>2,3477592179</text:p>
          </table:table-cell>
          <table:table-cell table:formula="of:=LOG([.AK91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25.28" calcext:value-type="float">
            <text:p>225,28</text:p>
          </table:table-cell>
          <table:table-cell office:value-type="float" office:value="4" calcext:value-type="float">
            <text:p>4</text:p>
          </table:table-cell>
          <table:table-cell table:formula="of:=LOG([.A92])" office:value-type="float" office:value="2.35272263746202" calcext:value-type="float">
            <text:p>2,3527226375</text:p>
          </table:table-cell>
          <table:table-cell table:formula="of:=LOG([.B92])" office:value-type="float" office:value="0.602059991327962" calcext:value-type="float">
            <text:p>0,6020599913</text:p>
          </table:table-cell>
          <table:table-cell/>
          <table:table-cell office:value-type="float" office:value="225.28" calcext:value-type="float">
            <text:p>225,28</text:p>
          </table:table-cell>
          <table:table-cell office:value-type="float" office:value="4" calcext:value-type="float">
            <text:p>4</text:p>
          </table:table-cell>
          <table:table-cell table:formula="of:=LOG([.F92])" office:value-type="float" office:value="2.35272263746202" calcext:value-type="float">
            <text:p>2,3527226375</text:p>
          </table:table-cell>
          <table:table-cell table:formula="of:=LOG([.G92])" office:value-type="float" office:value="0.602059991327962" calcext:value-type="float">
            <text:p>0,6020599913</text:p>
          </table:table-cell>
          <table:table-cell/>
          <table:table-cell office:value-type="float" office:value="225.28" calcext:value-type="float">
            <text:p>225,28</text:p>
          </table:table-cell>
          <table:table-cell office:value-type="float" office:value="4" calcext:value-type="float">
            <text:p>4</text:p>
          </table:table-cell>
          <table:table-cell table:formula="of:=LOG([.K92])" office:value-type="float" office:value="2.35272263746202" calcext:value-type="float">
            <text:p>2,3527226375</text:p>
          </table:table-cell>
          <table:table-cell table:formula="of:=LOG([.L92])" office:value-type="float" office:value="0.602059991327962" calcext:value-type="float">
            <text:p>0,6020599913</text:p>
          </table:table-cell>
          <table:table-cell/>
          <table:table-cell office:value-type="float" office:value="225.28" calcext:value-type="float">
            <text:p>225,28</text:p>
          </table:table-cell>
          <table:table-cell office:value-type="float" office:value="4" calcext:value-type="float">
            <text:p>4</text:p>
          </table:table-cell>
          <table:table-cell table:formula="of:=LOG([.P92])" office:value-type="float" office:value="2.35272263746202" calcext:value-type="float">
            <text:p>2,3527226375</text:p>
          </table:table-cell>
          <table:table-cell table:formula="of:=LOG([.Q92])" office:value-type="float" office:value="0.602059991327962" calcext:value-type="float">
            <text:p>0,6020599913</text:p>
          </table:table-cell>
          <table:table-cell/>
          <table:table-cell office:value-type="float" office:value="225.28" calcext:value-type="float">
            <text:p>225,28</text:p>
          </table:table-cell>
          <table:table-cell office:value-type="float" office:value="4" calcext:value-type="float">
            <text:p>4</text:p>
          </table:table-cell>
          <table:table-cell table:formula="of:=LOG([.U92])" office:value-type="float" office:value="2.35272263746202" calcext:value-type="float">
            <text:p>2,3527226375</text:p>
          </table:table-cell>
          <table:table-cell table:formula="of:=LOG([.V92])" office:value-type="float" office:value="0.602059991327962" calcext:value-type="float">
            <text:p>0,6020599913</text:p>
          </table:table-cell>
          <table:table-cell/>
          <table:table-cell office:value-type="float" office:value="225.28" calcext:value-type="float">
            <text:p>225,28</text:p>
          </table:table-cell>
          <table:table-cell office:value-type="float" office:value="4" calcext:value-type="float">
            <text:p>4</text:p>
          </table:table-cell>
          <table:table-cell table:formula="of:=LOG([.Z92])" office:value-type="float" office:value="2.35272263746202" calcext:value-type="float">
            <text:p>2,3527226375</text:p>
          </table:table-cell>
          <table:table-cell table:formula="of:=LOG([.AA92])" office:value-type="float" office:value="0.602059991327962" calcext:value-type="float">
            <text:p>0,6020599913</text:p>
          </table:table-cell>
          <table:table-cell/>
          <table:table-cell office:value-type="float" office:value="225.28" calcext:value-type="float">
            <text:p>225,28</text:p>
          </table:table-cell>
          <table:table-cell office:value-type="float" office:value="4" calcext:value-type="float">
            <text:p>4</text:p>
          </table:table-cell>
          <table:table-cell table:formula="of:=LOG([.AE92])" office:value-type="float" office:value="2.35272263746202" calcext:value-type="float">
            <text:p>2,3527226375</text:p>
          </table:table-cell>
          <table:table-cell table:formula="of:=LOG([.AF92])" office:value-type="float" office:value="0.602059991327962" calcext:value-type="float">
            <text:p>0,6020599913</text:p>
          </table:table-cell>
          <table:table-cell/>
          <table:table-cell office:value-type="float" office:value="225.28" calcext:value-type="float">
            <text:p>225,28</text:p>
          </table:table-cell>
          <table:table-cell office:value-type="float" office:value="4" calcext:value-type="float">
            <text:p>4</text:p>
          </table:table-cell>
          <table:table-cell table:formula="of:=LOG([.AJ92])" office:value-type="float" office:value="2.35272263746202" calcext:value-type="float">
            <text:p>2,3527226375</text:p>
          </table:table-cell>
          <table:table-cell table:formula="of:=LOG([.AK92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27.84" calcext:value-type="float">
            <text:p>227,84</text:p>
          </table:table-cell>
          <table:table-cell office:value-type="float" office:value="4" calcext:value-type="float">
            <text:p>4</text:p>
          </table:table-cell>
          <table:table-cell table:formula="of:=LOG([.A93])" office:value-type="float" office:value="2.35762997195676" calcext:value-type="float">
            <text:p>2,357629972</text:p>
          </table:table-cell>
          <table:table-cell table:formula="of:=LOG([.B93])" office:value-type="float" office:value="0.602059991327962" calcext:value-type="float">
            <text:p>0,6020599913</text:p>
          </table:table-cell>
          <table:table-cell/>
          <table:table-cell office:value-type="float" office:value="227.84" calcext:value-type="float">
            <text:p>227,84</text:p>
          </table:table-cell>
          <table:table-cell office:value-type="float" office:value="4" calcext:value-type="float">
            <text:p>4</text:p>
          </table:table-cell>
          <table:table-cell table:formula="of:=LOG([.F93])" office:value-type="float" office:value="2.35762997195676" calcext:value-type="float">
            <text:p>2,357629972</text:p>
          </table:table-cell>
          <table:table-cell table:formula="of:=LOG([.G93])" office:value-type="float" office:value="0.602059991327962" calcext:value-type="float">
            <text:p>0,6020599913</text:p>
          </table:table-cell>
          <table:table-cell/>
          <table:table-cell office:value-type="float" office:value="227.84" calcext:value-type="float">
            <text:p>227,84</text:p>
          </table:table-cell>
          <table:table-cell office:value-type="float" office:value="4" calcext:value-type="float">
            <text:p>4</text:p>
          </table:table-cell>
          <table:table-cell table:formula="of:=LOG([.K93])" office:value-type="float" office:value="2.35762997195676" calcext:value-type="float">
            <text:p>2,357629972</text:p>
          </table:table-cell>
          <table:table-cell table:formula="of:=LOG([.L93])" office:value-type="float" office:value="0.602059991327962" calcext:value-type="float">
            <text:p>0,6020599913</text:p>
          </table:table-cell>
          <table:table-cell/>
          <table:table-cell office:value-type="float" office:value="227.84" calcext:value-type="float">
            <text:p>227,84</text:p>
          </table:table-cell>
          <table:table-cell office:value-type="float" office:value="4" calcext:value-type="float">
            <text:p>4</text:p>
          </table:table-cell>
          <table:table-cell table:formula="of:=LOG([.P93])" office:value-type="float" office:value="2.35762997195676" calcext:value-type="float">
            <text:p>2,357629972</text:p>
          </table:table-cell>
          <table:table-cell table:formula="of:=LOG([.Q93])" office:value-type="float" office:value="0.602059991327962" calcext:value-type="float">
            <text:p>0,6020599913</text:p>
          </table:table-cell>
          <table:table-cell/>
          <table:table-cell office:value-type="float" office:value="227.84" calcext:value-type="float">
            <text:p>227,84</text:p>
          </table:table-cell>
          <table:table-cell office:value-type="float" office:value="4" calcext:value-type="float">
            <text:p>4</text:p>
          </table:table-cell>
          <table:table-cell table:formula="of:=LOG([.U93])" office:value-type="float" office:value="2.35762997195676" calcext:value-type="float">
            <text:p>2,357629972</text:p>
          </table:table-cell>
          <table:table-cell table:formula="of:=LOG([.V93])" office:value-type="float" office:value="0.602059991327962" calcext:value-type="float">
            <text:p>0,6020599913</text:p>
          </table:table-cell>
          <table:table-cell/>
          <table:table-cell office:value-type="float" office:value="227.84" calcext:value-type="float">
            <text:p>227,84</text:p>
          </table:table-cell>
          <table:table-cell office:value-type="float" office:value="4" calcext:value-type="float">
            <text:p>4</text:p>
          </table:table-cell>
          <table:table-cell table:formula="of:=LOG([.Z93])" office:value-type="float" office:value="2.35762997195676" calcext:value-type="float">
            <text:p>2,357629972</text:p>
          </table:table-cell>
          <table:table-cell table:formula="of:=LOG([.AA93])" office:value-type="float" office:value="0.602059991327962" calcext:value-type="float">
            <text:p>0,6020599913</text:p>
          </table:table-cell>
          <table:table-cell/>
          <table:table-cell office:value-type="float" office:value="227.84" calcext:value-type="float">
            <text:p>227,84</text:p>
          </table:table-cell>
          <table:table-cell office:value-type="float" office:value="4" calcext:value-type="float">
            <text:p>4</text:p>
          </table:table-cell>
          <table:table-cell table:formula="of:=LOG([.AE93])" office:value-type="float" office:value="2.35762997195676" calcext:value-type="float">
            <text:p>2,357629972</text:p>
          </table:table-cell>
          <table:table-cell table:formula="of:=LOG([.AF93])" office:value-type="float" office:value="0.602059991327962" calcext:value-type="float">
            <text:p>0,6020599913</text:p>
          </table:table-cell>
          <table:table-cell/>
          <table:table-cell office:value-type="float" office:value="227.84" calcext:value-type="float">
            <text:p>227,84</text:p>
          </table:table-cell>
          <table:table-cell office:value-type="float" office:value="4" calcext:value-type="float">
            <text:p>4</text:p>
          </table:table-cell>
          <table:table-cell table:formula="of:=LOG([.AJ93])" office:value-type="float" office:value="2.35762997195676" calcext:value-type="float">
            <text:p>2,357629972</text:p>
          </table:table-cell>
          <table:table-cell table:formula="of:=LOG([.AK93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30.4" calcext:value-type="float">
            <text:p>230,4</text:p>
          </table:table-cell>
          <table:table-cell office:value-type="float" office:value="4" calcext:value-type="float">
            <text:p>4</text:p>
          </table:table-cell>
          <table:table-cell table:formula="of:=LOG([.A94])" office:value-type="float" office:value="2.36248247475117" calcext:value-type="float">
            <text:p>2,3624824748</text:p>
          </table:table-cell>
          <table:table-cell table:formula="of:=LOG([.B94])" office:value-type="float" office:value="0.602059991327962" calcext:value-type="float">
            <text:p>0,6020599913</text:p>
          </table:table-cell>
          <table:table-cell/>
          <table:table-cell office:value-type="float" office:value="230.4" calcext:value-type="float">
            <text:p>230,4</text:p>
          </table:table-cell>
          <table:table-cell office:value-type="float" office:value="4" calcext:value-type="float">
            <text:p>4</text:p>
          </table:table-cell>
          <table:table-cell table:formula="of:=LOG([.F94])" office:value-type="float" office:value="2.36248247475117" calcext:value-type="float">
            <text:p>2,3624824748</text:p>
          </table:table-cell>
          <table:table-cell table:formula="of:=LOG([.G94])" office:value-type="float" office:value="0.602059991327962" calcext:value-type="float">
            <text:p>0,6020599913</text:p>
          </table:table-cell>
          <table:table-cell/>
          <table:table-cell office:value-type="float" office:value="230.4" calcext:value-type="float">
            <text:p>230,4</text:p>
          </table:table-cell>
          <table:table-cell office:value-type="float" office:value="4" calcext:value-type="float">
            <text:p>4</text:p>
          </table:table-cell>
          <table:table-cell table:formula="of:=LOG([.K94])" office:value-type="float" office:value="2.36248247475117" calcext:value-type="float">
            <text:p>2,3624824748</text:p>
          </table:table-cell>
          <table:table-cell table:formula="of:=LOG([.L94])" office:value-type="float" office:value="0.602059991327962" calcext:value-type="float">
            <text:p>0,6020599913</text:p>
          </table:table-cell>
          <table:table-cell/>
          <table:table-cell office:value-type="float" office:value="230.4" calcext:value-type="float">
            <text:p>230,4</text:p>
          </table:table-cell>
          <table:table-cell office:value-type="float" office:value="4" calcext:value-type="float">
            <text:p>4</text:p>
          </table:table-cell>
          <table:table-cell table:formula="of:=LOG([.P94])" office:value-type="float" office:value="2.36248247475117" calcext:value-type="float">
            <text:p>2,3624824748</text:p>
          </table:table-cell>
          <table:table-cell table:formula="of:=LOG([.Q94])" office:value-type="float" office:value="0.602059991327962" calcext:value-type="float">
            <text:p>0,6020599913</text:p>
          </table:table-cell>
          <table:table-cell/>
          <table:table-cell office:value-type="float" office:value="230.4" calcext:value-type="float">
            <text:p>230,4</text:p>
          </table:table-cell>
          <table:table-cell office:value-type="float" office:value="4" calcext:value-type="float">
            <text:p>4</text:p>
          </table:table-cell>
          <table:table-cell table:formula="of:=LOG([.U94])" office:value-type="float" office:value="2.36248247475117" calcext:value-type="float">
            <text:p>2,3624824748</text:p>
          </table:table-cell>
          <table:table-cell table:formula="of:=LOG([.V94])" office:value-type="float" office:value="0.602059991327962" calcext:value-type="float">
            <text:p>0,6020599913</text:p>
          </table:table-cell>
          <table:table-cell/>
          <table:table-cell office:value-type="float" office:value="230.4" calcext:value-type="float">
            <text:p>230,4</text:p>
          </table:table-cell>
          <table:table-cell office:value-type="float" office:value="4" calcext:value-type="float">
            <text:p>4</text:p>
          </table:table-cell>
          <table:table-cell table:formula="of:=LOG([.Z94])" office:value-type="float" office:value="2.36248247475117" calcext:value-type="float">
            <text:p>2,3624824748</text:p>
          </table:table-cell>
          <table:table-cell table:formula="of:=LOG([.AA94])" office:value-type="float" office:value="0.602059991327962" calcext:value-type="float">
            <text:p>0,6020599913</text:p>
          </table:table-cell>
          <table:table-cell/>
          <table:table-cell office:value-type="float" office:value="230.4" calcext:value-type="float">
            <text:p>230,4</text:p>
          </table:table-cell>
          <table:table-cell office:value-type="float" office:value="4" calcext:value-type="float">
            <text:p>4</text:p>
          </table:table-cell>
          <table:table-cell table:formula="of:=LOG([.AE94])" office:value-type="float" office:value="2.36248247475117" calcext:value-type="float">
            <text:p>2,3624824748</text:p>
          </table:table-cell>
          <table:table-cell table:formula="of:=LOG([.AF94])" office:value-type="float" office:value="0.602059991327962" calcext:value-type="float">
            <text:p>0,6020599913</text:p>
          </table:table-cell>
          <table:table-cell/>
          <table:table-cell office:value-type="float" office:value="230.4" calcext:value-type="float">
            <text:p>230,4</text:p>
          </table:table-cell>
          <table:table-cell office:value-type="float" office:value="4" calcext:value-type="float">
            <text:p>4</text:p>
          </table:table-cell>
          <table:table-cell table:formula="of:=LOG([.AJ94])" office:value-type="float" office:value="2.36248247475117" calcext:value-type="float">
            <text:p>2,3624824748</text:p>
          </table:table-cell>
          <table:table-cell table:formula="of:=LOG([.AK94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32.96" calcext:value-type="float">
            <text:p>232,96</text:p>
          </table:table-cell>
          <table:table-cell office:value-type="float" office:value="4" calcext:value-type="float">
            <text:p>4</text:p>
          </table:table-cell>
          <table:table-cell table:formula="of:=LOG([.A95])" office:value-type="float" office:value="2.36728135763294" calcext:value-type="float">
            <text:p>2,3672813576</text:p>
          </table:table-cell>
          <table:table-cell table:formula="of:=LOG([.B95])" office:value-type="float" office:value="0.602059991327962" calcext:value-type="float">
            <text:p>0,6020599913</text:p>
          </table:table-cell>
          <table:table-cell/>
          <table:table-cell office:value-type="float" office:value="232.96" calcext:value-type="float">
            <text:p>232,96</text:p>
          </table:table-cell>
          <table:table-cell office:value-type="float" office:value="4" calcext:value-type="float">
            <text:p>4</text:p>
          </table:table-cell>
          <table:table-cell table:formula="of:=LOG([.F95])" office:value-type="float" office:value="2.36728135763294" calcext:value-type="float">
            <text:p>2,3672813576</text:p>
          </table:table-cell>
          <table:table-cell table:formula="of:=LOG([.G95])" office:value-type="float" office:value="0.602059991327962" calcext:value-type="float">
            <text:p>0,6020599913</text:p>
          </table:table-cell>
          <table:table-cell/>
          <table:table-cell office:value-type="float" office:value="232.96" calcext:value-type="float">
            <text:p>232,96</text:p>
          </table:table-cell>
          <table:table-cell office:value-type="float" office:value="4" calcext:value-type="float">
            <text:p>4</text:p>
          </table:table-cell>
          <table:table-cell table:formula="of:=LOG([.K95])" office:value-type="float" office:value="2.36728135763294" calcext:value-type="float">
            <text:p>2,3672813576</text:p>
          </table:table-cell>
          <table:table-cell table:formula="of:=LOG([.L95])" office:value-type="float" office:value="0.602059991327962" calcext:value-type="float">
            <text:p>0,6020599913</text:p>
          </table:table-cell>
          <table:table-cell/>
          <table:table-cell office:value-type="float" office:value="232.96" calcext:value-type="float">
            <text:p>232,96</text:p>
          </table:table-cell>
          <table:table-cell office:value-type="float" office:value="4" calcext:value-type="float">
            <text:p>4</text:p>
          </table:table-cell>
          <table:table-cell table:formula="of:=LOG([.P95])" office:value-type="float" office:value="2.36728135763294" calcext:value-type="float">
            <text:p>2,3672813576</text:p>
          </table:table-cell>
          <table:table-cell table:formula="of:=LOG([.Q95])" office:value-type="float" office:value="0.602059991327962" calcext:value-type="float">
            <text:p>0,6020599913</text:p>
          </table:table-cell>
          <table:table-cell/>
          <table:table-cell office:value-type="float" office:value="232.96" calcext:value-type="float">
            <text:p>232,96</text:p>
          </table:table-cell>
          <table:table-cell office:value-type="float" office:value="4" calcext:value-type="float">
            <text:p>4</text:p>
          </table:table-cell>
          <table:table-cell table:formula="of:=LOG([.U95])" office:value-type="float" office:value="2.36728135763294" calcext:value-type="float">
            <text:p>2,3672813576</text:p>
          </table:table-cell>
          <table:table-cell table:formula="of:=LOG([.V95])" office:value-type="float" office:value="0.602059991327962" calcext:value-type="float">
            <text:p>0,6020599913</text:p>
          </table:table-cell>
          <table:table-cell/>
          <table:table-cell office:value-type="float" office:value="232.96" calcext:value-type="float">
            <text:p>232,96</text:p>
          </table:table-cell>
          <table:table-cell office:value-type="float" office:value="4" calcext:value-type="float">
            <text:p>4</text:p>
          </table:table-cell>
          <table:table-cell table:formula="of:=LOG([.Z95])" office:value-type="float" office:value="2.36728135763294" calcext:value-type="float">
            <text:p>2,3672813576</text:p>
          </table:table-cell>
          <table:table-cell table:formula="of:=LOG([.AA95])" office:value-type="float" office:value="0.602059991327962" calcext:value-type="float">
            <text:p>0,6020599913</text:p>
          </table:table-cell>
          <table:table-cell/>
          <table:table-cell office:value-type="float" office:value="232.96" calcext:value-type="float">
            <text:p>232,96</text:p>
          </table:table-cell>
          <table:table-cell office:value-type="float" office:value="4" calcext:value-type="float">
            <text:p>4</text:p>
          </table:table-cell>
          <table:table-cell table:formula="of:=LOG([.AE95])" office:value-type="float" office:value="2.36728135763294" calcext:value-type="float">
            <text:p>2,3672813576</text:p>
          </table:table-cell>
          <table:table-cell table:formula="of:=LOG([.AF95])" office:value-type="float" office:value="0.602059991327962" calcext:value-type="float">
            <text:p>0,6020599913</text:p>
          </table:table-cell>
          <table:table-cell/>
          <table:table-cell office:value-type="float" office:value="232.96" calcext:value-type="float">
            <text:p>232,96</text:p>
          </table:table-cell>
          <table:table-cell office:value-type="float" office:value="4" calcext:value-type="float">
            <text:p>4</text:p>
          </table:table-cell>
          <table:table-cell table:formula="of:=LOG([.AJ95])" office:value-type="float" office:value="2.36728135763294" calcext:value-type="float">
            <text:p>2,3672813576</text:p>
          </table:table-cell>
          <table:table-cell table:formula="of:=LOG([.AK95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35.52" calcext:value-type="float">
            <text:p>235,52</text:p>
          </table:table-cell>
          <table:table-cell office:value-type="float" office:value="4" calcext:value-type="float">
            <text:p>4</text:p>
          </table:table-cell>
          <table:table-cell table:formula="of:=LOG([.A96])" office:value-type="float" office:value="2.3720277926574" calcext:value-type="float">
            <text:p>2,3720277927</text:p>
          </table:table-cell>
          <table:table-cell table:formula="of:=LOG([.B96])" office:value-type="float" office:value="0.602059991327962" calcext:value-type="float">
            <text:p>0,6020599913</text:p>
          </table:table-cell>
          <table:table-cell/>
          <table:table-cell office:value-type="float" office:value="235.52" calcext:value-type="float">
            <text:p>235,52</text:p>
          </table:table-cell>
          <table:table-cell office:value-type="float" office:value="4" calcext:value-type="float">
            <text:p>4</text:p>
          </table:table-cell>
          <table:table-cell table:formula="of:=LOG([.F96])" office:value-type="float" office:value="2.3720277926574" calcext:value-type="float">
            <text:p>2,3720277927</text:p>
          </table:table-cell>
          <table:table-cell table:formula="of:=LOG([.G96])" office:value-type="float" office:value="0.602059991327962" calcext:value-type="float">
            <text:p>0,6020599913</text:p>
          </table:table-cell>
          <table:table-cell/>
          <table:table-cell office:value-type="float" office:value="235.52" calcext:value-type="float">
            <text:p>235,52</text:p>
          </table:table-cell>
          <table:table-cell office:value-type="float" office:value="4" calcext:value-type="float">
            <text:p>4</text:p>
          </table:table-cell>
          <table:table-cell table:formula="of:=LOG([.K96])" office:value-type="float" office:value="2.3720277926574" calcext:value-type="float">
            <text:p>2,3720277927</text:p>
          </table:table-cell>
          <table:table-cell table:formula="of:=LOG([.L96])" office:value-type="float" office:value="0.602059991327962" calcext:value-type="float">
            <text:p>0,6020599913</text:p>
          </table:table-cell>
          <table:table-cell/>
          <table:table-cell office:value-type="float" office:value="235.52" calcext:value-type="float">
            <text:p>235,52</text:p>
          </table:table-cell>
          <table:table-cell office:value-type="float" office:value="4" calcext:value-type="float">
            <text:p>4</text:p>
          </table:table-cell>
          <table:table-cell table:formula="of:=LOG([.P96])" office:value-type="float" office:value="2.3720277926574" calcext:value-type="float">
            <text:p>2,3720277927</text:p>
          </table:table-cell>
          <table:table-cell table:formula="of:=LOG([.Q96])" office:value-type="float" office:value="0.602059991327962" calcext:value-type="float">
            <text:p>0,6020599913</text:p>
          </table:table-cell>
          <table:table-cell/>
          <table:table-cell office:value-type="float" office:value="235.52" calcext:value-type="float">
            <text:p>235,52</text:p>
          </table:table-cell>
          <table:table-cell office:value-type="float" office:value="4" calcext:value-type="float">
            <text:p>4</text:p>
          </table:table-cell>
          <table:table-cell table:formula="of:=LOG([.U96])" office:value-type="float" office:value="2.3720277926574" calcext:value-type="float">
            <text:p>2,3720277927</text:p>
          </table:table-cell>
          <table:table-cell table:formula="of:=LOG([.V96])" office:value-type="float" office:value="0.602059991327962" calcext:value-type="float">
            <text:p>0,6020599913</text:p>
          </table:table-cell>
          <table:table-cell/>
          <table:table-cell office:value-type="float" office:value="235.52" calcext:value-type="float">
            <text:p>235,52</text:p>
          </table:table-cell>
          <table:table-cell office:value-type="float" office:value="4" calcext:value-type="float">
            <text:p>4</text:p>
          </table:table-cell>
          <table:table-cell table:formula="of:=LOG([.Z96])" office:value-type="float" office:value="2.3720277926574" calcext:value-type="float">
            <text:p>2,3720277927</text:p>
          </table:table-cell>
          <table:table-cell table:formula="of:=LOG([.AA96])" office:value-type="float" office:value="0.602059991327962" calcext:value-type="float">
            <text:p>0,6020599913</text:p>
          </table:table-cell>
          <table:table-cell/>
          <table:table-cell office:value-type="float" office:value="235.52" calcext:value-type="float">
            <text:p>235,52</text:p>
          </table:table-cell>
          <table:table-cell office:value-type="float" office:value="4" calcext:value-type="float">
            <text:p>4</text:p>
          </table:table-cell>
          <table:table-cell table:formula="of:=LOG([.AE96])" office:value-type="float" office:value="2.3720277926574" calcext:value-type="float">
            <text:p>2,3720277927</text:p>
          </table:table-cell>
          <table:table-cell table:formula="of:=LOG([.AF96])" office:value-type="float" office:value="0.602059991327962" calcext:value-type="float">
            <text:p>0,6020599913</text:p>
          </table:table-cell>
          <table:table-cell/>
          <table:table-cell office:value-type="float" office:value="235.52" calcext:value-type="float">
            <text:p>235,52</text:p>
          </table:table-cell>
          <table:table-cell office:value-type="float" office:value="4" calcext:value-type="float">
            <text:p>4</text:p>
          </table:table-cell>
          <table:table-cell table:formula="of:=LOG([.AJ96])" office:value-type="float" office:value="2.3720277926574" calcext:value-type="float">
            <text:p>2,3720277927</text:p>
          </table:table-cell>
          <table:table-cell table:formula="of:=LOG([.AK96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38.08" calcext:value-type="float">
            <text:p>238,08</text:p>
          </table:table-cell>
          <table:table-cell office:value-type="float" office:value="4" calcext:value-type="float">
            <text:p>4</text:p>
          </table:table-cell>
          <table:table-cell table:formula="of:=LOG([.A97])" office:value-type="float" office:value="2.37672291386578" calcext:value-type="float">
            <text:p>2,3767229139</text:p>
          </table:table-cell>
          <table:table-cell table:formula="of:=LOG([.B97])" office:value-type="float" office:value="0.602059991327962" calcext:value-type="float">
            <text:p>0,6020599913</text:p>
          </table:table-cell>
          <table:table-cell/>
          <table:table-cell office:value-type="float" office:value="238.08" calcext:value-type="float">
            <text:p>238,08</text:p>
          </table:table-cell>
          <table:table-cell office:value-type="float" office:value="4" calcext:value-type="float">
            <text:p>4</text:p>
          </table:table-cell>
          <table:table-cell table:formula="of:=LOG([.F97])" office:value-type="float" office:value="2.37672291386578" calcext:value-type="float">
            <text:p>2,3767229139</text:p>
          </table:table-cell>
          <table:table-cell table:formula="of:=LOG([.G97])" office:value-type="float" office:value="0.602059991327962" calcext:value-type="float">
            <text:p>0,6020599913</text:p>
          </table:table-cell>
          <table:table-cell/>
          <table:table-cell office:value-type="float" office:value="238.08" calcext:value-type="float">
            <text:p>238,08</text:p>
          </table:table-cell>
          <table:table-cell office:value-type="float" office:value="4" calcext:value-type="float">
            <text:p>4</text:p>
          </table:table-cell>
          <table:table-cell table:formula="of:=LOG([.K97])" office:value-type="float" office:value="2.37672291386578" calcext:value-type="float">
            <text:p>2,3767229139</text:p>
          </table:table-cell>
          <table:table-cell table:formula="of:=LOG([.L97])" office:value-type="float" office:value="0.602059991327962" calcext:value-type="float">
            <text:p>0,6020599913</text:p>
          </table:table-cell>
          <table:table-cell/>
          <table:table-cell office:value-type="float" office:value="238.08" calcext:value-type="float">
            <text:p>238,08</text:p>
          </table:table-cell>
          <table:table-cell office:value-type="float" office:value="4" calcext:value-type="float">
            <text:p>4</text:p>
          </table:table-cell>
          <table:table-cell table:formula="of:=LOG([.P97])" office:value-type="float" office:value="2.37672291386578" calcext:value-type="float">
            <text:p>2,3767229139</text:p>
          </table:table-cell>
          <table:table-cell table:formula="of:=LOG([.Q97])" office:value-type="float" office:value="0.602059991327962" calcext:value-type="float">
            <text:p>0,6020599913</text:p>
          </table:table-cell>
          <table:table-cell/>
          <table:table-cell office:value-type="float" office:value="238.08" calcext:value-type="float">
            <text:p>238,08</text:p>
          </table:table-cell>
          <table:table-cell office:value-type="float" office:value="4" calcext:value-type="float">
            <text:p>4</text:p>
          </table:table-cell>
          <table:table-cell table:formula="of:=LOG([.U97])" office:value-type="float" office:value="2.37672291386578" calcext:value-type="float">
            <text:p>2,3767229139</text:p>
          </table:table-cell>
          <table:table-cell table:formula="of:=LOG([.V97])" office:value-type="float" office:value="0.602059991327962" calcext:value-type="float">
            <text:p>0,6020599913</text:p>
          </table:table-cell>
          <table:table-cell/>
          <table:table-cell office:value-type="float" office:value="238.08" calcext:value-type="float">
            <text:p>238,08</text:p>
          </table:table-cell>
          <table:table-cell office:value-type="float" office:value="4" calcext:value-type="float">
            <text:p>4</text:p>
          </table:table-cell>
          <table:table-cell table:formula="of:=LOG([.Z97])" office:value-type="float" office:value="2.37672291386578" calcext:value-type="float">
            <text:p>2,3767229139</text:p>
          </table:table-cell>
          <table:table-cell table:formula="of:=LOG([.AA97])" office:value-type="float" office:value="0.602059991327962" calcext:value-type="float">
            <text:p>0,6020599913</text:p>
          </table:table-cell>
          <table:table-cell/>
          <table:table-cell office:value-type="float" office:value="238.08" calcext:value-type="float">
            <text:p>238,08</text:p>
          </table:table-cell>
          <table:table-cell office:value-type="float" office:value="4" calcext:value-type="float">
            <text:p>4</text:p>
          </table:table-cell>
          <table:table-cell table:formula="of:=LOG([.AE97])" office:value-type="float" office:value="2.37672291386578" calcext:value-type="float">
            <text:p>2,3767229139</text:p>
          </table:table-cell>
          <table:table-cell table:formula="of:=LOG([.AF97])" office:value-type="float" office:value="0.602059991327962" calcext:value-type="float">
            <text:p>0,6020599913</text:p>
          </table:table-cell>
          <table:table-cell/>
          <table:table-cell office:value-type="float" office:value="238.08" calcext:value-type="float">
            <text:p>238,08</text:p>
          </table:table-cell>
          <table:table-cell office:value-type="float" office:value="4" calcext:value-type="float">
            <text:p>4</text:p>
          </table:table-cell>
          <table:table-cell table:formula="of:=LOG([.AJ97])" office:value-type="float" office:value="2.37672291386578" calcext:value-type="float">
            <text:p>2,3767229139</text:p>
          </table:table-cell>
          <table:table-cell table:formula="of:=LOG([.AK97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40.64" calcext:value-type="float">
            <text:p>240,64</text:p>
          </table:table-cell>
          <table:table-cell office:value-type="float" office:value="4" calcext:value-type="float">
            <text:p>4</text:p>
          </table:table-cell>
          <table:table-cell table:formula="of:=LOG([.A98])" office:value-type="float" office:value="2.38136781891155" calcext:value-type="float">
            <text:p>2,3813678189</text:p>
          </table:table-cell>
          <table:table-cell table:formula="of:=LOG([.B98])" office:value-type="float" office:value="0.602059991327962" calcext:value-type="float">
            <text:p>0,6020599913</text:p>
          </table:table-cell>
          <table:table-cell/>
          <table:table-cell office:value-type="float" office:value="240.64" calcext:value-type="float">
            <text:p>240,64</text:p>
          </table:table-cell>
          <table:table-cell office:value-type="float" office:value="4" calcext:value-type="float">
            <text:p>4</text:p>
          </table:table-cell>
          <table:table-cell table:formula="of:=LOG([.F98])" office:value-type="float" office:value="2.38136781891155" calcext:value-type="float">
            <text:p>2,3813678189</text:p>
          </table:table-cell>
          <table:table-cell table:formula="of:=LOG([.G98])" office:value-type="float" office:value="0.602059991327962" calcext:value-type="float">
            <text:p>0,6020599913</text:p>
          </table:table-cell>
          <table:table-cell/>
          <table:table-cell office:value-type="float" office:value="240.64" calcext:value-type="float">
            <text:p>240,64</text:p>
          </table:table-cell>
          <table:table-cell office:value-type="float" office:value="4" calcext:value-type="float">
            <text:p>4</text:p>
          </table:table-cell>
          <table:table-cell table:formula="of:=LOG([.K98])" office:value-type="float" office:value="2.38136781891155" calcext:value-type="float">
            <text:p>2,3813678189</text:p>
          </table:table-cell>
          <table:table-cell table:formula="of:=LOG([.L98])" office:value-type="float" office:value="0.602059991327962" calcext:value-type="float">
            <text:p>0,6020599913</text:p>
          </table:table-cell>
          <table:table-cell/>
          <table:table-cell office:value-type="float" office:value="240.64" calcext:value-type="float">
            <text:p>240,64</text:p>
          </table:table-cell>
          <table:table-cell office:value-type="float" office:value="4" calcext:value-type="float">
            <text:p>4</text:p>
          </table:table-cell>
          <table:table-cell table:formula="of:=LOG([.P98])" office:value-type="float" office:value="2.38136781891155" calcext:value-type="float">
            <text:p>2,3813678189</text:p>
          </table:table-cell>
          <table:table-cell table:formula="of:=LOG([.Q98])" office:value-type="float" office:value="0.602059991327962" calcext:value-type="float">
            <text:p>0,6020599913</text:p>
          </table:table-cell>
          <table:table-cell/>
          <table:table-cell office:value-type="float" office:value="240.64" calcext:value-type="float">
            <text:p>240,64</text:p>
          </table:table-cell>
          <table:table-cell office:value-type="float" office:value="4" calcext:value-type="float">
            <text:p>4</text:p>
          </table:table-cell>
          <table:table-cell table:formula="of:=LOG([.U98])" office:value-type="float" office:value="2.38136781891155" calcext:value-type="float">
            <text:p>2,3813678189</text:p>
          </table:table-cell>
          <table:table-cell table:formula="of:=LOG([.V98])" office:value-type="float" office:value="0.602059991327962" calcext:value-type="float">
            <text:p>0,6020599913</text:p>
          </table:table-cell>
          <table:table-cell/>
          <table:table-cell office:value-type="float" office:value="240.64" calcext:value-type="float">
            <text:p>240,64</text:p>
          </table:table-cell>
          <table:table-cell office:value-type="float" office:value="4" calcext:value-type="float">
            <text:p>4</text:p>
          </table:table-cell>
          <table:table-cell table:formula="of:=LOG([.Z98])" office:value-type="float" office:value="2.38136781891155" calcext:value-type="float">
            <text:p>2,3813678189</text:p>
          </table:table-cell>
          <table:table-cell table:formula="of:=LOG([.AA98])" office:value-type="float" office:value="0.602059991327962" calcext:value-type="float">
            <text:p>0,6020599913</text:p>
          </table:table-cell>
          <table:table-cell/>
          <table:table-cell office:value-type="float" office:value="240.64" calcext:value-type="float">
            <text:p>240,64</text:p>
          </table:table-cell>
          <table:table-cell office:value-type="float" office:value="4" calcext:value-type="float">
            <text:p>4</text:p>
          </table:table-cell>
          <table:table-cell table:formula="of:=LOG([.AE98])" office:value-type="float" office:value="2.38136781891155" calcext:value-type="float">
            <text:p>2,3813678189</text:p>
          </table:table-cell>
          <table:table-cell table:formula="of:=LOG([.AF98])" office:value-type="float" office:value="0.602059991327962" calcext:value-type="float">
            <text:p>0,6020599913</text:p>
          </table:table-cell>
          <table:table-cell/>
          <table:table-cell office:value-type="float" office:value="240.64" calcext:value-type="float">
            <text:p>240,64</text:p>
          </table:table-cell>
          <table:table-cell office:value-type="float" office:value="4" calcext:value-type="float">
            <text:p>4</text:p>
          </table:table-cell>
          <table:table-cell table:formula="of:=LOG([.AJ98])" office:value-type="float" office:value="2.38136781891155" calcext:value-type="float">
            <text:p>2,3813678189</text:p>
          </table:table-cell>
          <table:table-cell table:formula="of:=LOG([.AK98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43.2" calcext:value-type="float">
            <text:p>243,2</text:p>
          </table:table-cell>
          <table:table-cell office:value-type="float" office:value="4" calcext:value-type="float">
            <text:p>4</text:p>
          </table:table-cell>
          <table:table-cell table:formula="of:=LOG([.A99])" office:value-type="float" office:value="2.3859635706007" calcext:value-type="float">
            <text:p>2,3859635706</text:p>
          </table:table-cell>
          <table:table-cell table:formula="of:=LOG([.B99])" office:value-type="float" office:value="0.602059991327962" calcext:value-type="float">
            <text:p>0,6020599913</text:p>
          </table:table-cell>
          <table:table-cell/>
          <table:table-cell office:value-type="float" office:value="243.2" calcext:value-type="float">
            <text:p>243,2</text:p>
          </table:table-cell>
          <table:table-cell office:value-type="float" office:value="4" calcext:value-type="float">
            <text:p>4</text:p>
          </table:table-cell>
          <table:table-cell table:formula="of:=LOG([.F99])" office:value-type="float" office:value="2.3859635706007" calcext:value-type="float">
            <text:p>2,3859635706</text:p>
          </table:table-cell>
          <table:table-cell table:formula="of:=LOG([.G99])" office:value-type="float" office:value="0.602059991327962" calcext:value-type="float">
            <text:p>0,6020599913</text:p>
          </table:table-cell>
          <table:table-cell/>
          <table:table-cell office:value-type="float" office:value="243.2" calcext:value-type="float">
            <text:p>243,2</text:p>
          </table:table-cell>
          <table:table-cell office:value-type="float" office:value="4" calcext:value-type="float">
            <text:p>4</text:p>
          </table:table-cell>
          <table:table-cell table:formula="of:=LOG([.K99])" office:value-type="float" office:value="2.3859635706007" calcext:value-type="float">
            <text:p>2,3859635706</text:p>
          </table:table-cell>
          <table:table-cell table:formula="of:=LOG([.L99])" office:value-type="float" office:value="0.602059991327962" calcext:value-type="float">
            <text:p>0,6020599913</text:p>
          </table:table-cell>
          <table:table-cell/>
          <table:table-cell office:value-type="float" office:value="243.2" calcext:value-type="float">
            <text:p>243,2</text:p>
          </table:table-cell>
          <table:table-cell office:value-type="float" office:value="4" calcext:value-type="float">
            <text:p>4</text:p>
          </table:table-cell>
          <table:table-cell table:formula="of:=LOG([.P99])" office:value-type="float" office:value="2.3859635706007" calcext:value-type="float">
            <text:p>2,3859635706</text:p>
          </table:table-cell>
          <table:table-cell table:formula="of:=LOG([.Q99])" office:value-type="float" office:value="0.602059991327962" calcext:value-type="float">
            <text:p>0,6020599913</text:p>
          </table:table-cell>
          <table:table-cell/>
          <table:table-cell office:value-type="float" office:value="243.2" calcext:value-type="float">
            <text:p>243,2</text:p>
          </table:table-cell>
          <table:table-cell office:value-type="float" office:value="4" calcext:value-type="float">
            <text:p>4</text:p>
          </table:table-cell>
          <table:table-cell table:formula="of:=LOG([.U99])" office:value-type="float" office:value="2.3859635706007" calcext:value-type="float">
            <text:p>2,3859635706</text:p>
          </table:table-cell>
          <table:table-cell table:formula="of:=LOG([.V99])" office:value-type="float" office:value="0.602059991327962" calcext:value-type="float">
            <text:p>0,6020599913</text:p>
          </table:table-cell>
          <table:table-cell/>
          <table:table-cell office:value-type="float" office:value="243.2" calcext:value-type="float">
            <text:p>243,2</text:p>
          </table:table-cell>
          <table:table-cell office:value-type="float" office:value="4" calcext:value-type="float">
            <text:p>4</text:p>
          </table:table-cell>
          <table:table-cell table:formula="of:=LOG([.Z99])" office:value-type="float" office:value="2.3859635706007" calcext:value-type="float">
            <text:p>2,3859635706</text:p>
          </table:table-cell>
          <table:table-cell table:formula="of:=LOG([.AA99])" office:value-type="float" office:value="0.602059991327962" calcext:value-type="float">
            <text:p>0,6020599913</text:p>
          </table:table-cell>
          <table:table-cell/>
          <table:table-cell office:value-type="float" office:value="243.2" calcext:value-type="float">
            <text:p>243,2</text:p>
          </table:table-cell>
          <table:table-cell office:value-type="float" office:value="4" calcext:value-type="float">
            <text:p>4</text:p>
          </table:table-cell>
          <table:table-cell table:formula="of:=LOG([.AE99])" office:value-type="float" office:value="2.3859635706007" calcext:value-type="float">
            <text:p>2,3859635706</text:p>
          </table:table-cell>
          <table:table-cell table:formula="of:=LOG([.AF99])" office:value-type="float" office:value="0.602059991327962" calcext:value-type="float">
            <text:p>0,6020599913</text:p>
          </table:table-cell>
          <table:table-cell/>
          <table:table-cell office:value-type="float" office:value="243.2" calcext:value-type="float">
            <text:p>243,2</text:p>
          </table:table-cell>
          <table:table-cell office:value-type="float" office:value="4" calcext:value-type="float">
            <text:p>4</text:p>
          </table:table-cell>
          <table:table-cell table:formula="of:=LOG([.AJ99])" office:value-type="float" office:value="2.3859635706007" calcext:value-type="float">
            <text:p>2,3859635706</text:p>
          </table:table-cell>
          <table:table-cell table:formula="of:=LOG([.AK99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45.76" calcext:value-type="float">
            <text:p>245,76</text:p>
          </table:table-cell>
          <table:table-cell office:value-type="float" office:value="4" calcext:value-type="float">
            <text:p>4</text:p>
          </table:table-cell>
          <table:table-cell table:formula="of:=LOG([.A100])" office:value-type="float" office:value="2.39051119835142" calcext:value-type="float">
            <text:p>2,3905111984</text:p>
          </table:table-cell>
          <table:table-cell table:formula="of:=LOG([.B100])" office:value-type="float" office:value="0.602059991327962" calcext:value-type="float">
            <text:p>0,6020599913</text:p>
          </table:table-cell>
          <table:table-cell/>
          <table:table-cell office:value-type="float" office:value="245.76" calcext:value-type="float">
            <text:p>245,76</text:p>
          </table:table-cell>
          <table:table-cell office:value-type="float" office:value="4" calcext:value-type="float">
            <text:p>4</text:p>
          </table:table-cell>
          <table:table-cell table:formula="of:=LOG([.F100])" office:value-type="float" office:value="2.39051119835142" calcext:value-type="float">
            <text:p>2,3905111984</text:p>
          </table:table-cell>
          <table:table-cell table:formula="of:=LOG([.G100])" office:value-type="float" office:value="0.602059991327962" calcext:value-type="float">
            <text:p>0,6020599913</text:p>
          </table:table-cell>
          <table:table-cell/>
          <table:table-cell office:value-type="float" office:value="245.76" calcext:value-type="float">
            <text:p>245,76</text:p>
          </table:table-cell>
          <table:table-cell office:value-type="float" office:value="4" calcext:value-type="float">
            <text:p>4</text:p>
          </table:table-cell>
          <table:table-cell table:formula="of:=LOG([.K100])" office:value-type="float" office:value="2.39051119835142" calcext:value-type="float">
            <text:p>2,3905111984</text:p>
          </table:table-cell>
          <table:table-cell table:formula="of:=LOG([.L100])" office:value-type="float" office:value="0.602059991327962" calcext:value-type="float">
            <text:p>0,6020599913</text:p>
          </table:table-cell>
          <table:table-cell/>
          <table:table-cell office:value-type="float" office:value="245.76" calcext:value-type="float">
            <text:p>245,76</text:p>
          </table:table-cell>
          <table:table-cell office:value-type="float" office:value="4" calcext:value-type="float">
            <text:p>4</text:p>
          </table:table-cell>
          <table:table-cell table:formula="of:=LOG([.P100])" office:value-type="float" office:value="2.39051119835142" calcext:value-type="float">
            <text:p>2,3905111984</text:p>
          </table:table-cell>
          <table:table-cell table:formula="of:=LOG([.Q100])" office:value-type="float" office:value="0.602059991327962" calcext:value-type="float">
            <text:p>0,6020599913</text:p>
          </table:table-cell>
          <table:table-cell/>
          <table:table-cell office:value-type="float" office:value="245.76" calcext:value-type="float">
            <text:p>245,76</text:p>
          </table:table-cell>
          <table:table-cell office:value-type="float" office:value="4" calcext:value-type="float">
            <text:p>4</text:p>
          </table:table-cell>
          <table:table-cell table:formula="of:=LOG([.U100])" office:value-type="float" office:value="2.39051119835142" calcext:value-type="float">
            <text:p>2,3905111984</text:p>
          </table:table-cell>
          <table:table-cell table:formula="of:=LOG([.V100])" office:value-type="float" office:value="0.602059991327962" calcext:value-type="float">
            <text:p>0,6020599913</text:p>
          </table:table-cell>
          <table:table-cell/>
          <table:table-cell office:value-type="float" office:value="245.76" calcext:value-type="float">
            <text:p>245,76</text:p>
          </table:table-cell>
          <table:table-cell office:value-type="float" office:value="4" calcext:value-type="float">
            <text:p>4</text:p>
          </table:table-cell>
          <table:table-cell table:formula="of:=LOG([.Z100])" office:value-type="float" office:value="2.39051119835142" calcext:value-type="float">
            <text:p>2,3905111984</text:p>
          </table:table-cell>
          <table:table-cell table:formula="of:=LOG([.AA100])" office:value-type="float" office:value="0.602059991327962" calcext:value-type="float">
            <text:p>0,6020599913</text:p>
          </table:table-cell>
          <table:table-cell/>
          <table:table-cell office:value-type="float" office:value="245.76" calcext:value-type="float">
            <text:p>245,76</text:p>
          </table:table-cell>
          <table:table-cell office:value-type="float" office:value="4" calcext:value-type="float">
            <text:p>4</text:p>
          </table:table-cell>
          <table:table-cell table:formula="of:=LOG([.AE100])" office:value-type="float" office:value="2.39051119835142" calcext:value-type="float">
            <text:p>2,3905111984</text:p>
          </table:table-cell>
          <table:table-cell table:formula="of:=LOG([.AF100])" office:value-type="float" office:value="0.602059991327962" calcext:value-type="float">
            <text:p>0,6020599913</text:p>
          </table:table-cell>
          <table:table-cell/>
          <table:table-cell office:value-type="float" office:value="245.76" calcext:value-type="float">
            <text:p>245,76</text:p>
          </table:table-cell>
          <table:table-cell office:value-type="float" office:value="4" calcext:value-type="float">
            <text:p>4</text:p>
          </table:table-cell>
          <table:table-cell table:formula="of:=LOG([.AJ100])" office:value-type="float" office:value="2.39051119835142" calcext:value-type="float">
            <text:p>2,3905111984</text:p>
          </table:table-cell>
          <table:table-cell table:formula="of:=LOG([.AK100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48.32" calcext:value-type="float">
            <text:p>248,32</text:p>
          </table:table-cell>
          <table:table-cell office:value-type="float" office:value="4" calcext:value-type="float">
            <text:p>4</text:p>
          </table:table-cell>
          <table:table-cell table:formula="of:=LOG([.A101])" office:value-type="float" office:value="2.39501169957809" calcext:value-type="float">
            <text:p>2,3950116996</text:p>
          </table:table-cell>
          <table:table-cell table:formula="of:=LOG([.B101])" office:value-type="float" office:value="0.602059991327962" calcext:value-type="float">
            <text:p>0,6020599913</text:p>
          </table:table-cell>
          <table:table-cell/>
          <table:table-cell office:value-type="float" office:value="248.32" calcext:value-type="float">
            <text:p>248,32</text:p>
          </table:table-cell>
          <table:table-cell office:value-type="float" office:value="4" calcext:value-type="float">
            <text:p>4</text:p>
          </table:table-cell>
          <table:table-cell table:formula="of:=LOG([.F101])" office:value-type="float" office:value="2.39501169957809" calcext:value-type="float">
            <text:p>2,3950116996</text:p>
          </table:table-cell>
          <table:table-cell table:formula="of:=LOG([.G101])" office:value-type="float" office:value="0.602059991327962" calcext:value-type="float">
            <text:p>0,6020599913</text:p>
          </table:table-cell>
          <table:table-cell/>
          <table:table-cell office:value-type="float" office:value="248.32" calcext:value-type="float">
            <text:p>248,32</text:p>
          </table:table-cell>
          <table:table-cell office:value-type="float" office:value="4" calcext:value-type="float">
            <text:p>4</text:p>
          </table:table-cell>
          <table:table-cell table:formula="of:=LOG([.K101])" office:value-type="float" office:value="2.39501169957809" calcext:value-type="float">
            <text:p>2,3950116996</text:p>
          </table:table-cell>
          <table:table-cell table:formula="of:=LOG([.L101])" office:value-type="float" office:value="0.602059991327962" calcext:value-type="float">
            <text:p>0,6020599913</text:p>
          </table:table-cell>
          <table:table-cell/>
          <table:table-cell office:value-type="float" office:value="248.32" calcext:value-type="float">
            <text:p>248,32</text:p>
          </table:table-cell>
          <table:table-cell office:value-type="float" office:value="4" calcext:value-type="float">
            <text:p>4</text:p>
          </table:table-cell>
          <table:table-cell table:formula="of:=LOG([.P101])" office:value-type="float" office:value="2.39501169957809" calcext:value-type="float">
            <text:p>2,3950116996</text:p>
          </table:table-cell>
          <table:table-cell table:formula="of:=LOG([.Q101])" office:value-type="float" office:value="0.602059991327962" calcext:value-type="float">
            <text:p>0,6020599913</text:p>
          </table:table-cell>
          <table:table-cell/>
          <table:table-cell office:value-type="float" office:value="248.32" calcext:value-type="float">
            <text:p>248,32</text:p>
          </table:table-cell>
          <table:table-cell office:value-type="float" office:value="4" calcext:value-type="float">
            <text:p>4</text:p>
          </table:table-cell>
          <table:table-cell table:formula="of:=LOG([.U101])" office:value-type="float" office:value="2.39501169957809" calcext:value-type="float">
            <text:p>2,3950116996</text:p>
          </table:table-cell>
          <table:table-cell table:formula="of:=LOG([.V101])" office:value-type="float" office:value="0.602059991327962" calcext:value-type="float">
            <text:p>0,6020599913</text:p>
          </table:table-cell>
          <table:table-cell/>
          <table:table-cell office:value-type="float" office:value="248.32" calcext:value-type="float">
            <text:p>248,32</text:p>
          </table:table-cell>
          <table:table-cell office:value-type="float" office:value="4" calcext:value-type="float">
            <text:p>4</text:p>
          </table:table-cell>
          <table:table-cell table:formula="of:=LOG([.Z101])" office:value-type="float" office:value="2.39501169957809" calcext:value-type="float">
            <text:p>2,3950116996</text:p>
          </table:table-cell>
          <table:table-cell table:formula="of:=LOG([.AA101])" office:value-type="float" office:value="0.602059991327962" calcext:value-type="float">
            <text:p>0,6020599913</text:p>
          </table:table-cell>
          <table:table-cell/>
          <table:table-cell office:value-type="float" office:value="248.32" calcext:value-type="float">
            <text:p>248,32</text:p>
          </table:table-cell>
          <table:table-cell office:value-type="float" office:value="4" calcext:value-type="float">
            <text:p>4</text:p>
          </table:table-cell>
          <table:table-cell table:formula="of:=LOG([.AE101])" office:value-type="float" office:value="2.39501169957809" calcext:value-type="float">
            <text:p>2,3950116996</text:p>
          </table:table-cell>
          <table:table-cell table:formula="of:=LOG([.AF101])" office:value-type="float" office:value="0.602059991327962" calcext:value-type="float">
            <text:p>0,6020599913</text:p>
          </table:table-cell>
          <table:table-cell/>
          <table:table-cell office:value-type="float" office:value="248.32" calcext:value-type="float">
            <text:p>248,32</text:p>
          </table:table-cell>
          <table:table-cell office:value-type="float" office:value="4" calcext:value-type="float">
            <text:p>4</text:p>
          </table:table-cell>
          <table:table-cell table:formula="of:=LOG([.AJ101])" office:value-type="float" office:value="2.39501169957809" calcext:value-type="float">
            <text:p>2,3950116996</text:p>
          </table:table-cell>
          <table:table-cell table:formula="of:=LOG([.AK101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50.88" calcext:value-type="float">
            <text:p>250,88</text:p>
          </table:table-cell>
          <table:table-cell office:value-type="float" office:value="4" calcext:value-type="float">
            <text:p>4</text:p>
          </table:table-cell>
          <table:table-cell table:formula="of:=LOG([.A102])" office:value-type="float" office:value="2.39946604100434" calcext:value-type="float">
            <text:p>2,399466041</text:p>
          </table:table-cell>
          <table:table-cell table:formula="of:=LOG([.B102])" office:value-type="float" office:value="0.602059991327962" calcext:value-type="float">
            <text:p>0,6020599913</text:p>
          </table:table-cell>
          <table:table-cell/>
          <table:table-cell office:value-type="float" office:value="250.88" calcext:value-type="float">
            <text:p>250,88</text:p>
          </table:table-cell>
          <table:table-cell office:value-type="float" office:value="4" calcext:value-type="float">
            <text:p>4</text:p>
          </table:table-cell>
          <table:table-cell table:formula="of:=LOG([.F102])" office:value-type="float" office:value="2.39946604100434" calcext:value-type="float">
            <text:p>2,399466041</text:p>
          </table:table-cell>
          <table:table-cell table:formula="of:=LOG([.G102])" office:value-type="float" office:value="0.602059991327962" calcext:value-type="float">
            <text:p>0,6020599913</text:p>
          </table:table-cell>
          <table:table-cell/>
          <table:table-cell office:value-type="float" office:value="250.88" calcext:value-type="float">
            <text:p>250,88</text:p>
          </table:table-cell>
          <table:table-cell office:value-type="float" office:value="4" calcext:value-type="float">
            <text:p>4</text:p>
          </table:table-cell>
          <table:table-cell table:formula="of:=LOG([.K102])" office:value-type="float" office:value="2.39946604100434" calcext:value-type="float">
            <text:p>2,399466041</text:p>
          </table:table-cell>
          <table:table-cell table:formula="of:=LOG([.L102])" office:value-type="float" office:value="0.602059991327962" calcext:value-type="float">
            <text:p>0,6020599913</text:p>
          </table:table-cell>
          <table:table-cell/>
          <table:table-cell office:value-type="float" office:value="250.88" calcext:value-type="float">
            <text:p>250,88</text:p>
          </table:table-cell>
          <table:table-cell office:value-type="float" office:value="4" calcext:value-type="float">
            <text:p>4</text:p>
          </table:table-cell>
          <table:table-cell table:formula="of:=LOG([.P102])" office:value-type="float" office:value="2.39946604100434" calcext:value-type="float">
            <text:p>2,399466041</text:p>
          </table:table-cell>
          <table:table-cell table:formula="of:=LOG([.Q102])" office:value-type="float" office:value="0.602059991327962" calcext:value-type="float">
            <text:p>0,6020599913</text:p>
          </table:table-cell>
          <table:table-cell/>
          <table:table-cell office:value-type="float" office:value="250.88" calcext:value-type="float">
            <text:p>250,88</text:p>
          </table:table-cell>
          <table:table-cell office:value-type="float" office:value="4" calcext:value-type="float">
            <text:p>4</text:p>
          </table:table-cell>
          <table:table-cell table:formula="of:=LOG([.U102])" office:value-type="float" office:value="2.39946604100434" calcext:value-type="float">
            <text:p>2,399466041</text:p>
          </table:table-cell>
          <table:table-cell table:formula="of:=LOG([.V102])" office:value-type="float" office:value="0.602059991327962" calcext:value-type="float">
            <text:p>0,6020599913</text:p>
          </table:table-cell>
          <table:table-cell/>
          <table:table-cell office:value-type="float" office:value="250.88" calcext:value-type="float">
            <text:p>250,88</text:p>
          </table:table-cell>
          <table:table-cell office:value-type="float" office:value="4" calcext:value-type="float">
            <text:p>4</text:p>
          </table:table-cell>
          <table:table-cell table:formula="of:=LOG([.Z102])" office:value-type="float" office:value="2.39946604100434" calcext:value-type="float">
            <text:p>2,399466041</text:p>
          </table:table-cell>
          <table:table-cell table:formula="of:=LOG([.AA102])" office:value-type="float" office:value="0.602059991327962" calcext:value-type="float">
            <text:p>0,6020599913</text:p>
          </table:table-cell>
          <table:table-cell/>
          <table:table-cell office:value-type="float" office:value="250.88" calcext:value-type="float">
            <text:p>250,88</text:p>
          </table:table-cell>
          <table:table-cell office:value-type="float" office:value="4" calcext:value-type="float">
            <text:p>4</text:p>
          </table:table-cell>
          <table:table-cell table:formula="of:=LOG([.AE102])" office:value-type="float" office:value="2.39946604100434" calcext:value-type="float">
            <text:p>2,399466041</text:p>
          </table:table-cell>
          <table:table-cell table:formula="of:=LOG([.AF102])" office:value-type="float" office:value="0.602059991327962" calcext:value-type="float">
            <text:p>0,6020599913</text:p>
          </table:table-cell>
          <table:table-cell/>
          <table:table-cell office:value-type="float" office:value="250.88" calcext:value-type="float">
            <text:p>250,88</text:p>
          </table:table-cell>
          <table:table-cell office:value-type="float" office:value="4" calcext:value-type="float">
            <text:p>4</text:p>
          </table:table-cell>
          <table:table-cell table:formula="of:=LOG([.AJ102])" office:value-type="float" office:value="2.39946604100434" calcext:value-type="float">
            <text:p>2,399466041</text:p>
          </table:table-cell>
          <table:table-cell table:formula="of:=LOG([.AK102])" office:value-type="float" office:value="0.602059991327962" calcext:value-type="float">
            <text:p>0,6020599913</text:p>
          </table:table-cell>
        </table:table-row>
        <table:table-row table:style-name="ro1">
          <table:table-cell office:value-type="float" office:value="253.44" calcext:value-type="float">
            <text:p>253,44</text:p>
          </table:table-cell>
          <table:table-cell office:value-type="float" office:value="4" calcext:value-type="float">
            <text:p>4</text:p>
          </table:table-cell>
          <table:table-cell table:formula="of:=LOG([.A103])" office:value-type="float" office:value="2.4038751599094" calcext:value-type="float">
            <text:p>2,4038751599</text:p>
          </table:table-cell>
          <table:table-cell table:formula="of:=LOG([.B103])" office:value-type="float" office:value="0.602059991327962" calcext:value-type="float">
            <text:p>0,6020599913</text:p>
          </table:table-cell>
          <table:table-cell/>
          <table:table-cell office:value-type="float" office:value="253.44" calcext:value-type="float">
            <text:p>253,44</text:p>
          </table:table-cell>
          <table:table-cell office:value-type="float" office:value="4" calcext:value-type="float">
            <text:p>4</text:p>
          </table:table-cell>
          <table:table-cell table:formula="of:=LOG([.F103])" office:value-type="float" office:value="2.4038751599094" calcext:value-type="float">
            <text:p>2,4038751599</text:p>
          </table:table-cell>
          <table:table-cell table:formula="of:=LOG([.G103])" office:value-type="float" office:value="0.602059991327962" calcext:value-type="float">
            <text:p>0,6020599913</text:p>
          </table:table-cell>
          <table:table-cell/>
          <table:table-cell office:value-type="float" office:value="253.44" calcext:value-type="float">
            <text:p>253,44</text:p>
          </table:table-cell>
          <table:table-cell office:value-type="float" office:value="4" calcext:value-type="float">
            <text:p>4</text:p>
          </table:table-cell>
          <table:table-cell table:formula="of:=LOG([.K103])" office:value-type="float" office:value="2.4038751599094" calcext:value-type="float">
            <text:p>2,4038751599</text:p>
          </table:table-cell>
          <table:table-cell table:formula="of:=LOG([.L103])" office:value-type="float" office:value="0.602059991327962" calcext:value-type="float">
            <text:p>0,6020599913</text:p>
          </table:table-cell>
          <table:table-cell/>
          <table:table-cell office:value-type="float" office:value="253.44" calcext:value-type="float">
            <text:p>253,44</text:p>
          </table:table-cell>
          <table:table-cell office:value-type="float" office:value="4" calcext:value-type="float">
            <text:p>4</text:p>
          </table:table-cell>
          <table:table-cell table:formula="of:=LOG([.P103])" office:value-type="float" office:value="2.4038751599094" calcext:value-type="float">
            <text:p>2,4038751599</text:p>
          </table:table-cell>
          <table:table-cell table:formula="of:=LOG([.Q103])" office:value-type="float" office:value="0.602059991327962" calcext:value-type="float">
            <text:p>0,6020599913</text:p>
          </table:table-cell>
          <table:table-cell/>
          <table:table-cell office:value-type="float" office:value="253.44" calcext:value-type="float">
            <text:p>253,44</text:p>
          </table:table-cell>
          <table:table-cell office:value-type="float" office:value="4" calcext:value-type="float">
            <text:p>4</text:p>
          </table:table-cell>
          <table:table-cell table:formula="of:=LOG([.U103])" office:value-type="float" office:value="2.4038751599094" calcext:value-type="float">
            <text:p>2,4038751599</text:p>
          </table:table-cell>
          <table:table-cell table:formula="of:=LOG([.V103])" office:value-type="float" office:value="0.602059991327962" calcext:value-type="float">
            <text:p>0,6020599913</text:p>
          </table:table-cell>
          <table:table-cell/>
          <table:table-cell office:value-type="float" office:value="253.44" calcext:value-type="float">
            <text:p>253,44</text:p>
          </table:table-cell>
          <table:table-cell office:value-type="float" office:value="4" calcext:value-type="float">
            <text:p>4</text:p>
          </table:table-cell>
          <table:table-cell table:formula="of:=LOG([.Z103])" office:value-type="float" office:value="2.4038751599094" calcext:value-type="float">
            <text:p>2,4038751599</text:p>
          </table:table-cell>
          <table:table-cell table:formula="of:=LOG([.AA103])" office:value-type="float" office:value="0.602059991327962" calcext:value-type="float">
            <text:p>0,6020599913</text:p>
          </table:table-cell>
          <table:table-cell/>
          <table:table-cell office:value-type="float" office:value="253.44" calcext:value-type="float">
            <text:p>253,44</text:p>
          </table:table-cell>
          <table:table-cell office:value-type="float" office:value="4" calcext:value-type="float">
            <text:p>4</text:p>
          </table:table-cell>
          <table:table-cell table:formula="of:=LOG([.AE103])" office:value-type="float" office:value="2.4038751599094" calcext:value-type="float">
            <text:p>2,4038751599</text:p>
          </table:table-cell>
          <table:table-cell table:formula="of:=LOG([.AF103])" office:value-type="float" office:value="0.602059991327962" calcext:value-type="float">
            <text:p>0,6020599913</text:p>
          </table:table-cell>
          <table:table-cell/>
          <table:table-cell office:value-type="float" office:value="253.44" calcext:value-type="float">
            <text:p>253,44</text:p>
          </table:table-cell>
          <table:table-cell office:value-type="float" office:value="4" calcext:value-type="float">
            <text:p>4</text:p>
          </table:table-cell>
          <table:table-cell table:formula="of:=LOG([.AJ103])" office:value-type="float" office:value="2.4038751599094" calcext:value-type="float">
            <text:p>2,4038751599</text:p>
          </table:table-cell>
          <table:table-cell table:formula="of:=LOG([.AK103])" office:value-type="float" office:value="0.602059991327962" calcext:value-type="float">
            <text:p>0,6020599913</text:p>
          </table:table-cell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LOG([.A104])" office:value-type="float" office:value="2.40823996531185" calcext:value-type="float">
            <text:p>2,4082399653</text:p>
          </table:table-cell>
          <table:table-cell table:style-name="ce8" table:formula="of:=LOG([.B104])" office:value-type="float" office:value="0.602059991327962" calcext:value-type="float">
            <text:p>0,602059991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LOG([.F104])" office:value-type="float" office:value="2.40823996531185" calcext:value-type="float">
            <text:p>2,4082399653</text:p>
          </table:table-cell>
          <table:table-cell table:formula="of:=LOG([.G104])" office:value-type="float" office:value="0.602059991327962" calcext:value-type="float">
            <text:p>0,602059991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LOG([.K104])" office:value-type="float" office:value="2.40823996531185" calcext:value-type="float">
            <text:p>2,4082399653</text:p>
          </table:table-cell>
          <table:table-cell table:formula="of:=LOG([.L104])" office:value-type="float" office:value="0.602059991327962" calcext:value-type="float">
            <text:p>0,602059991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LOG([.P104])" office:value-type="float" office:value="2.40823996531185" calcext:value-type="float">
            <text:p>2,4082399653</text:p>
          </table:table-cell>
          <table:table-cell table:formula="of:=LOG([.Q104])" office:value-type="float" office:value="0.602059991327962" calcext:value-type="float">
            <text:p>0,602059991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LOG([.U104])" office:value-type="float" office:value="2.40823996531185" calcext:value-type="float">
            <text:p>2,4082399653</text:p>
          </table:table-cell>
          <table:table-cell table:formula="of:=LOG([.V104])" office:value-type="float" office:value="0.602059991327962" calcext:value-type="float">
            <text:p>0,602059991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LOG([.Z104])" office:value-type="float" office:value="2.40823996531185" calcext:value-type="float">
            <text:p>2,4082399653</text:p>
          </table:table-cell>
          <table:table-cell table:formula="of:=LOG([.AA104])" office:value-type="float" office:value="0.602059991327962" calcext:value-type="float">
            <text:p>0,602059991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LOG([.AE104])" office:value-type="float" office:value="2.40823996531185" calcext:value-type="float">
            <text:p>2,4082399653</text:p>
          </table:table-cell>
          <table:table-cell table:formula="of:=LOG([.AF104])" office:value-type="float" office:value="0.602059991327962" calcext:value-type="float">
            <text:p>0,602059991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LOG([.AJ104])" office:value-type="float" office:value="2.40823996531185" calcext:value-type="float">
            <text:p>2,4082399653</text:p>
          </table:table-cell>
          <table:table-cell table:formula="of:=LOG([.AK104])" office:value-type="float" office:value="0.602059991327962" calcext:value-type="float">
            <text:p>0,6020599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8:29:06.2923790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19:21:11.617293210</dc:date>
    <dc:creator>Gacel </dc:creator>
    <meta:editing-duration>PT1H2M26S</meta:editing-duration>
    <meta:editing-cycles>4</meta:editing-cycles>
    <meta:generator>LibreOffice/4.4.3.2$Linux_X86_64 LibreOffice_project/40m0$Build-2</meta:generator>
    <meta:document-statistic meta:table-count="1" meta:cell-count="32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606cm" svg:height="16.847cm" xlink:href=".." xlink:type="simple" chart:class="chart:line" chart:style-name="ch1">
        <chart:legend chart:legend-position="end" svg:x="31.304cm" svg:y="6.381cm" style:legend-expansion="high" chart:style-name="ch2"/>
        <chart:plot-area chart:style-name="ch3" table:cell-range-address="'terrain_0.8_res'.C5:'terrain_0.8_res'.D104 'terrain_0.8_res'.I5:'terrain_0.8_res'.I104 'terrain_0.8_res'.N5:'terrain_0.8_res'.N104 'terrain_0.8_res'.S5:'terrain_0.8_res'.S104 'terrain_0.8_res'.X5:'terrain_0.8_res'.X104 'terrain_0.8_res'.AC5:'terrain_0.8_res'.AC104 'terrain_0.8_res'.AH5:'terrain_0.8_res'.AH104 'terrain_0.8_res'.AM5:'terrain_0.8_res'.AM104" chart:data-source-has-labels="column" svg:x="0.692cm" svg:y="0.336cm" svg:width="29.92cm" svg:height="16.175cm">
          <chartooo:coordinate-region svg:x="2.35cm" svg:y="0.336cm" svg:width="28.262cm" svg:height="13.93cm"/>
          <chart:axis chart:dimension="x" chart:name="primary-x" chart:style-name="ch4" chartooo:axis-type="auto">
            <chartooo:date-scale/>
            <chart:categories table:cell-range-address="'terrain_0.8_res'.C5:'terrain_0.8_res'.C10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rrain_0.8_res'.D5:'terrain_0.8_res'.D104" chart:class="chart:line">
            <chart:data-point chart:repeated="100"/>
          </chart:series>
          <chart:series chart:style-name="ch7" chart:values-cell-range-address="'terrain_0.8_res'.I5:'terrain_0.8_res'.I104" chart:class="chart:line">
            <chart:data-point chart:repeated="100"/>
          </chart:series>
          <chart:series chart:style-name="ch8" chart:values-cell-range-address="'terrain_0.8_res'.N5:'terrain_0.8_res'.N104" chart:class="chart:line">
            <chart:data-point chart:repeated="100"/>
          </chart:series>
          <chart:series chart:style-name="ch9" chart:values-cell-range-address="'terrain_0.8_res'.S5:'terrain_0.8_res'.S104" chart:class="chart:line">
            <chart:data-point chart:repeated="100"/>
          </chart:series>
          <chart:series chart:style-name="ch10" chart:values-cell-range-address="'terrain_0.8_res'.X5:'terrain_0.8_res'.X104" chart:class="chart:line">
            <chart:data-point chart:repeated="100"/>
          </chart:series>
          <chart:series chart:style-name="ch11" chart:values-cell-range-address="'terrain_0.8_res'.AC5:'terrain_0.8_res'.AC104" chart:class="chart:line">
            <chart:data-point chart:repeated="100"/>
          </chart:series>
          <chart:series chart:style-name="ch12" chart:values-cell-range-address="'terrain_0.8_res'.AH5:'terrain_0.8_res'.AH104" chart:class="chart:line">
            <chart:data-point chart:repeated="100"/>
          </chart:series>
          <chart:series chart:style-name="ch13" chart:values-cell-range-address="'terrain_0.8_res'.AM5:'terrain_0.8_res'.AM104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I</text:p>
              </table:table-cell>
              <table:table-cell office:value-type="string">
                <text:p>Columna N</text:p>
              </table:table-cell>
              <table:table-cell office:value-type="string">
                <text:p>Columna S</text:p>
              </table:table-cell>
              <table:table-cell office:value-type="string">
                <text:p>Columna X</text:p>
              </table:table-cell>
              <table:table-cell office:value-type="string">
                <text:p>Columna AC</text:p>
              </table:table-cell>
              <table:table-cell office:value-type="string">
                <text:p>Columna AH</text:p>
              </table:table-cell>
              <table:table-cell office:value-type="string">
                <text:p>Columna AM</text:p>
              </table:table-cell>
            </table:table-row>
          </table:table-header-rows>
          <table:table-rows>
            <table:table-row>
              <table:table-cell office:value-type="float" office:value="0.40823996531185">
                <text:p>0</text:p>
                <draw:g>
                  <svg:desc>'terrain_0.8_res'.C5:'terrain_0.8_res'.C104</svg:desc>
                </draw:g>
              </table:table-cell>
              <table:table-cell office:value-type="float" office:value="4.10890312766731">
                <text:p>4.10890312766731</text:p>
                <draw:g>
                  <svg:desc>'terrain_0.8_res'.D5:'terrain_0.8_res'.D104</svg:desc>
                </draw:g>
              </table:table-cell>
              <table:table-cell office:value-type="float" office:value="4.12070551565827">
                <text:p>4.12070551565827</text:p>
                <draw:g>
                  <svg:desc>'terrain_0.8_res'.I5:'terrain_0.8_res'.I104</svg:desc>
                </draw:g>
              </table:table-cell>
              <table:table-cell office:value-type="float" office:value="4.13560963602868">
                <text:p>4.13560963602868</text:p>
                <draw:g>
                  <svg:desc>'terrain_0.8_res'.N5:'terrain_0.8_res'.N104</svg:desc>
                </draw:g>
              </table:table-cell>
              <table:table-cell office:value-type="float" office:value="4.16169734210812">
                <text:p>4.16169734210812</text:p>
                <draw:g>
                  <svg:desc>'terrain_0.8_res'.S5:'terrain_0.8_res'.S104</svg:desc>
                </draw:g>
              </table:table-cell>
              <table:table-cell office:value-type="float" office:value="4.19818955651682">
                <text:p>4.19818955651682</text:p>
                <draw:g>
                  <svg:desc>'terrain_0.8_res'.X5:'terrain_0.8_res'.X104</svg:desc>
                </draw:g>
              </table:table-cell>
              <table:table-cell office:value-type="float" office:value="4.26829708722377">
                <text:p>4.26829708722377</text:p>
                <draw:g>
                  <svg:desc>'terrain_0.8_res'.AC5:'terrain_0.8_res'.AC104</svg:desc>
                </draw:g>
              </table:table-cell>
              <table:table-cell office:value-type="float" office:value="4.38338444699495">
                <text:p>4.38338444699495</text:p>
                <draw:g>
                  <svg:desc>'terrain_0.8_res'.AH5:'terrain_0.8_res'.AH104</svg:desc>
                </draw:g>
              </table:table-cell>
              <table:table-cell office:value-type="float" office:value="4.53526879601105">
                <text:p>4.53526879601105</text:p>
                <draw:g>
                  <svg:desc>'terrain_0.8_res'.AM5:'terrain_0.8_res'.AM104</svg:desc>
                </draw:g>
              </table:table-cell>
            </table:table-row>
            <table:table-row>
              <table:table-cell office:value-type="float" office:value="0.709269960975831">
                <text:p>0</text:p>
              </table:table-cell>
              <table:table-cell office:value-type="float" office:value="3.54095480892613">
                <text:p>3.54095480892613</text:p>
              </table:table-cell>
              <table:table-cell office:value-type="float" office:value="3.55630250076729">
                <text:p>3.55630250076729</text:p>
              </table:table-cell>
              <table:table-cell office:value-type="float" office:value="3.57240686755806">
                <text:p>3.57240686755806</text:p>
              </table:table-cell>
              <table:table-cell office:value-type="float" office:value="3.59889988706388">
                <text:p>3.59889988706388</text:p>
              </table:table-cell>
              <table:table-cell office:value-type="float" office:value="3.63698910181223">
                <text:p>3.63698910181223</text:p>
              </table:table-cell>
              <table:table-cell office:value-type="float" office:value="3.70225816316209">
                <text:p>3.70225816316209</text:p>
              </table:table-cell>
              <table:table-cell office:value-type="float" office:value="3.80420760508204">
                <text:p>3.80420760508204</text:p>
              </table:table-cell>
              <table:table-cell office:value-type="float" office:value="3.95966137027349">
                <text:p>3.95966137027349</text:p>
              </table:table-cell>
            </table:table-row>
            <table:table-row>
              <table:table-cell office:value-type="float" office:value="0.885361220031512">
                <text:p>0</text:p>
              </table:table-cell>
              <table:table-cell office:value-type="float" office:value="3.19838213000829">
                <text:p>3.19838213000829</text:p>
              </table:table-cell>
              <table:table-cell office:value-type="float" office:value="3.21245396104028">
                <text:p>3.21245396104028</text:p>
              </table:table-cell>
              <table:table-cell office:value-type="float" office:value="3.22942584792069">
                <text:p>3.22942584792069</text:p>
              </table:table-cell>
              <table:table-cell office:value-type="float" office:value="3.25695815256093">
                <text:p>3.25695815256093</text:p>
              </table:table-cell>
              <table:table-cell office:value-type="float" office:value="3.28578227377939">
                <text:p>3.28578227377939</text:p>
              </table:table-cell>
              <table:table-cell office:value-type="float" office:value="3.33785842904109">
                <text:p>3.33785842904109</text:p>
              </table:table-cell>
              <table:table-cell office:value-type="float" office:value="3.43216726944259">
                <text:p>3.43216726944259</text:p>
              </table:table-cell>
              <table:table-cell office:value-type="float" office:value="3.55918818900478">
                <text:p>3.55918818900478</text:p>
              </table:table-cell>
            </table:table-row>
            <table:table-row>
              <table:table-cell office:value-type="float" office:value="1.01029995663981">
                <text:p/>
              </table:table-cell>
              <table:table-cell office:value-type="float" office:value="2.95616843047536">
                <text:p>2.95616843047536</text:p>
              </table:table-cell>
              <table:table-cell office:value-type="float" office:value="2.97266559226611">
                <text:p>2.97266559226611</text:p>
              </table:table-cell>
              <table:table-cell office:value-type="float" office:value="2.98855895687862">
                <text:p>2.98855895687862</text:p>
              </table:table-cell>
              <table:table-cell office:value-type="float" office:value="3.01199311465926">
                <text:p>3.01199311465926</text:p>
              </table:table-cell>
              <table:table-cell office:value-type="float" office:value="3.04493154614916">
                <text:p>3.04493154614916</text:p>
              </table:table-cell>
              <table:table-cell office:value-type="float" office:value="3.08955188288645">
                <text:p>3.08955188288645</text:p>
              </table:table-cell>
              <table:table-cell office:value-type="float" office:value="3.16938049531195">
                <text:p>3.16938049531195</text:p>
              </table:table-cell>
              <table:table-cell office:value-type="float" office:value="3.26623169668989">
                <text:p>3.26623169668989</text:p>
              </table:table-cell>
            </table:table-row>
            <table:table-row>
              <table:table-cell office:value-type="float" office:value="1.10720996964787">
                <text:p/>
              </table:table-cell>
              <table:table-cell office:value-type="float" office:value="2.77670118398841">
                <text:p>2.77670118398841</text:p>
              </table:table-cell>
              <table:table-cell office:value-type="float" office:value="2.78318869107526">
                <text:p>2.78318869107526</text:p>
              </table:table-cell>
              <table:table-cell office:value-type="float" office:value="2.80685802951882">
                <text:p>2.80685802951882</text:p>
              </table:table-cell>
              <table:table-cell office:value-type="float" office:value="2.81888541459401">
                <text:p>2.81888541459401</text:p>
              </table:table-cell>
              <table:table-cell office:value-type="float" office:value="2.85186960072977">
                <text:p>2.85186960072977</text:p>
              </table:table-cell>
              <table:table-cell office:value-type="float" office:value="2.90794852161227">
                <text:p>2.90794852161227</text:p>
              </table:table-cell>
              <table:table-cell office:value-type="float" office:value="2.96567197122011">
                <text:p>2.96567197122011</text:p>
              </table:table-cell>
              <table:table-cell office:value-type="float" office:value="3.0565237240791">
                <text:p>3.0565237240791</text:p>
              </table:table-cell>
            </table:table-row>
            <table:table-row>
              <table:table-cell office:value-type="float" office:value="1.18639121569549">
                <text:p/>
              </table:table-cell>
              <table:table-cell office:value-type="float" office:value="2.59659709562646">
                <text:p>2.59659709562646</text:p>
              </table:table-cell>
              <table:table-cell office:value-type="float" office:value="2.60852603357719">
                <text:p>2.60852603357719</text:p>
              </table:table-cell>
              <table:table-cell office:value-type="float" office:value="2.62634036737504">
                <text:p>2.62634036737504</text:p>
              </table:table-cell>
              <table:table-cell office:value-type="float" office:value="2.64836001098093">
                <text:p>2.64836001098093</text:p>
              </table:table-cell>
              <table:table-cell office:value-type="float" office:value="2.67669360962487">
                <text:p>2.67669360962487</text:p>
              </table:table-cell>
              <table:table-cell office:value-type="float" office:value="2.71096311899528">
                <text:p>2.71096311899528</text:p>
              </table:table-cell>
              <table:table-cell office:value-type="float" office:value="2.76192783842053">
                <text:p>2.76192783842053</text:p>
              </table:table-cell>
              <table:table-cell office:value-type="float" office:value="2.84010609445676">
                <text:p>2.84010609445676</text:p>
              </table:table-cell>
            </table:table-row>
            <table:table-row>
              <table:table-cell office:value-type="float" office:value="1.25333800532611">
                <text:p/>
              </table:table-cell>
              <table:table-cell office:value-type="float" office:value="2.49692964807321">
                <text:p>2.49692964807321</text:p>
              </table:table-cell>
              <table:table-cell office:value-type="float" office:value="2.51851393987789">
                <text:p>2.51851393987789</text:p>
              </table:table-cell>
              <table:table-cell office:value-type="float" office:value="2.5327543789925">
                <text:p>2.5327543789925</text:p>
              </table:table-cell>
              <table:table-cell office:value-type="float" office:value="2.54654266347813">
                <text:p>2.54654266347813</text:p>
              </table:table-cell>
              <table:table-cell office:value-type="float" office:value="2.56229286445647">
                <text:p>2.56229286445647</text:p>
              </table:table-cell>
              <table:table-cell office:value-type="float" office:value="2.59328606702046">
                <text:p>2.59328606702046</text:p>
              </table:table-cell>
              <table:table-cell office:value-type="float" office:value="2.64246452024212">
                <text:p>2.64246452024212</text:p>
              </table:table-cell>
              <table:table-cell office:value-type="float" office:value="2.7481880270062">
                <text:p>2.7481880270062</text:p>
              </table:table-cell>
            </table:table-row>
            <table:table-row>
              <table:table-cell office:value-type="float" office:value="1.31132995230379">
                <text:p/>
              </table:table-cell>
              <table:table-cell office:value-type="float" office:value="2.36735592102602">
                <text:p>2.36735592102602</text:p>
              </table:table-cell>
              <table:table-cell office:value-type="float" office:value="2.3747483460101">
                <text:p>2.3747483460101</text:p>
              </table:table-cell>
              <table:table-cell office:value-type="float" office:value="2.38916608436453">
                <text:p>2.38916608436453</text:p>
              </table:table-cell>
              <table:table-cell office:value-type="float" office:value="2.39093510710338">
                <text:p>2.39093510710338</text:p>
              </table:table-cell>
              <table:table-cell office:value-type="float" office:value="2.41664050733828">
                <text:p>2.41664050733828</text:p>
              </table:table-cell>
              <table:table-cell office:value-type="float" office:value="2.43616264704076">
                <text:p>2.43616264704076</text:p>
              </table:table-cell>
              <table:table-cell office:value-type="float" office:value="2.51321760006794">
                <text:p>2.51321760006794</text:p>
              </table:table-cell>
              <table:table-cell office:value-type="float" office:value="2.57863920996807">
                <text:p>2.57863920996807</text:p>
              </table:table-cell>
            </table:table-row>
            <table:table-row>
              <table:table-cell office:value-type="float" office:value="1.36248247475117">
                <text:p/>
              </table:table-cell>
              <table:table-cell office:value-type="float" office:value="2.2718416065365">
                <text:p>2.2718416065365</text:p>
              </table:table-cell>
              <table:table-cell office:value-type="float" office:value="2.2718416065365">
                <text:p>2.2718416065365</text:p>
              </table:table-cell>
              <table:table-cell office:value-type="float" office:value="2.2718416065365">
                <text:p>2.2718416065365</text:p>
              </table:table-cell>
              <table:table-cell office:value-type="float" office:value="2.29225607135648">
                <text:p>2.29225607135648</text:p>
              </table:table-cell>
              <table:table-cell office:value-type="float" office:value="2.30749603791321">
                <text:p>2.30749603791321</text:p>
              </table:table-cell>
              <table:table-cell office:value-type="float" office:value="2.35602585719312">
                <text:p>2.35602585719312</text:p>
              </table:table-cell>
              <table:table-cell office:value-type="float" office:value="2.41161970596323">
                <text:p>2.41161970596323</text:p>
              </table:table-cell>
              <table:table-cell office:value-type="float" office:value="2.45331834004704">
                <text:p>2.45331834004704</text:p>
              </table:table-cell>
            </table:table-row>
            <table:table-row>
              <table:table-cell office:value-type="float" office:value="1.40823996531185">
                <text:p/>
              </table:table-cell>
              <table:table-cell office:value-type="float" office:value="2.17609125905568">
                <text:p>2.17609125905568</text:p>
              </table:table-cell>
              <table:table-cell office:value-type="float" office:value="2.17897694729317">
                <text:p>2.17897694729317</text:p>
              </table:table-cell>
              <table:table-cell office:value-type="float" office:value="2.19589965240923">
                <text:p>2.19589965240923</text:p>
              </table:table-cell>
              <table:table-cell office:value-type="float" office:value="2.21748394421391">
                <text:p>2.21748394421391</text:p>
              </table:table-cell>
              <table:table-cell office:value-type="float" office:value="2.25767857486918">
                <text:p>2.25767857486918</text:p>
              </table:table-cell>
              <table:table-cell office:value-type="float" office:value="2.29225607135648">
                <text:p>2.29225607135648</text:p>
              </table:table-cell>
              <table:table-cell office:value-type="float" office:value="2.34044411484012">
                <text:p>2.34044411484012</text:p>
              </table:table-cell>
              <table:table-cell office:value-type="float" office:value="2.36735592102602">
                <text:p>2.36735592102602</text:p>
              </table:table-cell>
            </table:table-row>
            <table:table-row>
              <table:table-cell office:value-type="float" office:value="1.44963265047007">
                <text:p/>
              </table:table-cell>
              <table:table-cell office:value-type="float" office:value="2.12057393120585">
                <text:p>2.12057393120585</text:p>
              </table:table-cell>
              <table:table-cell office:value-type="float" office:value="2.13033376849501">
                <text:p>2.13033376849501</text:p>
              </table:table-cell>
              <table:table-cell office:value-type="float" office:value="2.13672056715641">
                <text:p>2.13672056715641</text:p>
              </table:table-cell>
              <table:table-cell office:value-type="float" office:value="2.16731733474818">
                <text:p>2.16731733474818</text:p>
              </table:table-cell>
              <table:table-cell office:value-type="float" office:value="2.19865708695442">
                <text:p>2.19865708695442</text:p>
              </table:table-cell>
              <table:table-cell office:value-type="float" office:value="2.23299611039215">
                <text:p>2.23299611039215</text:p>
              </table:table-cell>
              <table:table-cell office:value-type="float" office:value="2.26717172840301">
                <text:p>2.26717172840301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float" office:value="1.48742121135947">
                <text:p/>
              </table:table-cell>
              <table:table-cell office:value-type="float" office:value="2.06069784035361">
                <text:p>2.06069784035361</text:p>
              </table:table-cell>
              <table:table-cell office:value-type="float" office:value="2.07554696139253">
                <text:p>2.07554696139253</text:p>
              </table:table-cell>
              <table:table-cell office:value-type="float" office:value="2.0899051114394">
                <text:p>2.0899051114394</text:p>
              </table:table-cell>
              <table:table-cell office:value-type="float" office:value="2.11727129565576">
                <text:p>2.11727129565576</text:p>
              </table:table-cell>
              <table:table-cell office:value-type="float" office:value="2.14301480025409">
                <text:p>2.14301480025409</text:p>
              </table:table-cell>
              <table:table-cell office:value-type="float" office:value="2.16136800223497">
                <text:p>2.16136800223497</text:p>
              </table:table-cell>
              <table:table-cell office:value-type="float" office:value="2.17026171539496">
                <text:p>2.17026171539496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float" office:value="1.52218331761869">
                <text:p/>
              </table:table-cell>
              <table:table-cell office:value-type="float" office:value="1.98227123303957">
                <text:p>1.98227123303957</text:p>
              </table:table-cell>
              <table:table-cell office:value-type="float" office:value="2">
                <text:p>2</text:p>
              </table:table-cell>
              <table:table-cell office:value-type="float" office:value="2.00860017176192">
                <text:p>2.00860017176192</text:p>
              </table:table-cell>
              <table:table-cell office:value-type="float" office:value="2.03742649794062">
                <text:p>2.03742649794062</text:p>
              </table:table-cell>
              <table:table-cell office:value-type="float" office:value="2.05307844348342">
                <text:p>2.05307844348342</text:p>
              </table:table-cell>
              <table:table-cell office:value-type="float" office:value="2.06445798922692">
                <text:p>2.06445798922692</text:p>
              </table:table-cell>
              <table:table-cell office:value-type="float" office:value="2.08278537031645">
                <text:p>2.08278537031645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1.55436800099009">
                <text:p/>
              </table:table-cell>
              <table:table-cell office:value-type="float" office:value="1.9912260756925">
                <text:p>1.9912260756925</text:p>
              </table:table-cell>
              <table:table-cell office:value-type="float" office:value="2.00432137378264">
                <text:p>2.00432137378264</text:p>
              </table:table-cell>
              <table:table-cell office:value-type="float" office:value="2.01703333929878">
                <text:p>2.01703333929878</text:p>
              </table:table-cell>
              <table:table-cell office:value-type="float" office:value="2.03742649794062">
                <text:p>2.03742649794062</text:p>
              </table:table-cell>
              <table:table-cell office:value-type="float" office:value="2.04532297878666">
                <text:p>2.04532297878666</text:p>
              </table:table-cell>
              <table:table-cell office:value-type="float" office:value="2.04139268515822">
                <text:p>2.04139268515822</text:p>
              </table:table-cell>
              <table:table-cell office:value-type="float" office:value="2.05690485133647">
                <text:p>2.05690485133647</text:p>
              </table:table-cell>
              <table:table-cell office:value-type="float" office:value="2.06445798922692">
                <text:p>2.06445798922692</text:p>
              </table:table-cell>
            </table:table-row>
            <table:table-row>
              <table:table-cell office:value-type="float" office:value="1.58433122436753">
                <text:p/>
              </table:table-cell>
              <table:table-cell office:value-type="float" office:value="1.86332286012046">
                <text:p>1.86332286012046</text:p>
              </table:table-cell>
              <table:table-cell office:value-type="float" office:value="1.86923171973098">
                <text:p>1.86923171973098</text:p>
              </table:table-cell>
              <table:table-cell office:value-type="float" office:value="1.89209460269048">
                <text:p>1.89209460269048</text:p>
              </table:table-cell>
              <table:table-cell office:value-type="float" office:value="1.90308998699194">
                <text:p>1.90308998699194</text:p>
              </table:table-cell>
              <table:table-cell office:value-type="float" office:value="1.91381385238372">
                <text:p>1.91381385238372</text:p>
              </table:table-cell>
              <table:table-cell office:value-type="float" office:value="1.91381385238372">
                <text:p>1.91381385238372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1.61235994796777">
                <text:p/>
              </table:table-cell>
              <table:table-cell office:value-type="float" office:value="1.84509804001426">
                <text:p>1.84509804001426</text:p>
              </table:table-cell>
              <table:table-cell office:value-type="float" office:value="1.84509804001426">
                <text:p>1.84509804001426</text:p>
              </table:table-cell>
              <table:table-cell office:value-type="float" office:value="1.85733249643127">
                <text:p>1.85733249643127</text:p>
              </table:table-cell>
              <table:table-cell office:value-type="float" office:value="1.85125834871908">
                <text:p>1.85125834871908</text:p>
              </table:table-cell>
              <table:table-cell office:value-type="float" office:value="1.86923171973098">
                <text:p>1.86923171973098</text:p>
              </table:table-cell>
              <table:table-cell office:value-type="float" office:value="1.88081359228079">
                <text:p>1.88081359228079</text:p>
              </table:table-cell>
              <table:table-cell office:value-type="float" office:value="1.88081359228079">
                <text:p>1.88081359228079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1.63868888669012">
                <text:p/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1.69019608002851">
                <text:p>1.69019608002851</text:p>
              </table:table-cell>
              <table:table-cell office:value-type="float" office:value="1.69019608002851">
                <text:p>1.69019608002851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1.70757017609794">
                <text:p>1.70757017609794</text:p>
              </table:table-cell>
              <table:table-cell office:value-type="float" office:value="1.7160033436348">
                <text:p>1.7160033436348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1.66351247041516">
                <text:p/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1.64345267648619">
                <text:p>1.64345267648619</text:p>
              </table:table-cell>
              <table:table-cell office:value-type="float" office:value="1.63346845557959">
                <text:p>1.63346845557959</text:p>
              </table:table-cell>
              <table:table-cell office:value-type="float" office:value="1.63346845557959">
                <text:p>1.63346845557959</text:p>
              </table:table-cell>
              <table:table-cell office:value-type="float" office:value="1.63346845557959">
                <text:p>1.63346845557959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.68699356626468">
                <text:p/>
              </table:table-cell>
              <table:table-cell office:value-type="float" office:value="1.61278385671974">
                <text:p>1.61278385671974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1.57978359661681">
                <text:p>1.57978359661681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.70926996097583">
                <text:p/>
              </table:table-cell>
              <table:table-cell office:value-type="float" office:value="1.44715803134222">
                <text:p>1.44715803134222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1.73045926004577">
                <text:p/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.75066264613406">
                <text:p/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.76996780132944">
                <text:p/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.78845120702346">
                <text:p/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.80617997398389">
                <text:p/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1.82321331328267">
                <text:p/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1.83960372947084">
                <text:p/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1.85539799665407">
                <text:p/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1.87063796321081">
                <text:p/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1.88536122003151">
                <text:p/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1.89960165914612">
                <text:p/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1.91338994363176">
                <text:p/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1.92675390518974">
                <text:p/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1.9397188823541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1.95230800966212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1.96454246607914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1.97644168937884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1.98802356192866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1.99930457233835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.01029995663981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.02102382203158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.03148925570975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.04170842089144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.05169264179804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.06145247908719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.07099779699342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.08033782324757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.08948120268744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.09843604534036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.10720996964787">
                <text:p/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.11581014140979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12424330894665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13251583491264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14063372513482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14860265480609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15642799231805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16411482098434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17166795887479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17909197695399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18639121569549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19356980032262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006316548101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0758051476543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1441993929574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211533219547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2778390085372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3431476801268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4074887801809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470890560491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5333800532611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5949831403092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6557246174312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7156282543231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7747168504283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8330122870355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8905355759264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29473069048433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0033456800233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0586705660229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1132995230379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167249841905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2205381769557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2731805768792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3251925137373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3765889102614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4273841655542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4775921793047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5272263746202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5762997195676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6248247475117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6728135763294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720277926574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7672291386578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8136781891155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859635706007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9051119835142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9501169957809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39946604100434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4038751599094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.40823996531185">
                <text:p/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602059991327962">
                <text:p>0.602059991327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